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Pictures/100002000000000A0000000AC4799C84EB83207C.gif" manifest:media-type="image/gif"/>
  <manifest:file-entry manifest:full-path="Object 2/Pictures/100002000000000A0000000A921E59AEAD2B8155.gif" manifest:media-type="image/gif"/>
  <manifest:file-entry manifest:full-path="Object 2/Pictures/100002000000000A0000000A32620BEE896551C7.gif" manifest:media-type="image/gif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8A2ED053E52383D5.gif" manifest:media-type="image/gif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C0000000C69959ADFEAC38DB9.gif" manifest:media-type="image/gif"/>
  <manifest:file-entry manifest:full-path="Object 1/Pictures/100002000000000E00000007920574A49F7B3973.gif" manifest:media-type="image/gif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3.09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2.23mm" fo:break-before="auto" style:use-optimal-row-height="true"/>
    </style:style>
    <style:style style:name="ro9" style:family="table-row">
      <style:table-row-properties style:row-height="15.43mm" fo:break-before="auto" style:use-optimal-row-height="false"/>
    </style:style>
    <style:style style:name="ro10" style:family="table-row">
      <style:table-row-properties style:row-height="25.79mm" fo:break-before="auto" style:use-optimal-row-height="false"/>
    </style:style>
    <style:style style:name="ro11" style:family="table-row">
      <style:table-row-properties style:row-height="16.49mm" fo:break-before="auto" style:use-optimal-row-height="false"/>
    </style:style>
    <style:style style:name="ro12" style:family="table-row">
      <style:table-row-properties style:row-height="18.04mm" fo:break-before="auto" style:use-optimal-row-height="false"/>
    </style:style>
    <style:style style:name="ro13" style:family="table-row">
      <style:table-row-properties style:row-height="20.23mm" fo:break-before="auto" style:use-optimal-row-height="false"/>
    </style:style>
    <style:style style:name="ro14" style:family="table-row">
      <style:table-row-properties style:row-height="15.28mm" fo:break-before="auto" style:use-optimal-row-height="true"/>
    </style:style>
    <style:style style:name="ro15" style:family="table-row">
      <style:table-row-properties style:row-height="24.52mm" fo:break-before="auto" style:use-optimal-row-height="false"/>
    </style:style>
    <style:style style:name="ro16" style:family="table-row">
      <style:table-row-properties style:row-height="29.51mm" fo:break-before="auto" style:use-optimal-row-height="false"/>
    </style:style>
    <style:style style:name="ro17" style:family="table-row">
      <style:table-row-properties style:row-height="12.63mm" fo:break-before="auto" style:use-optimal-row-height="false"/>
    </style:style>
    <style:style style:name="ro18" style:family="table-row">
      <style:table-row-properties style:row-height="30.34mm" fo:break-before="auto" style:use-optimal-row-height="false"/>
    </style:style>
    <style:style style:name="ro19" style:family="table-row">
      <style:table-row-properties style:row-height="6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0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8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4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4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5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6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6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64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6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67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6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71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2" style:family="table-cell" style:parent-style-name="Default" style:data-style-name="N16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3" style:family="table-cell" style:parent-style-name="Default" style:data-style-name="N163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7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26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8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27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8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8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2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8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9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9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9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9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7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4" style:family="table-cell" style:parent-style-name="Default" style:data-style-name="N163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63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6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3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12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12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3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12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12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31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1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1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13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3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13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3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33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14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34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protected formula-hidden" style:print-content="true"/>
      <style:text-properties fo:color="#ffffff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4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47" style:family="table-cell" style:parent-style-name="Default" style:data-style-name="N16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59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35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1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4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4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171" style:family="table-cell" style:parent-style-name="Default">
      <style:table-cell-properties style:cell-protect="protected formula-hidden" style:print-content="true"/>
      <style:text-properties fo:color="#000000"/>
    </style:style>
    <style:style style:name="ce1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45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45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4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370" style:family="table-cell" style:parent-style-name="Default" style:data-style-name="N16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81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84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64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86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66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88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68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0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70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2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72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200" style:family="table-cell" style:parent-style-name="Default" style:data-style-name="N16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20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20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04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01" style:family="table-cell" style:parent-style-name="Default" style:data-style-name="N99">
      <style:table-cell-properties style:cell-protect="protected formula-hidden" style:print-content="true"/>
    </style:style>
    <style:style style:name="ce212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13" style:family="table-cell" style:parent-style-name="Default" style:data-style-name="N14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14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 style:data-style-name="N14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17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1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225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2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22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3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2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27" style:family="table-cell" style:parent-style-name="Default">
      <style:table-cell-properties style:cell-protect="hidden-and-protected" style:print-content="true"/>
    </style:style>
    <style:style style:name="ce4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1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33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2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52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52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6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35" style:family="table-cell" style:parent-style-name="Default" style:data-style-name="N163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 style:data-style-name="N163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163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163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163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ackground-color="#0000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4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49" style:family="table-cell" style:parent-style-name="Default" style:data-style-name="N10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 style:data-style-name="N10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1" style:family="table-cell" style:parent-style-name="Default" style:data-style-name="N10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fo:background-color="#0000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10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7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567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8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69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3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4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5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6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7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1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2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c0c0c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1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8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8" style:family="table-cell" style:parent-style-name="Default">
      <style:table-cell-properties style:cell-protect="hidden-and-protected" style:print-content="true"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fo:font-style="normal" style:text-position="sub 58%" style:font-style-asian="normal" style:font-style-complex="normal"/>
    </style:style>
    <style:style style:name="T9" style:family="text">
      <style:text-properties fo:font-style="italic" style:font-style-asian="italic" style:font-style-complex="italic" style:text-position="sub 58%"/>
    </style:style>
    <style:style style:name="T10" style:family="text">
      <style:text-properties style:font-name="Times New Roman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vFW2TB4ORdreTAOIjb3iZIbeE7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82"/>
          <table:covered-table-cell table:number-columns-repeated="5" table:style-name="ce86"/>
          <table:table-cell table:style-name="ce18"/>
          <table:table-cell table:style-name="ce20" table:number-columns-repeated="1013"/>
          <table:table-cell table:style-name="ce21" table:number-columns-repeated="2"/>
        </table:table-row>
        <table:table-row table:style-name="ro2">
          <table:table-cell table:style-name="ce1"/>
          <table:table-cell table:style-name="ce32"/>
          <table:table-cell table:style-name="ce82"/>
          <table:table-cell table:style-name="ce86" table:number-columns-repeated="5"/>
          <table:table-cell table:style-name="ce18"/>
          <table:table-cell table:style-name="ce20" table:number-columns-repeated="1013"/>
          <table:table-cell table:style-name="ce2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70"/>
          <table:table-cell table:style-name="ce1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70"/>
          <table:table-cell table:style-name="ce19" table:number-columns-repeated="1016"/>
        </table:table-row>
        <table:table-row table:style-name="ro2">
          <table:table-cell table:style-name="ce2"/>
          <table:table-cell table:style-name="ce70" table:number-columns-repeated="7"/>
          <table:table-cell table:style-name="ce1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70"/>
          <table:table-cell table:style-name="ce19" table:number-columns-repeated="1016"/>
        </table:table-row>
        <table:table-row table:style-name="ro2">
          <table:covered-table-cell table:style-name="ce2"/>
          <table:covered-table-cell table:number-columns-repeated="7" table:style-name="ce70"/>
          <table:table-cell table:style-name="ce19" table:number-columns-repeated="1016"/>
        </table:table-row>
        <table:table-row table:style-name="ro2">
          <table:table-cell table:style-name="ce2"/>
          <table:table-cell table:style-name="ce70" table:number-columns-repeated="7"/>
          <table:table-cell table:style-name="ce19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12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12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78mm" svg:height="8.18mm" svg:x="10.67mm" svg:y="3.59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6mm" svg:x="2.69mm" svg:y="3.55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6" table:number-rows-spanned="1">
            <text:p>Barème</text:p>
          </table:table-cell>
          <table:covered-table-cell table:number-columns-repeated="5" table:style-name="ce14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2" table:number-rows-spanned="1">
            <text:p>Bonne réponse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Mauvaise réponse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Absence de réponse</text:p>
          </table:table-cell>
          <table:covered-table-cell table:style-name="ce14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2" table:number-rows-spanned="1">
            <text:p>+ 1 poin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- 0,5 poin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0 point</text:p>
          </table:table-cell>
          <table:covered-table-cell table:style-name="ce14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dian en degré" table:style-name="ta1" table:protected="true" table:protection-key="vFW2TB4ORdreTAOIjb3iZIbeE7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3"/>
          <draw:control draw:z-index="1" draw:style-name="gr3" draw:text-style-name="P3" svg:width="70.02mm" svg:height="20.09mm" svg:x="338.81mm" svg:y="59.69mm" draw:control="control4"/>
        </table:shapes>
        <table:table-column table:style-name="co2" table:default-cell-style-name="ce160"/>
        <table:table-column table:style-name="co3" table:number-columns-repeated="2" table:default-cell-style-name="ce160"/>
        <table:table-column table:style-name="co4" table:number-columns-repeated="2" table:default-cell-style-name="ce160"/>
        <table:table-column table:style-name="co5" table:default-cell-style-name="ce160"/>
        <table:table-column table:style-name="co6" table:default-cell-style-name="ce160"/>
        <table:table-column table:style-name="co1" table:number-columns-repeated="1017" table:default-cell-style-name="ce160"/>
        <table:table-row table:style-name="ro6">
          <table:table-cell table:style-name="ce22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144"/>
          <table:covered-table-cell table:style-name="ce168"/>
          <table:table-cell table:style-name="ce48" office:value-type="string" calcext:value-type="string">
            <text:p>Nouveau test :</text:p>
            <text:p>Ctrl + Shift + F9</text:p>
          </table:table-cell>
          <table:table-cell table:style-name="ce64"/>
          <table:table-cell table:number-columns-repeated="1018"/>
        </table:table-row>
        <table:table-row table:style-name="ro7">
          <table:table-cell table:style-name="ce144" office:value-type="string" calcext:value-type="string">
            <text:p>N°</text:p>
          </table:table-cell>
          <table:table-cell table:style-name="ce144" office:value-type="string" calcext:value-type="string">
            <text:p>En radian</text:p>
          </table:table-cell>
          <table:table-cell table:style-name="ce144" office:value-type="string" calcext:value-type="string">
            <text:p>En degré</text:p>
          </table:table-cell>
          <table:table-cell table:style-name="ce168" office:value-type="string" calcext:value-type="string">
            <text:p>Vrai ou Faux</text:p>
          </table:table-cell>
          <table:table-cell table:style-name="ce144" office:value-type="string" calcext:value-type="string">
            <text:p>Réponse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table:formula="of:=INDEX([$Données.$E$6:$Données.$E$22];[$Données.I6])" office:value-type="string" office:string-value="π" calcext:value-type="string">
            <text:p>π</text:p>
          </table:table-cell>
          <table:table-cell table:style-name="ce31"/>
          <table:table-cell table:style-name="ce33" table:formula="of:=IF([.$F$2];IF(ISBLANK([.C3]);&quot;&quot;;IF([.C3]=INDEX([$Données.$D$6:$Données.$D$22];[$Données.I6]);&quot;VRAI&quot;;&quot;FAUX&quot;));&quot;&quot;)">
            <text:p/>
          </table:table-cell>
          <table:table-cell table:style-name="ce49" table:formula="of:=IF(AND([.$F$2];[.$F$5]);INDEX([$Données.$D$6:$Données.$D$22];[$Données.I6]);&quot;&quot;)">
            <text:p/>
          </table:table-cell>
          <table:table-cell table:style-name="ce66" table:formula="of:=IF([.$F$2];IF(COUNTIF([.D$1:.D$1048576];&quot;VRAI&quot;)*4/3-COUNTIF([.D$1:.D$1048576];&quot;FAUX&quot;)*2/3&lt;0;0;COUNTIF([.D$1:.D$1048576];&quot;VRAI&quot;)*4/3-COUNTIF([.D$1:.D$1048576];&quot;FAUX&quot;)*2/3);&quot;&quot;)" table:number-columns-spanned="1" table:number-rows-spanned="2">
            <text:p/>
          </table:table-cell>
          <table:table-cell table:style-name="ce68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30" table:formula="of:=INDEX([$Données.$E$6:$Données.$E$22];[$Données.I7])" office:value-type="string" office:string-value="11π/6" calcext:value-type="string">
            <text:p>11π/6</text:p>
          </table:table-cell>
          <table:table-cell table:style-name="ce31"/>
          <table:table-cell table:style-name="ce34" table:formula="of:=IF([.$F$2];IF(ISBLANK([.C4]);&quot;&quot;;IF([.C4]=INDEX([$Données.$D$6:$Données.$D$22];[$Données.I7]);&quot;VRAI&quot;;&quot;FAUX&quot;));&quot;&quot;)">
            <text:p/>
          </table:table-cell>
          <table:table-cell table:style-name="ce50" table:formula="of:=IF(AND([.$F$2];[.$F$5]);INDEX([$Données.$D$6:$Données.$D$22];[$Données.I7]);&quot;&quot;)">
            <text:p/>
          </table:table-cell>
          <table:covered-table-cell table:style-name="ce7"/>
          <table:covered-table-cell/>
          <table:table-cell table:number-columns-repeated="1017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9" table:formula="of:=INDEX([$Données.$E$6:$Données.$E$22];[$Données.I8])" office:value-type="string" office:string-value="7π/6" calcext:value-type="string">
            <text:p>7π/6</text:p>
          </table:table-cell>
          <table:table-cell table:style-name="ce31"/>
          <table:table-cell table:style-name="ce35" table:formula="of:=IF([.$F$2];IF(ISBLANK([.C5]);&quot;&quot;;IF([.C5]=INDEX([$Données.$D$6:$Données.$D$22];[$Données.I8]);&quot;VRAI&quot;;&quot;FAUX&quot;));&quot;&quot;)">
            <text:p/>
          </table:table-cell>
          <table:table-cell table:style-name="ce51" table:formula="of:=IF(AND([.$F$2];[.$F$5]);INDEX([$Données.$D$6:$Données.$D$22];[$Données.I8]);&quot;&quot;)">
            <text:p/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25" office:value-type="float" office:value="4" calcext:value-type="float">
            <text:p>4</text:p>
          </table:table-cell>
          <table:table-cell table:style-name="ce30" table:formula="of:=INDEX([$Données.$E$6:$Données.$E$22];[$Données.I9])" office:value-type="string" office:string-value="2π/3" calcext:value-type="string">
            <text:p>2π/3</text:p>
          </table:table-cell>
          <table:table-cell table:style-name="ce31"/>
          <table:table-cell table:style-name="ce36" table:formula="of:=IF([.$F$2];IF(ISBLANK([.C6]);&quot;&quot;;IF([.C6]=INDEX([$Données.$D$6:$Données.$D$22];[$Données.I9]);&quot;VRAI&quot;;&quot;FAUX&quot;));&quot;&quot;)">
            <text:p/>
          </table:table-cell>
          <table:table-cell table:style-name="ce52" table:formula="of:=IF(AND([.$F$2];[.$F$5]);INDEX([$Données.$D$6:$Données.$D$22];[$Données.I9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9" table:formula="of:=INDEX([$Données.$E$6:$Données.$E$22];[$Données.I10])" office:value-type="string" office:string-value="5π/4" calcext:value-type="string">
            <text:p>5π/4</text:p>
          </table:table-cell>
          <table:table-cell table:style-name="ce31"/>
          <table:table-cell table:style-name="ce37" table:formula="of:=IF([.$F$2];IF(ISBLANK([.C7]);&quot;&quot;;IF([.C7]=INDEX([$Données.$D$6:$Données.$D$22];[$Données.I10]);&quot;VRAI&quot;;&quot;FAUX&quot;));&quot;&quot;)">
            <text:p/>
          </table:table-cell>
          <table:table-cell table:style-name="ce53" table:formula="of:=IF(AND([.$F$2];[.$F$5]);INDEX([$Données.$D$6:$Données.$D$22];[$Données.I10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6" calcext:value-type="float">
            <text:p>6</text:p>
          </table:table-cell>
          <table:table-cell table:style-name="ce30" table:formula="of:=INDEX([$Données.$E$6:$Données.$E$22];[$Données.I11])" office:value-type="string" office:string-value="3π/4" calcext:value-type="string">
            <text:p>3π/4</text:p>
          </table:table-cell>
          <table:table-cell table:style-name="ce31"/>
          <table:table-cell table:style-name="ce38" table:formula="of:=IF([.$F$2];IF(ISBLANK([.C8]);&quot;&quot;;IF([.C8]=INDEX([$Données.$D$6:$Données.$D$22];[$Données.I11]);&quot;VRAI&quot;;&quot;FAUX&quot;));&quot;&quot;)">
            <text:p/>
          </table:table-cell>
          <table:table-cell table:style-name="ce54" table:formula="of:=IF(AND([.$F$2];[.$F$5]);INDEX([$Données.$D$6:$Données.$D$22];[$Données.I11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9" table:formula="of:=INDEX([$Données.$E$6:$Données.$E$22];[$Données.I12])" office:value-type="string" office:string-value="7π/4" calcext:value-type="string">
            <text:p>7π/4</text:p>
          </table:table-cell>
          <table:table-cell table:style-name="ce31"/>
          <table:table-cell table:style-name="ce39" table:formula="of:=IF([.$F$2];IF(ISBLANK([.C9]);&quot;&quot;;IF([.C9]=INDEX([$Données.$D$6:$Données.$D$22];[$Données.I12]);&quot;VRAI&quot;;&quot;FAUX&quot;));&quot;&quot;)">
            <text:p/>
          </table:table-cell>
          <table:table-cell table:style-name="ce55" table:formula="of:=IF(AND([.$F$2];[.$F$5]);INDEX([$Données.$D$6:$Données.$D$22];[$Données.I12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formula="of:=INDEX([$Données.$E$6:$Données.$E$22];[$Données.I13])" office:value-type="string" office:string-value="π/6" calcext:value-type="string">
            <text:p>π/6</text:p>
          </table:table-cell>
          <table:table-cell table:style-name="ce31"/>
          <table:table-cell table:style-name="ce40" table:formula="of:=IF([.$F$2];IF(ISBLANK([.C10]);&quot;&quot;;IF([.C10]=INDEX([$Données.$D$6:$Données.$D$22];[$Données.I13]);&quot;VRAI&quot;;&quot;FAUX&quot;));&quot;&quot;)">
            <text:p/>
          </table:table-cell>
          <table:table-cell table:style-name="ce56" table:formula="of:=IF(AND([.$F$2];[.$F$5]);INDEX([$Données.$D$6:$Données.$D$22];[$Données.I13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29" table:formula="of:=INDEX([$Données.$E$6:$Données.$E$22];[$Données.I14])" office:value-type="string" office:string-value="π/2" calcext:value-type="string">
            <text:p>π/2</text:p>
          </table:table-cell>
          <table:table-cell table:style-name="ce31"/>
          <table:table-cell table:style-name="ce41" table:formula="of:=IF([.$F$2];IF(ISBLANK([.C11]);&quot;&quot;;IF([.C11]=INDEX([$Données.$D$6:$Données.$D$22];[$Données.I14]);&quot;VRAI&quot;;&quot;FAUX&quot;));&quot;&quot;)">
            <text:p/>
          </table:table-cell>
          <table:table-cell table:style-name="ce57" table:formula="of:=IF(AND([.$F$2];[.$F$5]);INDEX([$Données.$D$6:$Données.$D$22];[$Données.I14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10" calcext:value-type="float">
            <text:p>10</text:p>
          </table:table-cell>
          <table:table-cell table:style-name="ce30" table:formula="of:=INDEX([$Données.$E$6:$Données.$E$22];[$Données.I15])" office:value-type="string" office:string-value="π/4" calcext:value-type="string">
            <text:p>π/4</text:p>
          </table:table-cell>
          <table:table-cell table:style-name="ce31"/>
          <table:table-cell table:style-name="ce42" table:formula="of:=IF([.$F$2];IF(ISBLANK([.C12]);&quot;&quot;;IF([.C12]=INDEX([$Données.$D$6:$Données.$D$22];[$Données.I15]);&quot;VRAI&quot;;&quot;FAUX&quot;));&quot;&quot;)">
            <text:p/>
          </table:table-cell>
          <table:table-cell table:style-name="ce58" table:formula="of:=IF(AND([.$F$2];[.$F$5]);INDEX([$Données.$D$6:$Données.$D$22];[$Données.I15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29" table:formula="of:=INDEX([$Données.$E$6:$Données.$E$22];[$Données.I16])" office:value-type="float" office:value="0" calcext:value-type="float">
            <text:p>0</text:p>
          </table:table-cell>
          <table:table-cell table:style-name="ce31"/>
          <table:table-cell table:style-name="ce43" table:formula="of:=IF([.$F$2];IF(ISBLANK([.C13]);&quot;&quot;;IF([.C13]=INDEX([$Données.$D$6:$Données.$D$22];[$Données.I16]);&quot;VRAI&quot;;&quot;FAUX&quot;));&quot;&quot;)">
            <text:p/>
          </table:table-cell>
          <table:table-cell table:style-name="ce59" table:formula="of:=IF(AND([.$F$2];[.$F$5]);INDEX([$Données.$D$6:$Données.$D$22];[$Données.I16]);&quot;&quot;)">
            <text:p/>
          </table:table-cell>
          <table:table-cell table:style-name="ce67"/>
          <table:table-cell table:number-columns-repeated="1018"/>
        </table:table-row>
        <table:table-row table:style-name="ro7">
          <table:table-cell table:style-name="ce25" office:value-type="float" office:value="12" calcext:value-type="float">
            <text:p>12</text:p>
          </table:table-cell>
          <table:table-cell table:style-name="ce30" table:formula="of:=INDEX([$Données.$E$6:$Données.$E$22];[$Données.I17])" office:value-type="string" office:string-value="π/3" calcext:value-type="string">
            <text:p>π/3</text:p>
          </table:table-cell>
          <table:table-cell table:style-name="ce31"/>
          <table:table-cell table:style-name="ce44" table:formula="of:=IF([.$F$2];IF(ISBLANK([.C14]);&quot;&quot;;IF([.C14]=INDEX([$Données.$D$6:$Données.$D$22];[$Données.I17]);&quot;VRAI&quot;;&quot;FAUX&quot;));&quot;&quot;)">
            <text:p/>
          </table:table-cell>
          <table:table-cell table:style-name="ce60" table:formula="of:=IF(AND([.$F$2];[.$F$5]);INDEX([$Données.$D$6:$Données.$D$22];[$Données.I17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13" calcext:value-type="float">
            <text:p>13</text:p>
          </table:table-cell>
          <table:table-cell table:style-name="ce29" table:formula="of:=INDEX([$Données.$E$6:$Données.$E$22];[$Données.I18])" office:value-type="string" office:string-value="3π/2" calcext:value-type="string">
            <text:p>3π/2</text:p>
          </table:table-cell>
          <table:table-cell table:style-name="ce31"/>
          <table:table-cell table:style-name="ce45" table:formula="of:=IF([.$F$2];IF(ISBLANK([.C15]);&quot;&quot;;IF([.C15]=INDEX([$Données.$D$6:$Données.$D$22];[$Données.I18]);&quot;VRAI&quot;;&quot;FAUX&quot;));&quot;&quot;)">
            <text:p/>
          </table:table-cell>
          <table:table-cell table:style-name="ce61" table:formula="of:=IF(AND([.$F$2];[.$F$5]);INDEX([$Données.$D$6:$Données.$D$22];[$Données.I18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14" calcext:value-type="float">
            <text:p>14</text:p>
          </table:table-cell>
          <table:table-cell table:style-name="ce30" table:formula="of:=INDEX([$Données.$E$6:$Données.$E$22];[$Données.I19])" office:value-type="string" office:string-value="5π/3" calcext:value-type="string">
            <text:p>5π/3</text:p>
          </table:table-cell>
          <table:table-cell table:style-name="ce31"/>
          <table:table-cell table:style-name="ce46" table:formula="of:=IF([.$F$2];IF(ISBLANK([.C16]);&quot;&quot;;IF([.C16]=INDEX([$Données.$D$6:$Données.$D$22];[$Données.I19]);&quot;VRAI&quot;;&quot;FAUX&quot;));&quot;&quot;)">
            <text:p/>
          </table:table-cell>
          <table:table-cell table:style-name="ce62" table:formula="of:=IF(AND([.$F$2];[.$F$5]);INDEX([$Données.$D$6:$Données.$D$22];[$Données.I19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29" table:formula="of:=INDEX([$Données.$E$6:$Données.$E$22];[$Données.I20])" office:value-type="string" office:string-value="2π" calcext:value-type="string">
            <text:p>2π</text:p>
          </table:table-cell>
          <table:table-cell table:style-name="ce31"/>
          <table:table-cell table:style-name="ce47" table:formula="of:=IF([.$F$2];IF(ISBLANK([.C17]);&quot;&quot;;IF([.C17]=INDEX([$Données.$D$6:$Données.$D$22];[$Données.I20]);&quot;VRAI&quot;;&quot;FAUX&quot;));&quot;&quot;)">
            <text:p/>
          </table:table-cell>
          <table:table-cell table:style-name="ce63" table:formula="of:=IF(AND([.$F$2];[.$F$5]);INDEX([$Données.$D$6:$Données.$D$22];[$Données.I20]);&quot;&quot;)">
            <text:p/>
          </table:table-cell>
          <table:table-cell table:number-columns-repeated="1019"/>
        </table:table-row>
        <table:table-row table:style-name="ro7">
          <table:table-cell table:style-name="ce155" table:number-columns-repeated="2"/>
          <table:table-cell table:number-columns-repeated="1022"/>
        </table:table-row>
        <table:table-row table:style-name="ro7"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ce155"/>
          <table:covered-table-cell table:number-columns-repeated="3"/>
          <table:table-cell table:number-columns-repeated="1019"/>
        </table:table-row>
        <table:table-row table:style-name="ro7" table:number-rows-repeated="63">
          <table:table-cell table:style-name="ce155" table:number-columns-repeated="2"/>
          <table:table-cell table:number-columns-repeated="1022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vFW2TB4ORdreTAOIjb3iZIbeE7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5"/>
          <draw:control draw:z-index="1" draw:style-name="gr3" draw:text-style-name="P3" svg:width="69.9mm" svg:height="19.99mm" svg:x="340.28mm" svg:y="65.08mm" draw:control="control6"/>
        </table:shapes>
        <table:table-column table:style-name="co7" table:default-cell-style-name="ce160"/>
        <table:table-column table:style-name="co8" table:default-cell-style-name="ce160"/>
        <table:table-column table:style-name="co9" table:number-columns-repeated="3" table:default-cell-style-name="ce160"/>
        <table:table-column table:style-name="co10" table:default-cell-style-name="ce160"/>
        <table:table-column table:style-name="co11" table:default-cell-style-name="ce160"/>
        <table:table-column table:style-name="co12" table:number-columns-repeated="2" table:default-cell-style-name="ce160"/>
        <table:table-column table:style-name="co13" table:default-cell-style-name="ce160"/>
        <table:table-column table:style-name="co1" table:number-columns-repeated="1011" table:default-cell-style-name="ce160"/>
        <table:table-column table:style-name="co1" table:number-columns-repeated="2" table:default-cell-style-name="ce108"/>
        <table:table-column table:style-name="co1" table:default-cell-style-name="ce7"/>
        <table:table-row table:style-name="ro6"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144"/>
          <table:covered-table-cell table:style-name="ce144" office:value-type="string" calcext:value-type="string">
            <text:p>Nouveau test :</text:p>
            <text:p>Crtl + Shift + F9</text:p>
          </table:covered-table-cell>
          <table:covered-table-cell table:style-name="ce168"/>
          <table:table-cell table:style-name="ce48" office:value-type="string" calcext:value-type="string">
            <text:p>Nouveau test :</text:p>
            <text:p>Ctrl + Shift + F9</text:p>
          </table:table-cell>
          <table:table-cell table:number-columns-repeated="101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144" office:value-type="string" calcext:value-type="string">
            <text:p>En degré</text:p>
          </table:table-cell>
          <table:table-cell table:style-name="ce144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7"/>
          <table:table-cell table:style-name="ce168" office:value-type="string" calcext:value-type="string">
            <text:p>Vrai ou Faux</text:p>
          </table:table-cell>
          <table:table-cell table:style-name="ce144" office:value-type="string" calcext:value-type="string">
            <text:p>Réponse</text:p>
          </table:table-cell>
          <table:table-cell table:style-name="ce107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table:formula="of:=INDEX([$Données.$D$6:$Données.$D$22];[$Données.J6])" office:value-type="float" office:value="90" calcext:value-type="float">
            <text:p>90</text:p>
          </table:table-cell>
          <table:table-cell table:style-name="ce71"/>
          <table:table-cell table:style-name="ce72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5" table:formula="of:=IF([.$H$2];IF(AND(ISBLANK([.C3]);ISBLANK([.E3]);IF([.B3]&lt;&gt;180));&quot;&quot;;IF(OR(IF([.C3]=&quot;&quot;;1;[.C3])*180/IF([.E3]=&quot;&quot;;1;[.E3])=[.B3];[.B3]=180);&quot;VRAI&quot;;&quot;FAUX&quot;));&quot;&quot;)">
            <text:p/>
          </table:table-cell>
          <table:table-cell table:style-name="ce90" table:formula="of:=IF(AND([.$H$2];[.$H$5]);INDEX([$Données.$E$6:$Données.$E$22];[$Données.J6]);&quot;&quot;)">
            <text:p/>
          </table:table-cell>
          <table:table-cell table:style-name="ce66" table:formula="of:=IF([.$H$2];IF(COUNTIF([.F$1:.F$1048576];&quot;VRAI&quot;)*4/3-COUNTIF([.F$1:.F$1048576];&quot;FAUX&quot;)*2/3&lt;0;0;COUNTIF([.F$1:.F$1048576];&quot;VRAI&quot;)*4/3-COUNTIF([.F$1:.F$1048576];&quot;FAUX&quot;)*2/3);&quot;&quot;)" table:number-columns-spanned="1" table:number-rows-spanned="2">
            <text:p/>
          </table:table-cell>
          <table:table-cell table:style-name="ce68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30" table:formula="of:=INDEX([$Données.$D$6:$Données.$D$22];[$Données.J7])" office:value-type="float" office:value="45" calcext:value-type="float">
            <text:p>45</text:p>
          </table:table-cell>
          <table:table-cell table:style-name="ce71"/>
          <table:table-cell table:style-name="ce73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6" table:formula="of:=IF([.$H$2];IF(AND(ISBLANK([.C4]);ISBLANK([.E4]);IF([.B4]&lt;&gt;180));&quot;&quot;;IF(OR(IF([.C4]=&quot;&quot;;1;[.C4])*180/IF([.E4]=&quot;&quot;;1;[.E4])=[.B4];[.B4]=180);&quot;VRAI&quot;;&quot;FAUX&quot;));&quot;&quot;)">
            <text:p/>
          </table:table-cell>
          <table:table-cell table:style-name="ce91" table:formula="of:=IF(AND([.$H$2];[.$H$5]);INDEX([$Données.$E$6:$Données.$E$22];[$Données.J7]);&quot;&quot;)">
            <text:p/>
          </table:table-cell>
          <table:covered-table-cell table:style-name="ce48"/>
          <table:covered-table-cell table:style-name="ce7"/>
          <table:table-cell table:number-columns-repeated="1015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9" table:formula="of:=INDEX([$Données.$D$6:$Données.$D$22];[$Données.J8])" office:value-type="float" office:value="30" calcext:value-type="float">
            <text:p>30</text:p>
          </table:table-cell>
          <table:table-cell table:style-name="ce71"/>
          <table:table-cell table:style-name="ce72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7" table:formula="of:=IF([.$H$2];IF(AND(ISBLANK([.C5]);ISBLANK([.E5]);IF([.B5]&lt;&gt;180));&quot;&quot;;IF(OR(IF([.C5]=&quot;&quot;;1;[.C5])*180/IF([.E5]=&quot;&quot;;1;[.E5])=[.B5];[.B5]=180);&quot;VRAI&quot;;&quot;FAUX&quot;));&quot;&quot;)">
            <text:p/>
          </table:table-cell>
          <table:table-cell table:style-name="ce92" table:formula="of:=IF(AND([.$H$2];[.$H$5]);INDEX([$Données.$E$6:$Données.$E$22];[$Données.J8]);&quot;&quot;)">
            <text:p/>
          </table:table-cell>
          <table:table-cell table:style-name="ce107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5" office:value-type="float" office:value="4" calcext:value-type="float">
            <text:p>4</text:p>
          </table:table-cell>
          <table:table-cell table:style-name="ce30" table:formula="of:=INDEX([$Données.$D$6:$Données.$D$22];[$Données.J9])" office:value-type="float" office:value="60" calcext:value-type="float">
            <text:p>60</text:p>
          </table:table-cell>
          <table:table-cell table:style-name="ce71"/>
          <table:table-cell table:style-name="ce73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269" table:formula="of:=IF([.$H$2];IF(AND(ISBLANK([.C6]);ISBLANK([.E6]);IF([.B6]&lt;&gt;180));&quot;&quot;;IF(OR(IF([.C6]=&quot;&quot;;1;[.C6])*180/IF([.E6]=&quot;&quot;;1;[.E6])=[.B6];[.B6]=180);&quot;VRAI&quot;;&quot;FAUX&quot;));&quot;&quot;)">
            <text:p/>
          </table:table-cell>
          <table:table-cell table:style-name="ce93" table:formula="of:=IF(AND([.$H$2];[.$H$5]);INDEX([$Données.$E$6:$Données.$E$22];[$Données.J9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9" table:formula="of:=INDEX([$Données.$D$6:$Données.$D$22];[$Données.J10])" office:value-type="float" office:value="180" calcext:value-type="float">
            <text:p>180</text:p>
          </table:table-cell>
          <table:table-cell table:style-name="ce71"/>
          <table:table-cell table:style-name="ce72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9" table:formula="of:=IF([.$H$2];IF(AND(ISBLANK([.C7]);ISBLANK([.E7]);IF([.B7]&lt;&gt;180));&quot;&quot;;IF(OR(IF([.C7]=&quot;&quot;;1;[.C7])*180/IF([.E7]=&quot;&quot;;1;[.E7])=[.B7];[.B7]=180);&quot;VRAI&quot;;&quot;FAUX&quot;));&quot;&quot;)">
            <text:p/>
          </table:table-cell>
          <table:table-cell table:style-name="ce94" table:formula="of:=IF(AND([.$H$2];[.$H$5]);INDEX([$Données.$E$6:$Données.$E$22];[$Données.J10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6" calcext:value-type="float">
            <text:p>6</text:p>
          </table:table-cell>
          <table:table-cell table:style-name="ce30" table:formula="of:=INDEX([$Données.$D$6:$Données.$D$22];[$Données.J11])" office:value-type="float" office:value="330" calcext:value-type="float">
            <text:p>330</text:p>
          </table:table-cell>
          <table:table-cell table:style-name="ce71"/>
          <table:table-cell table:style-name="ce73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0" table:formula="of:=IF([.$H$2];IF(AND(ISBLANK([.C8]);ISBLANK([.E8]);IF([.B8]&lt;&gt;180));&quot;&quot;;IF(OR(IF([.C8]=&quot;&quot;;1;[.C8])*180/IF([.E8]=&quot;&quot;;1;[.E8])=[.B8];[.B8]=180);&quot;VRAI&quot;;&quot;FAUX&quot;));&quot;&quot;)">
            <text:p/>
          </table:table-cell>
          <table:table-cell table:style-name="ce95" table:formula="of:=IF(AND([.$H$2];[.$H$5]);INDEX([$Données.$E$6:$Données.$E$22];[$Données.J11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9" table:formula="of:=INDEX([$Données.$D$6:$Données.$D$22];[$Données.J12])" office:value-type="float" office:value="150" calcext:value-type="float">
            <text:p>150</text:p>
          </table:table-cell>
          <table:table-cell table:style-name="ce71"/>
          <table:table-cell table:style-name="ce72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1" table:formula="of:=IF([.$H$2];IF(AND(ISBLANK([.C9]);ISBLANK([.E9]);IF([.B9]&lt;&gt;180));&quot;&quot;;IF(OR(IF([.C9]=&quot;&quot;;1;[.C9])*180/IF([.E9]=&quot;&quot;;1;[.E9])=[.B9];[.B9]=180);&quot;VRAI&quot;;&quot;FAUX&quot;));&quot;&quot;)">
            <text:p/>
          </table:table-cell>
          <table:table-cell table:style-name="ce96" table:formula="of:=IF(AND([.$H$2];[.$H$5]);INDEX([$Données.$E$6:$Données.$E$22];[$Données.J12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formula="of:=INDEX([$Données.$D$6:$Données.$D$22];[$Données.J13])" office:value-type="float" office:value="315" calcext:value-type="float">
            <text:p>315</text:p>
          </table:table-cell>
          <table:table-cell table:style-name="ce71"/>
          <table:table-cell table:style-name="ce73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273" table:formula="of:=IF([.$H$2];IF(AND(ISBLANK([.C10]);ISBLANK([.E10]);IF([.B10]&lt;&gt;180));&quot;&quot;;IF(OR(IF([.C10]=&quot;&quot;;1;[.C10])*180/IF([.E10]=&quot;&quot;;1;[.E10])=[.B10];[.B10]=180);&quot;VRAI&quot;;&quot;FAUX&quot;));&quot;&quot;)">
            <text:p/>
          </table:table-cell>
          <table:table-cell table:style-name="ce97" table:formula="of:=IF(AND([.$H$2];[.$H$5]);INDEX([$Données.$E$6:$Données.$E$22];[$Données.J13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29" table:formula="of:=INDEX([$Données.$D$6:$Données.$D$22];[$Données.J14])" office:value-type="float" office:value="135" calcext:value-type="float">
            <text:p>135</text:p>
          </table:table-cell>
          <table:table-cell table:style-name="ce71"/>
          <table:table-cell table:style-name="ce72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3" table:formula="of:=IF([.$H$2];IF(AND(ISBLANK([.C11]);ISBLANK([.E11]);IF([.B11]&lt;&gt;180));&quot;&quot;;IF(OR(IF([.C11]=&quot;&quot;;1;[.C11])*180/IF([.E11]=&quot;&quot;;1;[.E11])=[.B11];[.B11]=180);&quot;VRAI&quot;;&quot;FAUX&quot;));&quot;&quot;)">
            <text:p/>
          </table:table-cell>
          <table:table-cell table:style-name="ce98" table:formula="of:=IF(AND([.$H$2];[.$H$5]);INDEX([$Données.$E$6:$Données.$E$22];[$Données.J14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10" calcext:value-type="float">
            <text:p>10</text:p>
          </table:table-cell>
          <table:table-cell table:style-name="ce30" table:formula="of:=INDEX([$Données.$D$6:$Données.$D$22];[$Données.J15])" office:value-type="float" office:value="0" calcext:value-type="float">
            <text:p>0</text:p>
          </table:table-cell>
          <table:table-cell table:style-name="ce71"/>
          <table:table-cell table:style-name="ce73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4" table:formula="of:=IF([.$H$2];IF(AND(ISBLANK([.C12]);ISBLANK([.E12]);IF([.B12]&lt;&gt;180));&quot;&quot;;IF(OR(IF([.C12]=&quot;&quot;;1;[.C12])*180/IF([.E12]=&quot;&quot;;1;[.E12])=[.B12];[.B12]=180);&quot;VRAI&quot;;&quot;FAUX&quot;));&quot;&quot;)">
            <text:p/>
          </table:table-cell>
          <table:table-cell table:style-name="ce99" table:formula="of:=IF(AND([.$H$2];[.$H$5]);INDEX([$Données.$E$6:$Données.$E$22];[$Données.J15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29" table:formula="of:=INDEX([$Données.$D$6:$Données.$D$22];[$Données.J16])" office:value-type="float" office:value="360" calcext:value-type="float">
            <text:p>360</text:p>
          </table:table-cell>
          <table:table-cell table:style-name="ce71"/>
          <table:table-cell table:style-name="ce72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5" table:formula="of:=IF([.$H$2];IF(AND(ISBLANK([.C13]);ISBLANK([.E13]);IF([.B13]&lt;&gt;180));&quot;&quot;;IF(OR(IF([.C13]=&quot;&quot;;1;[.C13])*180/IF([.E13]=&quot;&quot;;1;[.E13])=[.B13];[.B13]=180);&quot;VRAI&quot;;&quot;FAUX&quot;));&quot;&quot;)">
            <text:p/>
          </table:table-cell>
          <table:table-cell table:style-name="ce100" table:formula="of:=IF(AND([.$H$2];[.$H$5]);INDEX([$Données.$E$6:$Données.$E$22];[$Données.J16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12" calcext:value-type="float">
            <text:p>12</text:p>
          </table:table-cell>
          <table:table-cell table:style-name="ce30" table:formula="of:=INDEX([$Données.$D$6:$Données.$D$22];[$Données.J17])" office:value-type="float" office:value="210" calcext:value-type="float">
            <text:p>210</text:p>
          </table:table-cell>
          <table:table-cell table:style-name="ce71"/>
          <table:table-cell table:style-name="ce73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277" table:formula="of:=IF([.$H$2];IF(AND(ISBLANK([.C14]);ISBLANK([.E14]);IF([.B14]&lt;&gt;180));&quot;&quot;;IF(OR(IF([.C14]=&quot;&quot;;1;[.C14])*180/IF([.E14]=&quot;&quot;;1;[.E14])=[.B14];[.B14]=180);&quot;VRAI&quot;;&quot;FAUX&quot;));&quot;&quot;)">
            <text:p/>
          </table:table-cell>
          <table:table-cell table:style-name="ce101" table:formula="of:=IF(AND([.$H$2];[.$H$5]);INDEX([$Données.$E$6:$Données.$E$22];[$Données.J17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13" calcext:value-type="float">
            <text:p>13</text:p>
          </table:table-cell>
          <table:table-cell table:style-name="ce29" table:formula="of:=INDEX([$Données.$D$6:$Données.$D$22];[$Données.J18])" office:value-type="float" office:value="120" calcext:value-type="float">
            <text:p>120</text:p>
          </table:table-cell>
          <table:table-cell table:style-name="ce71"/>
          <table:table-cell table:style-name="ce72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7" table:formula="of:=IF([.$H$2];IF(AND(ISBLANK([.C15]);ISBLANK([.E15]);IF([.B15]&lt;&gt;180));&quot;&quot;;IF(OR(IF([.C15]=&quot;&quot;;1;[.C15])*180/IF([.E15]=&quot;&quot;;1;[.E15])=[.B15];[.B15]=180);&quot;VRAI&quot;;&quot;FAUX&quot;));&quot;&quot;)">
            <text:p/>
          </table:table-cell>
          <table:table-cell table:style-name="ce102" table:formula="of:=IF(AND([.$H$2];[.$H$5]);INDEX([$Données.$E$6:$Données.$E$22];[$Données.J18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14" calcext:value-type="float">
            <text:p>14</text:p>
          </table:table-cell>
          <table:table-cell table:style-name="ce30" table:formula="of:=INDEX([$Données.$D$6:$Données.$D$22];[$Données.J19])" office:value-type="float" office:value="225" calcext:value-type="float">
            <text:p>225</text:p>
          </table:table-cell>
          <table:table-cell table:style-name="ce71"/>
          <table:table-cell table:style-name="ce73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8" table:formula="of:=IF([.$H$2];IF(AND(ISBLANK([.C16]);ISBLANK([.E16]);IF([.B16]&lt;&gt;180));&quot;&quot;;IF(OR(IF([.C16]=&quot;&quot;;1;[.C16])*180/IF([.E16]=&quot;&quot;;1;[.E16])=[.B16];[.B16]=180);&quot;VRAI&quot;;&quot;FAUX&quot;));&quot;&quot;)">
            <text:p/>
          </table:table-cell>
          <table:table-cell table:style-name="ce103" table:formula="of:=IF(AND([.$H$2];[.$H$5]);INDEX([$Données.$E$6:$Données.$E$22];[$Données.J19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29" table:formula="of:=INDEX([$Données.$D$6:$Données.$D$22];[$Données.J20])" office:value-type="float" office:value="240" calcext:value-type="float">
            <text:p>240</text:p>
          </table:table-cell>
          <table:table-cell table:style-name="ce71"/>
          <table:table-cell table:style-name="ce72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9" table:formula="of:=IF([.$H$2];IF(AND(ISBLANK([.C17]);ISBLANK([.E17]);IF([.B17]&lt;&gt;180));&quot;&quot;;IF(OR(IF([.C17]=&quot;&quot;;1;[.C17])*180/IF([.E17]=&quot;&quot;;1;[.E17])=[.B17];[.B17]=180);&quot;VRAI&quot;;&quot;FAUX&quot;));&quot;&quot;)">
            <text:p/>
          </table:table-cell>
          <table:table-cell table:style-name="ce104" table:formula="of:=IF(AND([.$H$2];[.$H$5]);INDEX([$Données.$E$6:$Données.$E$22];[$Données.J20]);&quot;&quot;)">
            <text:p/>
          </table:table-cell>
          <table:table-cell table:number-columns-repeated="1017"/>
        </table:table-row>
        <table:table-row table:style-name="ro7">
          <table:table-cell table:style-name="ce69"/>
          <table:table-cell table:style-name="ce261" table:number-columns-repeated="3"/>
          <table:table-cell table:number-columns-repeated="1020"/>
        </table:table-row>
        <table:table-row table:style-name="ro7"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3" table:style-name="ce261"/>
          <table:covered-table-cell/>
          <table:table-cell table:number-columns-repeated="1019"/>
        </table:table-row>
        <table:table-row table:style-name="ro7">
          <table:table-cell table:style-name="ce69"/>
          <table:table-cell table:style-name="ce261" table:number-columns-repeated="3"/>
          <table:table-cell table:number-columns-repeated="1020"/>
        </table:table-row>
        <table:table-row table:style-name="ro7">
          <table:table-cell table:style-name="ce69"/>
          <table:table-cell table:style-name="ce261" table:number-columns-repeated="2"/>
          <table:table-cell table:style-name="ce74"/>
          <table:table-cell table:number-columns-repeated="2"/>
          <table:table-cell table:style-name="ce105"/>
          <table:table-cell table:number-columns-repeated="1017"/>
        </table:table-row>
        <table:table-row table:style-name="ro7">
          <table:table-cell table:style-name="ce69"/>
          <table:table-cell table:style-name="ce261" table:number-columns-repeated="3"/>
          <table:table-cell table:number-columns-repeated="2"/>
          <table:table-cell table:style-name="ce106"/>
          <table:table-cell table:number-columns-repeated="1017"/>
        </table:table-row>
        <table:table-row table:style-name="ro7" table:number-rows-repeated="2">
          <table:table-cell table:style-name="ce69"/>
          <table:table-cell table:style-name="ce261" table:number-columns-repeated="3"/>
          <table:table-cell table:number-columns-repeated="1020"/>
        </table:table-row>
        <table:table-row table:style-name="ro7">
          <table:table-cell table:style-name="ce69"/>
          <table:table-cell table:style-name="ce261" table:number-columns-repeated="3"/>
          <table:table-cell table:number-columns-repeated="2"/>
          <table:table-cell table:style-name="ce106"/>
          <table:table-cell table:number-columns-repeated="1017"/>
        </table:table-row>
        <table:table-row table:style-name="ro7" table:number-rows-repeated="62">
          <table:table-cell table:style-name="ce69"/>
          <table:table-cell table:style-name="ce261" table:number-columns-repeated="3"/>
          <table:table-cell table:number-columns-repeated="1020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</calcext:conditional-formats>
      </table:table>
      <table:table table:name="Mesure principale" table:style-name="ta1" table:protected="true" table:protection-key="vFW2TB4ORdreTAOIjb3iZIbeE7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7"/>
          <draw:control draw:z-index="1" draw:style-name="gr3" draw:text-style-name="P3" svg:width="70.02mm" svg:height="20.09mm" svg:x="298.81mm" svg:y="60.69mm" draw:control="control8"/>
        </table:shapes>
        <table:table-column table:style-name="co2" table:default-cell-style-name="ce160"/>
        <table:table-column table:style-name="co14" table:default-cell-style-name="ce160"/>
        <table:table-column table:style-name="co15" table:number-columns-repeated="3" table:default-cell-style-name="ce160"/>
        <table:table-column table:style-name="co4" table:number-columns-repeated="2" table:default-cell-style-name="ce160"/>
        <table:table-column table:style-name="co5" table:default-cell-style-name="ce160"/>
        <table:table-column table:style-name="co6" table:default-cell-style-name="ce160"/>
        <table:table-column table:style-name="co1" table:number-columns-repeated="1015" table:default-cell-style-name="ce160"/>
        <table:table-row table:style-name="ro8"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144"/>
          <table:covered-table-cell table:style-name="ce168"/>
          <table:table-cell table:style-name="ce48" office:value-type="string" calcext:value-type="string">
            <text:p>Nouveau test :</text:p>
            <text:p>Ctrl + Shift + F9</text:p>
          </table:table-cell>
          <table:table-cell table:style-name="ce64"/>
          <table:table-cell table:number-columns-repeated="1016"/>
        </table:table-row>
        <table:table-row table:style-name="ro7">
          <table:table-cell table:style-name="ce144" office:value-type="string" calcext:value-type="string">
            <text:p>N°</text:p>
          </table:table-cell>
          <table:table-cell table:style-name="ce144" office:value-type="string" calcext:value-type="string">
            <text:p>Angle</text:p>
          </table:table-cell>
          <table:table-cell table:style-name="ce144" office:value-type="string" calcext:value-type="string" table:number-columns-spanned="3" table:number-rows-spanned="1">
            <text:p>Mesure principale</text:p>
          </table:table-cell>
          <table:covered-table-cell table:style-name="ce144"/>
          <table:covered-table-cell table:style-name="ce144" office:value-type="string" calcext:value-type="string">
            <text:p>Mesure principale</text:p>
          </table:covered-table-cell>
          <table:table-cell table:style-name="ce168" office:value-type="string" calcext:value-type="string">
            <text:p>Vrai ou Faux</text:p>
          </table:table-cell>
          <table:table-cell table:style-name="ce144" office:value-type="string" calcext:value-type="string">
            <text:p>Réponse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table:formula="of:=INDEX([$Données.$C$27:$Données.$C$58];[$Données.E27])" office:value-type="float" office:value="-360" calcext:value-type="float">
            <text:p>-360</text:p>
          </table:table-cell>
          <table:table-cell table:style-name="ce302" table:number-columns-spanned="3" table:number-rows-spanned="1"/>
          <table:covered-table-cell table:style-name="ce112"/>
          <table:covered-table-cell table:style-name="ce116"/>
          <table:table-cell table:style-name="ce117" table:formula="of:=IF([.$H$2];IF(AND(ISBLANK([.C3]);MOD([.B3];360)&lt;&gt;0);&quot;&quot;;IF(OR([.B3]=0;[.C3]=INDEX([$Données.$D$27:$Données.$D$58];[$Données.E27]));&quot;VRAI&quot;;&quot;FAUX&quot;));&quot;&quot;)">
            <text:p/>
          </table:table-cell>
          <table:table-cell table:style-name="ce134" table:formula="of:=IF(AND([.$H$2];[.$H$5]);INDEX([$Données.$D$27:$Données.$D$58];[$Données.E27]);&quot;&quot;)">
            <text:p/>
          </table:table-cell>
          <table:table-cell table:style-name="ce66" table:formula="of:=IF([.$H$2];IF(COUNTIF([.F$1:.F$1048576];&quot;VRAI&quot;)*5/4-COUNTIF([.F$1:.F$1048576];&quot;FAUX&quot;)*5/8&lt;0;0;COUNTIF([.F$1:.F$1048576];&quot;VRAI&quot;)*5/4-COUNTIF([.F$1:.F$1048576];&quot;FAUX&quot;)*5/8);&quot;&quot;)" table:number-columns-spanned="1" table:number-rows-spanned="2">
            <text:p/>
          </table:table-cell>
          <table:table-cell table:style-name="ce68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30" table:formula="of:=INDEX([$Données.$C$27:$Données.$C$58];[$Données.E28])" office:value-type="float" office:value="30" calcext:value-type="float">
            <text:p>30</text:p>
          </table:table-cell>
          <table:table-cell table:style-name="ce302" table:number-columns-spanned="3" table:number-rows-spanned="1"/>
          <table:covered-table-cell table:style-name="ce113"/>
          <table:covered-table-cell table:style-name="ce116"/>
          <table:table-cell table:style-name="ce118" table:formula="of:=IF([.$H$2];IF(AND(ISBLANK([.C4]);MOD([.B4];360)&lt;&gt;0);&quot;&quot;;IF(OR([.B4]=0;[.C4]=INDEX([$Données.$D$27:$Données.$D$58];[$Données.E28]));&quot;VRAI&quot;;&quot;FAUX&quot;));&quot;&quot;)">
            <text:p/>
          </table:table-cell>
          <table:table-cell table:style-name="ce135" table:formula="of:=IF(AND([.$H$2];[.$H$5]);INDEX([$Données.$D$27:$Données.$D$58];[$Données.E28]);&quot;&quot;)">
            <text:p/>
          </table:table-cell>
          <table:covered-table-cell table:style-name="ce7"/>
          <table:covered-table-cell/>
          <table:table-cell table:number-columns-repeated="1015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9" table:formula="of:=INDEX([$Données.$C$27:$Données.$C$58];[$Données.E29])" office:value-type="float" office:value="270" calcext:value-type="float">
            <text:p>270</text:p>
          </table:table-cell>
          <table:table-cell table:style-name="ce302" table:number-columns-spanned="3" table:number-rows-spanned="1"/>
          <table:covered-table-cell table:style-name="ce112"/>
          <table:covered-table-cell table:style-name="ce116"/>
          <table:table-cell table:style-name="ce119" table:formula="of:=IF([.$H$2];IF(AND(ISBLANK([.C5]);MOD([.B5];360)&lt;&gt;0);&quot;&quot;;IF(OR([.B5]=0;[.C5]=INDEX([$Données.$D$27:$Données.$D$58];[$Données.E29]));&quot;VRAI&quot;;&quot;FAUX&quot;));&quot;&quot;)">
            <text:p/>
          </table:table-cell>
          <table:table-cell table:style-name="ce327" table:formula="of:=IF(AND([.$H$2];[.$H$5]);INDEX([$Données.$D$27:$Données.$D$58];[$Données.E29]);&quot;&quot;)">
            <text:p/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5" office:value-type="float" office:value="4" calcext:value-type="float">
            <text:p>4</text:p>
          </table:table-cell>
          <table:table-cell table:style-name="ce30" table:formula="of:=INDEX([$Données.$C$27:$Données.$C$58];[$Données.E30])" office:value-type="float" office:value="120" calcext:value-type="float">
            <text:p>120</text:p>
          </table:table-cell>
          <table:table-cell table:style-name="ce302" table:number-columns-spanned="3" table:number-rows-spanned="1"/>
          <table:covered-table-cell table:style-name="ce113"/>
          <table:covered-table-cell table:style-name="ce116"/>
          <table:table-cell table:style-name="ce311" table:formula="of:=IF([.$H$2];IF(AND(ISBLANK([.C6]);MOD([.B6];360)&lt;&gt;0);&quot;&quot;;IF(OR([.B6]=0;[.C6]=INDEX([$Données.$D$27:$Données.$D$58];[$Données.E30]));&quot;VRAI&quot;;&quot;FAUX&quot;));&quot;&quot;)">
            <text:p/>
          </table:table-cell>
          <table:table-cell table:style-name="ce137" table:formula="of:=IF(AND([.$H$2];[.$H$5]);INDEX([$Données.$D$27:$Données.$D$58];[$Données.E30]);&quot;&quot;)">
            <text:p/>
          </table:table-cell>
          <table:table-cell table:style-name="ce106"/>
          <table:table-cell table:number-columns-repeated="1016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9" table:formula="of:=INDEX([$Données.$C$27:$Données.$C$58];[$Données.E31])" office:value-type="float" office:value="-270" calcext:value-type="float">
            <text:p>-270</text:p>
          </table:table-cell>
          <table:table-cell table:style-name="ce302" table:number-columns-spanned="3" table:number-rows-spanned="1"/>
          <table:covered-table-cell table:style-name="ce112"/>
          <table:covered-table-cell table:style-name="ce116"/>
          <table:table-cell table:style-name="ce121" table:formula="of:=IF([.$H$2];IF(AND(ISBLANK([.C7]);MOD([.B7];360)&lt;&gt;0);&quot;&quot;;IF(OR([.B7]=0;[.C7]=INDEX([$Données.$D$27:$Données.$D$58];[$Données.E31]));&quot;VRAI&quot;;&quot;FAUX&quot;));&quot;&quot;)">
            <text:p/>
          </table:table-cell>
          <table:table-cell table:style-name="ce138" table:formula="of:=IF(AND([.$H$2];[.$H$5]);INDEX([$Données.$D$27:$Données.$D$58];[$Données.E31]);&quot;&quot;)">
            <text:p/>
          </table:table-cell>
          <table:table-cell table:style-name="ce106"/>
          <table:table-cell table:number-columns-repeated="1016"/>
        </table:table-row>
        <table:table-row table:style-name="ro7">
          <table:table-cell table:style-name="ce25" office:value-type="float" office:value="6" calcext:value-type="float">
            <text:p>6</text:p>
          </table:table-cell>
          <table:table-cell table:style-name="ce30" table:formula="of:=INDEX([$Données.$C$27:$Données.$C$58];[$Données.E32])" office:value-type="float" office:value="-120" calcext:value-type="float">
            <text:p>-120</text:p>
          </table:table-cell>
          <table:table-cell table:style-name="ce302" table:number-columns-spanned="3" table:number-rows-spanned="1"/>
          <table:covered-table-cell table:style-name="ce113"/>
          <table:covered-table-cell table:style-name="ce116"/>
          <table:table-cell table:style-name="ce122" table:formula="of:=IF([.$H$2];IF(AND(ISBLANK([.C8]);MOD([.B8];360)&lt;&gt;0);&quot;&quot;;IF(OR([.B8]=0;[.C8]=INDEX([$Données.$D$27:$Données.$D$58];[$Données.E32]));&quot;VRAI&quot;;&quot;FAUX&quot;));&quot;&quot;)">
            <text:p/>
          </table:table-cell>
          <table:table-cell table:style-name="ce139" table:formula="of:=IF(AND([.$H$2];[.$H$5]);INDEX([$Données.$D$27:$Données.$D$58];[$Données.E32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9" table:formula="of:=INDEX([$Données.$C$27:$Données.$C$58];[$Données.E33])" office:value-type="float" office:value="-225" calcext:value-type="float">
            <text:p>-225</text:p>
          </table:table-cell>
          <table:table-cell table:style-name="ce302" table:number-columns-spanned="3" table:number-rows-spanned="1"/>
          <table:covered-table-cell table:style-name="ce112"/>
          <table:covered-table-cell table:style-name="ce116"/>
          <table:table-cell table:style-name="ce123" table:formula="of:=IF([.$H$2];IF(AND(ISBLANK([.C9]);MOD([.B9];360)&lt;&gt;0);&quot;&quot;;IF(OR([.B9]=0;[.C9]=INDEX([$Données.$D$27:$Données.$D$58];[$Données.E33]));&quot;VRAI&quot;;&quot;FAUX&quot;));&quot;&quot;)">
            <text:p/>
          </table:table-cell>
          <table:table-cell table:style-name="ce331" table:formula="of:=IF(AND([.$H$2];[.$H$5]);INDEX([$Données.$D$27:$Données.$D$58];[$Données.E33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formula="of:=INDEX([$Données.$C$27:$Données.$C$58];[$Données.E34])" office:value-type="float" office:value="150" calcext:value-type="float">
            <text:p>150</text:p>
          </table:table-cell>
          <table:table-cell table:style-name="ce302" table:number-columns-spanned="3" table:number-rows-spanned="1"/>
          <table:covered-table-cell table:style-name="ce114"/>
          <table:covered-table-cell table:style-name="ce302"/>
          <table:table-cell table:style-name="ce315" table:formula="of:=IF([.$H$2];IF(AND(ISBLANK([.C10]);MOD([.B10];360)&lt;&gt;0);&quot;&quot;;IF(OR([.B10]=0;[.C10]=INDEX([$Données.$D$27:$Données.$D$58];[$Données.E34]));&quot;VRAI&quot;;&quot;FAUX&quot;));&quot;&quot;)">
            <text:p/>
          </table:table-cell>
          <table:table-cell table:style-name="ce141" table:formula="of:=IF(AND([.$H$2];[.$H$5]);INDEX([$Données.$D$27:$Données.$D$58];[$Données.E34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109" table:formula="of:=INDEX([$Données.$I$27:$Données.$I$59];[$Données.N27])" office:value-type="string" office:string-value="5π/6" calcext:value-type="string">
            <text:p>5π/6</text:p>
          </table:table-cell>
          <table:table-cell table:style-name="ce302"/>
          <table:table-cell table:style-name="ce72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25" table:formula="of:=IF([.$H$2];IF(AND(ISBLANK([.C11]);ISBLANK([.E11]);[.B11]&lt;&gt;[$Données.$I$35];[.B11]&lt;&gt;[$Données.$I$52]);&quot;&quot;;IF(IF([.C11]=&quot;-&quot;;-1;IF([.C11]=&quot;&quot;;1;[.C11]))*180/IF([.E11]=&quot;&quot;;1;[.E11])=INDEX([$Données.$K$27:$Données.$K$59];[$Données.N27]);&quot;VRAI&quot;;&quot;FAUX&quot;));&quot;&quot;)">
            <text:p/>
          </table:table-cell>
          <table:table-cell table:style-name="ce142" table:formula="of:=IF(AND([.$H$2];[.$H$5]);INDEX([$Données.$J$27:$Données.$J$59];[$Données.N27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0" calcext:value-type="float">
            <text:p>10</text:p>
          </table:table-cell>
          <table:table-cell table:style-name="ce110" table:formula="of:=INDEX([$Données.$I$27:$Données.$I$59];[$Données.N28])" office:value-type="string" office:string-value="π/3" calcext:value-type="string">
            <text:p>π/3</text:p>
          </table:table-cell>
          <table:table-cell table:style-name="ce302"/>
          <table:table-cell table:style-name="ce115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26" table:formula="of:=IF([.$H$2];IF(AND(ISBLANK([.C12]);ISBLANK([.E12]);[.B12]&lt;&gt;[$Données.$I$35];[.B12]&lt;&gt;[$Données.$I$52]);&quot;&quot;;IF(IF([.C12]=&quot;-&quot;;-1;IF([.C12]=&quot;&quot;;1;[.C12]))*180/IF([.E12]=&quot;&quot;;1;[.E12])=INDEX([$Données.$K$27:$Données.$K$59];[$Données.N28]);&quot;VRAI&quot;;&quot;FAUX&quot;));&quot;&quot;)">
            <text:p/>
          </table:table-cell>
          <table:table-cell table:style-name="ce143" table:formula="of:=IF(AND([.$H$2];[.$H$5]);INDEX([$Données.$J$27:$Données.$J$59];[$Données.N28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109" table:formula="of:=INDEX([$Données.$I$27:$Données.$I$59];[$Données.N29])" office:value-type="string" office:string-value="7π/4" calcext:value-type="string">
            <text:p>7π/4</text:p>
          </table:table-cell>
          <table:table-cell table:style-name="ce302"/>
          <table:table-cell table:style-name="ce72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27" table:formula="of:=IF([.$H$2];IF(AND(ISBLANK([.C13]);ISBLANK([.E13]);[.B13]&lt;&gt;[$Données.$I$35];[.B13]&lt;&gt;[$Données.$I$52]);&quot;&quot;;IF(IF([.C13]=&quot;-&quot;;-1;IF([.C13]=&quot;&quot;;1;[.C13]))*180/IF([.E13]=&quot;&quot;;1;[.E13])=INDEX([$Données.$K$27:$Données.$K$59];[$Données.N29]);&quot;VRAI&quot;;&quot;FAUX&quot;));&quot;&quot;)">
            <text:p/>
          </table:table-cell>
          <table:table-cell table:style-name="ce335" table:formula="of:=IF(AND([.$H$2];[.$H$5]);INDEX([$Données.$J$27:$Données.$J$59];[$Données.N29]);&quot;&quot;)">
            <text:p/>
          </table:table-cell>
          <table:table-cell table:style-name="ce67"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2" calcext:value-type="float">
            <text:p>12</text:p>
          </table:table-cell>
          <table:table-cell table:style-name="ce110" table:formula="of:=INDEX([$Données.$I$27:$Données.$I$59];[$Données.N30])" office:value-type="string" office:string-value="-π/3" calcext:value-type="string">
            <text:p>-π/3</text:p>
          </table:table-cell>
          <table:table-cell table:style-name="ce302"/>
          <table:table-cell table:style-name="ce115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319" table:formula="of:=IF([.$H$2];IF(AND(ISBLANK([.C14]);ISBLANK([.E14]);[.B14]&lt;&gt;[$Données.$I$35];[.B14]&lt;&gt;[$Données.$I$52]);&quot;&quot;;IF(IF([.C14]=&quot;-&quot;;-1;IF([.C14]=&quot;&quot;;1;[.C14]))*180/IF([.E14]=&quot;&quot;;1;[.E14])=INDEX([$Données.$K$27:$Données.$K$59];[$Données.N30]);&quot;VRAI&quot;;&quot;FAUX&quot;));&quot;&quot;)">
            <text:p/>
          </table:table-cell>
          <table:table-cell table:style-name="ce145" table:formula="of:=IF(AND([.$H$2];[.$H$5]);INDEX([$Données.$J$27:$Données.$J$59];[$Données.N30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4" office:value-type="float" office:value="13" calcext:value-type="float">
            <text:p>13</text:p>
          </table:table-cell>
          <table:table-cell table:style-name="ce109" table:formula="of:=INDEX([$Données.$I$27:$Données.$I$59];[$Données.N31])" office:value-type="string" office:string-value="3π/2" calcext:value-type="string">
            <text:p>3π/2</text:p>
          </table:table-cell>
          <table:table-cell table:style-name="ce302"/>
          <table:table-cell table:style-name="ce72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29" table:formula="of:=IF([.$H$2];IF(AND(ISBLANK([.C15]);ISBLANK([.E15]);[.B15]&lt;&gt;[$Données.$I$35];[.B15]&lt;&gt;[$Données.$I$52]);&quot;&quot;;IF(IF([.C15]=&quot;-&quot;;-1;IF([.C15]=&quot;&quot;;1;[.C15]))*180/IF([.E15]=&quot;&quot;;1;[.E15])=INDEX([$Données.$K$27:$Données.$K$59];[$Données.N31]);&quot;VRAI&quot;;&quot;FAUX&quot;));&quot;&quot;)">
            <text:p/>
          </table:table-cell>
          <table:table-cell table:style-name="ce146" table:formula="of:=IF(AND([.$H$2];[.$H$5]);INDEX([$Données.$J$27:$Données.$J$59];[$Données.N31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4" calcext:value-type="float">
            <text:p>14</text:p>
          </table:table-cell>
          <table:table-cell table:style-name="ce110" table:formula="of:=INDEX([$Données.$I$27:$Données.$I$59];[$Données.N32])" office:value-type="string" office:string-value="π/6" calcext:value-type="string">
            <text:p>π/6</text:p>
          </table:table-cell>
          <table:table-cell table:style-name="ce302"/>
          <table:table-cell table:style-name="ce115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30" table:formula="of:=IF([.$H$2];IF(AND(ISBLANK([.C16]);ISBLANK([.E16]);[.B16]&lt;&gt;[$Données.$I$35];[.B16]&lt;&gt;[$Données.$I$52]);&quot;&quot;;IF(IF([.C16]=&quot;-&quot;;-1;IF([.C16]=&quot;&quot;;1;[.C16]))*180/IF([.E16]=&quot;&quot;;1;[.E16])=INDEX([$Données.$K$27:$Données.$K$59];[$Données.N32]);&quot;VRAI&quot;;&quot;FAUX&quot;));&quot;&quot;)">
            <text:p/>
          </table:table-cell>
          <table:table-cell table:style-name="ce147" table:formula="of:=IF(AND([.$H$2];[.$H$5]);INDEX([$Données.$J$27:$Données.$J$59];[$Données.N32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109" table:formula="of:=INDEX([$Données.$I$27:$Données.$I$59];[$Données.N33])" office:value-type="string" office:string-value="-3π/4" calcext:value-type="string">
            <text:p>-3π/4</text:p>
          </table:table-cell>
          <table:table-cell table:style-name="ce302"/>
          <table:table-cell table:style-name="ce72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31" table:formula="of:=IF([.$H$2];IF(AND(ISBLANK([.C17]);ISBLANK([.E17]);[.B17]&lt;&gt;[$Données.$I$35];[.B17]&lt;&gt;[$Données.$I$52]);&quot;&quot;;IF(IF([.C17]=&quot;-&quot;;-1;IF([.C17]=&quot;&quot;;1;[.C17]))*180/IF([.E17]=&quot;&quot;;1;[.E17])=INDEX([$Données.$K$27:$Données.$K$59];[$Données.N33]);&quot;VRAI&quot;;&quot;FAUX&quot;));&quot;&quot;)">
            <text:p/>
          </table:table-cell>
          <table:table-cell table:style-name="ce339" table:formula="of:=IF(AND([.$H$2];[.$H$5]);INDEX([$Données.$J$27:$Données.$J$59];[$Données.N33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6" calcext:value-type="float">
            <text:p>16</text:p>
          </table:table-cell>
          <table:table-cell table:style-name="ce110" table:formula="of:=INDEX([$Données.$I$27:$Données.$I$59];[$Données.N34])" office:value-type="string" office:string-value="-11π/6" calcext:value-type="string">
            <text:p>-11π/6</text:p>
          </table:table-cell>
          <table:table-cell table:style-name="ce302"/>
          <table:table-cell table:style-name="ce115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32" table:formula="of:=IF([.$H$2];IF(AND(ISBLANK([.C18]);ISBLANK([.E18]);[.B18]&lt;&gt;[$Données.$I$35];[.B18]&lt;&gt;[$Données.$I$52]);&quot;&quot;;IF(IF([.C18]=&quot;-&quot;;-1;IF([.C18]=&quot;&quot;;1;[.C18]))*180/IF([.E18]=&quot;&quot;;1;[.E18])=INDEX([$Données.$K$27:$Données.$K$59];[$Données.N34]);&quot;VRAI&quot;;&quot;FAUX&quot;));&quot;&quot;)">
            <text:p/>
          </table:table-cell>
          <table:table-cell table:style-name="ce149" table:formula="of:=IF(AND([.$H$2];[.$H$5]);INDEX([$Données.$J$27:$Données.$J$59];[$Données.N34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155" table:number-columns-repeated="4"/>
          <table:table-cell table:number-columns-repeated="1020"/>
        </table:table-row>
        <table:table-row table:style-name="ro7"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3" table:style-name="ce155"/>
          <table:covered-table-cell/>
          <table:table-cell table:number-columns-repeated="1019"/>
        </table:table-row>
        <table:table-row table:style-name="ro7" table:number-rows-repeated="7">
          <table:table-cell table:style-name="ce155" table:number-columns-repeated="4"/>
          <table:table-cell table:number-columns-repeated="1020"/>
        </table:table-row>
        <table:table-row table:style-name="ro7">
          <table:table-cell table:style-name="ce155" table:number-columns-repeated="4"/>
          <table:table-cell/>
          <table:table-cell table:style-name="ce133"/>
          <table:table-cell table:number-columns-repeated="4"/>
          <table:table-cell table:style-name="ce133"/>
          <table:table-cell table:number-columns-repeated="1013"/>
        </table:table-row>
        <table:table-row table:style-name="ro7" table:number-rows-repeated="5">
          <table:table-cell table:style-name="ce155" table:number-columns-repeated="4"/>
          <table:table-cell table:number-columns-repeated="1020"/>
        </table:table-row>
        <table:table-row table:style-name="ro7">
          <table:table-cell table:style-name="ce155" table:number-columns-repeated="4"/>
          <table:table-cell/>
          <table:table-cell table:style-name="ce106"/>
          <table:table-cell table:number-columns-repeated="1018"/>
        </table:table-row>
        <table:table-row table:style-name="ro7" table:number-rows-repeated="48">
          <table:table-cell table:style-name="ce155" table:number-columns-repeated="4"/>
          <table:table-cell table:number-columns-repeated="1020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vFW2TB4ORdreTAOIjb3iZIbeE7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0" form:id="control10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4.23mm" svg:height="147.19mm" svg:x="0.3mm" svg:y="57.9mm">
            <draw:object draw:notify-on-update-of-ranges="'Cos Sin Tan'.K9:'Cos Sin Tan'.K9 Données.R7:Données.R207 Données.S7:Données.S207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R7:Données.R207 Données.T7:Données.T2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41"/>
        <table:table-column table:style-name="co16" table:default-cell-style-name="ce341"/>
        <table:table-column table:style-name="co17" table:default-cell-style-name="ce341"/>
        <table:table-column table:style-name="co18" table:default-cell-style-name="ce341"/>
        <table:table-column table:style-name="co19" table:default-cell-style-name="ce341"/>
        <table:table-column table:style-name="co20" table:number-columns-repeated="3" table:default-cell-style-name="ce341"/>
        <table:table-column table:style-name="co21" table:default-cell-style-name="ce341"/>
        <table:table-column table:style-name="co22" table:number-columns-repeated="3" table:default-cell-style-name="ce341"/>
        <table:table-column table:style-name="co1" table:number-columns-repeated="2" table:default-cell-style-name="ce194"/>
        <table:table-column table:style-name="co1" table:number-columns-repeated="1004" table:default-cell-style-name="ce341"/>
        <table:table-column table:style-name="co1" table:number-columns-repeated="2" table:default-cell-style-name="ce346"/>
        <table:table-row table:style-name="ro9">
          <table:table-cell table:style-name="ce48" office:value-type="string" calcext:value-type="string" table:number-columns-spanned="7" table:number-rows-spanned="3">
            <text:p>Nouveau test :</text:p>
            <text:p>Ctrl + Shift + F9</text:p>
          </table:table-cell>
          <table:covered-table-cell table:style-name="ce346"/>
          <table:covered-table-cell table:style-name="ce347"/>
          <table:covered-table-cell/>
          <table:covered-table-cell office:value-type="string" calcext:value-type="string">
            <text:p>Nouveau test :</text:p>
            <text:p>Crtl + Shift + F9</text:p>
          </table:covered-table-cell>
          <table:covered-table-cell table:number-columns-repeated="2"/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351"/>
          <table:covered-table-cell table:style-name="ce168"/>
          <table:table-cell table:style-name="ce182"/>
          <table:table-cell table:style-name="ce66" table:formula="of:=IF([.$G$12];IF(SUM([.$M$4:.$M$13])*2/3-SUM([.$R$4:.$R$13])/3&lt;0;0;SUM([.$M$4:.$M$13])*2/3-SUM([.$R$4:.$R$13])/3);&quot;&quot;)">
            <text:p/>
          </table:table-cell>
          <table:table-cell table:style-name="ce68" office:value-type="string" calcext:value-type="string">
            <text:p>/20</text:p>
          </table:table-cell>
          <table:table-cell table:number-columns-repeated="1008"/>
        </table:table-row>
        <table:table-row table:style-name="ro9">
          <table:covered-table-cell table:style-name="ce48"/>
          <table:covered-table-cell table:style-name="ce346"/>
          <table:covered-table-cell table:style-name="ce347"/>
          <table:covered-table-cell table:number-columns-repeated="4"/>
          <table:table-cell table:style-name="ce22" office:value-type="string" calcext:value-type="string" table:number-columns-spanned="1" table:number-rows-spanned="2">
            <text:p>Point</text:p>
          </table:table-cell>
          <table:table-cell table:style-name="ce351" office:value-type="string" calcext:value-type="string" table:number-columns-spanned="1" table:number-rows-spanned="2">
            <text:p>Angle</text:p>
            <text:p><text:span text:style-name="T6">x</text:span> (°)</text:p>
          </table:table-cell>
          <table:table-cell table:style-name="ce426" table:number-columns-repeated="3"/>
          <table:table-cell table:style-name="ce168"/>
          <table:table-cell table:style-name="ce183" office:value-type="string" calcext:value-type="string" table:number-columns-spanned="3" table:number-rows-spanned="1">
            <text:p>Réponses</text:p>
          </table:table-cell>
          <table:covered-table-cell table:style-name="ce66"/>
          <table:covered-table-cell table:style-name="ce68"/>
          <table:table-cell table:number-columns-repeated="1008"/>
        </table:table-row>
        <table:table-row table:style-name="ro10">
          <table:covered-table-cell/>
          <table:covered-table-cell table:style-name="ce346"/>
          <table:covered-table-cell table:style-name="ce347"/>
          <table:covered-table-cell table:number-columns-repeated="4"/>
          <table:covered-table-cell table:number-columns-repeated="2" table:style-name="ce351"/>
          <table:table-cell table:style-name="ce426" office:value-type="string" calcext:value-type="string">
            <text:p>cos(<text:span text:style-name="T6">x</text:span>)</text:p>
          </table:table-cell>
          <table:table-cell table:style-name="ce426" office:value-type="string" calcext:value-type="string">
            <text:p>sin(<text:span text:style-name="T6">x</text:span>)</text:p>
          </table:table-cell>
          <table:table-cell table:style-name="ce426" office:value-type="string" calcext:value-type="string">
            <text:p>tan(<text:span text:style-name="T6">x</text:span>)</text:p>
          </table:table-cell>
          <table:table-cell table:style-name="ce180" office:value-type="string" calcext:value-type="string">
            <text:p>Bonne(s)</text:p>
            <text:p>réponse(s)</text:p>
          </table:table-cell>
          <table:table-cell table:style-name="ce426" office:value-type="string" calcext:value-type="string">
            <text:p>cos(<text:span text:style-name="T6">x</text:span>)</text:p>
          </table:table-cell>
          <table:table-cell table:style-name="ce426" office:value-type="string" calcext:value-type="string">
            <text:p>sin(<text:span text:style-name="T6">x</text:span>)</text:p>
          </table:table-cell>
          <table:table-cell table:style-name="ce426" office:value-type="string" calcext:value-type="string">
            <text:p>tan(<text:span text:style-name="T6">x</text:span>)</text:p>
          </table:table-cell>
          <table:table-cell table:style-name="ce195" office:value-type="string" calcext:value-type="string">
            <text:p>Absence de réponse</text:p>
          </table:table-cell>
          <table:table-cell table:style-name="ce195" office:value-type="string" calcext:value-type="string">
            <text:p>Mauvaise réponse</text:p>
          </table:table-cell>
          <table:table-cell table:number-columns-repeated="1006"/>
        </table:table-row>
        <table:table-row table:style-name="ro11">
          <table:table-cell table:style-name="ce151" table:formula="of:=[$Données.E64]" office:value-type="float" office:value="0" calcext:value-type="float">
            <text:p>0,000</text:p>
          </table:table-cell>
          <table:table-cell table:style-name="ce151" table:formula="of:=[$Données.F64]" office:value-type="float" office:value="-1" calcext:value-type="float">
            <text:p>-1,000</text:p>
          </table:table-cell>
          <table:table-cell table:style-name="ce151" table:formula="of:=[$Données.G64]" office:value-type="string" office:string-value="Impossible" calcext:value-type="string">
            <text:p>Impossible</text:p>
          </table:table-cell>
          <table:table-cell table:style-name="ce157" table:formula="of:=IF(ISBLANK([.J4]);&quot;&quot;;IF(OR([.J4]=[.A4];[.J4]=[$Données.B64]);1;0))">
            <text:p/>
          </table:table-cell>
          <table:table-cell table:style-name="ce157" table:formula="of:=IF(ISBLANK([.K4]);&quot;&quot;;IF(OR([.K4]=[.B4];[.K4]=[$Données.C64]);1;0))">
            <text:p/>
          </table:table-cell>
          <table:table-cell table:style-name="ce157" table:formula="of:=IF(ISBLANK([.L4]);&quot;&quot;;IF(OR([.L4]=[.C4];[.L4]=[$Données.D64]);1;0))">
            <text:p/>
          </table:table-cell>
          <table:table-cell table:style-name="ce153"/>
          <table:table-cell table:style-name="ce161" office:value-type="string" calcext:value-type="string">
            <text:p><text:span text:style-name="T6">M</text:span><text:span text:style-name="T7">1</text:span></text:p>
          </table:table-cell>
          <table:table-cell table:style-name="ce161" table:formula="of:=[$Données.A64]" office:value-type="float" office:value="270" calcext:value-type="float">
            <text:p>270</text:p>
          </table:table-cell>
          <table:table-cell table:style-name="ce370" table:content-validation-name="val1"/>
          <table:table-cell table:style-name="ce370" table:content-validation-name="val3"/>
          <table:table-cell table:style-name="ce370" table:content-validation-name="val5"/>
          <table:table-cell table:style-name="ce426" table:formula="of:=IF([.$G$12];SUM([.D4:.F4]);&quot;&quot;)">
            <text:p/>
          </table:table-cell>
          <table:table-cell table:style-name="ce184" table:formula="of:=IF(AND([.$G$12];[.$G$13]);[$Données.B64];&quot; &quot;)" office:value-type="string" office:string-value=" " calcext:value-type="string">
            <text:p><text:s/></text:p>
          </table:table-cell>
          <table:table-cell table:style-name="ce184" table:formula="of:=IF(AND([.$G$12];[.$G$13]);[$Données.C64];&quot; &quot;)" office:value-type="string" office:string-value=" " calcext:value-type="string">
            <text:p><text:s/></text:p>
          </table:table-cell>
          <table:table-cell table:style-name="ce184" table:formula="of:=IF(AND([.$G$12];[.$G$13]);[$Données.D64];&quot; &quot;)" office:value-type="string" office:string-value=" " calcext:value-type="string">
            <text:p><text:s/></text:p>
          </table:table-cell>
          <table:table-cell table:formula="of:=COUNTBLANK([.J4:.L4])" office:value-type="float" office:value="3" calcext:value-type="float">
            <text:p>3</text:p>
          </table:table-cell>
          <table:table-cell table:formula="of:=3-[.M4]-[.Q4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5]" office:value-type="float" office:value="0.866025403784439" calcext:value-type="float">
            <text:p>0,866</text:p>
          </table:table-cell>
          <table:table-cell table:style-name="ce151" table:formula="of:=[$Données.F65]" office:value-type="float" office:value="-0.5" calcext:value-type="float">
            <text:p>-0,500</text:p>
          </table:table-cell>
          <table:table-cell table:style-name="ce151" table:formula="of:=[$Données.G65]" office:value-type="float" office:value="-0.577350269189626" calcext:value-type="float">
            <text:p>-0,577</text:p>
          </table:table-cell>
          <table:table-cell table:style-name="ce153" table:formula="of:=IF(ISBLANK([.J5]);&quot;&quot;;IF(OR([.J5]=[.A5];[.J5]=[$Données.B65]);1;0))">
            <text:p/>
          </table:table-cell>
          <table:table-cell table:style-name="ce153" table:formula="of:=IF(ISBLANK([.K5]);&quot;&quot;;IF(OR([.K5]=[.B5];[.K5]=[$Données.C65]);1;0))">
            <text:p/>
          </table:table-cell>
          <table:table-cell table:style-name="ce153" table:formula="of:=IF(ISBLANK([.L5]);&quot;&quot;;IF(OR([.L5]=[.C5];[.L5]=[$Données.D65]);1;0))">
            <text:p/>
          </table:table-cell>
          <table:table-cell table:style-name="ce153"/>
          <table:table-cell table:style-name="ce207" office:value-type="string" calcext:value-type="string">
            <text:p><text:span text:style-name="T6">M</text:span><text:span text:style-name="T7">2</text:span></text:p>
          </table:table-cell>
          <table:table-cell table:style-name="ce207" table:formula="of:=[$Données.A65]" office:value-type="float" office:value="330" calcext:value-type="float">
            <text:p>33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5:.F5]);&quot;&quot;)">
            <text:p/>
          </table:table-cell>
          <table:table-cell table:style-name="ce464" table:formula="of:=IF(AND([.$G$12];[.$G$13]);[$Données.B65];&quot; &quot;)" office:value-type="string" office:string-value=" " calcext:value-type="string">
            <text:p><text:s/></text:p>
          </table:table-cell>
          <table:table-cell table:style-name="ce464" table:formula="of:=IF(AND([.$G$12];[.$G$13]);[$Données.C65];&quot; &quot;)" office:value-type="string" office:string-value=" " calcext:value-type="string">
            <text:p><text:s/></text:p>
          </table:table-cell>
          <table:table-cell table:style-name="ce464" table:formula="of:=IF(AND([.$G$12];[.$G$13]);[$Données.D65];&quot; &quot;)" office:value-type="string" office:string-value=" " calcext:value-type="string">
            <text:p><text:s/></text:p>
          </table:table-cell>
          <table:table-cell table:formula="of:=COUNTBLANK([.J5:.L5])" office:value-type="float" office:value="3" calcext:value-type="float">
            <text:p>3</text:p>
          </table:table-cell>
          <table:table-cell table:formula="of:=3-[.M5]-[.Q5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6]" office:value-type="float" office:value="-0.866025403784439" calcext:value-type="float">
            <text:p>-0,866</text:p>
          </table:table-cell>
          <table:table-cell table:style-name="ce151" table:formula="of:=[$Données.F66]" office:value-type="float" office:value="0.5" calcext:value-type="float">
            <text:p>0,500</text:p>
          </table:table-cell>
          <table:table-cell table:style-name="ce151" table:formula="of:=[$Données.G66]" office:value-type="float" office:value="-0.577350269189626" calcext:value-type="float">
            <text:p>-0,577</text:p>
          </table:table-cell>
          <table:table-cell table:style-name="ce153" table:formula="of:=IF(ISBLANK([.J6]);&quot;&quot;;IF(OR([.J6]=[.A6];[.J6]=[$Données.B66]);1;0))">
            <text:p/>
          </table:table-cell>
          <table:table-cell table:style-name="ce153" table:formula="of:=IF(ISBLANK([.K6]);&quot;&quot;;IF(OR([.K6]=[.B6];[.K6]=[$Données.C66]);1;0))">
            <text:p/>
          </table:table-cell>
          <table:table-cell table:style-name="ce153" table:formula="of:=IF(ISBLANK([.L6]);&quot;&quot;;IF(OR([.L6]=[.C6];[.L6]=[$Données.D66]);1;0))">
            <text:p/>
          </table:table-cell>
          <table:table-cell table:style-name="ce153"/>
          <table:table-cell table:style-name="ce163" office:value-type="string" calcext:value-type="string">
            <text:p><text:span text:style-name="T6">M</text:span><text:span text:style-name="T8">3</text:span></text:p>
          </table:table-cell>
          <table:table-cell table:style-name="ce172" table:formula="of:=[$Données.A66]" office:value-type="float" office:value="150" calcext:value-type="float">
            <text:p>15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6:.F6]);&quot;&quot;)">
            <text:p/>
          </table:table-cell>
          <table:table-cell table:style-name="ce186" table:formula="of:=IF(AND([.$G$12];[.$G$13]);[$Données.B66];&quot; &quot;)" office:value-type="string" office:string-value=" " calcext:value-type="string">
            <text:p><text:s/></text:p>
          </table:table-cell>
          <table:table-cell table:style-name="ce186" table:formula="of:=IF(AND([.$G$12];[.$G$13]);[$Données.C66];&quot; &quot;)" office:value-type="string" office:string-value=" " calcext:value-type="string">
            <text:p><text:s/></text:p>
          </table:table-cell>
          <table:table-cell table:style-name="ce186" table:formula="of:=IF(AND([.$G$12];[.$G$13]);[$Données.D66];&quot; &quot;)" office:value-type="string" office:string-value=" " calcext:value-type="string">
            <text:p><text:s/></text:p>
          </table:table-cell>
          <table:table-cell table:formula="of:=COUNTBLANK([.J6:.L6])" office:value-type="float" office:value="3" calcext:value-type="float">
            <text:p>3</text:p>
          </table:table-cell>
          <table:table-cell table:formula="of:=3-[.M6]-[.Q6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7]" office:value-type="float" office:value="-0.5" calcext:value-type="float">
            <text:p>-0,500</text:p>
          </table:table-cell>
          <table:table-cell table:style-name="ce151" table:formula="of:=[$Données.F67]" office:value-type="float" office:value="-0.866025403784439" calcext:value-type="float">
            <text:p>-0,866</text:p>
          </table:table-cell>
          <table:table-cell table:style-name="ce151" table:formula="of:=[$Données.G67]" office:value-type="float" office:value="1.73205080756888" calcext:value-type="float">
            <text:p>1,732</text:p>
          </table:table-cell>
          <table:table-cell table:style-name="ce153" table:formula="of:=IF(ISBLANK([.J7]);&quot;&quot;;IF(OR([.J7]=[.A7];[.J7]=[$Données.B67]);1;0))">
            <text:p/>
          </table:table-cell>
          <table:table-cell table:style-name="ce153" table:formula="of:=IF(ISBLANK([.K7]);&quot;&quot;;IF(OR([.K7]=[.B7];[.K7]=[$Données.C67]);1;0))">
            <text:p/>
          </table:table-cell>
          <table:table-cell table:style-name="ce153" table:formula="of:=IF(ISBLANK([.L7]);&quot;&quot;;IF(OR([.L7]=[.C7];[.L7]=[$Données.D67]);1;0))">
            <text:p/>
          </table:table-cell>
          <table:table-cell table:style-name="ce153"/>
          <table:table-cell table:style-name="ce443" office:value-type="string" calcext:value-type="string">
            <text:p><text:span text:style-name="T6">M</text:span><text:span text:style-name="T8">4</text:span></text:p>
          </table:table-cell>
          <table:table-cell table:style-name="ce452" table:formula="of:=[$Données.A67]" office:value-type="float" office:value="240" calcext:value-type="float">
            <text:p>24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7:.F7]);&quot;&quot;)">
            <text:p/>
          </table:table-cell>
          <table:table-cell table:style-name="ce466" table:formula="of:=IF(AND([.$G$12];[.$G$13]);[$Données.B67];&quot; &quot;)" office:value-type="string" office:string-value=" " calcext:value-type="string">
            <text:p><text:s/></text:p>
          </table:table-cell>
          <table:table-cell table:style-name="ce466" table:formula="of:=IF(AND([.$G$12];[.$G$13]);[$Données.C67];&quot; &quot;)" office:value-type="string" office:string-value=" " calcext:value-type="string">
            <text:p><text:s/></text:p>
          </table:table-cell>
          <table:table-cell table:style-name="ce466" table:formula="of:=IF(AND([.$G$12];[.$G$13]);[$Données.D67];&quot; &quot;)" office:value-type="string" office:string-value=" " calcext:value-type="string">
            <text:p><text:s/></text:p>
          </table:table-cell>
          <table:table-cell table:formula="of:=COUNTBLANK([.J7:.L7])" office:value-type="float" office:value="3" calcext:value-type="float">
            <text:p>3</text:p>
          </table:table-cell>
          <table:table-cell table:formula="of:=3-[.M7]-[.Q7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8]" office:value-type="float" office:value="0.5" calcext:value-type="float">
            <text:p>0,500</text:p>
          </table:table-cell>
          <table:table-cell table:style-name="ce151" table:formula="of:=[$Données.F68]" office:value-type="float" office:value="-0.866025403784439" calcext:value-type="float">
            <text:p>-0,866</text:p>
          </table:table-cell>
          <table:table-cell table:style-name="ce151" table:formula="of:=[$Données.G68]" office:value-type="float" office:value="-1.73205080756888" calcext:value-type="float">
            <text:p>-1,732</text:p>
          </table:table-cell>
          <table:table-cell table:style-name="ce153" table:formula="of:=IF(ISBLANK([.J8]);&quot;&quot;;IF(OR([.J8]=[.A8];[.J8]=[$Données.B68]);1;0))">
            <text:p/>
          </table:table-cell>
          <table:table-cell table:style-name="ce153" table:formula="of:=IF(ISBLANK([.K8]);&quot;&quot;;IF(OR([.K8]=[.B8];[.K8]=[$Données.C68]);1;0))">
            <text:p/>
          </table:table-cell>
          <table:table-cell table:style-name="ce153" table:formula="of:=IF(ISBLANK([.L8]);&quot;&quot;;IF(OR([.L8]=[.C8];[.L8]=[$Données.D68]);1;0))">
            <text:p/>
          </table:table-cell>
          <table:table-cell table:style-name="ce153"/>
          <table:table-cell table:style-name="ce165" office:value-type="string" calcext:value-type="string">
            <text:p><text:span text:style-name="T6">M</text:span><text:span text:style-name="T8">5</text:span></text:p>
          </table:table-cell>
          <table:table-cell table:style-name="ce165" table:formula="of:=[$Données.A68]" office:value-type="float" office:value="300" calcext:value-type="float">
            <text:p>30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8:.F8]);&quot;&quot;)">
            <text:p/>
          </table:table-cell>
          <table:table-cell table:style-name="ce188" table:formula="of:=IF(AND([.$G$12];[.$G$13]);[$Données.B68];&quot; &quot;)" office:value-type="string" office:string-value=" " calcext:value-type="string">
            <text:p><text:s/></text:p>
          </table:table-cell>
          <table:table-cell table:style-name="ce188" table:formula="of:=IF(AND([.$G$12];[.$G$13]);[$Données.C68];&quot; &quot;)" office:value-type="string" office:string-value=" " calcext:value-type="string">
            <text:p><text:s/></text:p>
          </table:table-cell>
          <table:table-cell table:style-name="ce188" table:formula="of:=IF(AND([.$G$12];[.$G$13]);[$Données.D68];&quot; &quot;)" office:value-type="string" office:string-value=" " calcext:value-type="string">
            <text:p><text:s/></text:p>
          </table:table-cell>
          <table:table-cell table:formula="of:=COUNTBLANK([.J8:.L8])" office:value-type="float" office:value="3" calcext:value-type="float">
            <text:p>3</text:p>
          </table:table-cell>
          <table:table-cell table:formula="of:=3-[.M8]-[.Q8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9]" office:value-type="float" office:value="0.866025403784439" calcext:value-type="float">
            <text:p>0,866</text:p>
          </table:table-cell>
          <table:table-cell table:style-name="ce151" table:formula="of:=[$Données.F69]" office:value-type="float" office:value="0.5" calcext:value-type="float">
            <text:p>0,500</text:p>
          </table:table-cell>
          <table:table-cell table:style-name="ce151" table:formula="of:=[$Données.G69]" office:value-type="float" office:value="0.577350269189626" calcext:value-type="float">
            <text:p>0,577</text:p>
          </table:table-cell>
          <table:table-cell table:style-name="ce153" table:formula="of:=IF(ISBLANK([.J9]);&quot;&quot;;IF(OR([.J9]=[.A9];[.J9]=[$Données.B69]);1;0))">
            <text:p/>
          </table:table-cell>
          <table:table-cell table:style-name="ce153" table:formula="of:=IF(ISBLANK([.K9]);&quot;&quot;;IF(OR([.K9]=[.B9];[.K9]=[$Données.C69]);1;0))">
            <text:p/>
          </table:table-cell>
          <table:table-cell table:style-name="ce153" table:formula="of:=IF(ISBLANK([.L9]);&quot;&quot;;IF(OR([.L9]=[.C9];[.L9]=[$Données.D69]);1;0))">
            <text:p/>
          </table:table-cell>
          <table:table-cell table:style-name="ce153"/>
          <table:table-cell table:style-name="ce445" office:value-type="string" calcext:value-type="string">
            <text:p><text:span text:style-name="T6">M</text:span><text:span text:style-name="T9">6</text:span></text:p>
          </table:table-cell>
          <table:table-cell table:style-name="ce453" table:formula="of:=[$Données.A69]" office:value-type="float" office:value="30" calcext:value-type="float">
            <text:p>3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9:.F9]);&quot;&quot;)">
            <text:p/>
          </table:table-cell>
          <table:table-cell table:style-name="ce468" table:formula="of:=IF(AND([.$G$12];[.$G$13]);[$Données.B69];&quot; &quot;)" office:value-type="string" office:string-value=" " calcext:value-type="string">
            <text:p><text:s/></text:p>
          </table:table-cell>
          <table:table-cell table:style-name="ce468" table:formula="of:=IF(AND([.$G$12];[.$G$13]);[$Données.C69];&quot; &quot;)" office:value-type="string" office:string-value=" " calcext:value-type="string">
            <text:p><text:s/></text:p>
          </table:table-cell>
          <table:table-cell table:style-name="ce468" table:formula="of:=IF(AND([.$G$12];[.$G$13]);[$Données.D69];&quot; &quot;)" office:value-type="string" office:string-value=" " calcext:value-type="string">
            <text:p><text:s/></text:p>
          </table:table-cell>
          <table:table-cell table:formula="of:=COUNTBLANK([.J9:.L9])" office:value-type="float" office:value="3" calcext:value-type="float">
            <text:p>3</text:p>
          </table:table-cell>
          <table:table-cell table:formula="of:=3-[.M9]-[.Q9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70]" office:value-type="float" office:value="1" calcext:value-type="float">
            <text:p>1,000</text:p>
          </table:table-cell>
          <table:table-cell table:style-name="ce151" table:formula="of:=[$Données.F70]" office:value-type="float" office:value="0" calcext:value-type="float">
            <text:p>0,000</text:p>
          </table:table-cell>
          <table:table-cell table:style-name="ce151" table:formula="of:=[$Données.G70]" office:value-type="float" office:value="0" calcext:value-type="float">
            <text:p>0,000</text:p>
          </table:table-cell>
          <table:table-cell table:style-name="ce153" table:formula="of:=IF(ISBLANK([.J10]);&quot;&quot;;IF(OR([.J10]=[.A10];[.J10]=[$Données.B70]);1;0))">
            <text:p/>
          </table:table-cell>
          <table:table-cell table:style-name="ce153" table:formula="of:=IF(ISBLANK([.K10]);&quot;&quot;;IF(OR([.K10]=[.B10];[.K10]=[$Données.C70]);1;0))">
            <text:p/>
          </table:table-cell>
          <table:table-cell table:style-name="ce153" table:formula="of:=IF(ISBLANK([.L10]);&quot;&quot;;IF(OR([.L10]=[.C10];[.L10]=[$Données.D70]);1;0))">
            <text:p/>
          </table:table-cell>
          <table:table-cell table:style-name="ce153"/>
          <table:table-cell table:style-name="ce167" office:value-type="string" calcext:value-type="string">
            <text:p><text:span text:style-name="T6">M</text:span><text:span text:style-name="T9">7</text:span></text:p>
          </table:table-cell>
          <table:table-cell table:style-name="ce174" table:formula="of:=[$Données.A70]" office:value-type="float" office:value="0" calcext:value-type="float">
            <text:p>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10:.F10]);&quot;&quot;)">
            <text:p/>
          </table:table-cell>
          <table:table-cell table:style-name="ce190" table:formula="of:=IF(AND([.$G$12];[.$G$13]);[$Données.B70];&quot; &quot;)" office:value-type="string" office:string-value=" " calcext:value-type="string">
            <text:p><text:s/></text:p>
          </table:table-cell>
          <table:table-cell table:style-name="ce190" table:formula="of:=IF(AND([.$G$12];[.$G$13]);[$Données.C70];&quot; &quot;)" office:value-type="string" office:string-value=" " calcext:value-type="string">
            <text:p><text:s/></text:p>
          </table:table-cell>
          <table:table-cell table:style-name="ce190" table:formula="of:=IF(AND([.$G$12];[.$G$13]);[$Données.D70];&quot; &quot;)" office:value-type="string" office:string-value=" " calcext:value-type="string">
            <text:p><text:s/></text:p>
          </table:table-cell>
          <table:table-cell table:formula="of:=COUNTBLANK([.J10:.L10])" office:value-type="float" office:value="3" calcext:value-type="float">
            <text:p>3</text:p>
          </table:table-cell>
          <table:table-cell table:formula="of:=3-[.M10]-[.Q10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71]" office:value-type="float" office:value="1" calcext:value-type="float">
            <text:p>1,000</text:p>
          </table:table-cell>
          <table:table-cell table:style-name="ce151" table:formula="of:=[$Données.F71]" office:value-type="float" office:value="0" calcext:value-type="float">
            <text:p>0,000</text:p>
          </table:table-cell>
          <table:table-cell table:style-name="ce151" table:formula="of:=[$Données.G71]" office:value-type="float" office:value="0" calcext:value-type="float">
            <text:p>0,000</text:p>
          </table:table-cell>
          <table:table-cell table:style-name="ce153" table:formula="of:=IF(ISBLANK([.J11]);&quot;&quot;;IF(OR([.J11]=[.A11];[.J11]=[$Données.B71]);1;0))">
            <text:p/>
          </table:table-cell>
          <table:table-cell table:style-name="ce153" table:formula="of:=IF(ISBLANK([.K11]);&quot;&quot;;IF(OR([.K11]=[.B11];[.K11]=[$Données.C71]);1;0))">
            <text:p/>
          </table:table-cell>
          <table:table-cell table:style-name="ce153" table:formula="of:=IF(ISBLANK([.L11]);&quot;&quot;;IF(OR([.L11]=[.C11];[.L11]=[$Données.D71]);1;0))">
            <text:p/>
          </table:table-cell>
          <table:table-cell table:style-name="ce158" office:value-type="boolean" office:boolean-value="false" calcext:value-type="boolean">
            <text:p>FAUX</text:p>
          </table:table-cell>
          <table:table-cell table:style-name="ce447" office:value-type="string" calcext:value-type="string">
            <text:p><text:span text:style-name="T6">M</text:span><text:span text:style-name="T8">8</text:span></text:p>
          </table:table-cell>
          <table:table-cell table:style-name="ce209" table:formula="of:=[$Données.A71]" office:value-type="float" office:value="360" calcext:value-type="float">
            <text:p>36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11:.F11]);&quot;&quot;)">
            <text:p/>
          </table:table-cell>
          <table:table-cell table:style-name="ce470" table:formula="of:=IF(AND([.$G$12];[.$G$13]);[$Données.B71];&quot; &quot;)" office:value-type="string" office:string-value=" " calcext:value-type="string">
            <text:p><text:s/></text:p>
          </table:table-cell>
          <table:table-cell table:style-name="ce470" table:formula="of:=IF(AND([.$G$12];[.$G$13]);[$Données.C71];&quot; &quot;)" office:value-type="string" office:string-value=" " calcext:value-type="string">
            <text:p><text:s/></text:p>
          </table:table-cell>
          <table:table-cell table:style-name="ce470" table:formula="of:=IF(AND([.$G$12];[.$G$13]);[$Données.D71];&quot; &quot;)" office:value-type="string" office:string-value=" " calcext:value-type="string">
            <text:p><text:s/></text:p>
          </table:table-cell>
          <table:table-cell table:formula="of:=COUNTBLANK([.J11:.L11])" office:value-type="float" office:value="3" calcext:value-type="float">
            <text:p>3</text:p>
          </table:table-cell>
          <table:table-cell table:formula="of:=3-[.M11]-[.Q11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72]" office:value-type="float" office:value="0.707106781186548" calcext:value-type="float">
            <text:p>0,707</text:p>
            <draw:control table:end-cell-address="'Cos Sin Tan'.C13" table:end-x="4.87mm" table:end-y="3.09mm" draw:z-index="2" draw:style-name="gr5" draw:text-style-name="P3" svg:width="40.13mm" svg:height="14.69mm" svg:x="9.91mm" svg:y="6.46mm" draw:control="control10"/>
          </table:table-cell>
          <table:table-cell table:style-name="ce151" table:formula="of:=[$Données.F72]" office:value-type="float" office:value="0.707106781186548" calcext:value-type="float">
            <text:p>0,707</text:p>
          </table:table-cell>
          <table:table-cell table:style-name="ce151" table:formula="of:=[$Données.G72]" office:value-type="float" office:value="1" calcext:value-type="float">
            <text:p>1,000</text:p>
            <draw:control table:end-cell-address="'Cos Sin Tan'.E13" table:end-x="9.9mm" table:end-y="3mm" draw:z-index="1" draw:style-name="gr5" draw:text-style-name="P3" svg:width="39.07mm" svg:height="14.64mm" svg:x="15.99mm" svg:y="6.42mm" draw:control="control9"/>
          </table:table-cell>
          <table:table-cell table:style-name="ce153" table:formula="of:=IF(ISBLANK([.J12]);&quot;&quot;;IF(OR([.J12]=[.A12];[.J12]=[$Données.B72]);1;0))">
            <text:p/>
          </table:table-cell>
          <table:table-cell table:style-name="ce153" table:formula="of:=IF(ISBLANK([.K12]);&quot;&quot;;IF(OR([.K12]=[.B12];[.K12]=[$Données.C72]);1;0))">
            <text:p/>
            <draw:control table:end-cell-address="'Cos Sin Tan'.G13" table:end-x="13.16mm" table:end-y="3.04mm" draw:z-index="3" draw:style-name="gr5" draw:text-style-name="P3" svg:width="39.91mm" svg:height="14.64mm" svg:x="20.08mm" svg:y="6.46mm" draw:control="control11"/>
          </table:table-cell>
          <table:table-cell table:style-name="ce153" table:formula="of:=IF(ISBLANK([.L12]);&quot;&quot;;IF(OR([.L12]=[.C12];[.L12]=[$Données.D72]);1;0))">
            <text:p/>
          </table:table-cell>
          <table:table-cell table:style-name="ce159" office:value-type="boolean" office:boolean-value="false" calcext:value-type="boolean">
            <text:p>FAUX</text:p>
          </table:table-cell>
          <table:table-cell table:style-name="ce169" office:value-type="string" calcext:value-type="string">
            <text:p><text:span text:style-name="T6">M</text:span><text:span text:style-name="T8">9</text:span></text:p>
          </table:table-cell>
          <table:table-cell table:style-name="ce176" table:formula="of:=[$Données.A72]" office:value-type="float" office:value="45" calcext:value-type="float">
            <text:p>45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12:.F12]);&quot;&quot;)">
            <text:p/>
          </table:table-cell>
          <table:table-cell table:style-name="ce192" table:formula="of:=IF(AND([.$G$12];[.$G$13]);[$Données.B72];&quot; &quot;)" office:value-type="string" office:string-value=" " calcext:value-type="string">
            <text:p><text:s/></text:p>
          </table:table-cell>
          <table:table-cell table:style-name="ce192" table:formula="of:=IF(AND([.$G$12];[.$G$13]);[$Données.C72];&quot; &quot;)" office:value-type="string" office:string-value=" " calcext:value-type="string">
            <text:p><text:s/></text:p>
          </table:table-cell>
          <table:table-cell table:style-name="ce192" table:formula="of:=IF(AND([.$G$12];[.$G$13]);[$Données.D72];&quot; &quot;)" office:value-type="string" office:string-value=" " calcext:value-type="string">
            <text:p><text:s/></text:p>
          </table:table-cell>
          <table:table-cell table:formula="of:=COUNTBLANK([.J12:.L12])" office:value-type="float" office:value="3" calcext:value-type="float">
            <text:p>3</text:p>
          </table:table-cell>
          <table:table-cell table:formula="of:=3-[.M12]-[.Q12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73]" office:value-type="float" office:value="-0.5" calcext:value-type="float">
            <text:p>-0,500</text:p>
          </table:table-cell>
          <table:table-cell table:style-name="ce151" table:formula="of:=[$Données.F73]" office:value-type="float" office:value="0.866025403784439" calcext:value-type="float">
            <text:p>0,866</text:p>
          </table:table-cell>
          <table:table-cell table:style-name="ce151" table:formula="of:=[$Données.G73]" office:value-type="float" office:value="-1.73205080756888" calcext:value-type="float">
            <text:p>-1,732</text:p>
          </table:table-cell>
          <table:table-cell table:style-name="ce153" table:formula="of:=IF(ISBLANK([.J13]);&quot;&quot;;IF(OR([.J13]=[.A13];[.J13]=[$Données.B73]);1;0))">
            <text:p/>
          </table:table-cell>
          <table:table-cell table:style-name="ce153" table:formula="of:=IF(ISBLANK([.K13]);&quot;&quot;;IF(OR([.K13]=[.B13];[.K13]=[$Données.C73]);1;0))">
            <text:p/>
          </table:table-cell>
          <table:table-cell table:style-name="ce153" table:formula="of:=IF(ISBLANK([.L13]);&quot;&quot;;IF(OR([.L13]=[.C13];[.L13]=[$Données.D73]);1;0))">
            <text:p/>
          </table:table-cell>
          <table:table-cell table:style-name="ce158" office:value-type="boolean" office:boolean-value="false" calcext:value-type="boolean">
            <text:p>FAUX</text:p>
          </table:table-cell>
          <table:table-cell table:style-name="ce449" office:value-type="string" calcext:value-type="string">
            <text:p><text:span text:style-name="T6">M</text:span><text:span text:style-name="T8">10</text:span></text:p>
          </table:table-cell>
          <table:table-cell table:style-name="ce449" table:formula="of:=[$Données.A73]" office:value-type="float" office:value="120" calcext:value-type="float">
            <text:p>12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13:.F13]);&quot;&quot;)">
            <text:p/>
          </table:table-cell>
          <table:table-cell table:style-name="ce472" table:formula="of:=IF(AND([.$G$12];[.$G$13]);[$Données.B73];&quot; &quot;)" office:value-type="string" office:string-value=" " calcext:value-type="string">
            <text:p><text:s/></text:p>
          </table:table-cell>
          <table:table-cell table:style-name="ce472" table:formula="of:=IF(AND([.$G$12];[.$G$13]);[$Données.C73];&quot; &quot;)" office:value-type="string" office:string-value=" " calcext:value-type="string">
            <text:p><text:s/></text:p>
          </table:table-cell>
          <table:table-cell table:style-name="ce472" table:formula="of:=IF(AND([.$G$12];[.$G$13]);[$Données.D73];&quot; &quot;)" office:value-type="string" office:string-value=" " calcext:value-type="string">
            <text:p><text:s/></text:p>
          </table:table-cell>
          <table:table-cell table:formula="of:=COUNTBLANK([.J13:.L13])" office:value-type="float" office:value="3" calcext:value-type="float">
            <text:p>3</text:p>
          </table:table-cell>
          <table:table-cell table:formula="of:=3-[.M13]-[.Q13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3"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 table:number-columns-repeated="2"/>
          <table:table-cell table:style-name="ce171"/>
          <table:table-cell table:style-name="ce7" table:number-columns-repeated="5"/>
          <table:table-cell table:number-columns-repeated="1011"/>
        </table:table-row>
        <table:table-row table:style-name="ro11">
          <table:table-cell table:style-name="ce153" table:number-columns-repeated="7"/>
          <table:table-cell table:style-name="ce171"/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4" table:style-name="ce7"/>
          <table:table-cell table:number-columns-repeated="1011"/>
        </table:table-row>
        <table:table-row table:style-name="ro3">
          <table:table-cell table:style-name="ce153" table:formula="of:=IF([.$G$11]=FALSE() ;&quot; &quot;;COS([.I4]*PI()/180))" office:value-type="string" office:string-value=" " calcext:value-type="string">
            <text:p><text:s/></text:p>
          </table:table-cell>
          <table:table-cell table:style-name="ce153" table:formula="of:=IF([.$G$11]=FALSE() ;&quot; &quot;;SIN([.I4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71"/>
          <table:table-cell table:style-name="ce7" table:number-columns-repeated="4"/>
          <table:table-cell table:number-columns-repeated="1012"/>
        </table:table-row>
        <table:table-row table:style-name="ro3">
          <table:table-cell table:style-name="ce153" table:formula="of:=IF([.$G$11]=FALSE() ;&quot; &quot;;COS([.I5]*PI()/180))" office:value-type="string" office:string-value=" " calcext:value-type="string">
            <text:p><text:s/></text:p>
          </table:table-cell>
          <table:table-cell table:style-name="ce153" table:formula="of:=IF([.$G$11]=FALSE() ;&quot; &quot;;SIN([.I5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3"/>
          <table:table-cell table:style-name="ce179" table:number-columns-repeated="4"/>
          <table:table-cell table:number-columns-repeated="1009"/>
        </table:table-row>
        <table:table-row table:style-name="ro3">
          <table:table-cell table:style-name="ce153" table:formula="of:=IF([.$G$11]=FALSE() ;&quot; &quot;;COS([.I6]*PI()/180))" office:value-type="string" office:string-value=" " calcext:value-type="string">
            <text:p><text:s/></text:p>
          </table:table-cell>
          <table:table-cell table:style-name="ce153" table:formula="of:=IF([.$G$11]=FALSE() ;&quot; &quot;;SIN([.I6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4"/>
          <table:table-cell table:style-name="ce181"/>
          <table:table-cell table:number-columns-repeated="1011"/>
        </table:table-row>
        <table:table-row table:style-name="ro3">
          <table:table-cell table:style-name="ce153" table:formula="of:=IF([.$G$11]=FALSE() ;&quot; &quot;;COS([.I7]*PI()/180))" office:value-type="string" office:string-value=" " calcext:value-type="string">
            <text:p><text:s/></text:p>
          </table:table-cell>
          <table:table-cell table:style-name="ce153" table:formula="of:=IF([.$G$11]=FALSE() ;&quot; &quot;;SIN([.I7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8]*PI()/180))" office:value-type="string" office:string-value=" " calcext:value-type="string">
            <text:p><text:s/></text:p>
          </table:table-cell>
          <table:table-cell table:style-name="ce153" table:formula="of:=IF([.$G$11]=FALSE() ;&quot; &quot;;SIN([.I8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9]*PI()/180))" office:value-type="string" office:string-value=" " calcext:value-type="string">
            <text:p><text:s/></text:p>
          </table:table-cell>
          <table:table-cell table:style-name="ce153" table:formula="of:=IF([.$G$11]=FALSE() ;&quot; &quot;;SIN([.I9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0]*PI()/180))" office:value-type="string" office:string-value=" " calcext:value-type="string">
            <text:p><text:s/></text:p>
          </table:table-cell>
          <table:table-cell table:style-name="ce153" table:formula="of:=IF([.$G$11]=FALSE() ;&quot; &quot;;SIN([.I10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1]*PI()/180))" office:value-type="string" office:string-value=" " calcext:value-type="string">
            <text:p><text:s/></text:p>
          </table:table-cell>
          <table:table-cell table:style-name="ce153" table:formula="of:=IF([.$G$11]=FALSE() ;&quot; &quot;;SIN([.I11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2]*PI()/180))" office:value-type="string" office:string-value=" " calcext:value-type="string">
            <text:p><text:s/></text:p>
          </table:table-cell>
          <table:table-cell table:style-name="ce153" table:formula="of:=IF([.$G$11]=FALSE() ;&quot; &quot;;SIN([.I12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3]*PI()/180))" office:value-type="string" office:string-value=" " calcext:value-type="string">
            <text:p><text:s/></text:p>
          </table:table-cell>
          <table:table-cell table:style-name="ce153" table:formula="of:=IF([.$G$11]=FALSE() ;&quot; &quot;;SIN([.I13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number-columns-repeated="7"/>
          <table:table-cell table:style-name="ce154"/>
          <table:table-cell table:number-columns-repeated="1016"/>
        </table:table-row>
        <table:table-row table:style-name="ro3" table:number-rows-repeated="24">
          <table:table-cell table:style-name="ce154" table:number-columns-repeated="8"/>
          <table:table-cell table:number-columns-repeated="1016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vFW2TB4ORdreTAOIjb3iZIbeE7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2" form:id="control12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3" form:id="control13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4" form:id="control14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7.93mm" svg:height="150.72mm" svg:x="0mm" svg:y="53.51mm">
            <draw:object draw:notify-on-update-of-ranges="Données.R7:Données.R207 Données.S7:Données.S207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R7:Données.R207 Données.T7:Données.T207 'Equations 1'.A5:'Equations 1'.A5 'Equations 1'.B5:'Equations 1'.B5 'Equations 1'.C5:'Equations 1'.C5 'Equations 1'.D5:'Equations 1'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341"/>
        <table:table-column table:style-name="co24" table:default-cell-style-name="ce341"/>
        <table:table-column table:style-name="co25" table:default-cell-style-name="ce341"/>
        <table:table-column table:style-name="co26" table:default-cell-style-name="ce341"/>
        <table:table-column table:style-name="co27" table:number-columns-repeated="2" table:default-cell-style-name="ce341"/>
        <table:table-column table:style-name="co28" table:number-columns-repeated="3" table:default-cell-style-name="ce341"/>
        <table:table-column table:style-name="co29" table:default-cell-style-name="ce341"/>
        <table:table-column table:style-name="co30" table:number-columns-repeated="2" table:default-cell-style-name="ce341"/>
        <table:table-column table:style-name="co1" table:number-columns-repeated="1001" table:default-cell-style-name="ce341"/>
        <table:table-column table:style-name="co1" table:number-columns-repeated="2" table:default-cell-style-name="ce7"/>
        <table:table-row table:style-name="ro14">
          <table:table-cell table:style-name="ce48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346"/>
          <table:covered-table-cell table:style-name="ce347"/>
          <table:covered-table-cell table:number-columns-repeated="9"/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7"/>
          <table:covered-table-cell table:number-columns-repeated="4" table:style-name="ce351"/>
          <table:table-cell table:style-name="ce168"/>
          <table:table-cell table:style-name="ce218" table:formula="of:=IF([.$J$5];IF(SUM([.$S$4:.$S$8])*2-SUM([.$W$4:.$W$8])&lt;0;0;SUM([.$S$4:.$S$8])*2-SUM([.$W$4:.$W$8]));&quot;&quot;)">
            <text:p/>
          </table:table-cell>
          <table:table-cell table:style-name="ce68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8"/>
          <table:covered-table-cell table:style-name="ce346"/>
          <table:covered-table-cell table:style-name="ce347"/>
          <table:covered-table-cell table:number-columns-repeated="9"/>
          <table:table-cell table:style-name="ce22" office:value-type="string" calcext:value-type="string" table:number-columns-spanned="1" table:number-rows-spanned="2">
            <text:p>Intervalle</text:p>
          </table:table-cell>
          <table:table-cell table:style-name="ce351" office:value-type="string" calcext:value-type="string" table:number-columns-spanned="2" table:number-rows-spanned="1">
            <text:p>Angles</text:p>
          </table:table-cell>
          <table:covered-table-cell table:style-name="ce351"/>
          <table:table-cell table:style-name="ce351" table:number-columns-repeated="3"/>
          <table:table-cell table:style-name="ce168" office:value-type="string" calcext:value-type="string" table:number-columns-spanned="1" table:number-rows-spanned="2">
            <text:p>Bonne(s) réponse(s)</text:p>
          </table:table-cell>
          <table:table-cell table:style-name="ce168" office:value-type="string" calcext:value-type="string" table:number-columns-spanned="2" table:number-rows-spanned="1">
            <text:p>Réponses</text:p>
          </table:table-cell>
          <table:covered-table-cell table:style-name="ce68"/>
          <table:table-cell table:number-columns-repeated="1003"/>
        </table:table-row>
        <table:table-row table:style-name="ro15">
          <table:covered-table-cell table:style-name="ce154"/>
          <table:covered-table-cell table:style-name="ce199"/>
          <table:covered-table-cell table:style-name="ce200"/>
          <table:covered-table-cell table:number-columns-repeated="9" table:style-name="ce154"/>
          <table:covered-table-cell table:style-name="ce351"/>
          <table:table-cell table:style-name="ce351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 table:style-name="ce351"/>
          <table:table-cell table:style-name="ce351" office:value-type="string" calcext:value-type="string">
            <text:p>cos(<text:span text:style-name="T6">x</text:span>)</text:p>
          </table:table-cell>
          <table:table-cell table:style-name="ce351" office:value-type="string" calcext:value-type="string">
            <text:p>sin(<text:span text:style-name="T6">x</text:span>)</text:p>
          </table:table-cell>
          <table:table-cell table:style-name="ce351" office:value-type="string" calcext:value-type="string">
            <text:p>tan(<text:span text:style-name="T6">x</text:span>)</text:p>
          </table:table-cell>
          <table:covered-table-cell table:style-name="ce168"/>
          <table:table-cell table:style-name="ce351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/>
          <table:table-cell table:style-name="ce195" office:value-type="string" calcext:value-type="string">
            <text:p>Absence de réponse</text:p>
          </table:table-cell>
          <table:table-cell table:style-name="ce195" office:value-type="string" calcext:value-type="string">
            <text:p>Mauvaise réponse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99])));&quot;&quot;)">
            <text:p/>
          </table:table-cell>
          <table:table-cell table:style-name="ce196" table:formula="of:=IF(OR([.$J$4]=1;[.$J$6]=1);SIN(RADIANS(INDEX([$Données.$J$99:$Données.$J$124];[$Données.N99])));&quot;&quot;)">
            <text:p/>
          </table:table-cell>
          <table:table-cell table:style-name="ce201" table:formula="of:=IF(OR([.$J$4]=1;[.$J$6]=1);COS(RADIANS(INDEX([$Données.$K$99:$Données.$K$124];[$Données.N99])));&quot;&quot;)">
            <text:p/>
          </table:table-cell>
          <table:table-cell table:style-name="ce196" table:formula="of:=IF(OR([.$J$4]=1;[.$J$6]=1);SIN(RADIANS(INDEX([$Données.$K$99:$Données.$K$124];[$Données.N99])));&quot;&quot;)">
            <text:p/>
          </table:table-cell>
          <table:table-cell table:style-name="ce202" table:number-columns-repeated="4"/>
          <table:table-cell table:style-name="ce203"/>
          <table:table-cell table:style-name="ce204" office:value-type="boolean" office:boolean-value="false" calcext:value-type="boolean">
            <text:p>FAUX</text:p>
          </table:table-cell>
          <table:table-cell table:style-name="ce203"/>
          <table:table-cell table:style-name="ce205"/>
          <table:table-cell table:style-name="ce206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2" table:formula="of:=IF(INDEX([$Données.$D$99:$Données.$D$124];[$Données.N99])=&quot;&quot;;&quot;&quot;;INDEX([$Données.$D$99:$Données.$D$124];[$Données.N99]))">
            <text:p/>
          </table:table-cell>
          <table:table-cell table:style-name="ce212" table:formula="of:=IF(INDEX([$Données.$E$99:$Données.$E$124];[$Données.N99])=&quot;&quot;;&quot;&quot;;INDEX([$Données.$E$99:$Données.$E$124];[$Données.N99]))">
            <text:p/>
          </table:table-cell>
          <table:table-cell table:style-name="ce212" table:formula="of:=IF(INDEX([$Données.$F$99:$Données.$F$124];[$Données.N99])=&quot;&quot;;&quot;&quot;;INDEX([$Données.$F$99:$Données.$F$124];[$Données.N99]))" office:value-type="float" office:value="-1" calcext:value-type="float">
            <text:p>-1</text:p>
          </table:table-cell>
          <table:table-cell table:style-name="ce217" table:formula="of:=IF([.$J$5];IF(AND([.N4]=INDEX([$Données.$J$99:$Données.$J$124];[$Données.N99]);NOT(ISBLANK([.N4])));1;0)+IF(AND([.O4]=INDEX([$Données.$K$99:$Données.$K$124];[$Données.N99]);NOT(ISBLANK([.O4])));1;0);&quot;&quot;)">
            <text:p/>
          </table:table-cell>
          <table:table-cell table:style-name="ce219" table:formula="of:=IF(AND([.$J$5];[.$J$6]);INDEX([$Données.$J$99:$Données.$J$124];[$Données.N99]);&quot; &quot;)" office:value-type="string" office:string-value=" " calcext:value-type="string">
            <text:p><text:s/></text:p>
          </table:table-cell>
          <table:table-cell table:style-name="ce219" table:formula="of:=IF(AND([.$J$5];[.$J$6]);INDEX([$Données.$K$99:$Données.$K$124];[$Données.N99]);&quot; &quot;)" office:value-type="string" office:string-value=" " calcext:value-type="string">
            <text:p><text:s/></text:p>
          </table:table-cell>
          <table:table-cell table:style-name="ce194" table:formula="of:=COUNTBLANK([.N4:.O4])" office:value-type="float" office:value="2" calcext:value-type="float">
            <text:p>2</text:p>
          </table:table-cell>
          <table:table-cell table:style-name="ce194" table:formula="of:=2-[.S4]-[.V4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100])));&quot;&quot;)">
            <text:p/>
          </table:table-cell>
          <table:table-cell table:style-name="ce196" table:formula="of:=IF(OR([.$J$4]=1;[.$J$6]=1);SIN(RADIANS(INDEX([$Données.$J$99:$Données.$J$124];[$Données.N100])));&quot;&quot;)">
            <text:p/>
          </table:table-cell>
          <table:table-cell table:style-name="ce201" table:formula="of:=IF(OR([.$J$4]=1;[.$J$6]=1);COS(RADIANS(INDEX([$Données.$K$99:$Données.$K$124];[$Données.N100])));&quot;&quot;)">
            <text:p/>
          </table:table-cell>
          <table:table-cell table:style-name="ce196" table:formula="of:=IF(OR([.$J$4]=1;[.$J$6]=1);SIN(RADIANS(INDEX([$Données.$K$99:$Données.$K$124];[$Données.N100])));&quot;&quot;)">
            <text:p/>
          </table:table-cell>
          <table:table-cell table:style-name="ce202" table:number-columns-repeated="4"/>
          <table:table-cell table:style-name="ce203"/>
          <table:table-cell table:style-name="ce159" office:value-type="boolean" office:boolean-value="false" calcext:value-type="boolean">
            <text:p>FAUX</text:p>
          </table:table-cell>
          <table:table-cell table:style-name="ce203"/>
          <table:table-cell table:style-name="ce205"/>
          <table:table-cell table:style-name="ce207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3" table:formula="of:=IF(INDEX([$Données.$D$99:$Données.$D$124];[$Données.N100])=&quot;&quot;;&quot;&quot;;INDEX([$Données.$D$99:$Données.$D$124];[$Données.N100]))">
            <text:p/>
          </table:table-cell>
          <table:table-cell table:style-name="ce213" table:formula="of:=IF(INDEX([$Données.$E$99:$Données.$E$124];[$Données.N100])=&quot;&quot;;&quot;&quot;;INDEX([$Données.$E$99:$Données.$E$124];[$Données.N100]))" office:value-type="string" office:string-value="√2/2" calcext:value-type="string">
            <text:p>√2/2</text:p>
          </table:table-cell>
          <table:table-cell table:style-name="ce213" table:formula="of:=IF(INDEX([$Données.$F$99:$Données.$F$124];[$Données.N100])=&quot;&quot;;&quot;&quot;;INDEX([$Données.$F$99:$Données.$F$124];[$Données.N100]))">
            <text:p/>
          </table:table-cell>
          <table:table-cell table:style-name="ce217" table:formula="of:=IF([.$J$5];IF(AND([.N5]=INDEX([$Données.$J$99:$Données.$J$124];[$Données.N100]);NOT(ISBLANK([.N5])));1;0)+IF(AND([.O5]=INDEX([$Données.$K$99:$Données.$K$124];[$Données.N100]);NOT(ISBLANK([.O5])));1;0);&quot;&quot;)">
            <text:p/>
          </table:table-cell>
          <table:table-cell table:style-name="ce220" table:formula="of:=IF(AND([.$J$5];[.$J$6]);INDEX([$Données.$J$99:$Données.$J$124];[$Données.N100]);&quot; &quot;)" office:value-type="string" office:string-value=" " calcext:value-type="string">
            <text:p><text:s/></text:p>
          </table:table-cell>
          <table:table-cell table:style-name="ce220" table:formula="of:=IF(AND([.$J$5];[.$J$6]);INDEX([$Données.$K$99:$Données.$K$124];[$Données.N100]);&quot; &quot;)" office:value-type="string" office:string-value=" " calcext:value-type="string">
            <text:p><text:s/></text:p>
          </table:table-cell>
          <table:table-cell table:style-name="ce194" table:formula="of:=COUNTBLANK([.N5:.O5])" office:value-type="float" office:value="2" calcext:value-type="float">
            <text:p>2</text:p>
          </table:table-cell>
          <table:table-cell table:style-name="ce194" table:formula="of:=2-[.S5]-[.V5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101])));&quot;&quot;)">
            <text:p/>
          </table:table-cell>
          <table:table-cell table:style-name="ce196" table:formula="of:=IF(OR([.$J$4]=1;[.$J$6]=1);SIN(RADIANS(INDEX([$Données.$J$99:$Données.$J$124];[$Données.N101])));&quot;&quot;)">
            <text:p/>
          </table:table-cell>
          <table:table-cell table:style-name="ce201" table:formula="of:=IF(OR([.$J$4]=1;[.$J$6]=1);COS(RADIANS(INDEX([$Données.$K$99:$Données.$K$124];[$Données.N101])));&quot;&quot;)">
            <text:p/>
          </table:table-cell>
          <table:table-cell table:style-name="ce196" table:formula="of:=IF(OR([.$J$4]=1;[.$J$6]=1);SIN(RADIANS(INDEX([$Données.$K$99:$Données.$K$124];[$Données.N101])));&quot;&quot;)">
            <text:p/>
          </table:table-cell>
          <table:table-cell table:style-name="ce202" table:number-columns-repeated="4"/>
          <table:table-cell table:style-name="ce203"/>
          <table:table-cell table:style-name="ce159" office:value-type="boolean" office:boolean-value="false" calcext:value-type="boolean">
            <text:p>FAUX</text:p>
          </table:table-cell>
          <table:table-cell table:style-name="ce203"/>
          <table:table-cell table:style-name="ce205"/>
          <table:table-cell table:style-name="ce208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4" table:formula="of:=IF(INDEX([$Données.$D$99:$Données.$D$124];[$Données.N101])=&quot;&quot;;&quot;&quot;;INDEX([$Données.$D$99:$Données.$D$124];[$Données.N101]))">
            <text:p/>
          </table:table-cell>
          <table:table-cell table:style-name="ce214" table:formula="of:=IF(INDEX([$Données.$E$99:$Données.$E$124];[$Données.N101])=&quot;&quot;;&quot;&quot;;INDEX([$Données.$E$99:$Données.$E$124];[$Données.N101]))" office:value-type="string" office:string-value="1/2" calcext:value-type="string">
            <text:p>1/2</text:p>
          </table:table-cell>
          <table:table-cell table:style-name="ce214" table:formula="of:=IF(INDEX([$Données.$F$99:$Données.$F$124];[$Données.N101])=&quot;&quot;;&quot;&quot;;INDEX([$Données.$F$99:$Données.$F$124];[$Données.N101]))">
            <text:p/>
          </table:table-cell>
          <table:table-cell table:style-name="ce217" table:formula="of:=IF([.$J$5];IF(AND([.N6]=INDEX([$Données.$J$99:$Données.$J$124];[$Données.N101]);NOT(ISBLANK([.N6])));1;0)+IF(AND([.O6]=INDEX([$Données.$K$99:$Données.$K$124];[$Données.N101]);NOT(ISBLANK([.O6])));1;0);&quot;&quot;)">
            <text:p/>
          </table:table-cell>
          <table:table-cell table:style-name="ce221" table:formula="of:=IF(AND([.$J$5];[.$J$6]);INDEX([$Données.$J$99:$Données.$J$124];[$Données.N101]);&quot; &quot;)" office:value-type="string" office:string-value=" " calcext:value-type="string">
            <text:p><text:s/></text:p>
          </table:table-cell>
          <table:table-cell table:style-name="ce221" table:formula="of:=IF(AND([.$J$5];[.$J$6]);INDEX([$Données.$K$99:$Données.$K$124];[$Données.N101]);&quot; &quot;)" office:value-type="string" office:string-value=" " calcext:value-type="string">
            <text:p><text:s/></text:p>
          </table:table-cell>
          <table:table-cell table:style-name="ce194" table:formula="of:=COUNTBLANK([.N6:.O6])" office:value-type="float" office:value="2" calcext:value-type="float">
            <text:p>2</text:p>
          </table:table-cell>
          <table:table-cell table:style-name="ce194" table:formula="of:=2-[.S6]-[.V6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102])));&quot;&quot;)">
            <text:p/>
          </table:table-cell>
          <table:table-cell table:style-name="ce196" table:formula="of:=IF(OR([.$J$4]=1;[.$J$6]=1);SIN(RADIANS(INDEX([$Données.$J$99:$Données.$J$124];[$Données.N102])));&quot;&quot;)">
            <text:p/>
          </table:table-cell>
          <table:table-cell table:style-name="ce201" table:formula="of:=IF(OR([.$J$4]=1;[.$J$6]=1);COS(RADIANS(INDEX([$Données.$K$99:$Données.$K$124];[$Données.N102])));&quot;&quot;)">
            <text:p/>
          </table:table-cell>
          <table:table-cell table:style-name="ce196" table:formula="of:=IF(OR([.$J$4]=1;[.$J$6]=1);SIN(RADIANS(INDEX([$Données.$K$99:$Données.$K$124];[$Données.N102])));&quot;&quot;)">
            <text:p/>
          </table:table-cell>
          <table:table-cell table:style-name="ce202" table:number-columns-repeated="4"/>
          <table:table-cell table:style-name="ce203" table:number-columns-repeated="3"/>
          <table:table-cell table:style-name="ce205"/>
          <table:table-cell table:style-name="ce209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5" table:formula="of:=IF(INDEX([$Données.$D$99:$Données.$D$124];[$Données.N102])=&quot;&quot;;&quot;&quot;;INDEX([$Données.$D$99:$Données.$D$124];[$Données.N102]))" office:value-type="string" office:string-value="-√3/2" calcext:value-type="string">
            <text:p>-√3/2</text:p>
          </table:table-cell>
          <table:table-cell table:style-name="ce215" table:formula="of:=IF(INDEX([$Données.$E$99:$Données.$E$124];[$Données.N102])=&quot;&quot;;&quot;&quot;;INDEX([$Données.$E$99:$Données.$E$124];[$Données.N102]))">
            <text:p/>
          </table:table-cell>
          <table:table-cell table:style-name="ce215" table:formula="of:=IF(INDEX([$Données.$F$99:$Données.$F$124];[$Données.N102])=&quot;&quot;;&quot;&quot;;INDEX([$Données.$F$99:$Données.$F$124];[$Données.N102]))">
            <text:p/>
          </table:table-cell>
          <table:table-cell table:style-name="ce217" table:formula="of:=IF([.$J$5];IF(AND([.N7]=INDEX([$Données.$J$99:$Données.$J$124];[$Données.N102]);NOT(ISBLANK([.N7])));1;0)+IF(AND([.O7]=INDEX([$Données.$K$99:$Données.$K$124];[$Données.N102]);NOT(ISBLANK([.O7])));1;0);&quot;&quot;)">
            <text:p/>
          </table:table-cell>
          <table:table-cell table:style-name="ce222" table:formula="of:=IF(AND([.$J$5];[.$J$6]);INDEX([$Données.$J$99:$Données.$J$124];[$Données.N102]);&quot; &quot;)" office:value-type="string" office:string-value=" " calcext:value-type="string">
            <text:p><text:s/></text:p>
          </table:table-cell>
          <table:table-cell table:style-name="ce222" table:formula="of:=IF(AND([.$J$5];[.$J$6]);INDEX([$Données.$K$99:$Données.$K$124];[$Données.N102]);&quot; &quot;)" office:value-type="string" office:string-value=" " calcext:value-type="string">
            <text:p><text:s/></text:p>
          </table:table-cell>
          <table:table-cell table:style-name="ce194" table:formula="of:=COUNTBLANK([.N7:.O7])" office:value-type="float" office:value="2" calcext:value-type="float">
            <text:p>2</text:p>
          </table:table-cell>
          <table:table-cell table:style-name="ce194" table:formula="of:=2-[.S7]-[.V7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103])));&quot;&quot;)">
            <text:p/>
          </table:table-cell>
          <table:table-cell table:style-name="ce196" table:formula="of:=IF(OR([.$J$4]=1;[.$J$6]=1);SIN(RADIANS(INDEX([$Données.$J$99:$Données.$J$124];[$Données.N103])));&quot;&quot;)">
            <text:p/>
          </table:table-cell>
          <table:table-cell table:style-name="ce201" table:formula="of:=IF(OR([.$J$4]=1;[.$J$6]=1);COS(RADIANS(INDEX([$Données.$K$99:$Données.$K$124];[$Données.N103])));&quot;&quot;)">
            <text:p/>
          </table:table-cell>
          <table:table-cell table:style-name="ce196" table:formula="of:=IF(OR([.$J$4]=1;[.$J$6]=1);SIN(RADIANS(INDEX([$Données.$K$99:$Données.$K$124];[$Données.N103])));&quot;&quot;)">
            <text:p/>
          </table:table-cell>
          <table:table-cell table:style-name="ce202" table:number-columns-repeated="4"/>
          <table:table-cell table:style-name="ce203" table:number-columns-repeated="3"/>
          <table:table-cell table:style-name="ce205"/>
          <table:table-cell table:style-name="ce210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6" table:formula="of:=IF(INDEX([$Données.$D$99:$Données.$D$124];[$Données.N103])=&quot;&quot;;&quot;&quot;;INDEX([$Données.$D$99:$Données.$D$124];[$Données.N103]))">
            <text:p/>
          </table:table-cell>
          <table:table-cell table:style-name="ce216" table:formula="of:=IF(INDEX([$Données.$E$99:$Données.$E$124];[$Données.N103])=&quot;&quot;;&quot;&quot;;INDEX([$Données.$E$99:$Données.$E$124];[$Données.N103]))" office:value-type="string" office:string-value="-√2/2" calcext:value-type="string">
            <text:p>-√2/2</text:p>
          </table:table-cell>
          <table:table-cell table:style-name="ce216" table:formula="of:=IF(INDEX([$Données.$F$99:$Données.$F$124];[$Données.N103])=&quot;&quot;;&quot;&quot;;INDEX([$Données.$F$99:$Données.$F$124];[$Données.N103]))">
            <text:p/>
          </table:table-cell>
          <table:table-cell table:style-name="ce351" table:formula="of:=IF([.$J$5];IF(AND([.N8]=INDEX([$Données.$J$99:$Données.$J$124];[$Données.N103]);NOT(ISBLANK([.N8])));1;0)+IF(AND([.O8]=INDEX([$Données.$K$99:$Données.$K$124];[$Données.N103]);NOT(ISBLANK([.O8])));1;0);&quot;&quot;)">
            <text:p/>
          </table:table-cell>
          <table:table-cell table:style-name="ce223" table:formula="of:=IF(AND([.$J$5];[.$J$6]);INDEX([$Données.$J$99:$Données.$J$124];[$Données.N103]);&quot; &quot;)" office:value-type="string" office:string-value=" " calcext:value-type="string">
            <text:p><text:s/></text:p>
          </table:table-cell>
          <table:table-cell table:style-name="ce223" table:formula="of:=IF(AND([.$J$5];[.$J$6]);INDEX([$Données.$K$99:$Données.$K$124];[$Données.N103]);&quot; &quot;)" office:value-type="string" office:string-value=" " calcext:value-type="string">
            <text:p><text:s/></text:p>
          </table:table-cell>
          <table:table-cell table:style-name="ce194" table:formula="of:=COUNTBLANK([.N8:.O8])" office:value-type="float" office:value="2" calcext:value-type="float">
            <text:p>2</text:p>
          </table:table-cell>
          <table:table-cell table:style-name="ce194" table:formula="of:=2-[.S8]-[.V8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7">
          <table:table-cell table:style-name="ce197">
            <draw:control table:end-cell-address="'Equations 1'.E9" table:end-x="2.82mm" table:end-y="10.2mm" draw:z-index="3" draw:style-name="gr3" draw:text-style-name="P3" svg:width="50.11mm" svg:height="9.29mm" svg:x="5.2mm" svg:y="0.91mm" draw:control="control14"/>
          </table:table-cell>
          <table:table-cell table:style-name="ce197" table:number-columns-repeated="3"/>
          <table:table-cell table:style-name="ce197">
            <draw:control table:end-cell-address="'Equations 1'.I9" table:end-x="5.24mm" table:end-y="9.49mm" draw:z-index="2" draw:style-name="gr3" draw:text-style-name="P3" svg:width="50.15mm" svg:height="9.29mm" svg:x="7.6mm" svg:y="0.2mm" draw:control="control13"/>
          </table:table-cell>
          <table:table-cell table:style-name="ce197" table:number-columns-repeated="3"/>
          <table:table-cell table:style-name="ce197">
            <draw:control table:end-cell-address="'Equations 1'.L9" table:end-x="11.62mm" table:end-y="10.2mm" draw:z-index="1" draw:style-name="gr3" draw:text-style-name="P3" svg:width="40.3mm" svg:height="9.31mm" svg:x="11.73mm" svg:y="0.89mm" draw:control="control12"/>
          </table:table-cell>
          <table:table-cell table:style-name="ce197" table:number-columns-repeated="2"/>
          <table:table-cell table:style-name="ce198"/>
          <table:table-cell/>
          <table:table-cell table:style-name="ce7" table:number-columns-repeated="6"/>
          <table:table-cell table:number-columns-repeated="2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7" table:number-columns-repeated="11"/>
          <table:table-cell table:style-name="ce198"/>
          <table:table-cell/>
          <table:table-cell table:style-name="ce7"/>
          <table:table-cell table:style-name="ce401"/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ce401"/>
          <table:covered-table-cell table:number-columns-repeated="2" table:style-name="ce7"/>
          <table:covered-table-cell/>
          <table:table-cell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/>
          <table:table-cell table:style-name="ce7"/>
          <table:table-cell table:style-name="ce401" table:number-columns-repeated="3"/>
          <table:table-cell table:style-name="ce7"/>
          <table:table-cell table:number-columns-repeated="3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2"/>
          <table:table-cell table:style-name="ce7" table:number-columns-repeated="2"/>
          <table:table-cell table:number-columns-repeated="3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3"/>
          <table:table-cell table:number-columns-repeated="4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3"/>
          <table:table-cell table:number-columns-repeated="1007"/>
        </table:table-row>
        <table:table-row table:style-name="ro17">
          <table:table-cell table:style-name="ce197" table:number-columns-repeated="12"/>
          <table:table-cell table:number-columns-repeated="1012"/>
        </table:table-row>
        <table:table-row table:style-name="ro17" table:number-rows-repeated="2">
          <table:table-cell table:style-name="ce197" table:number-columns-repeated="11"/>
          <table:table-cell table:style-name="Default"/>
          <table:table-cell table:number-columns-repeated="1012"/>
        </table:table-row>
        <table:table-row table:style-name="ro17" table:number-rows-repeated="2">
          <table:table-cell table:style-name="ce197" table:number-columns-repeated="12"/>
          <table:table-cell table:number-columns-repeated="1012"/>
        </table:table-row>
        <table:table-row table:style-name="ro17" table:number-rows-repeated="5">
          <table:table-cell table:style-name="ce153" table:number-columns-repeated="12"/>
          <table:table-cell table:number-columns-repeated="1012"/>
        </table:table-row>
        <table:table-row table:style-name="ro17" table:number-rows-repeated="15">
          <table:table-cell table:style-name="ce154" table:number-columns-repeated="12"/>
          <table:table-cell table:number-columns-repeated="1012"/>
        </table:table-row>
        <table:table-row table:style-name="ro3" table:number-rows-repeated="32">
          <table:table-cell table:style-name="ce154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vFW2TB4ORdreTAOIjb3iZIbeE7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5" form:id="control15" form:label="Réponses" form:linked-cell="'Equations 2'.J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Equations 2'.J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7" form:id="control17" form:label="Points" form:linked-cell="'Equations 2'.J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1" svg:width="159.94mm" svg:height="152.38mm" svg:x="0mm" svg:y="57.91mm">
            <draw:object draw:notify-on-update-of-ranges="Données.R7:Données.R207 Données.S7:Données.S207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R7:Données.R207 Données.T7:Données.T20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341"/>
        <table:table-column table:style-name="co32" table:default-cell-style-name="ce341"/>
        <table:table-column table:style-name="co33" table:default-cell-style-name="ce341"/>
        <table:table-column table:style-name="co34" table:number-columns-repeated="2" table:default-cell-style-name="ce341"/>
        <table:table-column table:style-name="co35" table:number-columns-repeated="3" table:default-cell-style-name="ce341"/>
        <table:table-column table:style-name="co29" table:default-cell-style-name="ce341"/>
        <table:table-column table:style-name="co36" table:number-columns-repeated="2" table:default-cell-style-name="ce341"/>
        <table:table-column table:style-name="co1" table:number-columns-repeated="1000" table:default-cell-style-name="ce341"/>
        <table:table-column table:style-name="co1" table:number-columns-repeated="3" table:default-cell-style-name="ce7"/>
        <table:table-row table:style-name="ro14">
          <table:table-cell table:style-name="ce48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346"/>
          <table:covered-table-cell table:style-name="ce347"/>
          <table:covered-table-cell table:number-columns-repeated="9"/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7"/>
          <table:covered-table-cell table:number-columns-repeated="4" table:style-name="ce351"/>
          <table:table-cell table:style-name="ce168"/>
          <table:table-cell table:style-name="ce218" table:formula="of:=IF([.$J$5];IF(SUM([.$S$4:.$S$8])*2-SUM([.$W$4:.$W$8])&lt;0;0;SUM([.$S$4:.$S$8])*2-SUM([.$W$4:.$W$8]));&quot;&quot;)" office:value-type="float" office:value="0" calcext:value-type="float">
            <text:p>0</text:p>
          </table:table-cell>
          <table:table-cell table:style-name="ce68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8"/>
          <table:covered-table-cell table:style-name="ce346"/>
          <table:covered-table-cell table:style-name="ce347"/>
          <table:covered-table-cell table:number-columns-repeated="9"/>
          <table:table-cell table:style-name="ce22" office:value-type="string" calcext:value-type="string" table:number-columns-spanned="1" table:number-rows-spanned="2">
            <text:p>Intervalle</text:p>
          </table:table-cell>
          <table:table-cell table:style-name="ce351" office:value-type="string" calcext:value-type="string" table:number-columns-spanned="2" table:number-rows-spanned="1">
            <text:p>Angles</text:p>
          </table:table-cell>
          <table:covered-table-cell table:style-name="ce351"/>
          <table:table-cell table:style-name="ce351" table:number-columns-repeated="3"/>
          <table:table-cell table:style-name="ce168" office:value-type="string" calcext:value-type="string" table:number-columns-spanned="1" table:number-rows-spanned="2">
            <text:p>Bonne(s) réponse(s)</text:p>
          </table:table-cell>
          <table:table-cell table:style-name="ce168" office:value-type="string" calcext:value-type="string" table:number-columns-spanned="2" table:number-rows-spanned="1">
            <text:p>Réponses</text:p>
          </table:table-cell>
          <table:covered-table-cell table:style-name="ce68"/>
          <table:table-cell table:number-columns-repeated="1003"/>
        </table:table-row>
        <table:table-row table:style-name="ro18">
          <table:covered-table-cell table:style-name="ce154"/>
          <table:covered-table-cell table:style-name="ce199"/>
          <table:covered-table-cell table:style-name="ce200"/>
          <table:covered-table-cell table:number-columns-repeated="9" table:style-name="ce154"/>
          <table:covered-table-cell table:style-name="ce351"/>
          <table:table-cell table:style-name="ce351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 table:style-name="ce351"/>
          <table:table-cell table:style-name="ce351" office:value-type="string" calcext:value-type="string">
            <text:p>cos(<text:span text:style-name="T6">x</text:span>)</text:p>
          </table:table-cell>
          <table:table-cell table:style-name="ce351" office:value-type="string" calcext:value-type="string">
            <text:p>sin(<text:span text:style-name="T6">x</text:span>)</text:p>
          </table:table-cell>
          <table:table-cell table:style-name="ce351" office:value-type="string" calcext:value-type="string">
            <text:p>tan(<text:span text:style-name="T6">x</text:span>)</text:p>
          </table:table-cell>
          <table:covered-table-cell table:style-name="ce168"/>
          <table:table-cell table:style-name="ce351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/>
          <table:table-cell table:style-name="ce195" office:value-type="string" calcext:value-type="string">
            <text:p>Absence de réponse</text:p>
          </table:table-cell>
          <table:table-cell table:style-name="ce195" office:value-type="string" calcext:value-type="string">
            <text:p>Mauvaise réponse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99])));&quot;&quot;)" office:value-type="float" office:value="-0.5" calcext:value-type="float">
            <text:p>-0,5</text:p>
          </table:table-cell>
          <table:table-cell table:style-name="ce224" table:formula="of:=IF(OR([.$J$4]=1;[.$J$6]=1);SIN(RADIANS(INDEX([$Données.$L$99:$Données.$L$124];[$Données.O99])));&quot;&quot;)" office:value-type="float" office:value="0.866025403784439" calcext:value-type="float">
            <text:p>0,866025403784439</text:p>
          </table:table-cell>
          <table:table-cell table:style-name="ce225" table:formula="of:=IF(OR([.$J$4]=1;[.$J$6]=1);COS(RADIANS(INDEX([$Données.$M$99:$Données.$M$124];[$Données.O99])));&quot;&quot;)" office:value-type="float" office:value="-0.5" calcext:value-type="float">
            <text:p>-0,500</text:p>
          </table:table-cell>
          <table:table-cell table:style-name="ce224" table:formula="of:=IF(OR([.$J$4]=1;[.$J$6]=1);SIN(RADIANS(INDEX([$Données.$M$99:$Données.$M$124];[$Données.O99])));&quot;&quot;)" office:value-type="float" office:value="-0.866025403784438" calcext:value-type="float">
            <text:p>-0,866025403784438</text:p>
          </table:table-cell>
          <table:table-cell table:style-name="ce226" table:number-columns-repeated="4"/>
          <table:table-cell table:style-name="ce227"/>
          <table:table-cell table:style-name="ce204" office:value-type="boolean" office:boolean-value="true" calcext:value-type="boolean">
            <text:p>VRAI</text:p>
          </table:table-cell>
          <table:table-cell table:style-name="ce203" table:number-columns-repeated="2"/>
          <table:table-cell table:style-name="ce206" office:value-type="string" calcext:value-type="string">
            <text:p>[0;360]</text:p>
          </table:table-cell>
          <table:table-cell table:style-name="ce31" table:number-columns-repeated="2"/>
          <table:table-cell table:style-name="ce212" table:formula="of:=IF(INDEX([$Données.$D$99:$Données.$D$124];[$Données.O99])=&quot;&quot;;&quot;&quot;;INDEX([$Données.$D$99:$Données.$D$124];[$Données.O99]))" office:value-type="string" office:string-value="-1/2" calcext:value-type="string">
            <text:p>-1/2</text:p>
          </table:table-cell>
          <table:table-cell table:style-name="ce212" table:formula="of:=IF(INDEX([$Données.$E$99:$Données.$E$124];[$Données.O99])=&quot;&quot;;&quot;&quot;;INDEX([$Données.$E$99:$Données.$E$124];[$Données.O99]))">
            <text:p/>
          </table:table-cell>
          <table:table-cell table:style-name="ce212" table:formula="of:=IF(INDEX([$Données.$F$99:$Données.$F$124];[$Données.O99])=&quot;&quot;;&quot;&quot;;INDEX([$Données.$F$99:$Données.$F$124];[$Données.O99]))">
            <text:p/>
          </table:table-cell>
          <table:table-cell table:style-name="ce217" table:formula="of:=IF([.$J$5];IF(AND([.N4]=INDEX([$Données.$L$99:$Données.$L$124];[$Données.O99]);NOT(ISBLANK([.N4])));1;0)+IF(AND([.O4]=INDEX([$Données.$M$99:$Données.$M$124];[$Données.O99]);NOT(ISBLANK([.O4])));1;0);&quot;&quot;)" office:value-type="float" office:value="0" calcext:value-type="float">
            <text:p>0</text:p>
          </table:table-cell>
          <table:table-cell table:style-name="ce230" table:formula="of:=IF(AND([.$J$5];[.$J$6]);INDEX([$Données.$L$99:$Données.$L$124];[$Données.O99]);&quot; &quot;)" office:value-type="float" office:value="120" calcext:value-type="float">
            <text:p>120</text:p>
          </table:table-cell>
          <table:table-cell table:style-name="ce230" table:formula="of:=IF(AND([.$J$5];[.$J$6]);INDEX([$Données.$M$99:$Données.$M$124];[$Données.O99]);&quot; &quot;)" office:value-type="float" office:value="240" calcext:value-type="float">
            <text:p>240</text:p>
          </table:table-cell>
          <table:table-cell table:style-name="ce194" table:formula="of:=COUNTBLANK([.N4:.O4])" office:value-type="float" office:value="2" calcext:value-type="float">
            <text:p>2</text:p>
          </table:table-cell>
          <table:table-cell table:style-name="ce194" table:formula="of:=2-[.S4]-[.V4]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100])));&quot;&quot;)" office:value-type="float" office:value="-0.5" calcext:value-type="float">
            <text:p>-0,5</text:p>
          </table:table-cell>
          <table:table-cell table:style-name="ce224" table:formula="of:=IF(OR([.$J$4]=1;[.$J$6]=1);SIN(RADIANS(INDEX([$Données.$L$99:$Données.$L$124];[$Données.O100])));&quot;&quot;)" office:value-type="float" office:value="0.866025403784439" calcext:value-type="float">
            <text:p>0,866025403784439</text:p>
          </table:table-cell>
          <table:table-cell table:style-name="ce225" table:formula="of:=IF(OR([.$J$4]=1;[.$J$6]=1);COS(RADIANS(INDEX([$Données.$M$99:$Données.$M$124];[$Données.O100])));&quot;&quot;)" office:value-type="float" office:value="0.5" calcext:value-type="float">
            <text:p>0,500</text:p>
          </table:table-cell>
          <table:table-cell table:style-name="ce224" table:formula="of:=IF(OR([.$J$4]=1;[.$J$6]=1);SIN(RADIANS(INDEX([$Données.$M$99:$Données.$M$124];[$Données.O100])));&quot;&quot;)" office:value-type="float" office:value="-0.866025403784439" calcext:value-type="float">
            <text:p>-0,866025403784439</text:p>
          </table:table-cell>
          <table:table-cell table:style-name="ce226" table:number-columns-repeated="4"/>
          <table:table-cell table:style-name="ce227"/>
          <table:table-cell table:style-name="ce159" office:value-type="boolean" office:boolean-value="true" calcext:value-type="boolean">
            <text:p>VRAI</text:p>
          </table:table-cell>
          <table:table-cell table:style-name="ce203" table:number-columns-repeated="2"/>
          <table:table-cell table:style-name="ce207" office:value-type="string" calcext:value-type="string">
            <text:p>[0;360]</text:p>
          </table:table-cell>
          <table:table-cell table:style-name="ce31" table:number-columns-repeated="2"/>
          <table:table-cell table:style-name="ce213" table:formula="of:=IF(INDEX([$Données.$D$99:$Données.$D$124];[$Données.O100])=&quot;&quot;;&quot;&quot;;INDEX([$Données.$D$99:$Données.$D$124];[$Données.O100]))">
            <text:p/>
          </table:table-cell>
          <table:table-cell table:style-name="ce213" table:formula="of:=IF(INDEX([$Données.$E$99:$Données.$E$124];[$Données.O100])=&quot;&quot;;&quot;&quot;;INDEX([$Données.$E$99:$Données.$E$124];[$Données.O100]))">
            <text:p/>
          </table:table-cell>
          <table:table-cell table:style-name="ce213" table:formula="of:=IF(INDEX([$Données.$F$99:$Données.$F$124];[$Données.O100])=&quot;&quot;;&quot;&quot;;INDEX([$Données.$F$99:$Données.$F$124];[$Données.O100]))" office:value-type="string" office:string-value="-√3" calcext:value-type="string">
            <text:p>-√3</text:p>
          </table:table-cell>
          <table:table-cell table:style-name="ce351" table:formula="of:=IF([.$J$5];IF(AND([.N5]=INDEX([$Données.$L$99:$Données.$L$124];[$Données.O100]);NOT(ISBLANK([.N5])));1;0)+IF(AND([.O5]=INDEX([$Données.$M$99:$Données.$M$124];[$Données.O100]);NOT(ISBLANK([.O5])));1;0);&quot;&quot;)" office:value-type="float" office:value="0" calcext:value-type="float">
            <text:p>0</text:p>
          </table:table-cell>
          <table:table-cell table:style-name="ce231" table:formula="of:=IF(AND([.$J$5];[.$J$6]);INDEX([$Données.$L$99:$Données.$L$124];[$Données.O100]);&quot; &quot;)" office:value-type="float" office:value="120" calcext:value-type="float">
            <text:p>120</text:p>
          </table:table-cell>
          <table:table-cell table:style-name="ce231" table:formula="of:=IF(AND([.$J$5];[.$J$6]);INDEX([$Données.$M$99:$Données.$M$124];[$Données.O100]);&quot; &quot;)" office:value-type="float" office:value="300" calcext:value-type="float">
            <text:p>300</text:p>
          </table:table-cell>
          <table:table-cell table:style-name="ce194" table:formula="of:=COUNTBLANK([.N5:.O5])" office:value-type="float" office:value="2" calcext:value-type="float">
            <text:p>2</text:p>
          </table:table-cell>
          <table:table-cell table:style-name="ce194" table:formula="of:=2-[.S5]-[.V5]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101])));&quot;&quot;)" office:value-type="float" office:value="1" calcext:value-type="float">
            <text:p>1</text:p>
          </table:table-cell>
          <table:table-cell table:style-name="ce224" table:formula="of:=IF(OR([.$J$4]=1;[.$J$6]=1);SIN(RADIANS(INDEX([$Données.$L$99:$Données.$L$124];[$Données.O101])));&quot;&quot;)" office:value-type="float" office:value="0" calcext:value-type="float">
            <text:p>0</text:p>
          </table:table-cell>
          <table:table-cell table:style-name="ce225" table:formula="of:=IF(OR([.$J$4]=1;[.$J$6]=1);COS(RADIANS(INDEX([$Données.$M$99:$Données.$M$124];[$Données.O101])));&quot;&quot;)" office:value-type="float" office:value="-1" calcext:value-type="float">
            <text:p>-1,000</text:p>
          </table:table-cell>
          <table:table-cell table:style-name="ce224" table:formula="of:=IF(OR([.$J$4]=1;[.$J$6]=1);SIN(RADIANS(INDEX([$Données.$M$99:$Données.$M$124];[$Données.O101])));&quot;&quot;)" office:value-type="float" office:value="1.22464679914735E-016" calcext:value-type="float">
            <text:p>1,22464679914735E-16</text:p>
          </table:table-cell>
          <table:table-cell table:style-name="ce226" table:number-columns-repeated="4"/>
          <table:table-cell table:style-name="ce227"/>
          <table:table-cell table:style-name="ce159" office:value-type="boolean" office:boolean-value="true" calcext:value-type="boolean">
            <text:p>VRAI</text:p>
          </table:table-cell>
          <table:table-cell table:style-name="ce203" table:number-columns-repeated="2"/>
          <table:table-cell table:style-name="ce228" office:value-type="string" calcext:value-type="string">
            <text:p>[0;360]</text:p>
          </table:table-cell>
          <table:table-cell table:style-name="ce31" table:number-columns-repeated="2"/>
          <table:table-cell table:style-name="ce214" table:formula="of:=IF(INDEX([$Données.$D$99:$Données.$D$124];[$Données.O101])=&quot;&quot;;&quot;&quot;;INDEX([$Données.$D$99:$Données.$D$124];[$Données.O101]))">
            <text:p/>
          </table:table-cell>
          <table:table-cell table:style-name="ce214" table:formula="of:=IF(INDEX([$Données.$E$99:$Données.$E$124];[$Données.O101])=&quot;&quot;;&quot;&quot;;INDEX([$Données.$E$99:$Données.$E$124];[$Données.O101]))">
            <text:p/>
          </table:table-cell>
          <table:table-cell table:style-name="ce214" table:formula="of:=IF(INDEX([$Données.$F$99:$Données.$F$124];[$Données.O101])=&quot;&quot;;&quot;&quot;;INDEX([$Données.$F$99:$Données.$F$124];[$Données.O101]))" office:value-type="float" office:value="0" calcext:value-type="float">
            <text:p>0</text:p>
          </table:table-cell>
          <table:table-cell table:style-name="ce351" table:formula="of:=IF([.$J$5];IF(AND([.N6]=INDEX([$Données.$L$99:$Données.$L$124];[$Données.O101]);NOT(ISBLANK([.N6])));1;0)+IF(AND([.O6]=INDEX([$Données.$M$99:$Données.$M$124];[$Données.O101]);NOT(ISBLANK([.O6])));1;0);&quot;&quot;)" office:value-type="float" office:value="0" calcext:value-type="float">
            <text:p>0</text:p>
          </table:table-cell>
          <table:table-cell table:style-name="ce232" table:formula="of:=IF(AND([.$J$5];[.$J$6]);INDEX([$Données.$L$99:$Données.$L$124];[$Données.O101]);&quot; &quot;)" office:value-type="float" office:value="0" calcext:value-type="float">
            <text:p>0</text:p>
          </table:table-cell>
          <table:table-cell table:style-name="ce232" table:formula="of:=IF(AND([.$J$5];[.$J$6]);INDEX([$Données.$M$99:$Données.$M$124];[$Données.O101]);&quot; &quot;)" office:value-type="float" office:value="180" calcext:value-type="float">
            <text:p>180</text:p>
          </table:table-cell>
          <table:table-cell table:style-name="ce194" table:formula="of:=COUNTBLANK([.N6:.O6])" office:value-type="float" office:value="2" calcext:value-type="float">
            <text:p>2</text:p>
          </table:table-cell>
          <table:table-cell table:style-name="ce194" table:formula="of:=2-[.S6]-[.V6]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102])));&quot;&quot;)" office:value-type="float" office:value="-0.866025403784439" calcext:value-type="float">
            <text:p>-0,866025403784439</text:p>
          </table:table-cell>
          <table:table-cell table:style-name="ce224" table:formula="of:=IF(OR([.$J$4]=1;[.$J$6]=1);SIN(RADIANS(INDEX([$Données.$L$99:$Données.$L$124];[$Données.O102])));&quot;&quot;)" office:value-type="float" office:value="0.5" calcext:value-type="float">
            <text:p>0,5</text:p>
          </table:table-cell>
          <table:table-cell table:style-name="ce225" table:formula="of:=IF(OR([.$J$4]=1;[.$J$6]=1);COS(RADIANS(INDEX([$Données.$M$99:$Données.$M$124];[$Données.O102])));&quot;&quot;)" office:value-type="float" office:value="0.866025403784438" calcext:value-type="float">
            <text:p>0,866</text:p>
          </table:table-cell>
          <table:table-cell table:style-name="ce224" table:formula="of:=IF(OR([.$J$4]=1;[.$J$6]=1);SIN(RADIANS(INDEX([$Données.$M$99:$Données.$M$124];[$Données.O102])));&quot;&quot;)" office:value-type="float" office:value="-0.5" calcext:value-type="float">
            <text:p>-0,5</text:p>
          </table:table-cell>
          <table:table-cell table:style-name="ce226" table:number-columns-repeated="4"/>
          <table:table-cell table:style-name="ce227"/>
          <table:table-cell table:style-name="ce203" table:number-columns-repeated="3"/>
          <table:table-cell table:style-name="ce209" office:value-type="string" calcext:value-type="string">
            <text:p>[0;360]</text:p>
          </table:table-cell>
          <table:table-cell table:style-name="ce31" table:number-columns-repeated="2"/>
          <table:table-cell table:style-name="ce215" table:formula="of:=IF(INDEX([$Données.$D$99:$Données.$D$124];[$Données.O102])=&quot;&quot;;&quot;&quot;;INDEX([$Données.$D$99:$Données.$D$124];[$Données.O102]))">
            <text:p/>
          </table:table-cell>
          <table:table-cell table:style-name="ce215" table:formula="of:=IF(INDEX([$Données.$E$99:$Données.$E$124];[$Données.O102])=&quot;&quot;;&quot;&quot;;INDEX([$Données.$E$99:$Données.$E$124];[$Données.O102]))">
            <text:p/>
          </table:table-cell>
          <table:table-cell table:style-name="ce215" table:formula="of:=IF(INDEX([$Données.$F$99:$Données.$F$124];[$Données.O102])=&quot;&quot;;&quot;&quot;;INDEX([$Données.$F$99:$Données.$F$124];[$Données.O102]))" office:value-type="string" office:string-value="-√3/3" calcext:value-type="string">
            <text:p>-√3/3</text:p>
          </table:table-cell>
          <table:table-cell table:style-name="ce351" table:formula="of:=IF([.$J$5];IF(AND([.N7]=INDEX([$Données.$L$99:$Données.$L$124];[$Données.O102]);NOT(ISBLANK([.N7])));1;0)+IF(AND([.O7]=INDEX([$Données.$M$99:$Données.$M$124];[$Données.O102]);NOT(ISBLANK([.O7])));1;0);&quot;&quot;)" office:value-type="float" office:value="0" calcext:value-type="float">
            <text:p>0</text:p>
          </table:table-cell>
          <table:table-cell table:style-name="ce233" table:formula="of:=IF(AND([.$J$5];[.$J$6]);INDEX([$Données.$L$99:$Données.$L$124];[$Données.O102]);&quot; &quot;)" office:value-type="float" office:value="150" calcext:value-type="float">
            <text:p>150</text:p>
          </table:table-cell>
          <table:table-cell table:style-name="ce233" table:formula="of:=IF(AND([.$J$5];[.$J$6]);INDEX([$Données.$M$99:$Données.$M$124];[$Données.O102]);&quot; &quot;)" office:value-type="float" office:value="330" calcext:value-type="float">
            <text:p>330</text:p>
          </table:table-cell>
          <table:table-cell table:style-name="ce194" table:formula="of:=COUNTBLANK([.N7:.O7])" office:value-type="float" office:value="2" calcext:value-type="float">
            <text:p>2</text:p>
          </table:table-cell>
          <table:table-cell table:style-name="ce194" table:formula="of:=2-[.S7]-[.V7]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103])));&quot;&quot;)" office:value-type="float" office:value="0.866025403784439" calcext:value-type="float">
            <text:p>0,866025403784439</text:p>
            <draw:control table:end-cell-address="'Equations 2'.D9" table:end-x="10.06mm" table:end-y="8.26mm" draw:z-index="3" draw:style-name="gr3" draw:text-style-name="P3" svg:width="44.64mm" svg:height="10.33mm" svg:x="5mm" svg:y="28.27mm" draw:control="control17"/>
          </table:table-cell>
          <table:table-cell table:style-name="ce224" table:formula="of:=IF(OR([.$J$4]=1;[.$J$6]=1);SIN(RADIANS(INDEX([$Données.$L$99:$Données.$L$124];[$Données.O103])));&quot;&quot;)" office:value-type="float" office:value="0.5" calcext:value-type="float">
            <text:p>0,5</text:p>
          </table:table-cell>
          <table:table-cell table:style-name="ce225" table:formula="of:=IF(OR([.$J$4]=1;[.$J$6]=1);COS(RADIANS(INDEX([$Données.$M$99:$Données.$M$124];[$Données.O103])));&quot;&quot;)" office:value-type="float" office:value="-0.866025403784439" calcext:value-type="float">
            <text:p>-0,866</text:p>
          </table:table-cell>
          <table:table-cell table:style-name="ce224" table:formula="of:=IF(OR([.$J$4]=1;[.$J$6]=1);SIN(RADIANS(INDEX([$Données.$M$99:$Données.$M$124];[$Données.O103])));&quot;&quot;)" office:value-type="float" office:value="0.5" calcext:value-type="float">
            <text:p>0,5</text:p>
          </table:table-cell>
          <table:table-cell table:style-name="ce226">
            <draw:control table:end-cell-address="'Equations 2'.H9" table:end-x="7.93mm" table:end-y="8.27mm" draw:z-index="2" draw:style-name="gr3" draw:text-style-name="P3" svg:width="44.68mm" svg:height="10.33mm" svg:x="2.85mm" svg:y="28.28mm" draw:control="control16"/>
          </table:table-cell>
          <table:table-cell table:style-name="ce226" table:number-columns-repeated="2"/>
          <table:table-cell table:style-name="ce226">
            <draw:control table:end-cell-address="'Equations 2'.L9" table:end-x="5.53mm" table:end-y="9.17mm" draw:z-index="0" draw:style-name="gr3" draw:text-style-name="P3" svg:width="45.11mm" svg:height="10.91mm" svg:x="13.2mm" svg:y="28.6mm" draw:control="control15"/>
          </table:table-cell>
          <table:table-cell table:style-name="ce227"/>
          <table:table-cell table:style-name="ce203" table:number-columns-repeated="3"/>
          <table:table-cell table:style-name="ce210" office:value-type="string" calcext:value-type="string">
            <text:p>[0;360]</text:p>
          </table:table-cell>
          <table:table-cell table:style-name="ce31" table:number-columns-repeated="2"/>
          <table:table-cell table:style-name="ce216" table:formula="of:=IF(INDEX([$Données.$D$99:$Données.$D$124];[$Données.O103])=&quot;&quot;;&quot;&quot;;INDEX([$Données.$D$99:$Données.$D$124];[$Données.O103]))">
            <text:p/>
          </table:table-cell>
          <table:table-cell table:style-name="ce216" table:formula="of:=IF(INDEX([$Données.$E$99:$Données.$E$124];[$Données.O103])=&quot;&quot;;&quot;&quot;;INDEX([$Données.$E$99:$Données.$E$124];[$Données.O103]))" office:value-type="string" office:string-value="1/2" calcext:value-type="string">
            <text:p>1/2</text:p>
          </table:table-cell>
          <table:table-cell table:style-name="ce216" table:formula="of:=IF(INDEX([$Données.$F$99:$Données.$F$124];[$Données.O103])=&quot;&quot;;&quot;&quot;;INDEX([$Données.$F$99:$Données.$F$124];[$Données.O103]))">
            <text:p/>
          </table:table-cell>
          <table:table-cell table:style-name="ce351" table:formula="of:=IF([.$J$5];IF(AND([.N8]=INDEX([$Données.$L$99:$Données.$L$124];[$Données.O103]);NOT(ISBLANK([.N8])));1;0)+IF(AND([.O8]=INDEX([$Données.$M$99:$Données.$M$124];[$Données.O103]);NOT(ISBLANK([.O8])));1;0);&quot;&quot;)" office:value-type="float" office:value="0" calcext:value-type="float">
            <text:p>0</text:p>
          </table:table-cell>
          <table:table-cell table:style-name="ce234" table:formula="of:=IF(AND([.$J$5];[.$J$6]);INDEX([$Données.$L$99:$Données.$L$124];[$Données.O103]);&quot; &quot;)" office:value-type="float" office:value="30" calcext:value-type="float">
            <text:p>30</text:p>
          </table:table-cell>
          <table:table-cell table:style-name="ce234" table:formula="of:=IF(AND([.$J$5];[.$J$6]);INDEX([$Données.$M$99:$Données.$M$124];[$Données.O103]);&quot; &quot;)" office:value-type="float" office:value="150" calcext:value-type="float">
            <text:p>150</text:p>
          </table:table-cell>
          <table:table-cell table:style-name="ce194" table:formula="of:=COUNTBLANK([.N8:.O8])" office:value-type="float" office:value="2" calcext:value-type="float">
            <text:p>2</text:p>
          </table:table-cell>
          <table:table-cell table:style-name="ce194" table:formula="of:=2-[.S8]-[.V8]" office:value-type="float" office:value="0" calcext:value-type="float">
            <text:p>0</text:p>
          </table:table-cell>
          <table:table-cell table:number-columns-repeated="1001"/>
        </table:table-row>
        <table:table-row table:style-name="ro17">
          <table:table-cell table:style-name="ce197" table:number-columns-repeated="12"/>
          <table:table-cell/>
          <table:table-cell table:style-name="ce7" table:number-columns-repeated="6"/>
          <table:table-cell table:number-columns-repeated="1005"/>
        </table:table-row>
        <table:table-row table:style-name="ro17">
          <table:table-cell table:style-name="ce197" table:number-columns-repeated="12"/>
          <table:table-cell/>
          <table:table-cell table:style-name="ce7"/>
          <table:table-cell table:style-name="ce401"/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ce401"/>
          <table:covered-table-cell table:number-columns-repeated="2" table:style-name="ce7"/>
          <table:covered-table-cell/>
          <table:table-cell table:number-columns-repeated="1004"/>
        </table:table-row>
        <table:table-row table:style-name="ro17">
          <table:table-cell table:style-name="ce198" table:number-columns-repeated="12"/>
          <table:table-cell/>
          <table:table-cell table:style-name="ce7"/>
          <table:table-cell table:style-name="ce401" table:number-columns-repeated="3"/>
          <table:table-cell table:style-name="ce7"/>
          <table:table-cell table:number-columns-repeated="1006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2"/>
          <table:table-cell table:style-name="ce7" table:number-columns-repeated="2"/>
          <table:table-cell table:number-columns-repeated="1006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3"/>
          <table:table-cell table:number-columns-repeated="1007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3"/>
          <table:table-cell table:number-columns-repeated="2"/>
          <table:table-cell table:style-name="ce229"/>
          <table:table-cell table:number-columns-repeated="1004"/>
        </table:table-row>
        <table:table-row table:style-name="ro17">
          <table:table-cell table:style-name="ce198" table:number-columns-repeated="12"/>
          <table:table-cell/>
          <table:table-cell table:style-name="ce229"/>
          <table:table-cell table:number-columns-repeated="1010"/>
        </table:table-row>
        <table:table-row table:style-name="ro17" table:number-rows-repeated="2">
          <table:table-cell table:style-name="ce198" table:number-columns-repeated="11"/>
          <table:table-cell table:style-name="Default"/>
          <table:table-cell table:number-columns-repeated="1012"/>
        </table:table-row>
        <table:table-row table:style-name="ro17">
          <table:table-cell table:style-name="ce198" table:number-columns-repeated="11"/>
          <table:table-cell table:style-name="ce171"/>
          <table:table-cell table:number-columns-repeated="1012"/>
        </table:table-row>
        <table:table-row table:style-name="ro17" table:number-rows-repeated="3">
          <table:table-cell table:style-name="ce198" table:number-columns-repeated="12"/>
          <table:table-cell table:number-columns-repeated="1012"/>
        </table:table-row>
        <table:table-row table:style-name="ro17">
          <table:table-cell table:style-name="ce197" table:number-columns-repeated="12"/>
          <table:table-cell table:number-columns-repeated="1012"/>
        </table:table-row>
        <table:table-row table:style-name="ro17" table:number-rows-repeated="17">
          <table:table-cell table:style-name="ce154" table:number-columns-repeated="12"/>
          <table:table-cell table:number-columns-repeated="1012"/>
        </table:table-row>
        <table:table-row table:style-name="ro3" table:number-rows-repeated="32">
          <table:table-cell table:style-name="ce154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vFW2TB4ORdreTAOIjb3iZIbeE78=" table:protection-key-digest-algorithm="http://www.w3.org/2000/09/xmldsig#sha1">
        <loext:table-protection loext:select-unprotected-cells="true"/>
        <table:table-column table:style-name="co37" table:number-columns-repeated="3" table:default-cell-style-name="ce455"/>
        <table:table-column table:style-name="co38" table:number-columns-repeated="3" table:default-cell-style-name="ce455"/>
        <table:table-column table:style-name="co39" table:number-columns-repeated="3" table:default-cell-style-name="ce455"/>
        <table:table-column table:style-name="co1" table:number-columns-repeated="1013" table:default-cell-style-name="ce455"/>
        <table:table-column table:style-name="co1" table:number-columns-repeated="2" table:default-cell-style-name="ce427"/>
        <table:table-row table:style-name="ro7">
          <table:table-cell table:style-name="ce425" office:value-type="string" calcext:value-type="string" table:number-columns-spanned="27" table:number-rows-spanned="1">
            <text:p>KELLER Stéphane - Lycée agricole Louis Pasteur</text:p>
          </table:table-cell>
          <table:covered-table-cell table:style-name="ce425"/>
          <table:covered-table-cell table:number-columns-repeated="5" table:style-name="ce545"/>
          <table:covered-table-cell table:style-name="ce580"/>
          <table:covered-table-cell table:number-columns-repeated="2" table:style-name="ce584"/>
          <table:covered-table-cell/>
          <table:covered-table-cell table:number-columns-repeated="3" table:style-name="ce512"/>
          <table:covered-table-cell table:number-columns-repeated="1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/>
          <table:table-cell table:style-name="ce427" table:number-columns-repeated="8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8" office:value-type="string" calcext:value-type="string" table:number-columns-spanned="10" table:number-rows-spanned="1">
            <text:p>Radian en degré et Degré en radian</text:p>
          </table:table-cell>
          <table:covered-table-cell table:number-columns-repeated="9" table:style-name="ce427"/>
          <table:table-cell/>
          <table:table-cell table:style-name="ce427" table:number-columns-repeated="3"/>
          <table:table-cell/>
          <table:table-cell table:style-name="ce427" table:number-columns-repeated="8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428" office:value-type="string" calcext:value-type="string" table:number-columns-spanned="3" table:number-rows-spanned="1">
            <text:p>Cercles</text:p>
          </table:table-cell>
          <table:covered-table-cell table:number-columns-repeated="2" table:style-name="ce427"/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2" table:style-name="ce513" office:value-type="string" calcext:value-type="string">
            <text:p>Aléatoire</text:p>
          </table:table-cell>
          <table:table-cell table:style-name="ce513" office:value-type="string" calcext:value-type="string">
            <text:p>Rang</text:p>
          </table:table-cell>
          <table:table-cell table:style-name="ce513" office:value-type="string" calcext:value-type="string">
            <text:p>Degrés</text:p>
          </table:table-cell>
          <table:table-cell table:style-name="ce513" office:value-type="string" calcext:value-type="string" table:number-columns-spanned="2" table:number-rows-spanned="1">
            <text:p>Radians</text:p>
          </table:table-cell>
          <table:covered-table-cell table:style-name="ce513"/>
          <table:table-cell table:style-name="ce513" office:value-type="string" calcext:value-type="string">
            <text:p>Numérateur</text:p>
          </table:table-cell>
          <table:table-cell table:style-name="ce513" office:value-type="string" calcext:value-type="string">
            <text:p>Dénominateur</text:p>
          </table:table-cell>
          <table:table-cell table:number-columns-repeated="2" table:style-name="ce513" office:value-type="string" calcext:value-type="string">
            <text:p>choix</text:p>
          </table:table-cell>
          <table:table-cell/>
          <table:table-cell table:style-name="ce427" table:number-columns-repeated="3"/>
          <table:table-cell/>
          <table:table-cell table:style-name="ce427" table:number-columns-repeated="8"/>
          <table:table-cell/>
          <table:table-cell table:style-name="ce427" table:number-columns-repeated="3"/>
          <table:table-cell table:number-columns-repeated="997"/>
        </table:table-row>
        <table:table-row table:style-name="ro19">
          <table:table-cell table:style-name="ce514" table:formula="of:=RANDBETWEEN(1;1000000)" office:value-type="float" office:value="478000" calcext:value-type="float">
            <text:p>478000</text:p>
          </table:table-cell>
          <table:table-cell table:style-name="ce514" table:formula="of:=RANDBETWEEN(1;1000000)" office:value-type="float" office:value="552253" calcext:value-type="float">
            <text:p>552253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0" calcext:value-type="float">
            <text:p>0</text:p>
          </table:table-cell>
          <table:table-cell table:style-name="ce514" table:formula="of:=0" office:value-type="float" office:value="0" calcext:value-type="float">
            <text:p>0</text:p>
          </table:table-cell>
          <table:table-cell table:style-name="ce514" table:formula="of:=[.D6]*PI()/180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A6];[.$A$6:.$A$22];0)" office:value-type="float" office:value="9" calcext:value-type="float">
            <text:p>9</text:p>
          </table:table-cell>
          <table:table-cell table:style-name="ce514" table:formula="of:=RANK([.B6];[.$B$6:.$B$22];0)" office:value-type="float" office:value="5" calcext:value-type="float">
            <text:p>5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2" office:value-type="string" calcext:value-type="string">
            <text:p>x</text:p>
          </table:table-cell>
          <table:table-cell table:style-name="ce512" office:value-type="string" calcext:value-type="string">
            <text:p>y<text:span text:style-name="T8">1</text:span></text:p>
          </table:table-cell>
          <table:table-cell table:style-name="ce512" office:value-type="string" calcext:value-type="string">
            <text:p>y<text:span text:style-name="T8">2</text:span>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5597" calcext:value-type="float">
            <text:p>85597</text:p>
          </table:table-cell>
          <table:table-cell table:style-name="ce514" table:formula="of:=RANDBETWEEN(1;1000000)" office:value-type="float" office:value="640282" calcext:value-type="float">
            <text:p>640282</text:p>
          </table:table-cell>
          <table:table-cell table:style-name="ce514" office:value-type="float" office:value="2" calcext:value-type="float">
            <text:p>2</text:p>
          </table:table-cell>
          <table:table-cell table:style-name="ce514" office:value-type="float" office:value="30" calcext:value-type="float">
            <text:p>30</text:p>
          </table:table-cell>
          <table:table-cell table:style-name="ce514" office:value-type="string" calcext:value-type="string">
            <text:p><text:span text:style-name="T10">π</text:span>/6</text:p>
          </table:table-cell>
          <table:table-cell table:style-name="ce514" table:formula="of:=[.D7]*PI()/180" office:value-type="float" office:value="0.523598775598299" calcext:value-type="float">
            <text:p>0,523598775598299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A7];[.$A$6:.$A$22];0)" office:value-type="float" office:value="16" calcext:value-type="float">
            <text:p>16</text:p>
          </table:table-cell>
          <table:table-cell table:style-name="ce514" table:formula="of:=RANK([.B7];[.$B$6:.$B$22];0)" office:value-type="float" office:value="3" calcext:value-type="float">
            <text:p>3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office:value-type="float" office:value="-1" calcext:value-type="float">
            <text:p>-1</text:p>
          </table:table-cell>
          <table:table-cell table:style-name="ce514" table:formula="of:=SQRT(1-[.R7]^2)" office:value-type="float" office:value="0" calcext:value-type="float">
            <text:p>0</text:p>
          </table:table-cell>
          <table:table-cell table:style-name="ce514" table:formula="of:=-SQRT(1-[.R7]^2)" office:value-type="float" office:value="-0" calcext:value-type="float">
            <text:p>0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69927" calcext:value-type="float">
            <text:p>469927</text:p>
          </table:table-cell>
          <table:table-cell table:style-name="ce514" table:formula="of:=RANDBETWEEN(1;1000000)" office:value-type="float" office:value="782129" calcext:value-type="float">
            <text:p>782129</text:p>
          </table:table-cell>
          <table:table-cell table:style-name="ce514" office:value-type="float" office:value="3" calcext:value-type="float">
            <text:p>3</text:p>
          </table:table-cell>
          <table:table-cell table:style-name="ce514" office:value-type="float" office:value="45" calcext:value-type="float">
            <text:p>45</text:p>
          </table:table-cell>
          <table:table-cell table:style-name="ce514" office:value-type="string" calcext:value-type="string">
            <text:p><text:span text:style-name="T10">π</text:span>/4</text:p>
          </table:table-cell>
          <table:table-cell table:style-name="ce514" table:formula="of:=[.D8]*PI()/180" office:value-type="float" office:value="0.785398163397448" calcext:value-type="float">
            <text:p>0,785398163397448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A8];[.$A$6:.$A$22];0)" office:value-type="float" office:value="10" calcext:value-type="float">
            <text:p>10</text:p>
          </table:table-cell>
          <table:table-cell table:style-name="ce514" table:formula="of:=RANK([.B8];[.$B$6:.$B$22];0)" office:value-type="float" office:value="2" calcext:value-type="float">
            <text:p>2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7]+0.01" office:value-type="float" office:value="-0.99" calcext:value-type="float">
            <text:p>-0,99</text:p>
          </table:table-cell>
          <table:table-cell table:style-name="ce514" table:formula="of:=SQRT(1-[.R8]^2)" office:value-type="float" office:value="0.141067359796659" calcext:value-type="float">
            <text:p>0,141067359796659</text:p>
          </table:table-cell>
          <table:table-cell table:style-name="ce514" table:formula="of:=-SQRT(1-[.R8]^2)" office:value-type="float" office:value="-0.141067359796659" calcext:value-type="float">
            <text:p>-0,141067359796659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45834" calcext:value-type="float">
            <text:p>545834</text:p>
          </table:table-cell>
          <table:table-cell table:style-name="ce514" table:formula="of:=RANDBETWEEN(1;1000000)" office:value-type="float" office:value="625149" calcext:value-type="float">
            <text:p>625149</text:p>
          </table:table-cell>
          <table:table-cell table:style-name="ce514" office:value-type="float" office:value="4" calcext:value-type="float">
            <text:p>4</text:p>
          </table:table-cell>
          <table:table-cell table:style-name="ce514" office:value-type="float" office:value="60" calcext:value-type="float">
            <text:p>60</text:p>
          </table:table-cell>
          <table:table-cell table:style-name="ce514" office:value-type="string" calcext:value-type="string">
            <text:p><text:span text:style-name="T10">π</text:span>/3</text:p>
          </table:table-cell>
          <table:table-cell table:style-name="ce514" table:formula="of:=[.D9]*PI()/180" office:value-type="float" office:value="1.0471975511966" calcext:value-type="float">
            <text:p>1,0471975511966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A9];[.$A$6:.$A$22];0)" office:value-type="float" office:value="6" calcext:value-type="float">
            <text:p>6</text:p>
          </table:table-cell>
          <table:table-cell table:style-name="ce514" table:formula="of:=RANK([.B9];[.$B$6:.$B$22];0)" office:value-type="float" office:value="4" calcext:value-type="float">
            <text:p>4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8]+0.01" office:value-type="float" office:value="-0.98" calcext:value-type="float">
            <text:p>-0,98</text:p>
          </table:table-cell>
          <table:table-cell table:style-name="ce514" table:formula="of:=SQRT(1-[.R9]^2)" office:value-type="float" office:value="0.198997487421324" calcext:value-type="float">
            <text:p>0,198997487421324</text:p>
          </table:table-cell>
          <table:table-cell table:style-name="ce514" table:formula="of:=-SQRT(1-[.R9]^2)" office:value-type="float" office:value="-0.198997487421324" calcext:value-type="float">
            <text:p>-0,19899748742132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68987" calcext:value-type="float">
            <text:p>368987</text:p>
          </table:table-cell>
          <table:table-cell table:style-name="ce514" table:formula="of:=RANDBETWEEN(1;1000000)" office:value-type="float" office:value="353700" calcext:value-type="float">
            <text:p>353700</text:p>
          </table:table-cell>
          <table:table-cell table:style-name="ce514" office:value-type="float" office:value="5" calcext:value-type="float">
            <text:p>5</text:p>
          </table:table-cell>
          <table:table-cell table:style-name="ce514" office:value-type="float" office:value="90" calcext:value-type="float">
            <text:p>90</text:p>
          </table:table-cell>
          <table:table-cell table:style-name="ce514" office:value-type="string" calcext:value-type="string">
            <text:p><text:span text:style-name="T10">π</text:span>/2</text:p>
          </table:table-cell>
          <table:table-cell table:style-name="ce514" table:formula="of:=[.D10]*PI()/180" office:value-type="float" office:value="1.5707963267949" calcext:value-type="float">
            <text:p>1,5707963267949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A10];[.$A$6:.$A$22];0)" office:value-type="float" office:value="11" calcext:value-type="float">
            <text:p>11</text:p>
          </table:table-cell>
          <table:table-cell table:style-name="ce514" table:formula="of:=RANK([.B10];[.$B$6:.$B$22];0)" office:value-type="float" office:value="9" calcext:value-type="float">
            <text:p>9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9]+0.01" office:value-type="float" office:value="-0.97" calcext:value-type="float">
            <text:p>-0,97</text:p>
          </table:table-cell>
          <table:table-cell table:style-name="ce514" table:formula="of:=SQRT(1-[.R10]^2)" office:value-type="float" office:value="0.243104915622864" calcext:value-type="float">
            <text:p>0,243104915622864</text:p>
          </table:table-cell>
          <table:table-cell table:style-name="ce514" table:formula="of:=-SQRT(1-[.R10]^2)" office:value-type="float" office:value="-0.243104915622864" calcext:value-type="float">
            <text:p>-0,24310491562286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40386" calcext:value-type="float">
            <text:p>540386</text:p>
          </table:table-cell>
          <table:table-cell table:style-name="ce514" table:formula="of:=RANDBETWEEN(1;1000000)" office:value-type="float" office:value="32500" calcext:value-type="float">
            <text:p>32500</text:p>
          </table:table-cell>
          <table:table-cell table:style-name="ce514" office:value-type="float" office:value="6" calcext:value-type="float">
            <text:p>6</text:p>
          </table:table-cell>
          <table:table-cell table:style-name="ce514" office:value-type="float" office:value="120" calcext:value-type="float">
            <text:p>120</text:p>
          </table:table-cell>
          <table:table-cell table:style-name="ce514" office:value-type="string" calcext:value-type="string">
            <text:p><text:span text:style-name="T10">2π</text:span>/3</text:p>
          </table:table-cell>
          <table:table-cell table:style-name="ce514" table:formula="of:=[.D11]*PI()/180" office:value-type="float" office:value="2.0943951023932" calcext:value-type="float">
            <text:p>2,0943951023932</text:p>
          </table:table-cell>
          <table:table-cell table:style-name="ce547" office:value-type="float" office:value="2" calcext:value-type="float">
            <text:p>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A11];[.$A$6:.$A$22];0)" office:value-type="float" office:value="7" calcext:value-type="float">
            <text:p>7</text:p>
          </table:table-cell>
          <table:table-cell table:style-name="ce514" table:formula="of:=RANK([.B11];[.$B$6:.$B$22];0)" office:value-type="float" office:value="16" calcext:value-type="float">
            <text:p>16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0]+0.01" office:value-type="float" office:value="-0.96" calcext:value-type="float">
            <text:p>-0,96</text:p>
          </table:table-cell>
          <table:table-cell table:style-name="ce514" table:formula="of:=SQRT(1-[.R11]^2)" office:value-type="float" office:value="0.28" calcext:value-type="float">
            <text:p>0,28</text:p>
          </table:table-cell>
          <table:table-cell table:style-name="ce514" table:formula="of:=-SQRT(1-[.R11]^2)" office:value-type="float" office:value="-0.28" calcext:value-type="float">
            <text:p>-0,2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176576" calcext:value-type="float">
            <text:p>176576</text:p>
          </table:table-cell>
          <table:table-cell table:style-name="ce514" table:formula="of:=RANDBETWEEN(1;1000000)" office:value-type="float" office:value="428613" calcext:value-type="float">
            <text:p>428613</text:p>
          </table:table-cell>
          <table:table-cell table:style-name="ce514" office:value-type="float" office:value="7" calcext:value-type="float">
            <text:p>7</text:p>
          </table:table-cell>
          <table:table-cell table:style-name="ce514" office:value-type="float" office:value="135" calcext:value-type="float">
            <text:p>135</text:p>
          </table:table-cell>
          <table:table-cell table:style-name="ce514" office:value-type="string" calcext:value-type="string">
            <text:p><text:span text:style-name="T10">3π</text:span>/4</text:p>
          </table:table-cell>
          <table:table-cell table:style-name="ce514" table:formula="of:=[.D12]*PI()/180" office:value-type="float" office:value="2.35619449019234" calcext:value-type="float">
            <text:p>2,35619449019234</text:p>
          </table:table-cell>
          <table:table-cell table:style-name="ce547" office:value-type="float" office:value="3" calcext:value-type="float">
            <text:p>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A12];[.$A$6:.$A$22];0)" office:value-type="float" office:value="15" calcext:value-type="float">
            <text:p>15</text:p>
          </table:table-cell>
          <table:table-cell table:style-name="ce514" table:formula="of:=RANK([.B12];[.$B$6:.$B$22];0)" office:value-type="float" office:value="8" calcext:value-type="float">
            <text:p>8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1]+0.01" office:value-type="float" office:value="-0.95" calcext:value-type="float">
            <text:p>-0,95</text:p>
          </table:table-cell>
          <table:table-cell table:style-name="ce514" table:formula="of:=SQRT(1-[.R12]^2)" office:value-type="float" office:value="0.31224989991992" calcext:value-type="float">
            <text:p>0,31224989991992</text:p>
          </table:table-cell>
          <table:table-cell table:style-name="ce514" table:formula="of:=-SQRT(1-[.R12]^2)" office:value-type="float" office:value="-0.31224989991992" calcext:value-type="float">
            <text:p>-0,3122498999199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50572" calcext:value-type="float">
            <text:p>750572</text:p>
          </table:table-cell>
          <table:table-cell table:style-name="ce514" table:formula="of:=RANDBETWEEN(1;1000000)" office:value-type="float" office:value="123373" calcext:value-type="float">
            <text:p>123373</text:p>
          </table:table-cell>
          <table:table-cell table:style-name="ce514" office:value-type="float" office:value="8" calcext:value-type="float">
            <text:p>8</text:p>
          </table:table-cell>
          <table:table-cell table:style-name="ce514" office:value-type="float" office:value="150" calcext:value-type="float">
            <text:p>150</text:p>
          </table:table-cell>
          <table:table-cell table:style-name="ce514" office:value-type="string" calcext:value-type="string">
            <text:p><text:span text:style-name="T10">5π</text:span>/6</text:p>
          </table:table-cell>
          <table:table-cell table:style-name="ce514" table:formula="of:=[.D13]*PI()/180" office:value-type="float" office:value="2.61799387799149" calcext:value-type="float">
            <text:p>2,61799387799149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A13];[.$A$6:.$A$22];0)" office:value-type="float" office:value="2" calcext:value-type="float">
            <text:p>2</text:p>
          </table:table-cell>
          <table:table-cell table:style-name="ce514" table:formula="of:=RANK([.B13];[.$B$6:.$B$22];0)" office:value-type="float" office:value="15" calcext:value-type="float">
            <text:p>15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2]+0.01" office:value-type="float" office:value="-0.94" calcext:value-type="float">
            <text:p>-0,94</text:p>
          </table:table-cell>
          <table:table-cell table:style-name="ce514" table:formula="of:=SQRT(1-[.R13]^2)" office:value-type="float" office:value="0.34117444218464" calcext:value-type="float">
            <text:p>0,34117444218464</text:p>
          </table:table-cell>
          <table:table-cell table:style-name="ce514" table:formula="of:=-SQRT(1-[.R13]^2)" office:value-type="float" office:value="-0.34117444218464" calcext:value-type="float">
            <text:p>-0,3411744421846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56496" calcext:value-type="float">
            <text:p>556496</text:p>
          </table:table-cell>
          <table:table-cell table:style-name="ce514" table:formula="of:=RANDBETWEEN(1;1000000)" office:value-type="float" office:value="481465" calcext:value-type="float">
            <text:p>481465</text:p>
          </table:table-cell>
          <table:table-cell table:style-name="ce514" office:value-type="float" office:value="9" calcext:value-type="float">
            <text:p>9</text:p>
          </table:table-cell>
          <table:table-cell table:style-name="ce514" office:value-type="float" office:value="180" calcext:value-type="float">
            <text:p>180</text:p>
          </table:table-cell>
          <table:table-cell table:style-name="ce514" office:value-type="string" calcext:value-type="string">
            <text:p>π</text:p>
          </table:table-cell>
          <table:table-cell table:style-name="ce514" table:formula="of:=[.D14]*PI()/180" office:value-type="float" office:value="3.14159265358979" calcext:value-type="float">
            <text:p>3,14159265358979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A14];[.$A$6:.$A$22];0)" office:value-type="float" office:value="5" calcext:value-type="float">
            <text:p>5</text:p>
          </table:table-cell>
          <table:table-cell table:style-name="ce514" table:formula="of:=RANK([.B14];[.$B$6:.$B$22];0)" office:value-type="float" office:value="7" calcext:value-type="float">
            <text:p>7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3]+0.01" office:value-type="float" office:value="-0.93" calcext:value-type="float">
            <text:p>-0,93</text:p>
          </table:table-cell>
          <table:table-cell table:style-name="ce514" table:formula="of:=SQRT(1-[.R14]^2)" office:value-type="float" office:value="0.367559518989782" calcext:value-type="float">
            <text:p>0,367559518989782</text:p>
          </table:table-cell>
          <table:table-cell table:style-name="ce514" table:formula="of:=-SQRT(1-[.R14]^2)" office:value-type="float" office:value="-0.367559518989782" calcext:value-type="float">
            <text:p>-0,36755951898978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41926" calcext:value-type="float">
            <text:p>741926</text:p>
          </table:table-cell>
          <table:table-cell table:style-name="ce514" table:formula="of:=RANDBETWEEN(1;1000000)" office:value-type="float" office:value="989334" calcext:value-type="float">
            <text:p>989334</text:p>
          </table:table-cell>
          <table:table-cell table:style-name="ce514" office:value-type="float" office:value="10" calcext:value-type="float">
            <text:p>10</text:p>
          </table:table-cell>
          <table:table-cell table:style-name="ce514" office:value-type="float" office:value="210" calcext:value-type="float">
            <text:p>210</text:p>
          </table:table-cell>
          <table:table-cell table:style-name="ce514" office:value-type="string" calcext:value-type="string">
            <text:p><text:span text:style-name="T10">7π</text:span>/6</text:p>
          </table:table-cell>
          <table:table-cell table:style-name="ce514" table:formula="of:=[.D15]*PI()/180" office:value-type="float" office:value="3.66519142918809" calcext:value-type="float">
            <text:p>3,66519142918809</text:p>
          </table:table-cell>
          <table:table-cell table:style-name="ce547" office:value-type="float" office:value="7" calcext:value-type="float">
            <text:p>7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A15];[.$A$6:.$A$22];0)" office:value-type="float" office:value="3" calcext:value-type="float">
            <text:p>3</text:p>
          </table:table-cell>
          <table:table-cell table:style-name="ce514" table:formula="of:=RANK([.B15];[.$B$6:.$B$22];0)" office:value-type="float" office:value="1" calcext:value-type="float">
            <text:p>1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4]+0.01" office:value-type="float" office:value="-0.92" calcext:value-type="float">
            <text:p>-0,92</text:p>
          </table:table-cell>
          <table:table-cell table:style-name="ce514" table:formula="of:=SQRT(1-[.R15]^2)" office:value-type="float" office:value="0.391918358845309" calcext:value-type="float">
            <text:p>0,391918358845309</text:p>
          </table:table-cell>
          <table:table-cell table:style-name="ce514" table:formula="of:=-SQRT(1-[.R15]^2)" office:value-type="float" office:value="-0.391918358845309" calcext:value-type="float">
            <text:p>-0,391918358845309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91212" calcext:value-type="float">
            <text:p>791212</text:p>
          </table:table-cell>
          <table:table-cell table:style-name="ce514" table:formula="of:=RANDBETWEEN(1;1000000)" office:value-type="float" office:value="28475" calcext:value-type="float">
            <text:p>28475</text:p>
          </table:table-cell>
          <table:table-cell table:style-name="ce514" office:value-type="float" office:value="11" calcext:value-type="float">
            <text:p>11</text:p>
          </table:table-cell>
          <table:table-cell table:style-name="ce514" office:value-type="float" office:value="225" calcext:value-type="float">
            <text:p>225</text:p>
          </table:table-cell>
          <table:table-cell table:style-name="ce514" office:value-type="string" calcext:value-type="string">
            <text:p><text:span text:style-name="T10">5π</text:span>/4</text:p>
          </table:table-cell>
          <table:table-cell table:style-name="ce514" table:formula="of:=[.D16]*PI()/180" office:value-type="float" office:value="3.92699081698724" calcext:value-type="float">
            <text:p>3,92699081698724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A16];[.$A$6:.$A$22];0)" office:value-type="float" office:value="1" calcext:value-type="float">
            <text:p>1</text:p>
          </table:table-cell>
          <table:table-cell table:style-name="ce514" table:formula="of:=RANK([.B16];[.$B$6:.$B$22];0)" office:value-type="float" office:value="17" calcext:value-type="float">
            <text:p>17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5]+0.01" office:value-type="float" office:value="-0.91" calcext:value-type="float">
            <text:p>-0,91</text:p>
          </table:table-cell>
          <table:table-cell table:style-name="ce514" table:formula="of:=SQRT(1-[.R16]^2)" office:value-type="float" office:value="0.414608248832558" calcext:value-type="float">
            <text:p>0,414608248832558</text:p>
          </table:table-cell>
          <table:table-cell table:style-name="ce514" table:formula="of:=-SQRT(1-[.R16]^2)" office:value-type="float" office:value="-0.414608248832558" calcext:value-type="float">
            <text:p>-0,41460824883255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13689" calcext:value-type="float">
            <text:p>613689</text:p>
          </table:table-cell>
          <table:table-cell table:style-name="ce514" table:formula="of:=RANDBETWEEN(1;1000000)" office:value-type="float" office:value="348033" calcext:value-type="float">
            <text:p>348033</text:p>
          </table:table-cell>
          <table:table-cell table:style-name="ce514" office:value-type="float" office:value="12" calcext:value-type="float">
            <text:p>12</text:p>
          </table:table-cell>
          <table:table-cell table:style-name="ce514" office:value-type="float" office:value="240" calcext:value-type="float">
            <text:p>240</text:p>
          </table:table-cell>
          <table:table-cell table:style-name="ce514" office:value-type="string" calcext:value-type="string">
            <text:p><text:span text:style-name="T10">4π</text:span>/3</text:p>
          </table:table-cell>
          <table:table-cell table:style-name="ce514" table:formula="of:=[.D17]*PI()/180" office:value-type="float" office:value="4.18879020478639" calcext:value-type="float">
            <text:p>4,18879020478639</text:p>
          </table:table-cell>
          <table:table-cell table:style-name="ce547" office:value-type="float" office:value="4" calcext:value-type="float">
            <text:p>4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A17];[.$A$6:.$A$22];0)" office:value-type="float" office:value="4" calcext:value-type="float">
            <text:p>4</text:p>
          </table:table-cell>
          <table:table-cell table:style-name="ce514" table:formula="of:=RANK([.B17];[.$B$6:.$B$22];0)" office:value-type="float" office:value="10" calcext:value-type="float">
            <text:p>10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6]+0.01" office:value-type="float" office:value="-0.9" calcext:value-type="float">
            <text:p>-0,9</text:p>
          </table:table-cell>
          <table:table-cell table:style-name="ce514" table:formula="of:=SQRT(1-[.R17]^2)" office:value-type="float" office:value="0.435889894354068" calcext:value-type="float">
            <text:p>0,435889894354068</text:p>
          </table:table-cell>
          <table:table-cell table:style-name="ce514" table:formula="of:=-SQRT(1-[.R17]^2)" office:value-type="float" office:value="-0.435889894354068" calcext:value-type="float">
            <text:p>-0,43588989435406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48699" calcext:value-type="float">
            <text:p>248699</text:p>
          </table:table-cell>
          <table:table-cell table:style-name="ce514" table:formula="of:=RANDBETWEEN(1;1000000)" office:value-type="float" office:value="505634" calcext:value-type="float">
            <text:p>505634</text:p>
          </table:table-cell>
          <table:table-cell table:style-name="ce514" office:value-type="float" office:value="13" calcext:value-type="float">
            <text:p>13</text:p>
          </table:table-cell>
          <table:table-cell table:style-name="ce514" office:value-type="float" office:value="270" calcext:value-type="float">
            <text:p>270</text:p>
          </table:table-cell>
          <table:table-cell table:style-name="ce514" office:value-type="string" calcext:value-type="string">
            <text:p><text:span text:style-name="T10">3π</text:span>/2</text:p>
          </table:table-cell>
          <table:table-cell table:style-name="ce514" table:formula="of:=[.D18]*PI()/180" office:value-type="float" office:value="4.71238898038469" calcext:value-type="float">
            <text:p>4,71238898038469</text:p>
          </table:table-cell>
          <table:table-cell table:style-name="ce547" office:value-type="float" office:value="3" calcext:value-type="float">
            <text:p>3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A18];[.$A$6:.$A$22];0)" office:value-type="float" office:value="13" calcext:value-type="float">
            <text:p>13</text:p>
          </table:table-cell>
          <table:table-cell table:style-name="ce514" table:formula="of:=RANK([.B18];[.$B$6:.$B$22];0)" office:value-type="float" office:value="6" calcext:value-type="float">
            <text:p>6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7]+0.01" office:value-type="float" office:value="-0.89" calcext:value-type="float">
            <text:p>-0,89</text:p>
          </table:table-cell>
          <table:table-cell table:style-name="ce514" table:formula="of:=SQRT(1-[.R18]^2)" office:value-type="float" office:value="0.45596052460712" calcext:value-type="float">
            <text:p>0,45596052460712</text:p>
          </table:table-cell>
          <table:table-cell table:style-name="ce514" table:formula="of:=-SQRT(1-[.R18]^2)" office:value-type="float" office:value="-0.45596052460712" calcext:value-type="float">
            <text:p>-0,4559605246071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13295" calcext:value-type="float">
            <text:p>213295</text:p>
          </table:table-cell>
          <table:table-cell table:style-name="ce514" table:formula="of:=RANDBETWEEN(1;1000000)" office:value-type="float" office:value="313989" calcext:value-type="float">
            <text:p>313989</text:p>
          </table:table-cell>
          <table:table-cell table:style-name="ce514" office:value-type="float" office:value="14" calcext:value-type="float">
            <text:p>14</text:p>
          </table:table-cell>
          <table:table-cell table:style-name="ce514" office:value-type="float" office:value="300" calcext:value-type="float">
            <text:p>300</text:p>
          </table:table-cell>
          <table:table-cell table:style-name="ce514" office:value-type="string" calcext:value-type="string">
            <text:p><text:span text:style-name="T10">5π</text:span>/3</text:p>
          </table:table-cell>
          <table:table-cell table:style-name="ce514" table:formula="of:=[.D19]*PI()/180" office:value-type="float" office:value="5.23598775598299" calcext:value-type="float">
            <text:p>5,23598775598299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A19];[.$A$6:.$A$22];0)" office:value-type="float" office:value="14" calcext:value-type="float">
            <text:p>14</text:p>
          </table:table-cell>
          <table:table-cell table:style-name="ce514" table:formula="of:=RANK([.B19];[.$B$6:.$B$22];0)" office:value-type="float" office:value="11" calcext:value-type="float">
            <text:p>11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8]+0.01" office:value-type="float" office:value="-0.88" calcext:value-type="float">
            <text:p>-0,88</text:p>
          </table:table-cell>
          <table:table-cell table:style-name="ce514" table:formula="of:=SQRT(1-[.R19]^2)" office:value-type="float" office:value="0.474973683481517" calcext:value-type="float">
            <text:p>0,474973683481517</text:p>
          </table:table-cell>
          <table:table-cell table:style-name="ce514" table:formula="of:=-SQRT(1-[.R19]^2)" office:value-type="float" office:value="-0.474973683481517" calcext:value-type="float">
            <text:p>-0,474973683481517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2077" calcext:value-type="float">
            <text:p>42077</text:p>
          </table:table-cell>
          <table:table-cell table:style-name="ce514" table:formula="of:=RANDBETWEEN(1;1000000)" office:value-type="float" office:value="220563" calcext:value-type="float">
            <text:p>220563</text:p>
          </table:table-cell>
          <table:table-cell table:style-name="ce514" office:value-type="float" office:value="15" calcext:value-type="float">
            <text:p>15</text:p>
          </table:table-cell>
          <table:table-cell table:style-name="ce514" office:value-type="float" office:value="315" calcext:value-type="float">
            <text:p>315</text:p>
          </table:table-cell>
          <table:table-cell table:style-name="ce514" office:value-type="string" calcext:value-type="string">
            <text:p><text:span text:style-name="T10">7π</text:span>/4</text:p>
          </table:table-cell>
          <table:table-cell table:style-name="ce514" table:formula="of:=[.D20]*PI()/180" office:value-type="float" office:value="5.49778714378214" calcext:value-type="float">
            <text:p>5,49778714378214</text:p>
          </table:table-cell>
          <table:table-cell table:style-name="ce547" office:value-type="float" office:value="7" calcext:value-type="float">
            <text:p>7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A20];[.$A$6:.$A$22];0)" office:value-type="float" office:value="17" calcext:value-type="float">
            <text:p>17</text:p>
          </table:table-cell>
          <table:table-cell table:style-name="ce514" table:formula="of:=RANK([.B20];[.$B$6:.$B$22];0)" office:value-type="float" office:value="12" calcext:value-type="float">
            <text:p>12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9]+0.01" office:value-type="float" office:value="-0.87" calcext:value-type="float">
            <text:p>-0,87</text:p>
          </table:table-cell>
          <table:table-cell table:style-name="ce514" table:formula="of:=SQRT(1-[.R20]^2)" office:value-type="float" office:value="0.493051721424842" calcext:value-type="float">
            <text:p>0,493051721424842</text:p>
          </table:table-cell>
          <table:table-cell table:style-name="ce514" table:formula="of:=-SQRT(1-[.R20]^2)" office:value-type="float" office:value="-0.493051721424842" calcext:value-type="float">
            <text:p>-0,49305172142484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06538" calcext:value-type="float">
            <text:p>306538</text:p>
          </table:table-cell>
          <table:table-cell table:style-name="ce514" table:formula="of:=RANDBETWEEN(1;1000000)" office:value-type="float" office:value="172924" calcext:value-type="float">
            <text:p>172924</text:p>
          </table:table-cell>
          <table:table-cell table:style-name="ce514" office:value-type="float" office:value="16" calcext:value-type="float">
            <text:p>16</text:p>
          </table:table-cell>
          <table:table-cell table:style-name="ce514" office:value-type="float" office:value="330" calcext:value-type="float">
            <text:p>330</text:p>
          </table:table-cell>
          <table:table-cell table:style-name="ce514" office:value-type="string" calcext:value-type="string">
            <text:p><text:span text:style-name="T10">11π</text:span>/6</text:p>
          </table:table-cell>
          <table:table-cell table:style-name="ce514" table:formula="of:=[.D21]*PI()/180" office:value-type="float" office:value="5.75958653158129" calcext:value-type="float">
            <text:p>5,75958653158129</text:p>
          </table:table-cell>
          <table:table-cell table:style-name="ce547" office:value-type="float" office:value="11" calcext:value-type="float">
            <text:p>1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A21];[.$A$6:.$A$22];0)" office:value-type="float" office:value="12" calcext:value-type="float">
            <text:p>12</text:p>
          </table:table-cell>
          <table:table-cell table:style-name="ce514" table:formula="of:=RANK([.B21];[.$B$6:.$B$22];0)" office:value-type="float" office:value="13" calcext:value-type="float">
            <text:p>13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20]+0.01" office:value-type="float" office:value="-0.86" calcext:value-type="float">
            <text:p>-0,86</text:p>
          </table:table-cell>
          <table:table-cell table:style-name="ce514" table:formula="of:=SQRT(1-[.R21]^2)" office:value-type="float" office:value="0.510294032886923" calcext:value-type="float">
            <text:p>0,510294032886923</text:p>
          </table:table-cell>
          <table:table-cell table:style-name="ce514" table:formula="of:=-SQRT(1-[.R21]^2)" office:value-type="float" office:value="-0.510294032886923" calcext:value-type="float">
            <text:p>-0,510294032886923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79217" calcext:value-type="float">
            <text:p>479217</text:p>
          </table:table-cell>
          <table:table-cell table:style-name="ce514" table:formula="of:=RANDBETWEEN(1;1000000)" office:value-type="float" office:value="151416" calcext:value-type="float">
            <text:p>151416</text:p>
          </table:table-cell>
          <table:table-cell table:style-name="ce514" office:value-type="float" office:value="17" calcext:value-type="float">
            <text:p>17</text:p>
          </table:table-cell>
          <table:table-cell table:style-name="ce514" office:value-type="float" office:value="360" calcext:value-type="float">
            <text:p>360</text:p>
          </table:table-cell>
          <table:table-cell table:style-name="ce514" office:value-type="string" calcext:value-type="string">
            <text:p>2π</text:p>
          </table:table-cell>
          <table:table-cell table:style-name="ce514" table:formula="of:=[.D22]*PI()/180" office:value-type="float" office:value="6.28318530717959" calcext:value-type="float">
            <text:p>6,28318530717959</text:p>
          </table:table-cell>
          <table:table-cell table:style-name="ce547" office:value-type="float" office:value="2" calcext:value-type="float">
            <text:p>2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A22];[.$A$6:.$A$22];0)" office:value-type="float" office:value="8" calcext:value-type="float">
            <text:p>8</text:p>
          </table:table-cell>
          <table:table-cell table:style-name="ce514" table:formula="of:=RANK([.B22];[.$B$6:.$B$22];0)" office:value-type="float" office:value="14" calcext:value-type="float">
            <text:p>14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21]+0.01" office:value-type="float" office:value="-0.85" calcext:value-type="float">
            <text:p>-0,85</text:p>
          </table:table-cell>
          <table:table-cell table:style-name="ce514" table:formula="of:=SQRT(1-[.R22]^2)" office:value-type="float" office:value="0.526782687642637" calcext:value-type="float">
            <text:p>0,526782687642637</text:p>
          </table:table-cell>
          <table:table-cell table:style-name="ce514" table:formula="of:=-SQRT(1-[.R22]^2)" office:value-type="float" office:value="-0.526782687642637" calcext:value-type="float">
            <text:p>-0,526782687642637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31" table:number-columns-repeated="2"/>
          <table:table-cell table:number-columns-repeated="5"/>
          <table:table-cell table:style-name="ce431" table:number-columns-repeated="3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22]+0.01" office:value-type="float" office:value="-0.84" calcext:value-type="float">
            <text:p>-0,84</text:p>
          </table:table-cell>
          <table:table-cell table:style-name="ce514" table:formula="of:=SQRT(1-[.R23]^2)" office:value-type="float" office:value="0.542586398650022" calcext:value-type="float">
            <text:p>0,542586398650022</text:p>
          </table:table-cell>
          <table:table-cell table:style-name="ce514" table:formula="of:=-SQRT(1-[.R23]^2)" office:value-type="float" office:value="-0.542586398650022" calcext:value-type="float">
            <text:p>-0,54258639865002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8" office:value-type="string" calcext:value-type="string" table:number-columns-spanned="14" table:number-rows-spanned="1">
            <text:p>Mesure principale</text:p>
          </table:table-cell>
          <table:covered-table-cell table:number-columns-repeated="6" table:style-name="ce427"/>
          <table:covered-table-cell table:number-columns-repeated="3" table:style-name="ce431"/>
          <table:covered-table-cell/>
          <table:covered-table-cell table:number-columns-repeated="3" table:style-name="ce427"/>
          <table:table-cell/>
          <table:table-cell table:style-name="ce427" table:number-columns-repeated="2"/>
          <table:table-cell table:style-name="ce514" table:formula="of:=[.R23]+0.01" office:value-type="float" office:value="-0.83" calcext:value-type="float">
            <text:p>-0,83</text:p>
          </table:table-cell>
          <table:table-cell table:style-name="ce514" table:formula="of:=SQRT(1-[.R24]^2)" office:value-type="float" office:value="0.557763390695374" calcext:value-type="float">
            <text:p>0,557763390695374</text:p>
          </table:table-cell>
          <table:table-cell table:style-name="ce514" table:formula="of:=-SQRT(1-[.R24]^2)" office:value-type="float" office:value="-0.557763390695374" calcext:value-type="float">
            <text:p>-0,55776339069537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style-name="ce431" table:number-columns-repeated="3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24]+0.01" office:value-type="float" office:value="-0.82" calcext:value-type="float">
            <text:p>-0,82</text:p>
          </table:table-cell>
          <table:table-cell table:style-name="ce514" table:formula="of:=SQRT(1-[.R25]^2)" office:value-type="float" office:value="0.572363520850168" calcext:value-type="float">
            <text:p>0,572363520850168</text:p>
          </table:table-cell>
          <table:table-cell table:style-name="ce514" table:formula="of:=-SQRT(1-[.R25]^2)" office:value-type="float" office:value="-0.572363520850168" calcext:value-type="float">
            <text:p>-0,57236352085016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3" office:value-type="string" calcext:value-type="string">
            <text:p>Aléatoire</text:p>
          </table:table-cell>
          <table:table-cell table:style-name="ce513" office:value-type="string" calcext:value-type="string">
            <text:p>Rang</text:p>
          </table:table-cell>
          <table:table-cell table:style-name="ce513" office:value-type="string" calcext:value-type="string">
            <text:p>degrés</text:p>
          </table:table-cell>
          <table:table-cell table:style-name="ce513" office:value-type="string" calcext:value-type="string">
            <text:p>MP</text:p>
          </table:table-cell>
          <table:table-cell table:style-name="ce513" office:value-type="string" calcext:value-type="string">
            <text:p>choix</text:p>
          </table:table-cell>
          <table:table-cell table:style-name="ce427"/>
          <table:table-cell table:style-name="ce513" office:value-type="string" calcext:value-type="string">
            <text:p>Aléatoire</text:p>
          </table:table-cell>
          <table:table-cell table:style-name="ce513" office:value-type="string" calcext:value-type="string">
            <text:p>Rang</text:p>
          </table:table-cell>
          <table:table-cell table:style-name="ce513" office:value-type="string" calcext:value-type="string">
            <text:p>radians</text:p>
          </table:table-cell>
          <table:table-cell table:style-name="ce513" office:value-type="string" calcext:value-type="string">
            <text:p>MP</text:p>
          </table:table-cell>
          <table:table-cell table:style-name="ce513" office:value-type="string" calcext:value-type="string">
            <text:p>Degré</text:p>
          </table:table-cell>
          <table:table-cell table:style-name="ce513" office:value-type="string" calcext:value-type="string">
            <text:p>Num</text:p>
          </table:table-cell>
          <table:table-cell table:style-name="ce513" office:value-type="string" calcext:value-type="string">
            <text:p>Dénom</text:p>
          </table:table-cell>
          <table:table-cell table:style-name="ce513" office:value-type="string" calcext:value-type="string">
            <text:p>choix</text:p>
          </table:table-cell>
          <table:table-cell/>
          <table:table-cell table:style-name="ce427" table:number-columns-repeated="2"/>
          <table:table-cell table:style-name="ce514" table:formula="of:=[.R25]+0.01" office:value-type="float" office:value="-0.81" calcext:value-type="float">
            <text:p>-0,81</text:p>
          </table:table-cell>
          <table:table-cell table:style-name="ce514" table:formula="of:=SQRT(1-[.R26]^2)" office:value-type="float" office:value="0.58642987645583" calcext:value-type="float">
            <text:p>0,58642987645583</text:p>
          </table:table-cell>
          <table:table-cell table:style-name="ce514" table:formula="of:=-SQRT(1-[.R26]^2)" office:value-type="float" office:value="-0.58642987645583" calcext:value-type="float">
            <text:p>-0,58642987645583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12108" calcext:value-type="float">
            <text:p>612108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0" calcext:value-type="float">
            <text:p>0</text:p>
          </table:table-cell>
          <table:table-cell table:style-name="ce547" table:formula="of:=IF([.C27]&gt;180;[.C27]-360;IF([.C27]&lt;-180;[.C27]+360;[.C27]))" office:value-type="float" office:value="0" calcext:value-type="float">
            <text:p>0</text:p>
          </table:table-cell>
          <table:table-cell table:style-name="ce514" table:formula="of:=RANK([.A27];[.$A$27:.$A$58];0)" office:value-type="float" office:value="17" calcext:value-type="float">
            <text:p>17</text:p>
          </table:table-cell>
          <table:table-cell table:style-name="ce427"/>
          <table:table-cell table:style-name="ce514" table:formula="of:=RANDBETWEEN(1;1000000)" office:value-type="float" office:value="833935" calcext:value-type="float">
            <text:p>833935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0" office:value-type="float" office:value="0" calcext:value-type="float">
            <text:p>0</text:p>
          </table:table-cell>
          <table:table-cell table:style-name="ce514" table:formula="of:=[.I27]" office:value-type="float" office:value="0" calcext:value-type="float">
            <text:p>0</text:p>
          </table:table-cell>
          <table:table-cell table:style-name="ce514" table:formula="of:=[.L27]*180/[.M27]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27];[.$G$27:.$G$59];0)" office:value-type="float" office:value="8" calcext:value-type="float">
            <text:p>8</text:p>
          </table:table-cell>
          <table:table-cell/>
          <table:table-cell table:style-name="ce427" table:number-columns-repeated="2"/>
          <table:table-cell table:style-name="ce514" table:formula="of:=[.R26]+0.01" office:value-type="float" office:value="-0.8" calcext:value-type="float">
            <text:p>-0,8</text:p>
          </table:table-cell>
          <table:table-cell table:style-name="ce514" table:formula="of:=SQRT(1-[.R27]^2)" office:value-type="float" office:value="0.6" calcext:value-type="float">
            <text:p>0,6</text:p>
          </table:table-cell>
          <table:table-cell table:style-name="ce514" table:formula="of:=-SQRT(1-[.R27]^2)" office:value-type="float" office:value="-0.6" calcext:value-type="float">
            <text:p>-0,6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88792" calcext:value-type="float">
            <text:p>988792</text:p>
          </table:table-cell>
          <table:table-cell table:style-name="ce514" office:value-type="float" office:value="2" calcext:value-type="float">
            <text:p>2</text:p>
          </table:table-cell>
          <table:table-cell table:style-name="ce514" office:value-type="float" office:value="30" calcext:value-type="float">
            <text:p>30</text:p>
          </table:table-cell>
          <table:table-cell table:style-name="ce547" table:formula="of:=IF([.C28]&gt;180;[.C28]-360;IF([.C28]&lt;-180;[.C28]+360;[.C28]))" office:value-type="float" office:value="30" calcext:value-type="float">
            <text:p>30</text:p>
          </table:table-cell>
          <table:table-cell table:style-name="ce514" table:formula="of:=RANK([.A28];[.$A$27:.$A$58];0)" office:value-type="float" office:value="2" calcext:value-type="float">
            <text:p>2</text:p>
          </table:table-cell>
          <table:table-cell table:style-name="ce427"/>
          <table:table-cell table:style-name="ce514" table:formula="of:=RANDBETWEEN(1;1000000)" office:value-type="float" office:value="895020" calcext:value-type="float">
            <text:p>895020</text:p>
          </table:table-cell>
          <table:table-cell table:style-name="ce514" office:value-type="float" office:value="2" calcext:value-type="float">
            <text:p>2</text:p>
          </table:table-cell>
          <table:table-cell table:style-name="ce514" office:value-type="string" calcext:value-type="string">
            <text:p><text:span text:style-name="T10">π</text:span>/6</text:p>
          </table:table-cell>
          <table:table-cell table:style-name="ce514" table:formula="of:=[.I28]" office:value-type="string" office:string-value="π/6" calcext:value-type="string">
            <text:p>π/6</text:p>
          </table:table-cell>
          <table:table-cell table:style-name="ce514" table:formula="of:=[.L28]*180/[.M28]" office:value-type="float" office:value="30" calcext:value-type="float">
            <text:p>3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28];[.$G$27:.$G$59];0)" office:value-type="float" office:value="4" calcext:value-type="float">
            <text:p>4</text:p>
          </table:table-cell>
          <table:table-cell/>
          <table:table-cell table:style-name="ce427" table:number-columns-repeated="2"/>
          <table:table-cell table:style-name="ce514" table:formula="of:=[.R27]+0.01" office:value-type="float" office:value="-0.79" calcext:value-type="float">
            <text:p>-0,79</text:p>
          </table:table-cell>
          <table:table-cell table:style-name="ce514" table:formula="of:=SQRT(1-[.R28]^2)" office:value-type="float" office:value="0.613106842238774" calcext:value-type="float">
            <text:p>0,613106842238774</text:p>
          </table:table-cell>
          <table:table-cell table:style-name="ce514" table:formula="of:=-SQRT(1-[.R28]^2)" office:value-type="float" office:value="-0.613106842238774" calcext:value-type="float">
            <text:p>-0,61310684223877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56705" calcext:value-type="float">
            <text:p>756705</text:p>
          </table:table-cell>
          <table:table-cell table:style-name="ce514" office:value-type="float" office:value="3" calcext:value-type="float">
            <text:p>3</text:p>
          </table:table-cell>
          <table:table-cell table:style-name="ce514" office:value-type="float" office:value="45" calcext:value-type="float">
            <text:p>45</text:p>
          </table:table-cell>
          <table:table-cell table:style-name="ce547" table:formula="of:=IF([.C29]&gt;180;[.C29]-360;IF([.C29]&lt;-180;[.C29]+360;[.C29]))" office:value-type="float" office:value="45" calcext:value-type="float">
            <text:p>45</text:p>
          </table:table-cell>
          <table:table-cell table:style-name="ce514" table:formula="of:=RANK([.A29];[.$A$27:.$A$58];0)" office:value-type="float" office:value="13" calcext:value-type="float">
            <text:p>13</text:p>
          </table:table-cell>
          <table:table-cell table:style-name="ce427"/>
          <table:table-cell table:style-name="ce514" table:formula="of:=RANDBETWEEN(1;1000000)" office:value-type="float" office:value="592353" calcext:value-type="float">
            <text:p>592353</text:p>
          </table:table-cell>
          <table:table-cell table:style-name="ce514" office:value-type="float" office:value="3" calcext:value-type="float">
            <text:p>3</text:p>
          </table:table-cell>
          <table:table-cell table:style-name="ce514" office:value-type="string" calcext:value-type="string">
            <text:p><text:span text:style-name="T10">π</text:span>/4</text:p>
          </table:table-cell>
          <table:table-cell table:style-name="ce514" table:formula="of:=[.I29]" office:value-type="string" office:string-value="π/4" calcext:value-type="string">
            <text:p>π/4</text:p>
          </table:table-cell>
          <table:table-cell table:style-name="ce514" table:formula="of:=[.L29]*180/[.M29]" office:value-type="float" office:value="45" calcext:value-type="float">
            <text:p>45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29];[.$G$27:.$G$59];0)" office:value-type="float" office:value="15" calcext:value-type="float">
            <text:p>15</text:p>
          </table:table-cell>
          <table:table-cell/>
          <table:table-cell table:style-name="ce427" table:number-columns-repeated="2"/>
          <table:table-cell table:style-name="ce514" table:formula="of:=[.R28]+0.01" office:value-type="float" office:value="-0.78" calcext:value-type="float">
            <text:p>-0,78</text:p>
          </table:table-cell>
          <table:table-cell table:style-name="ce514" table:formula="of:=SQRT(1-[.R29]^2)" office:value-type="float" office:value="0.625779513886481" calcext:value-type="float">
            <text:p>0,625779513886481</text:p>
          </table:table-cell>
          <table:table-cell table:style-name="ce514" table:formula="of:=-SQRT(1-[.R29]^2)" office:value-type="float" office:value="-0.625779513886481" calcext:value-type="float">
            <text:p>-0,625779513886481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13540" calcext:value-type="float">
            <text:p>913540</text:p>
          </table:table-cell>
          <table:table-cell table:style-name="ce514" office:value-type="float" office:value="4" calcext:value-type="float">
            <text:p>4</text:p>
          </table:table-cell>
          <table:table-cell table:style-name="ce514" office:value-type="float" office:value="60" calcext:value-type="float">
            <text:p>60</text:p>
          </table:table-cell>
          <table:table-cell table:style-name="ce547" table:formula="of:=IF([.C30]&gt;180;[.C30]-360;IF([.C30]&lt;-180;[.C30]+360;[.C30]))" office:value-type="float" office:value="60" calcext:value-type="float">
            <text:p>60</text:p>
          </table:table-cell>
          <table:table-cell table:style-name="ce514" table:formula="of:=RANK([.A30];[.$A$27:.$A$58];0)" office:value-type="float" office:value="6" calcext:value-type="float">
            <text:p>6</text:p>
          </table:table-cell>
          <table:table-cell table:style-name="ce427"/>
          <table:table-cell table:style-name="ce514" table:formula="of:=RANDBETWEEN(1;1000000)" office:value-type="float" office:value="145868" calcext:value-type="float">
            <text:p>145868</text:p>
          </table:table-cell>
          <table:table-cell table:style-name="ce514" office:value-type="float" office:value="4" calcext:value-type="float">
            <text:p>4</text:p>
          </table:table-cell>
          <table:table-cell table:style-name="ce514" office:value-type="string" calcext:value-type="string">
            <text:p><text:span text:style-name="T10">π</text:span>/3</text:p>
          </table:table-cell>
          <table:table-cell table:style-name="ce514" table:formula="of:=[.I30]" office:value-type="string" office:string-value="π/3" calcext:value-type="string">
            <text:p>π/3</text:p>
          </table:table-cell>
          <table:table-cell table:style-name="ce514" table:formula="of:=[.L30]*180/[.M30]" office:value-type="float" office:value="60" calcext:value-type="float">
            <text:p>6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30];[.$G$27:.$G$59];0)" office:value-type="float" office:value="31" calcext:value-type="float">
            <text:p>31</text:p>
          </table:table-cell>
          <table:table-cell/>
          <table:table-cell table:style-name="ce427" table:number-columns-repeated="2"/>
          <table:table-cell table:style-name="ce514" table:formula="of:=[.R29]+0.01" office:value-type="float" office:value="-0.77" calcext:value-type="float">
            <text:p>-0,77</text:p>
          </table:table-cell>
          <table:table-cell table:style-name="ce514" table:formula="of:=SQRT(1-[.R30]^2)" office:value-type="float" office:value="0.638043885637971" calcext:value-type="float">
            <text:p>0,638043885637971</text:p>
          </table:table-cell>
          <table:table-cell table:style-name="ce514" table:formula="of:=-SQRT(1-[.R30]^2)" office:value-type="float" office:value="-0.638043885637971" calcext:value-type="float">
            <text:p>-0,638043885637971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16763" calcext:value-type="float">
            <text:p>416763</text:p>
          </table:table-cell>
          <table:table-cell table:style-name="ce514" office:value-type="float" office:value="5" calcext:value-type="float">
            <text:p>5</text:p>
          </table:table-cell>
          <table:table-cell table:style-name="ce514" office:value-type="float" office:value="90" calcext:value-type="float">
            <text:p>90</text:p>
          </table:table-cell>
          <table:table-cell table:style-name="ce547" table:formula="of:=IF([.C31]&gt;180;[.C31]-360;IF([.C31]&lt;-180;[.C31]+360;[.C31]))" office:value-type="float" office:value="90" calcext:value-type="float">
            <text:p>90</text:p>
          </table:table-cell>
          <table:table-cell table:style-name="ce514" table:formula="of:=RANK([.A31];[.$A$27:.$A$58];0)" office:value-type="float" office:value="21" calcext:value-type="float">
            <text:p>21</text:p>
          </table:table-cell>
          <table:table-cell table:style-name="ce427"/>
          <table:table-cell table:style-name="ce514" table:formula="of:=RANDBETWEEN(1;1000000)" office:value-type="float" office:value="693673" calcext:value-type="float">
            <text:p>693673</text:p>
          </table:table-cell>
          <table:table-cell table:style-name="ce514" office:value-type="float" office:value="5" calcext:value-type="float">
            <text:p>5</text:p>
          </table:table-cell>
          <table:table-cell table:style-name="ce514" office:value-type="string" calcext:value-type="string">
            <text:p><text:span text:style-name="T10">π</text:span>/2</text:p>
          </table:table-cell>
          <table:table-cell table:style-name="ce514" table:formula="of:=[.I31]" office:value-type="string" office:string-value="π/2" calcext:value-type="string">
            <text:p>π/2</text:p>
          </table:table-cell>
          <table:table-cell table:style-name="ce514" table:formula="of:=[.L31]*180/[.M31]" office:value-type="float" office:value="90" calcext:value-type="float">
            <text:p>9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G31];[.$G$27:.$G$59];0)" office:value-type="float" office:value="13" calcext:value-type="float">
            <text:p>13</text:p>
          </table:table-cell>
          <table:table-cell/>
          <table:table-cell table:style-name="ce427" table:number-columns-repeated="2"/>
          <table:table-cell table:style-name="ce514" table:formula="of:=[.R30]+0.01" office:value-type="float" office:value="-0.76" calcext:value-type="float">
            <text:p>-0,76</text:p>
          </table:table-cell>
          <table:table-cell table:style-name="ce514" table:formula="of:=SQRT(1-[.R31]^2)" office:value-type="float" office:value="0.649923072370877" calcext:value-type="float">
            <text:p>0,649923072370877</text:p>
          </table:table-cell>
          <table:table-cell table:style-name="ce514" table:formula="of:=-SQRT(1-[.R31]^2)" office:value-type="float" office:value="-0.649923072370877" calcext:value-type="float">
            <text:p>-0,649923072370877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115102" calcext:value-type="float">
            <text:p>115102</text:p>
          </table:table-cell>
          <table:table-cell table:style-name="ce514" office:value-type="float" office:value="6" calcext:value-type="float">
            <text:p>6</text:p>
          </table:table-cell>
          <table:table-cell table:style-name="ce514" office:value-type="float" office:value="120" calcext:value-type="float">
            <text:p>120</text:p>
          </table:table-cell>
          <table:table-cell table:style-name="ce547" table:formula="of:=IF([.C32]&gt;180;[.C32]-360;IF([.C32]&lt;-180;[.C32]+360;[.C32]))" office:value-type="float" office:value="120" calcext:value-type="float">
            <text:p>120</text:p>
          </table:table-cell>
          <table:table-cell table:style-name="ce514" table:formula="of:=RANK([.A32];[.$A$27:.$A$58];0)" office:value-type="float" office:value="28" calcext:value-type="float">
            <text:p>28</text:p>
          </table:table-cell>
          <table:table-cell table:style-name="ce427"/>
          <table:table-cell table:style-name="ce514" table:formula="of:=RANDBETWEEN(1;1000000)" office:value-type="float" office:value="989552" calcext:value-type="float">
            <text:p>989552</text:p>
          </table:table-cell>
          <table:table-cell table:style-name="ce514" office:value-type="float" office:value="6" calcext:value-type="float">
            <text:p>6</text:p>
          </table:table-cell>
          <table:table-cell table:style-name="ce514" office:value-type="string" calcext:value-type="string">
            <text:p><text:span text:style-name="T10">2π</text:span>/3</text:p>
          </table:table-cell>
          <table:table-cell table:style-name="ce514" table:formula="of:=[.I32]" office:value-type="string" office:string-value="2π/3" calcext:value-type="string">
            <text:p>2π/3</text:p>
          </table:table-cell>
          <table:table-cell table:style-name="ce514" table:formula="of:=[.L32]*180/[.M32]" office:value-type="float" office:value="120" calcext:value-type="float">
            <text:p>120</text:p>
          </table:table-cell>
          <table:table-cell table:style-name="ce547" office:value-type="float" office:value="2" calcext:value-type="float">
            <text:p>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32];[.$G$27:.$G$59];0)" office:value-type="float" office:value="2" calcext:value-type="float">
            <text:p>2</text:p>
          </table:table-cell>
          <table:table-cell/>
          <table:table-cell table:style-name="ce427" table:number-columns-repeated="2"/>
          <table:table-cell table:style-name="ce514" table:formula="of:=[.R31]+0.01" office:value-type="float" office:value="-0.75" calcext:value-type="float">
            <text:p>-0,75</text:p>
          </table:table-cell>
          <table:table-cell table:style-name="ce514" table:formula="of:=SQRT(1-[.R32]^2)" office:value-type="float" office:value="0.661437827766148" calcext:value-type="float">
            <text:p>0,661437827766148</text:p>
          </table:table-cell>
          <table:table-cell table:style-name="ce514" table:formula="of:=-SQRT(1-[.R32]^2)" office:value-type="float" office:value="-0.661437827766148" calcext:value-type="float">
            <text:p>-0,66143782776614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60465" calcext:value-type="float">
            <text:p>360465</text:p>
          </table:table-cell>
          <table:table-cell table:style-name="ce514" office:value-type="float" office:value="7" calcext:value-type="float">
            <text:p>7</text:p>
          </table:table-cell>
          <table:table-cell table:style-name="ce514" office:value-type="float" office:value="135" calcext:value-type="float">
            <text:p>135</text:p>
          </table:table-cell>
          <table:table-cell table:style-name="ce547" table:formula="of:=IF([.C33]&gt;180;[.C33]-360;IF([.C33]&lt;-180;[.C33]+360;[.C33]))" office:value-type="float" office:value="135" calcext:value-type="float">
            <text:p>135</text:p>
          </table:table-cell>
          <table:table-cell table:style-name="ce514" table:formula="of:=RANK([.A33];[.$A$27:.$A$58];0)" office:value-type="float" office:value="23" calcext:value-type="float">
            <text:p>23</text:p>
          </table:table-cell>
          <table:table-cell table:style-name="ce427"/>
          <table:table-cell table:style-name="ce514" table:formula="of:=RANDBETWEEN(1;1000000)" office:value-type="float" office:value="186918" calcext:value-type="float">
            <text:p>186918</text:p>
          </table:table-cell>
          <table:table-cell table:style-name="ce514" office:value-type="float" office:value="7" calcext:value-type="float">
            <text:p>7</text:p>
          </table:table-cell>
          <table:table-cell table:style-name="ce514" office:value-type="string" calcext:value-type="string">
            <text:p><text:span text:style-name="T10">3π</text:span>/4</text:p>
          </table:table-cell>
          <table:table-cell table:style-name="ce514" table:formula="of:=[.I33]" office:value-type="string" office:string-value="3π/4" calcext:value-type="string">
            <text:p>3π/4</text:p>
          </table:table-cell>
          <table:table-cell table:style-name="ce514" table:formula="of:=[.L33]*180/[.M33]" office:value-type="float" office:value="135" calcext:value-type="float">
            <text:p>135</text:p>
          </table:table-cell>
          <table:table-cell table:style-name="ce547" office:value-type="float" office:value="3" calcext:value-type="float">
            <text:p>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33];[.$G$27:.$G$59];0)" office:value-type="float" office:value="28" calcext:value-type="float">
            <text:p>28</text:p>
          </table:table-cell>
          <table:table-cell/>
          <table:table-cell table:style-name="ce427" table:number-columns-repeated="2"/>
          <table:table-cell table:style-name="ce514" table:formula="of:=[.R32]+0.01" office:value-type="float" office:value="-0.74" calcext:value-type="float">
            <text:p>-0,74</text:p>
          </table:table-cell>
          <table:table-cell table:style-name="ce514" table:formula="of:=SQRT(1-[.R33]^2)" office:value-type="float" office:value="0.67260686883201" calcext:value-type="float">
            <text:p>0,67260686883201</text:p>
          </table:table-cell>
          <table:table-cell table:style-name="ce514" table:formula="of:=-SQRT(1-[.R33]^2)" office:value-type="float" office:value="-0.67260686883201" calcext:value-type="float">
            <text:p>-0,67260686883201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79326" calcext:value-type="float">
            <text:p>879326</text:p>
          </table:table-cell>
          <table:table-cell table:style-name="ce514" office:value-type="float" office:value="8" calcext:value-type="float">
            <text:p>8</text:p>
          </table:table-cell>
          <table:table-cell table:style-name="ce514" office:value-type="float" office:value="150" calcext:value-type="float">
            <text:p>150</text:p>
          </table:table-cell>
          <table:table-cell table:style-name="ce547" table:formula="of:=IF([.C34]&gt;180;[.C34]-360;IF([.C34]&lt;-180;[.C34]+360;[.C34]))" office:value-type="float" office:value="150" calcext:value-type="float">
            <text:p>150</text:p>
          </table:table-cell>
          <table:table-cell table:style-name="ce514" table:formula="of:=RANK([.A34];[.$A$27:.$A$58];0)" office:value-type="float" office:value="8" calcext:value-type="float">
            <text:p>8</text:p>
          </table:table-cell>
          <table:table-cell table:style-name="ce427"/>
          <table:table-cell table:style-name="ce514" table:formula="of:=RANDBETWEEN(1;1000000)" office:value-type="float" office:value="499388" calcext:value-type="float">
            <text:p>499388</text:p>
          </table:table-cell>
          <table:table-cell table:style-name="ce514" office:value-type="float" office:value="8" calcext:value-type="float">
            <text:p>8</text:p>
          </table:table-cell>
          <table:table-cell table:style-name="ce514" office:value-type="string" calcext:value-type="string">
            <text:p><text:span text:style-name="T10">5π</text:span>/6</text:p>
          </table:table-cell>
          <table:table-cell table:style-name="ce514" table:formula="of:=[.I34]" office:value-type="string" office:string-value="5π/6" calcext:value-type="string">
            <text:p>5π/6</text:p>
          </table:table-cell>
          <table:table-cell table:style-name="ce514" table:formula="of:=[.L34]*180/[.M34]" office:value-type="float" office:value="150" calcext:value-type="float">
            <text:p>150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34];[.$G$27:.$G$59];0)" office:value-type="float" office:value="19" calcext:value-type="float">
            <text:p>19</text:p>
          </table:table-cell>
          <table:table-cell/>
          <table:table-cell table:style-name="ce427" table:number-columns-repeated="2"/>
          <table:table-cell table:style-name="ce514" table:formula="of:=[.R33]+0.01" office:value-type="float" office:value="-0.73" calcext:value-type="float">
            <text:p>-0,73</text:p>
          </table:table-cell>
          <table:table-cell table:style-name="ce514" table:formula="of:=SQRT(1-[.R34]^2)" office:value-type="float" office:value="0.683447144993671" calcext:value-type="float">
            <text:p>0,683447144993671</text:p>
          </table:table-cell>
          <table:table-cell table:style-name="ce514" table:formula="of:=-SQRT(1-[.R34]^2)" office:value-type="float" office:value="-0.683447144993671" calcext:value-type="float">
            <text:p>-0,683447144993671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100941" calcext:value-type="float">
            <text:p>100941</text:p>
          </table:table-cell>
          <table:table-cell table:style-name="ce514" office:value-type="float" office:value="9" calcext:value-type="float">
            <text:p>9</text:p>
          </table:table-cell>
          <table:table-cell table:style-name="ce514" office:value-type="float" office:value="180" calcext:value-type="float">
            <text:p>180</text:p>
          </table:table-cell>
          <table:table-cell table:style-name="ce547" table:formula="of:=IF([.C35]&gt;180;[.C35]-360;IF([.C35]&lt;-180;[.C35]+360;[.C35]))" office:value-type="float" office:value="180" calcext:value-type="float">
            <text:p>180</text:p>
          </table:table-cell>
          <table:table-cell table:style-name="ce514" table:formula="of:=RANK([.A35];[.$A$27:.$A$58];0)" office:value-type="float" office:value="29" calcext:value-type="float">
            <text:p>29</text:p>
          </table:table-cell>
          <table:table-cell table:style-name="ce434"/>
          <table:table-cell table:style-name="ce514" table:formula="of:=RANDBETWEEN(1;1000000)" office:value-type="float" office:value="993231" calcext:value-type="float">
            <text:p>993231</text:p>
          </table:table-cell>
          <table:table-cell table:style-name="ce514" office:value-type="float" office:value="9" calcext:value-type="float">
            <text:p>9</text:p>
          </table:table-cell>
          <table:table-cell table:style-name="ce514" office:value-type="string" calcext:value-type="string">
            <text:p>π</text:p>
          </table:table-cell>
          <table:table-cell table:style-name="ce514" table:formula="of:=[.I35]" office:value-type="string" office:string-value="π" calcext:value-type="string">
            <text:p>π</text:p>
          </table:table-cell>
          <table:table-cell table:style-name="ce514" table:formula="of:=[.L35]*180/[.M35]" office:value-type="float" office:value="180" calcext:value-type="float">
            <text:p>18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35];[.$G$27:.$G$59];0)" office:value-type="float" office:value="1" calcext:value-type="float">
            <text:p>1</text:p>
          </table:table-cell>
          <table:table-cell/>
          <table:table-cell table:style-name="ce427" table:number-columns-repeated="2"/>
          <table:table-cell table:style-name="ce514" table:formula="of:=[.R34]+0.01" office:value-type="float" office:value="-0.72" calcext:value-type="float">
            <text:p>-0,72</text:p>
          </table:table-cell>
          <table:table-cell table:style-name="ce514" table:formula="of:=SQRT(1-[.R35]^2)" office:value-type="float" office:value="0.693974062915899" calcext:value-type="float">
            <text:p>0,693974062915899</text:p>
          </table:table-cell>
          <table:table-cell table:style-name="ce514" table:formula="of:=-SQRT(1-[.R35]^2)" office:value-type="float" office:value="-0.693974062915899" calcext:value-type="float">
            <text:p>-0,693974062915899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22128" calcext:value-type="float">
            <text:p>622128</text:p>
          </table:table-cell>
          <table:table-cell table:style-name="ce514" office:value-type="float" office:value="10" calcext:value-type="float">
            <text:p>10</text:p>
          </table:table-cell>
          <table:table-cell table:style-name="ce514" office:value-type="float" office:value="210" calcext:value-type="float">
            <text:p>210</text:p>
          </table:table-cell>
          <table:table-cell table:style-name="ce547" table:formula="of:=IF([.C36]&gt;180;[.C36]-360;IF([.C36]&lt;-180;[.C36]+360;[.C36]))" office:value-type="float" office:value="-150" calcext:value-type="float">
            <text:p>-150</text:p>
          </table:table-cell>
          <table:table-cell table:style-name="ce514" table:formula="of:=RANK([.A36];[.$A$27:.$A$58];0)" office:value-type="float" office:value="16" calcext:value-type="float">
            <text:p>16</text:p>
          </table:table-cell>
          <table:table-cell table:style-name="ce568"/>
          <table:table-cell table:style-name="ce514" table:formula="of:=RANDBETWEEN(1;1000000)" office:value-type="float" office:value="770805" calcext:value-type="float">
            <text:p>770805</text:p>
          </table:table-cell>
          <table:table-cell table:style-name="ce514" office:value-type="float" office:value="10" calcext:value-type="float">
            <text:p>10</text:p>
          </table:table-cell>
          <table:table-cell table:style-name="ce514" office:value-type="string" calcext:value-type="string">
            <text:p><text:span text:style-name="T10">7π</text:span>/6</text:p>
          </table:table-cell>
          <table:table-cell table:style-name="ce514" table:formula="of:=[.I53]" office:value-type="string" office:string-value="-5π/6" calcext:value-type="string">
            <text:p>-5π/6</text:p>
          </table:table-cell>
          <table:table-cell table:style-name="ce514" table:formula="of:=[.L36]*180/[.M36]" office:value-type="float" office:value="-150" calcext:value-type="float">
            <text:p>-150</text:p>
          </table:table-cell>
          <table:table-cell table:style-name="ce547" office:value-type="float" office:value="-5" calcext:value-type="float">
            <text:p>-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36];[.$G$27:.$G$59];0)" office:value-type="float" office:value="10" calcext:value-type="float">
            <text:p>10</text:p>
          </table:table-cell>
          <table:table-cell table:number-columns-repeated="3"/>
          <table:table-cell table:style-name="ce514" table:formula="of:=[.R35]+0.01" office:value-type="float" office:value="-0.71" calcext:value-type="float">
            <text:p>-0,71</text:p>
          </table:table-cell>
          <table:table-cell table:style-name="ce514" table:formula="of:=SQRT(1-[.R36]^2)" office:value-type="float" office:value="0.70420167565833" calcext:value-type="float">
            <text:p>0,70420167565833</text:p>
          </table:table-cell>
          <table:table-cell table:style-name="ce514" table:formula="of:=-SQRT(1-[.R36]^2)" office:value-type="float" office:value="-0.70420167565833" calcext:value-type="float">
            <text:p>-0,704201675658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11991" calcext:value-type="float">
            <text:p>611991</text:p>
          </table:table-cell>
          <table:table-cell table:style-name="ce514" office:value-type="float" office:value="11" calcext:value-type="float">
            <text:p>11</text:p>
          </table:table-cell>
          <table:table-cell table:style-name="ce514" office:value-type="float" office:value="225" calcext:value-type="float">
            <text:p>225</text:p>
          </table:table-cell>
          <table:table-cell table:style-name="ce547" table:formula="of:=IF([.C37]&gt;180;[.C37]-360;IF([.C37]&lt;-180;[.C37]+360;[.C37]))" office:value-type="float" office:value="-135" calcext:value-type="float">
            <text:p>-135</text:p>
          </table:table-cell>
          <table:table-cell table:style-name="ce514" table:formula="of:=RANK([.A37];[.$A$27:.$A$58];0)" office:value-type="float" office:value="18" calcext:value-type="float">
            <text:p>18</text:p>
          </table:table-cell>
          <table:table-cell table:style-name="ce568"/>
          <table:table-cell table:style-name="ce514" table:formula="of:=RANDBETWEEN(1;1000000)" office:value-type="float" office:value="478122" calcext:value-type="float">
            <text:p>478122</text:p>
          </table:table-cell>
          <table:table-cell table:style-name="ce514" office:value-type="float" office:value="11" calcext:value-type="float">
            <text:p>11</text:p>
          </table:table-cell>
          <table:table-cell table:style-name="ce514" office:value-type="string" calcext:value-type="string">
            <text:p><text:span text:style-name="T10">5π</text:span>/4</text:p>
          </table:table-cell>
          <table:table-cell table:style-name="ce514" table:formula="of:=[.I54]" office:value-type="string" office:string-value="-3π/4" calcext:value-type="string">
            <text:p>-3π/4</text:p>
          </table:table-cell>
          <table:table-cell table:style-name="ce514" table:formula="of:=[.L37]*180/[.M37]" office:value-type="float" office:value="-135" calcext:value-type="float">
            <text:p>-135</text:p>
          </table:table-cell>
          <table:table-cell table:style-name="ce547" office:value-type="float" office:value="-3" calcext:value-type="float">
            <text:p>-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37];[.$G$27:.$G$59];0)" office:value-type="float" office:value="20" calcext:value-type="float">
            <text:p>20</text:p>
          </table:table-cell>
          <table:table-cell/>
          <table:table-cell table:style-name="ce427" table:number-columns-repeated="2"/>
          <table:table-cell table:style-name="ce514" table:formula="of:=[.R36]+0.01" office:value-type="float" office:value="-0.7" calcext:value-type="float">
            <text:p>-0,7</text:p>
          </table:table-cell>
          <table:table-cell table:style-name="ce514" table:formula="of:=SQRT(1-[.R37]^2)" office:value-type="float" office:value="0.714142842854285" calcext:value-type="float">
            <text:p>0,714142842854285</text:p>
          </table:table-cell>
          <table:table-cell table:style-name="ce514" table:formula="of:=-SQRT(1-[.R37]^2)" office:value-type="float" office:value="-0.714142842854285" calcext:value-type="float">
            <text:p>-0,71414284285428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48291" calcext:value-type="float">
            <text:p>848291</text:p>
          </table:table-cell>
          <table:table-cell table:style-name="ce514" office:value-type="float" office:value="12" calcext:value-type="float">
            <text:p>12</text:p>
          </table:table-cell>
          <table:table-cell table:style-name="ce514" office:value-type="float" office:value="240" calcext:value-type="float">
            <text:p>240</text:p>
          </table:table-cell>
          <table:table-cell table:style-name="ce547" table:formula="of:=IF([.C38]&gt;180;[.C38]-360;IF([.C38]&lt;-180;[.C38]+360;[.C38]))" office:value-type="float" office:value="-120" calcext:value-type="float">
            <text:p>-120</text:p>
          </table:table-cell>
          <table:table-cell table:style-name="ce514" table:formula="of:=RANK([.A38];[.$A$27:.$A$58];0)" office:value-type="float" office:value="9" calcext:value-type="float">
            <text:p>9</text:p>
          </table:table-cell>
          <table:table-cell table:style-name="ce568"/>
          <table:table-cell table:style-name="ce514" table:formula="of:=RANDBETWEEN(1;1000000)" office:value-type="float" office:value="525739" calcext:value-type="float">
            <text:p>525739</text:p>
          </table:table-cell>
          <table:table-cell table:style-name="ce514" office:value-type="float" office:value="12" calcext:value-type="float">
            <text:p>12</text:p>
          </table:table-cell>
          <table:table-cell table:style-name="ce514" office:value-type="string" calcext:value-type="string">
            <text:p><text:span text:style-name="T10">4π</text:span>/3</text:p>
          </table:table-cell>
          <table:table-cell table:style-name="ce514" table:formula="of:=[.I55]" office:value-type="string" office:string-value="-2π/3" calcext:value-type="string">
            <text:p>-2π/3</text:p>
          </table:table-cell>
          <table:table-cell table:style-name="ce514" table:formula="of:=[.L38]*180/[.M38]" office:value-type="float" office:value="-120" calcext:value-type="float">
            <text:p>-120</text:p>
          </table:table-cell>
          <table:table-cell table:style-name="ce547" office:value-type="float" office:value="-2" calcext:value-type="float">
            <text:p>-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38];[.$G$27:.$G$59];0)" office:value-type="float" office:value="17" calcext:value-type="float">
            <text:p>17</text:p>
          </table:table-cell>
          <table:table-cell/>
          <table:table-cell table:style-name="ce427" table:number-columns-repeated="2"/>
          <table:table-cell table:style-name="ce514" table:formula="of:=[.R37]+0.01" office:value-type="float" office:value="-0.69" calcext:value-type="float">
            <text:p>-0,69</text:p>
          </table:table-cell>
          <table:table-cell table:style-name="ce514" table:formula="of:=SQRT(1-[.R38]^2)" office:value-type="float" office:value="0.723809367167903" calcext:value-type="float">
            <text:p>0,723809367167903</text:p>
          </table:table-cell>
          <table:table-cell table:style-name="ce514" table:formula="of:=-SQRT(1-[.R38]^2)" office:value-type="float" office:value="-0.723809367167903" calcext:value-type="float">
            <text:p>-0,72380936716790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74413" calcext:value-type="float">
            <text:p>674413</text:p>
          </table:table-cell>
          <table:table-cell table:style-name="ce514" office:value-type="float" office:value="13" calcext:value-type="float">
            <text:p>13</text:p>
          </table:table-cell>
          <table:table-cell table:style-name="ce514" office:value-type="float" office:value="270" calcext:value-type="float">
            <text:p>270</text:p>
          </table:table-cell>
          <table:table-cell table:style-name="ce547" table:formula="of:=IF([.C39]&gt;180;[.C39]-360;IF([.C39]&lt;-180;[.C39]+360;[.C39]))" office:value-type="float" office:value="-90" calcext:value-type="float">
            <text:p>-90</text:p>
          </table:table-cell>
          <table:table-cell table:style-name="ce514" table:formula="of:=RANK([.A39];[.$A$27:.$A$58];0)" office:value-type="float" office:value="14" calcext:value-type="float">
            <text:p>14</text:p>
          </table:table-cell>
          <table:table-cell table:style-name="ce568"/>
          <table:table-cell table:style-name="ce514" table:formula="of:=RANDBETWEEN(1;1000000)" office:value-type="float" office:value="564894" calcext:value-type="float">
            <text:p>564894</text:p>
          </table:table-cell>
          <table:table-cell table:style-name="ce514" office:value-type="float" office:value="13" calcext:value-type="float">
            <text:p>13</text:p>
          </table:table-cell>
          <table:table-cell table:style-name="ce514" office:value-type="string" calcext:value-type="string">
            <text:p><text:span text:style-name="T10">3π</text:span>/2</text:p>
          </table:table-cell>
          <table:table-cell table:style-name="ce514" table:formula="of:=[.I56]" office:value-type="string" office:string-value="-π/2" calcext:value-type="string">
            <text:p>-π/2</text:p>
          </table:table-cell>
          <table:table-cell table:style-name="ce514" table:formula="of:=[.L39]*180/[.M39]" office:value-type="float" office:value="-90" calcext:value-type="float">
            <text:p>-9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G39];[.$G$27:.$G$59];0)" office:value-type="float" office:value="16" calcext:value-type="float">
            <text:p>16</text:p>
          </table:table-cell>
          <table:table-cell/>
          <table:table-cell table:style-name="ce427" table:number-columns-repeated="2"/>
          <table:table-cell table:style-name="ce514" table:formula="of:=[.R38]+0.01" office:value-type="float" office:value="-0.68" calcext:value-type="float">
            <text:p>-0,68</text:p>
          </table:table-cell>
          <table:table-cell table:style-name="ce514" table:formula="of:=SQRT(1-[.R39]^2)" office:value-type="float" office:value="0.733212111192935" calcext:value-type="float">
            <text:p>0,733212111192935</text:p>
          </table:table-cell>
          <table:table-cell table:style-name="ce514" table:formula="of:=-SQRT(1-[.R39]^2)" office:value-type="float" office:value="-0.733212111192935" calcext:value-type="float">
            <text:p>-0,73321211119293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81651" calcext:value-type="float">
            <text:p>881651</text:p>
          </table:table-cell>
          <table:table-cell table:style-name="ce514" office:value-type="float" office:value="14" calcext:value-type="float">
            <text:p>14</text:p>
          </table:table-cell>
          <table:table-cell table:style-name="ce514" office:value-type="float" office:value="300" calcext:value-type="float">
            <text:p>300</text:p>
          </table:table-cell>
          <table:table-cell table:style-name="ce547" table:formula="of:=IF([.C40]&gt;180;[.C40]-360;IF([.C40]&lt;-180;[.C40]+360;[.C40]))" office:value-type="float" office:value="-60" calcext:value-type="float">
            <text:p>-60</text:p>
          </table:table-cell>
          <table:table-cell table:style-name="ce514" table:formula="of:=RANK([.A40];[.$A$27:.$A$58];0)" office:value-type="float" office:value="7" calcext:value-type="float">
            <text:p>7</text:p>
          </table:table-cell>
          <table:table-cell table:style-name="ce568"/>
          <table:table-cell table:style-name="ce514" table:formula="of:=RANDBETWEEN(1;1000000)" office:value-type="float" office:value="524474" calcext:value-type="float">
            <text:p>524474</text:p>
          </table:table-cell>
          <table:table-cell table:style-name="ce514" office:value-type="float" office:value="14" calcext:value-type="float">
            <text:p>14</text:p>
          </table:table-cell>
          <table:table-cell table:style-name="ce514" office:value-type="string" calcext:value-type="string">
            <text:p><text:span text:style-name="T10">5π</text:span>/3</text:p>
          </table:table-cell>
          <table:table-cell table:style-name="ce514" table:formula="of:=[.I57]" office:value-type="string" office:string-value="-π/3" calcext:value-type="string">
            <text:p>-π/3</text:p>
          </table:table-cell>
          <table:table-cell table:style-name="ce514" table:formula="of:=[.L40]*180/[.M40]" office:value-type="float" office:value="-60" calcext:value-type="float">
            <text:p>-6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40];[.$G$27:.$G$59];0)" office:value-type="float" office:value="18" calcext:value-type="float">
            <text:p>18</text:p>
          </table:table-cell>
          <table:table-cell/>
          <table:table-cell table:style-name="ce427" table:number-columns-repeated="2"/>
          <table:table-cell table:style-name="ce514" table:formula="of:=[.R39]+0.01" office:value-type="float" office:value="-0.67" calcext:value-type="float">
            <text:p>-0,67</text:p>
          </table:table-cell>
          <table:table-cell table:style-name="ce514" table:formula="of:=SQRT(1-[.R40]^2)" office:value-type="float" office:value="0.742361098118699" calcext:value-type="float">
            <text:p>0,742361098118699</text:p>
          </table:table-cell>
          <table:table-cell table:style-name="ce514" table:formula="of:=-SQRT(1-[.R40]^2)" office:value-type="float" office:value="-0.742361098118699" calcext:value-type="float">
            <text:p>-0,74236109811869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21214" calcext:value-type="float">
            <text:p>821214</text:p>
          </table:table-cell>
          <table:table-cell table:style-name="ce514" office:value-type="float" office:value="15" calcext:value-type="float">
            <text:p>15</text:p>
          </table:table-cell>
          <table:table-cell table:style-name="ce514" office:value-type="float" office:value="315" calcext:value-type="float">
            <text:p>315</text:p>
          </table:table-cell>
          <table:table-cell table:style-name="ce547" table:formula="of:=IF([.C41]&gt;180;[.C41]-360;IF([.C41]&lt;-180;[.C41]+360;[.C41]))" office:value-type="float" office:value="-45" calcext:value-type="float">
            <text:p>-45</text:p>
          </table:table-cell>
          <table:table-cell table:style-name="ce514" table:formula="of:=RANK([.A41];[.$A$27:.$A$58];0)" office:value-type="float" office:value="10" calcext:value-type="float">
            <text:p>10</text:p>
          </table:table-cell>
          <table:table-cell table:style-name="ce569"/>
          <table:table-cell table:style-name="ce514" table:formula="of:=RANDBETWEEN(1;1000000)" office:value-type="float" office:value="856935" calcext:value-type="float">
            <text:p>856935</text:p>
          </table:table-cell>
          <table:table-cell table:style-name="ce514" office:value-type="float" office:value="15" calcext:value-type="float">
            <text:p>15</text:p>
          </table:table-cell>
          <table:table-cell table:style-name="ce514" office:value-type="string" calcext:value-type="string">
            <text:p><text:span text:style-name="T10">7π</text:span>/4</text:p>
          </table:table-cell>
          <table:table-cell table:style-name="ce514" table:formula="of:=[.I58]" office:value-type="string" office:string-value="-π/4" calcext:value-type="string">
            <text:p>-π/4</text:p>
          </table:table-cell>
          <table:table-cell table:style-name="ce514" table:formula="of:=[.L41]*180/[.M41]" office:value-type="float" office:value="-45" calcext:value-type="float">
            <text:p>-45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41];[.$G$27:.$G$59];0)" office:value-type="float" office:value="7" calcext:value-type="float">
            <text:p>7</text:p>
          </table:table-cell>
          <table:table-cell/>
          <table:table-cell table:style-name="ce427" table:number-columns-repeated="2"/>
          <table:table-cell table:style-name="ce514" table:formula="of:=[.R40]+0.01" office:value-type="float" office:value="-0.66" calcext:value-type="float">
            <text:p>-0,66</text:p>
          </table:table-cell>
          <table:table-cell table:style-name="ce514" table:formula="of:=SQRT(1-[.R41]^2)" office:value-type="float" office:value="0.751265598839718" calcext:value-type="float">
            <text:p>0,751265598839718</text:p>
          </table:table-cell>
          <table:table-cell table:style-name="ce514" table:formula="of:=-SQRT(1-[.R41]^2)" office:value-type="float" office:value="-0.751265598839718" calcext:value-type="float">
            <text:p>-0,75126559883971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60120" calcext:value-type="float">
            <text:p>960120</text:p>
          </table:table-cell>
          <table:table-cell table:style-name="ce514" office:value-type="float" office:value="16" calcext:value-type="float">
            <text:p>16</text:p>
          </table:table-cell>
          <table:table-cell table:style-name="ce514" office:value-type="float" office:value="330" calcext:value-type="float">
            <text:p>330</text:p>
          </table:table-cell>
          <table:table-cell table:style-name="ce547" table:formula="of:=IF([.C42]&gt;180;[.C42]-360;IF([.C42]&lt;-180;[.C42]+360;[.C42]))" office:value-type="float" office:value="-30" calcext:value-type="float">
            <text:p>-30</text:p>
          </table:table-cell>
          <table:table-cell table:style-name="ce514" table:formula="of:=RANK([.A42];[.$A$27:.$A$58];0)" office:value-type="float" office:value="3" calcext:value-type="float">
            <text:p>3</text:p>
          </table:table-cell>
          <table:table-cell table:style-name="ce433" table:number-columns-spanned="1" table:number-rows-spanned="3"/>
          <table:table-cell table:style-name="ce514" table:formula="of:=RANDBETWEEN(1;1000000)" office:value-type="float" office:value="462366" calcext:value-type="float">
            <text:p>462366</text:p>
          </table:table-cell>
          <table:table-cell table:style-name="ce514" office:value-type="float" office:value="16" calcext:value-type="float">
            <text:p>16</text:p>
          </table:table-cell>
          <table:table-cell table:style-name="ce514" office:value-type="string" calcext:value-type="string">
            <text:p><text:span text:style-name="T10">11π</text:span>/6</text:p>
          </table:table-cell>
          <table:table-cell table:style-name="ce514" table:formula="of:=[.I59]" office:value-type="string" office:string-value="-π/6" calcext:value-type="string">
            <text:p>-π/6</text:p>
          </table:table-cell>
          <table:table-cell table:style-name="ce514" table:formula="of:=[.L42]*180/[.M42]" office:value-type="float" office:value="-30" calcext:value-type="float">
            <text:p>-3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42];[.$G$27:.$G$59];0)" office:value-type="float" office:value="21" calcext:value-type="float">
            <text:p>21</text:p>
          </table:table-cell>
          <table:table-cell/>
          <table:table-cell table:style-name="ce427" table:number-columns-repeated="2"/>
          <table:table-cell table:style-name="ce514" table:formula="of:=[.R41]+0.01" office:value-type="float" office:value="-0.65" calcext:value-type="float">
            <text:p>-0,65</text:p>
          </table:table-cell>
          <table:table-cell table:style-name="ce514" table:formula="of:=SQRT(1-[.R42]^2)" office:value-type="float" office:value="0.759934207678533" calcext:value-type="float">
            <text:p>0,759934207678533</text:p>
          </table:table-cell>
          <table:table-cell table:style-name="ce514" table:formula="of:=-SQRT(1-[.R42]^2)" office:value-type="float" office:value="-0.759934207678533" calcext:value-type="float">
            <text:p>-0,7599342076785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81431" calcext:value-type="float">
            <text:p>781431</text:p>
          </table:table-cell>
          <table:table-cell table:style-name="ce514" office:value-type="float" office:value="17" calcext:value-type="float">
            <text:p>17</text:p>
          </table:table-cell>
          <table:table-cell table:style-name="ce514" table:formula="of:=[.C27]-360" office:value-type="float" office:value="-360" calcext:value-type="float">
            <text:p>-360</text:p>
          </table:table-cell>
          <table:table-cell table:style-name="ce547" table:formula="of:=IF([.C43]&gt;180;[.C43]-360;IF([.C43]&lt;-180;[.C43]+360;[.C43]))" office:value-type="float" office:value="0" calcext:value-type="float">
            <text:p>0</text:p>
          </table:table-cell>
          <table:table-cell table:style-name="ce514" table:formula="of:=RANK([.A43];[.$A$27:.$A$58];0)" office:value-type="float" office:value="12" calcext:value-type="float">
            <text:p>12</text:p>
          </table:table-cell>
          <table:covered-table-cell table:style-name="ce456"/>
          <table:table-cell table:style-name="ce514" table:formula="of:=RANDBETWEEN(1;1000000)" office:value-type="float" office:value="952405" calcext:value-type="float">
            <text:p>952405</text:p>
          </table:table-cell>
          <table:table-cell table:style-name="ce514" office:value-type="float" office:value="17" calcext:value-type="float">
            <text:p>17</text:p>
          </table:table-cell>
          <table:table-cell table:style-name="ce514" office:value-type="string" calcext:value-type="string">
            <text:p>2π</text:p>
          </table:table-cell>
          <table:table-cell table:style-name="ce514" office:value-type="float" office:value="0" calcext:value-type="float">
            <text:p>0</text:p>
          </table:table-cell>
          <table:table-cell table:style-name="ce514" table:formula="of:=[.L43]*180/[.M43]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43];[.$G$27:.$G$59];0)" office:value-type="float" office:value="3" calcext:value-type="float">
            <text:p>3</text:p>
          </table:table-cell>
          <table:table-cell/>
          <table:table-cell table:style-name="ce427" table:number-columns-repeated="2"/>
          <table:table-cell table:style-name="ce514" table:formula="of:=[.R42]+0.01" office:value-type="float" office:value="-0.64" calcext:value-type="float">
            <text:p>-0,64</text:p>
          </table:table-cell>
          <table:table-cell table:style-name="ce514" table:formula="of:=SQRT(1-[.R43]^2)" office:value-type="float" office:value="0.768374908491942" calcext:value-type="float">
            <text:p>0,768374908491942</text:p>
          </table:table-cell>
          <table:table-cell table:style-name="ce514" table:formula="of:=-SQRT(1-[.R43]^2)" office:value-type="float" office:value="-0.768374908491942" calcext:value-type="float">
            <text:p>-0,76837490849194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7244" calcext:value-type="float">
            <text:p>57244</text:p>
          </table:table-cell>
          <table:table-cell table:style-name="ce514" office:value-type="float" office:value="18" calcext:value-type="float">
            <text:p>18</text:p>
          </table:table-cell>
          <table:table-cell table:style-name="ce514" table:formula="of:=[.C28]-360" office:value-type="float" office:value="-330" calcext:value-type="float">
            <text:p>-330</text:p>
          </table:table-cell>
          <table:table-cell table:style-name="ce547" table:formula="of:=IF([.C44]&gt;180;[.C44]-360;IF([.C44]&lt;-180;[.C44]+360;[.C44]))" office:value-type="float" office:value="30" calcext:value-type="float">
            <text:p>30</text:p>
          </table:table-cell>
          <table:table-cell table:style-name="ce514" table:formula="of:=RANK([.A44];[.$A$27:.$A$58];0)" office:value-type="float" office:value="31" calcext:value-type="float">
            <text:p>31</text:p>
          </table:table-cell>
          <table:covered-table-cell table:style-name="ce434"/>
          <table:table-cell table:style-name="ce514" table:formula="of:=RANDBETWEEN(1;1000000)" office:value-type="float" office:value="693267" calcext:value-type="float">
            <text:p>693267</text:p>
          </table:table-cell>
          <table:table-cell table:style-name="ce514" office:value-type="float" office:value="18" calcext:value-type="float">
            <text:p>18</text:p>
          </table:table-cell>
          <table:table-cell table:style-name="ce514" office:value-type="string" calcext:value-type="string">
            <text:p>-2π</text:p>
          </table:table-cell>
          <table:table-cell table:style-name="ce514" office:value-type="float" office:value="0" calcext:value-type="float">
            <text:p>0</text:p>
          </table:table-cell>
          <table:table-cell table:style-name="ce514" table:formula="of:=[.L44]*180/[.M44]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44];[.$G$27:.$G$59];0)" office:value-type="float" office:value="14" calcext:value-type="float">
            <text:p>14</text:p>
          </table:table-cell>
          <table:table-cell/>
          <table:table-cell table:style-name="ce427" table:number-columns-repeated="2"/>
          <table:table-cell table:style-name="ce514" table:formula="of:=[.R43]+0.01" office:value-type="float" office:value="-0.63" calcext:value-type="float">
            <text:p>-0,63</text:p>
          </table:table-cell>
          <table:table-cell table:style-name="ce514" table:formula="of:=SQRT(1-[.R44]^2)" office:value-type="float" office:value="0.776595132614157" calcext:value-type="float">
            <text:p>0,776595132614157</text:p>
          </table:table-cell>
          <table:table-cell table:style-name="ce514" table:formula="of:=-SQRT(1-[.R44]^2)" office:value-type="float" office:value="-0.776595132614157" calcext:value-type="float">
            <text:p>-0,77659513261415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18505" calcext:value-type="float">
            <text:p>318505</text:p>
          </table:table-cell>
          <table:table-cell table:style-name="ce514" office:value-type="float" office:value="19" calcext:value-type="float">
            <text:p>19</text:p>
          </table:table-cell>
          <table:table-cell table:style-name="ce514" table:formula="of:=[.C29]-360" office:value-type="float" office:value="-315" calcext:value-type="float">
            <text:p>-315</text:p>
          </table:table-cell>
          <table:table-cell table:style-name="ce547" table:formula="of:=IF([.C45]&gt;180;[.C45]-360;IF([.C45]&lt;-180;[.C45]+360;[.C45]))" office:value-type="float" office:value="45" calcext:value-type="float">
            <text:p>45</text:p>
          </table:table-cell>
          <table:table-cell table:style-name="ce514" table:formula="of:=RANK([.A45];[.$A$27:.$A$58];0)" office:value-type="float" office:value="25" calcext:value-type="float">
            <text:p>25</text:p>
          </table:table-cell>
          <table:table-cell table:style-name="ce570"/>
          <table:table-cell table:style-name="ce514" table:formula="of:=RANDBETWEEN(1;1000000)" office:value-type="float" office:value="405434" calcext:value-type="float">
            <text:p>405434</text:p>
          </table:table-cell>
          <table:table-cell table:style-name="ce514" office:value-type="float" office:value="19" calcext:value-type="float">
            <text:p>19</text:p>
          </table:table-cell>
          <table:table-cell table:style-name="ce514" office:value-type="string" calcext:value-type="string">
            <text:p>-11π/6</text:p>
          </table:table-cell>
          <table:table-cell table:style-name="ce514" table:formula="of:=[.I28]" office:value-type="string" office:string-value="π/6" calcext:value-type="string">
            <text:p>π/6</text:p>
          </table:table-cell>
          <table:table-cell table:style-name="ce514" table:formula="of:=[.L45]*180/[.M45]" office:value-type="float" office:value="30" calcext:value-type="float">
            <text:p>3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45];[.$G$27:.$G$59];0)" office:value-type="float" office:value="22" calcext:value-type="float">
            <text:p>22</text:p>
          </table:table-cell>
          <table:table-cell/>
          <table:table-cell table:style-name="ce427" table:number-columns-repeated="2"/>
          <table:table-cell table:style-name="ce514" table:formula="of:=[.R44]+0.01" office:value-type="float" office:value="-0.62" calcext:value-type="float">
            <text:p>-0,62</text:p>
          </table:table-cell>
          <table:table-cell table:style-name="ce514" table:formula="of:=SQRT(1-[.R45]^2)" office:value-type="float" office:value="0.784601809837322" calcext:value-type="float">
            <text:p>0,784601809837322</text:p>
          </table:table-cell>
          <table:table-cell table:style-name="ce514" table:formula="of:=-SQRT(1-[.R45]^2)" office:value-type="float" office:value="-0.784601809837322" calcext:value-type="float">
            <text:p>-0,7846018098373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95117" calcext:value-type="float">
            <text:p>295117</text:p>
          </table:table-cell>
          <table:table-cell table:style-name="ce514" office:value-type="float" office:value="20" calcext:value-type="float">
            <text:p>20</text:p>
          </table:table-cell>
          <table:table-cell table:style-name="ce514" table:formula="of:=[.C30]-360" office:value-type="float" office:value="-300" calcext:value-type="float">
            <text:p>-300</text:p>
          </table:table-cell>
          <table:table-cell table:style-name="ce547" table:formula="of:=IF([.C46]&gt;180;[.C46]-360;IF([.C46]&lt;-180;[.C46]+360;[.C46]))" office:value-type="float" office:value="60" calcext:value-type="float">
            <text:p>60</text:p>
          </table:table-cell>
          <table:table-cell table:style-name="ce514" table:formula="of:=RANK([.A46];[.$A$27:.$A$58];0)" office:value-type="float" office:value="26" calcext:value-type="float">
            <text:p>26</text:p>
          </table:table-cell>
          <table:table-cell table:style-name="ce569"/>
          <table:table-cell table:style-name="ce514" table:formula="of:=RANDBETWEEN(1;1000000)" office:value-type="float" office:value="735083" calcext:value-type="float">
            <text:p>735083</text:p>
          </table:table-cell>
          <table:table-cell table:style-name="ce514" office:value-type="float" office:value="20" calcext:value-type="float">
            <text:p>20</text:p>
          </table:table-cell>
          <table:table-cell table:style-name="ce514" office:value-type="string" calcext:value-type="string">
            <text:p>-7π/4</text:p>
          </table:table-cell>
          <table:table-cell table:style-name="ce514" table:formula="of:=[.I29]" office:value-type="string" office:string-value="π/4" calcext:value-type="string">
            <text:p>π/4</text:p>
          </table:table-cell>
          <table:table-cell table:style-name="ce514" table:formula="of:=[.L46]*180/[.M46]" office:value-type="float" office:value="45" calcext:value-type="float">
            <text:p>45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46];[.$G$27:.$G$59];0)" office:value-type="float" office:value="12" calcext:value-type="float">
            <text:p>12</text:p>
          </table:table-cell>
          <table:table-cell/>
          <table:table-cell table:style-name="ce427" table:number-columns-repeated="2"/>
          <table:table-cell table:style-name="ce514" table:formula="of:=[.R45]+0.01" office:value-type="float" office:value="-0.61" calcext:value-type="float">
            <text:p>-0,61</text:p>
          </table:table-cell>
          <table:table-cell table:style-name="ce514" table:formula="of:=SQRT(1-[.R46]^2)" office:value-type="float" office:value="0.792401413426301" calcext:value-type="float">
            <text:p>0,792401413426301</text:p>
          </table:table-cell>
          <table:table-cell table:style-name="ce514" table:formula="of:=-SQRT(1-[.R46]^2)" office:value-type="float" office:value="-0.792401413426301" calcext:value-type="float">
            <text:p>-0,79240141342630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60119" calcext:value-type="float">
            <text:p>960119</text:p>
          </table:table-cell>
          <table:table-cell table:style-name="ce514" office:value-type="float" office:value="21" calcext:value-type="float">
            <text:p>21</text:p>
          </table:table-cell>
          <table:table-cell table:style-name="ce514" table:formula="of:=[.C31]-360" office:value-type="float" office:value="-270" calcext:value-type="float">
            <text:p>-270</text:p>
          </table:table-cell>
          <table:table-cell table:style-name="ce547" table:formula="of:=IF([.C47]&gt;180;[.C47]-360;IF([.C47]&lt;-180;[.C47]+360;[.C47]))" office:value-type="float" office:value="90" calcext:value-type="float">
            <text:p>90</text:p>
          </table:table-cell>
          <table:table-cell table:style-name="ce514" table:formula="of:=RANK([.A47];[.$A$27:.$A$58];0)" office:value-type="float" office:value="4" calcext:value-type="float">
            <text:p>4</text:p>
          </table:table-cell>
          <table:table-cell table:style-name="ce569"/>
          <table:table-cell table:style-name="ce514" table:formula="of:=RANDBETWEEN(1;1000000)" office:value-type="float" office:value="226092" calcext:value-type="float">
            <text:p>226092</text:p>
          </table:table-cell>
          <table:table-cell table:style-name="ce514" office:value-type="float" office:value="21" calcext:value-type="float">
            <text:p>21</text:p>
          </table:table-cell>
          <table:table-cell table:style-name="ce514" office:value-type="string" calcext:value-type="string">
            <text:p>-5π/3</text:p>
          </table:table-cell>
          <table:table-cell table:style-name="ce514" table:formula="of:=[.I30]" office:value-type="string" office:string-value="π/3" calcext:value-type="string">
            <text:p>π/3</text:p>
          </table:table-cell>
          <table:table-cell table:style-name="ce514" table:formula="of:=[.L47]*180/[.M47]" office:value-type="float" office:value="60" calcext:value-type="float">
            <text:p>6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47];[.$G$27:.$G$59];0)" office:value-type="float" office:value="27" calcext:value-type="float">
            <text:p>27</text:p>
          </table:table-cell>
          <table:table-cell/>
          <table:table-cell table:style-name="ce427" table:number-columns-repeated="2"/>
          <table:table-cell table:style-name="ce514" table:formula="of:=[.R46]+0.01" office:value-type="float" office:value="-0.6" calcext:value-type="float">
            <text:p>-0,6</text:p>
          </table:table-cell>
          <table:table-cell table:style-name="ce514" table:formula="of:=SQRT(1-[.R47]^2)" office:value-type="float" office:value="0.8" calcext:value-type="float">
            <text:p>0,8</text:p>
          </table:table-cell>
          <table:table-cell table:style-name="ce514" table:formula="of:=-SQRT(1-[.R47]^2)" office:value-type="float" office:value="-0.8" calcext:value-type="float">
            <text:p>-0,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94601" calcext:value-type="float">
            <text:p>994601</text:p>
          </table:table-cell>
          <table:table-cell table:style-name="ce514" office:value-type="float" office:value="22" calcext:value-type="float">
            <text:p>22</text:p>
          </table:table-cell>
          <table:table-cell table:style-name="ce514" table:formula="of:=[.C32]-360" office:value-type="float" office:value="-240" calcext:value-type="float">
            <text:p>-240</text:p>
          </table:table-cell>
          <table:table-cell table:style-name="ce547" table:formula="of:=IF([.C48]&gt;180;[.C48]-360;IF([.C48]&lt;-180;[.C48]+360;[.C48]))" office:value-type="float" office:value="120" calcext:value-type="float">
            <text:p>120</text:p>
          </table:table-cell>
          <table:table-cell table:style-name="ce514" table:formula="of:=RANK([.A48];[.$A$27:.$A$58];0)" office:value-type="float" office:value="1" calcext:value-type="float">
            <text:p>1</text:p>
          </table:table-cell>
          <table:table-cell table:style-name="ce569"/>
          <table:table-cell table:style-name="ce514" table:formula="of:=RANDBETWEEN(1;1000000)" office:value-type="float" office:value="821203" calcext:value-type="float">
            <text:p>821203</text:p>
          </table:table-cell>
          <table:table-cell table:style-name="ce514" office:value-type="float" office:value="22" calcext:value-type="float">
            <text:p>22</text:p>
          </table:table-cell>
          <table:table-cell table:style-name="ce514" office:value-type="string" calcext:value-type="string">
            <text:p>-3π/2</text:p>
          </table:table-cell>
          <table:table-cell table:style-name="ce514" table:formula="of:=[.I31]" office:value-type="string" office:string-value="π/2" calcext:value-type="string">
            <text:p>π/2</text:p>
          </table:table-cell>
          <table:table-cell table:style-name="ce514" table:formula="of:=[.L48]*180/[.M48]" office:value-type="float" office:value="90" calcext:value-type="float">
            <text:p>9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G48];[.$G$27:.$G$59];0)" office:value-type="float" office:value="9" calcext:value-type="float">
            <text:p>9</text:p>
          </table:table-cell>
          <table:table-cell/>
          <table:table-cell table:style-name="ce427" table:number-columns-repeated="2"/>
          <table:table-cell table:style-name="ce514" table:formula="of:=[.R47]+0.01" office:value-type="float" office:value="-0.59" calcext:value-type="float">
            <text:p>-0,59</text:p>
          </table:table-cell>
          <table:table-cell table:style-name="ce514" table:formula="of:=SQRT(1-[.R48]^2)" office:value-type="float" office:value="0.807403244977378" calcext:value-type="float">
            <text:p>0,807403244977378</text:p>
          </table:table-cell>
          <table:table-cell table:style-name="ce514" table:formula="of:=-SQRT(1-[.R48]^2)" office:value-type="float" office:value="-0.807403244977378" calcext:value-type="float">
            <text:p>-0,80740324497737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3448" calcext:value-type="float">
            <text:p>73448</text:p>
          </table:table-cell>
          <table:table-cell table:style-name="ce514" office:value-type="float" office:value="23" calcext:value-type="float">
            <text:p>23</text:p>
          </table:table-cell>
          <table:table-cell table:style-name="ce514" table:formula="of:=[.C33]-360" office:value-type="float" office:value="-225" calcext:value-type="float">
            <text:p>-225</text:p>
          </table:table-cell>
          <table:table-cell table:style-name="ce547" table:formula="of:=IF([.C49]&gt;180;[.C49]-360;IF([.C49]&lt;-180;[.C49]+360;[.C49]))" office:value-type="float" office:value="135" calcext:value-type="float">
            <text:p>135</text:p>
          </table:table-cell>
          <table:table-cell table:style-name="ce514" table:formula="of:=RANK([.A49];[.$A$27:.$A$58];0)" office:value-type="float" office:value="30" calcext:value-type="float">
            <text:p>30</text:p>
          </table:table-cell>
          <table:table-cell table:style-name="ce569"/>
          <table:table-cell table:style-name="ce514" table:formula="of:=RANDBETWEEN(1;1000000)" office:value-type="float" office:value="177455" calcext:value-type="float">
            <text:p>177455</text:p>
          </table:table-cell>
          <table:table-cell table:style-name="ce514" office:value-type="float" office:value="23" calcext:value-type="float">
            <text:p>23</text:p>
          </table:table-cell>
          <table:table-cell table:style-name="ce514" office:value-type="string" calcext:value-type="string">
            <text:p>-4π/3</text:p>
          </table:table-cell>
          <table:table-cell table:style-name="ce514" table:formula="of:=[.I32]" office:value-type="string" office:string-value="2π/3" calcext:value-type="string">
            <text:p>2π/3</text:p>
          </table:table-cell>
          <table:table-cell table:style-name="ce514" table:formula="of:=[.L49]*180/[.M49]" office:value-type="float" office:value="120" calcext:value-type="float">
            <text:p>120</text:p>
          </table:table-cell>
          <table:table-cell table:style-name="ce547" office:value-type="float" office:value="2" calcext:value-type="float">
            <text:p>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49];[.$G$27:.$G$59];0)" office:value-type="float" office:value="29" calcext:value-type="float">
            <text:p>29</text:p>
          </table:table-cell>
          <table:table-cell/>
          <table:table-cell table:style-name="ce427" table:number-columns-repeated="2"/>
          <table:table-cell table:style-name="ce514" table:formula="of:=[.R48]+0.01" office:value-type="float" office:value="-0.58" calcext:value-type="float">
            <text:p>-0,58</text:p>
          </table:table-cell>
          <table:table-cell table:style-name="ce514" table:formula="of:=SQRT(1-[.R49]^2)" office:value-type="float" office:value="0.814616474176652" calcext:value-type="float">
            <text:p>0,814616474176652</text:p>
          </table:table-cell>
          <table:table-cell table:style-name="ce514" table:formula="of:=-SQRT(1-[.R49]^2)" office:value-type="float" office:value="-0.814616474176652" calcext:value-type="float">
            <text:p>-0,81461647417665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83727" calcext:value-type="float">
            <text:p>383727</text:p>
          </table:table-cell>
          <table:table-cell table:style-name="ce514" office:value-type="float" office:value="24" calcext:value-type="float">
            <text:p>24</text:p>
          </table:table-cell>
          <table:table-cell table:style-name="ce514" table:formula="of:=[.C34]-360" office:value-type="float" office:value="-210" calcext:value-type="float">
            <text:p>-210</text:p>
          </table:table-cell>
          <table:table-cell table:style-name="ce547" table:formula="of:=IF([.C50]&gt;180;[.C50]-360;IF([.C50]&lt;-180;[.C50]+360;[.C50]))" office:value-type="float" office:value="150" calcext:value-type="float">
            <text:p>150</text:p>
          </table:table-cell>
          <table:table-cell table:style-name="ce514" table:formula="of:=RANK([.A50];[.$A$27:.$A$58];0)" office:value-type="float" office:value="22" calcext:value-type="float">
            <text:p>22</text:p>
          </table:table-cell>
          <table:table-cell table:style-name="ce571"/>
          <table:table-cell table:style-name="ce514" table:formula="of:=RANDBETWEEN(1;1000000)" office:value-type="float" office:value="862290" calcext:value-type="float">
            <text:p>862290</text:p>
          </table:table-cell>
          <table:table-cell table:style-name="ce514" office:value-type="float" office:value="24" calcext:value-type="float">
            <text:p>24</text:p>
          </table:table-cell>
          <table:table-cell table:style-name="ce514" office:value-type="string" calcext:value-type="string">
            <text:p>-5π/4</text:p>
          </table:table-cell>
          <table:table-cell table:style-name="ce514" table:formula="of:=[.I33]" office:value-type="string" office:string-value="3π/4" calcext:value-type="string">
            <text:p>3π/4</text:p>
          </table:table-cell>
          <table:table-cell table:style-name="ce514" table:formula="of:=[.L50]*180/[.M50]" office:value-type="float" office:value="135" calcext:value-type="float">
            <text:p>135</text:p>
          </table:table-cell>
          <table:table-cell table:style-name="ce547" office:value-type="float" office:value="3" calcext:value-type="float">
            <text:p>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50];[.$G$27:.$G$59];0)" office:value-type="float" office:value="6" calcext:value-type="float">
            <text:p>6</text:p>
          </table:table-cell>
          <table:table-cell/>
          <table:table-cell table:style-name="ce427" table:number-columns-repeated="2"/>
          <table:table-cell table:style-name="ce514" table:formula="of:=[.R49]+0.01" office:value-type="float" office:value="-0.57" calcext:value-type="float">
            <text:p>-0,57</text:p>
          </table:table-cell>
          <table:table-cell table:style-name="ce514" table:formula="of:=SQRT(1-[.R50]^2)" office:value-type="float" office:value="0.821644692065859" calcext:value-type="float">
            <text:p>0,821644692065859</text:p>
          </table:table-cell>
          <table:table-cell table:style-name="ce514" table:formula="of:=-SQRT(1-[.R50]^2)" office:value-type="float" office:value="-0.821644692065859" calcext:value-type="float">
            <text:p>-0,82164469206585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12011" calcext:value-type="float">
            <text:p>12011</text:p>
          </table:table-cell>
          <table:table-cell table:style-name="ce514" office:value-type="float" office:value="25" calcext:value-type="float">
            <text:p>25</text:p>
          </table:table-cell>
          <table:table-cell table:style-name="ce514" table:formula="of:=[.C35]-360" office:value-type="float" office:value="-180" calcext:value-type="float">
            <text:p>-180</text:p>
          </table:table-cell>
          <table:table-cell table:style-name="ce547" office:value-type="float" office:value="180" calcext:value-type="float">
            <text:p>180</text:p>
          </table:table-cell>
          <table:table-cell table:style-name="ce514" table:formula="of:=RANK([.A51];[.$A$27:.$A$58];0)" office:value-type="float" office:value="32" calcext:value-type="float">
            <text:p>32</text:p>
          </table:table-cell>
          <table:table-cell table:style-name="ce456" table:number-columns-spanned="1" table:number-rows-spanned="3"/>
          <table:table-cell table:style-name="ce514" table:formula="of:=RANDBETWEEN(1;1000000)" office:value-type="float" office:value="239866" calcext:value-type="float">
            <text:p>239866</text:p>
          </table:table-cell>
          <table:table-cell table:style-name="ce514" office:value-type="float" office:value="25" calcext:value-type="float">
            <text:p>25</text:p>
          </table:table-cell>
          <table:table-cell table:style-name="ce514" office:value-type="string" calcext:value-type="string">
            <text:p>-7π/6</text:p>
          </table:table-cell>
          <table:table-cell table:style-name="ce514" table:formula="of:=[.I34]" office:value-type="string" office:string-value="5π/6" calcext:value-type="string">
            <text:p>5π/6</text:p>
          </table:table-cell>
          <table:table-cell table:style-name="ce514" table:formula="of:=[.L51]*180/[.M51]" office:value-type="float" office:value="150" calcext:value-type="float">
            <text:p>150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51];[.$G$27:.$G$59];0)" office:value-type="float" office:value="26" calcext:value-type="float">
            <text:p>26</text:p>
          </table:table-cell>
          <table:table-cell/>
          <table:table-cell table:style-name="ce427" table:number-columns-repeated="2"/>
          <table:table-cell table:style-name="ce514" table:formula="of:=[.R50]+0.01" office:value-type="float" office:value="-0.56" calcext:value-type="float">
            <text:p>-0,56</text:p>
          </table:table-cell>
          <table:table-cell table:style-name="ce514" table:formula="of:=SQRT(1-[.R51]^2)" office:value-type="float" office:value="0.828492607088319" calcext:value-type="float">
            <text:p>0,828492607088319</text:p>
          </table:table-cell>
          <table:table-cell table:style-name="ce514" table:formula="of:=-SQRT(1-[.R51]^2)" office:value-type="float" office:value="-0.828492607088319" calcext:value-type="float">
            <text:p>-0,82849260708831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69610" calcext:value-type="float">
            <text:p>469610</text:p>
          </table:table-cell>
          <table:table-cell table:style-name="ce514" office:value-type="float" office:value="26" calcext:value-type="float">
            <text:p>26</text:p>
          </table:table-cell>
          <table:table-cell table:style-name="ce514" table:formula="of:=[.C36]-360" office:value-type="float" office:value="-150" calcext:value-type="float">
            <text:p>-150</text:p>
          </table:table-cell>
          <table:table-cell table:style-name="ce547" table:formula="of:=IF([.C52]&gt;180;[.C52]-360;IF([.C52]&lt;-180;[.C52]+360;[.C52]))" office:value-type="float" office:value="-150" calcext:value-type="float">
            <text:p>-150</text:p>
          </table:table-cell>
          <table:table-cell table:style-name="ce514" table:formula="of:=RANK([.A52];[.$A$27:.$A$58];0)" office:value-type="float" office:value="19" calcext:value-type="float">
            <text:p>19</text:p>
          </table:table-cell>
          <table:covered-table-cell table:style-name="ce456"/>
          <table:table-cell table:style-name="ce514" table:formula="of:=RANDBETWEEN(1;1000000)" office:value-type="float" office:value="248872" calcext:value-type="float">
            <text:p>248872</text:p>
          </table:table-cell>
          <table:table-cell table:style-name="ce514" office:value-type="float" office:value="26" calcext:value-type="float">
            <text:p>26</text:p>
          </table:table-cell>
          <table:table-cell table:style-name="ce514" office:value-type="string" calcext:value-type="string">
            <text:p>-π</text:p>
          </table:table-cell>
          <table:table-cell table:style-name="ce514" office:value-type="string" calcext:value-type="string">
            <text:p>π</text:p>
          </table:table-cell>
          <table:table-cell table:style-name="ce514" table:formula="of:=[.L52]*180/[.M52]" office:value-type="float" office:value="180" calcext:value-type="float">
            <text:p>18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52];[.$G$27:.$G$59];0)" office:value-type="float" office:value="25" calcext:value-type="float">
            <text:p>25</text:p>
          </table:table-cell>
          <table:table-cell/>
          <table:table-cell table:style-name="ce427" table:number-columns-repeated="2"/>
          <table:table-cell table:style-name="ce514" table:formula="of:=[.R51]+0.01" office:value-type="float" office:value="-0.55" calcext:value-type="float">
            <text:p>-0,55</text:p>
          </table:table-cell>
          <table:table-cell table:style-name="ce514" table:formula="of:=SQRT(1-[.R52]^2)" office:value-type="float" office:value="0.835164654424504" calcext:value-type="float">
            <text:p>0,835164654424504</text:p>
          </table:table-cell>
          <table:table-cell table:style-name="ce514" table:formula="of:=-SQRT(1-[.R52]^2)" office:value-type="float" office:value="-0.835164654424504" calcext:value-type="float">
            <text:p>-0,83516465442450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35707" calcext:value-type="float">
            <text:p>635707</text:p>
          </table:table-cell>
          <table:table-cell table:style-name="ce514" office:value-type="float" office:value="27" calcext:value-type="float">
            <text:p>27</text:p>
          </table:table-cell>
          <table:table-cell table:style-name="ce514" table:formula="of:=[.C37]-360" office:value-type="float" office:value="-135" calcext:value-type="float">
            <text:p>-135</text:p>
          </table:table-cell>
          <table:table-cell table:style-name="ce547" table:formula="of:=IF([.C53]&gt;180;[.C53]-360;IF([.C53]&lt;-180;[.C53]+360;[.C53]))" office:value-type="float" office:value="-135" calcext:value-type="float">
            <text:p>-135</text:p>
          </table:table-cell>
          <table:table-cell table:style-name="ce514" table:formula="of:=RANK([.A53];[.$A$27:.$A$58];0)" office:value-type="float" office:value="15" calcext:value-type="float">
            <text:p>15</text:p>
          </table:table-cell>
          <table:covered-table-cell table:style-name="ce434"/>
          <table:table-cell table:style-name="ce514" table:formula="of:=RANDBETWEEN(1;1000000)" office:value-type="float" office:value="394784" calcext:value-type="float">
            <text:p>394784</text:p>
          </table:table-cell>
          <table:table-cell table:style-name="ce514" office:value-type="float" office:value="27" calcext:value-type="float">
            <text:p>27</text:p>
          </table:table-cell>
          <table:table-cell table:style-name="ce514" office:value-type="string" calcext:value-type="string">
            <text:p>-5π/6</text:p>
          </table:table-cell>
          <table:table-cell table:style-name="ce514" table:formula="of:=[.I53]" office:value-type="string" office:string-value="-5π/6" calcext:value-type="string">
            <text:p>-5π/6</text:p>
          </table:table-cell>
          <table:table-cell table:style-name="ce514" table:formula="of:=[.L53]*180/[.M53]" office:value-type="float" office:value="-150" calcext:value-type="float">
            <text:p>-150</text:p>
          </table:table-cell>
          <table:table-cell table:style-name="ce547" office:value-type="float" office:value="-5" calcext:value-type="float">
            <text:p>-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53];[.$G$27:.$G$59];0)" office:value-type="float" office:value="23" calcext:value-type="float">
            <text:p>23</text:p>
          </table:table-cell>
          <table:table-cell/>
          <table:table-cell table:style-name="ce427" table:number-columns-repeated="2"/>
          <table:table-cell table:style-name="ce514" table:formula="of:=[.R52]+0.01" office:value-type="float" office:value="-0.54" calcext:value-type="float">
            <text:p>-0,54</text:p>
          </table:table-cell>
          <table:table-cell table:style-name="ce514" table:formula="of:=SQRT(1-[.R53]^2)" office:value-type="float" office:value="0.841665016500033" calcext:value-type="float">
            <text:p>0,841665016500033</text:p>
          </table:table-cell>
          <table:table-cell table:style-name="ce514" table:formula="of:=-SQRT(1-[.R53]^2)" office:value-type="float" office:value="-0.841665016500033" calcext:value-type="float">
            <text:p>-0,8416650165000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58094" calcext:value-type="float">
            <text:p>958094</text:p>
          </table:table-cell>
          <table:table-cell table:style-name="ce514" office:value-type="float" office:value="28" calcext:value-type="float">
            <text:p>28</text:p>
          </table:table-cell>
          <table:table-cell table:style-name="ce514" table:formula="of:=[.C38]-360" office:value-type="float" office:value="-120" calcext:value-type="float">
            <text:p>-120</text:p>
          </table:table-cell>
          <table:table-cell table:style-name="ce547" table:formula="of:=IF([.C54]&gt;180;[.C54]-360;IF([.C54]&lt;-180;[.C54]+360;[.C54]))" office:value-type="float" office:value="-120" calcext:value-type="float">
            <text:p>-120</text:p>
          </table:table-cell>
          <table:table-cell table:style-name="ce514" table:formula="of:=RANK([.A54];[.$A$27:.$A$58];0)" office:value-type="float" office:value="5" calcext:value-type="float">
            <text:p>5</text:p>
          </table:table-cell>
          <table:table-cell table:style-name="ce568"/>
          <table:table-cell table:style-name="ce514" table:formula="of:=RANDBETWEEN(1;1000000)" office:value-type="float" office:value="287405" calcext:value-type="float">
            <text:p>287405</text:p>
          </table:table-cell>
          <table:table-cell table:style-name="ce514" office:value-type="float" office:value="28" calcext:value-type="float">
            <text:p>28</text:p>
          </table:table-cell>
          <table:table-cell table:style-name="ce514" office:value-type="string" calcext:value-type="string">
            <text:p>-3π/4</text:p>
          </table:table-cell>
          <table:table-cell table:style-name="ce514" table:formula="of:=[.I54]" office:value-type="string" office:string-value="-3π/4" calcext:value-type="string">
            <text:p>-3π/4</text:p>
          </table:table-cell>
          <table:table-cell table:style-name="ce514" table:formula="of:=[.L54]*180/[.M54]" office:value-type="float" office:value="-135" calcext:value-type="float">
            <text:p>-135</text:p>
          </table:table-cell>
          <table:table-cell table:style-name="ce547" office:value-type="float" office:value="-3" calcext:value-type="float">
            <text:p>-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54];[.$G$27:.$G$59];0)" office:value-type="float" office:value="24" calcext:value-type="float">
            <text:p>24</text:p>
          </table:table-cell>
          <table:table-cell/>
          <table:table-cell table:style-name="ce427" table:number-columns-repeated="2"/>
          <table:table-cell table:style-name="ce514" table:formula="of:=[.R53]+0.01" office:value-type="float" office:value="-0.53" calcext:value-type="float">
            <text:p>-0,53</text:p>
          </table:table-cell>
          <table:table-cell table:style-name="ce514" table:formula="of:=SQRT(1-[.R54]^2)" office:value-type="float" office:value="0.847997641506155" calcext:value-type="float">
            <text:p>0,847997641506155</text:p>
          </table:table-cell>
          <table:table-cell table:style-name="ce514" table:formula="of:=-SQRT(1-[.R54]^2)" office:value-type="float" office:value="-0.847997641506155" calcext:value-type="float">
            <text:p>-0,84799764150615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37407" calcext:value-type="float">
            <text:p>337407</text:p>
          </table:table-cell>
          <table:table-cell table:style-name="ce514" office:value-type="float" office:value="29" calcext:value-type="float">
            <text:p>29</text:p>
          </table:table-cell>
          <table:table-cell table:style-name="ce514" table:formula="of:=[.C39]-360" office:value-type="float" office:value="-90" calcext:value-type="float">
            <text:p>-90</text:p>
          </table:table-cell>
          <table:table-cell table:style-name="ce547" table:formula="of:=IF([.C55]&gt;180;[.C55]-360;IF([.C55]&lt;-180;[.C55]+360;[.C55]))" office:value-type="float" office:value="-90" calcext:value-type="float">
            <text:p>-90</text:p>
          </table:table-cell>
          <table:table-cell table:style-name="ce514" table:formula="of:=RANK([.A55];[.$A$27:.$A$58];0)" office:value-type="float" office:value="24" calcext:value-type="float">
            <text:p>24</text:p>
          </table:table-cell>
          <table:table-cell table:style-name="ce568"/>
          <table:table-cell table:style-name="ce514" table:formula="of:=RANDBETWEEN(1;1000000)" office:value-type="float" office:value="757403" calcext:value-type="float">
            <text:p>757403</text:p>
          </table:table-cell>
          <table:table-cell table:style-name="ce514" office:value-type="float" office:value="29" calcext:value-type="float">
            <text:p>29</text:p>
          </table:table-cell>
          <table:table-cell table:style-name="ce514" office:value-type="string" calcext:value-type="string">
            <text:p>-2π/3</text:p>
          </table:table-cell>
          <table:table-cell table:style-name="ce514" table:formula="of:=[.I55]" office:value-type="string" office:string-value="-2π/3" calcext:value-type="string">
            <text:p>-2π/3</text:p>
          </table:table-cell>
          <table:table-cell table:style-name="ce514" table:formula="of:=[.L55]*180/[.M55]" office:value-type="float" office:value="-120" calcext:value-type="float">
            <text:p>-120</text:p>
          </table:table-cell>
          <table:table-cell table:style-name="ce547" office:value-type="float" office:value="-2" calcext:value-type="float">
            <text:p>-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55];[.$G$27:.$G$59];0)" office:value-type="float" office:value="11" calcext:value-type="float">
            <text:p>11</text:p>
          </table:table-cell>
          <table:table-cell/>
          <table:table-cell table:style-name="ce427" table:number-columns-repeated="2"/>
          <table:table-cell table:style-name="ce514" table:formula="of:=[.R54]+0.01" office:value-type="float" office:value="-0.52" calcext:value-type="float">
            <text:p>-0,52</text:p>
          </table:table-cell>
          <table:table-cell table:style-name="ce514" table:formula="of:=SQRT(1-[.R55]^2)" office:value-type="float" office:value="0.854166260162505" calcext:value-type="float">
            <text:p>0,854166260162505</text:p>
          </table:table-cell>
          <table:table-cell table:style-name="ce514" table:formula="of:=-SQRT(1-[.R55]^2)" office:value-type="float" office:value="-0.854166260162505" calcext:value-type="float">
            <text:p>-0,85416626016250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24420" calcext:value-type="float">
            <text:p>424420</text:p>
          </table:table-cell>
          <table:table-cell table:style-name="ce514" office:value-type="float" office:value="30" calcext:value-type="float">
            <text:p>30</text:p>
          </table:table-cell>
          <table:table-cell table:style-name="ce514" table:formula="of:=[.C40]-360" office:value-type="float" office:value="-60" calcext:value-type="float">
            <text:p>-60</text:p>
          </table:table-cell>
          <table:table-cell table:style-name="ce547" table:formula="of:=IF([.C56]&gt;180;[.C56]-360;IF([.C56]&lt;-180;[.C56]+360;[.C56]))" office:value-type="float" office:value="-60" calcext:value-type="float">
            <text:p>-60</text:p>
          </table:table-cell>
          <table:table-cell table:style-name="ce514" table:formula="of:=RANK([.A56];[.$A$27:.$A$58];0)" office:value-type="float" office:value="20" calcext:value-type="float">
            <text:p>20</text:p>
          </table:table-cell>
          <table:table-cell table:style-name="ce568"/>
          <table:table-cell table:style-name="ce514" table:formula="of:=RANDBETWEEN(1;1000000)" office:value-type="float" office:value="95948" calcext:value-type="float">
            <text:p>95948</text:p>
          </table:table-cell>
          <table:table-cell table:style-name="ce514" office:value-type="float" office:value="30" calcext:value-type="float">
            <text:p>30</text:p>
          </table:table-cell>
          <table:table-cell table:style-name="ce514" office:value-type="string" calcext:value-type="string">
            <text:p>-π/2</text:p>
          </table:table-cell>
          <table:table-cell table:style-name="ce514" table:formula="of:=[.I56]" office:value-type="string" office:string-value="-π/2" calcext:value-type="string">
            <text:p>-π/2</text:p>
          </table:table-cell>
          <table:table-cell table:style-name="ce514" table:formula="of:=[.L56]*180/[.M56]" office:value-type="float" office:value="-90" calcext:value-type="float">
            <text:p>-9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G56];[.$G$27:.$G$59];0)" office:value-type="float" office:value="32" calcext:value-type="float">
            <text:p>32</text:p>
          </table:table-cell>
          <table:table-cell/>
          <table:table-cell table:style-name="ce427" table:number-columns-repeated="2"/>
          <table:table-cell table:style-name="ce514" table:formula="of:=[.R55]+0.01" office:value-type="float" office:value="-0.51" calcext:value-type="float">
            <text:p>-0,51</text:p>
          </table:table-cell>
          <table:table-cell table:style-name="ce514" table:formula="of:=SQRT(1-[.R56]^2)" office:value-type="float" office:value="0.860174400921116" calcext:value-type="float">
            <text:p>0,860174400921116</text:p>
          </table:table-cell>
          <table:table-cell table:style-name="ce514" table:formula="of:=-SQRT(1-[.R56]^2)" office:value-type="float" office:value="-0.860174400921116" calcext:value-type="float">
            <text:p>-0,86017440092111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08209" calcext:value-type="float">
            <text:p>808209</text:p>
          </table:table-cell>
          <table:table-cell table:style-name="ce514" office:value-type="float" office:value="31" calcext:value-type="float">
            <text:p>31</text:p>
          </table:table-cell>
          <table:table-cell table:style-name="ce514" table:formula="of:=[.C41]-360" office:value-type="float" office:value="-45" calcext:value-type="float">
            <text:p>-45</text:p>
          </table:table-cell>
          <table:table-cell table:style-name="ce547" table:formula="of:=IF([.C57]&gt;180;[.C57]-360;IF([.C57]&lt;-180;[.C57]+360;[.C57]))" office:value-type="float" office:value="-45" calcext:value-type="float">
            <text:p>-45</text:p>
          </table:table-cell>
          <table:table-cell table:style-name="ce514" table:formula="of:=RANK([.A57];[.$A$27:.$A$58];0)" office:value-type="float" office:value="11" calcext:value-type="float">
            <text:p>11</text:p>
          </table:table-cell>
          <table:table-cell table:style-name="ce568"/>
          <table:table-cell table:style-name="ce514" table:formula="of:=RANDBETWEEN(1;1000000)" office:value-type="float" office:value="884653" calcext:value-type="float">
            <text:p>884653</text:p>
          </table:table-cell>
          <table:table-cell table:style-name="ce514" office:value-type="float" office:value="31" calcext:value-type="float">
            <text:p>31</text:p>
          </table:table-cell>
          <table:table-cell table:style-name="ce514" office:value-type="string" calcext:value-type="string">
            <text:p>-π/3</text:p>
          </table:table-cell>
          <table:table-cell table:style-name="ce514" table:formula="of:=[.I57]" office:value-type="string" office:string-value="-π/3" calcext:value-type="string">
            <text:p>-π/3</text:p>
          </table:table-cell>
          <table:table-cell table:style-name="ce514" table:formula="of:=[.L57]*180/[.M57]" office:value-type="float" office:value="-60" calcext:value-type="float">
            <text:p>-6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57];[.$G$27:.$G$59];0)" office:value-type="float" office:value="5" calcext:value-type="float">
            <text:p>5</text:p>
          </table:table-cell>
          <table:table-cell/>
          <table:table-cell table:style-name="ce427" table:number-columns-repeated="2"/>
          <table:table-cell table:style-name="ce514" table:formula="of:=[.R56]+0.01" office:value-type="float" office:value="-0.5" calcext:value-type="float">
            <text:p>-0,5</text:p>
          </table:table-cell>
          <table:table-cell table:style-name="ce514" table:formula="of:=SQRT(1-[.R57]^2)" office:value-type="float" office:value="0.866025403784439" calcext:value-type="float">
            <text:p>0,866025403784439</text:p>
          </table:table-cell>
          <table:table-cell table:style-name="ce514" table:formula="of:=-SQRT(1-[.R57]^2)" office:value-type="float" office:value="-0.866025403784439" calcext:value-type="float">
            <text:p>-0,86602540378443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125841" calcext:value-type="float">
            <text:p>125841</text:p>
          </table:table-cell>
          <table:table-cell table:style-name="ce514" office:value-type="float" office:value="32" calcext:value-type="float">
            <text:p>32</text:p>
          </table:table-cell>
          <table:table-cell table:style-name="ce514" table:formula="of:=[.C42]-360" office:value-type="float" office:value="-30" calcext:value-type="float">
            <text:p>-30</text:p>
          </table:table-cell>
          <table:table-cell table:style-name="ce547" table:formula="of:=IF([.C58]&gt;180;[.C58]-360;IF([.C58]&lt;-180;[.C58]+360;[.C58]))" office:value-type="float" office:value="-30" calcext:value-type="float">
            <text:p>-30</text:p>
          </table:table-cell>
          <table:table-cell table:style-name="ce514" table:formula="of:=RANK([.A58];[.$A$27:.$A$58];0)" office:value-type="float" office:value="27" calcext:value-type="float">
            <text:p>27</text:p>
          </table:table-cell>
          <table:table-cell table:style-name="ce568"/>
          <table:table-cell table:style-name="ce514" table:formula="of:=RANDBETWEEN(1;1000000)" office:value-type="float" office:value="175703" calcext:value-type="float">
            <text:p>175703</text:p>
          </table:table-cell>
          <table:table-cell table:style-name="ce514" office:value-type="float" office:value="32" calcext:value-type="float">
            <text:p>32</text:p>
          </table:table-cell>
          <table:table-cell table:style-name="ce514" office:value-type="string" calcext:value-type="string">
            <text:p>-π/4</text:p>
          </table:table-cell>
          <table:table-cell table:style-name="ce514" table:formula="of:=[.I58]" office:value-type="string" office:string-value="-π/4" calcext:value-type="string">
            <text:p>-π/4</text:p>
          </table:table-cell>
          <table:table-cell table:style-name="ce514" table:formula="of:=[.L58]*180/[.M58]" office:value-type="float" office:value="-45" calcext:value-type="float">
            <text:p>-45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58];[.$G$27:.$G$59];0)" office:value-type="float" office:value="30" calcext:value-type="float">
            <text:p>30</text:p>
          </table:table-cell>
          <table:table-cell/>
          <table:table-cell table:style-name="ce427" table:number-columns-repeated="2"/>
          <table:table-cell table:style-name="ce514" table:formula="of:=[.R57]+0.01" office:value-type="float" office:value="-0.49" calcext:value-type="float">
            <text:p>-0,49</text:p>
          </table:table-cell>
          <table:table-cell table:style-name="ce514" table:formula="of:=SQRT(1-[.R58]^2)" office:value-type="float" office:value="0.871722432887901" calcext:value-type="float">
            <text:p>0,871722432887901</text:p>
          </table:table-cell>
          <table:table-cell table:style-name="ce514" table:formula="of:=-SQRT(1-[.R58]^2)" office:value-type="float" office:value="-0.871722432887901" calcext:value-type="float">
            <text:p>-0,87172243288790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6" table:number-columns-repeated="3"/>
          <table:table-cell table:style-name="ce548" table:number-columns-repeated="2"/>
          <table:table-cell table:style-name="ce569"/>
          <table:table-cell table:style-name="ce514" table:formula="of:=RANDBETWEEN(1;1000000)" office:value-type="float" office:value="86532" calcext:value-type="float">
            <text:p>86532</text:p>
          </table:table-cell>
          <table:table-cell table:style-name="ce514" office:value-type="float" office:value="33" calcext:value-type="float">
            <text:p>33</text:p>
          </table:table-cell>
          <table:table-cell table:style-name="ce514" office:value-type="string" calcext:value-type="string">
            <text:p>-π/6</text:p>
          </table:table-cell>
          <table:table-cell table:style-name="ce514" table:formula="of:=[.I59]" office:value-type="string" office:string-value="-π/6" calcext:value-type="string">
            <text:p>-π/6</text:p>
          </table:table-cell>
          <table:table-cell table:style-name="ce514" table:formula="of:=[.L59]*180/[.M59]" office:value-type="float" office:value="-30" calcext:value-type="float">
            <text:p>-3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59];[.$G$27:.$G$59];0)" office:value-type="float" office:value="33" calcext:value-type="float">
            <text:p>33</text:p>
          </table:table-cell>
          <table:table-cell/>
          <table:table-cell table:style-name="ce427" table:number-columns-repeated="2"/>
          <table:table-cell table:style-name="ce514" table:formula="of:=[.R58]+0.01" office:value-type="float" office:value="-0.48" calcext:value-type="float">
            <text:p>-0,48</text:p>
          </table:table-cell>
          <table:table-cell table:style-name="ce514" table:formula="of:=SQRT(1-[.R59]^2)" office:value-type="float" office:value="0.877268487978453" calcext:value-type="float">
            <text:p>0,877268487978453</text:p>
          </table:table-cell>
          <table:table-cell table:style-name="ce514" table:formula="of:=-SQRT(1-[.R59]^2)" office:value-type="float" office:value="-0.877268487978453" calcext:value-type="float">
            <text:p>-0,87726848797845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33" table:number-columns-repeated="6"/>
          <table:table-cell table:style-name="ce456"/>
          <table:table-cell table:style-name="ce433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59]+0.01" office:value-type="float" office:value="-0.47" calcext:value-type="float">
            <text:p>-0,47</text:p>
          </table:table-cell>
          <table:table-cell table:style-name="ce514" table:formula="of:=SQRT(1-[.R60]^2)" office:value-type="float" office:value="0.882666414904295" calcext:value-type="float">
            <text:p>0,882666414904295</text:p>
          </table:table-cell>
          <table:table-cell table:style-name="ce514" table:formula="of:=-SQRT(1-[.R60]^2)" office:value-type="float" office:value="-0.882666414904295" calcext:value-type="float">
            <text:p>-0,88266641490429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8" office:value-type="string" calcext:value-type="string" table:number-columns-spanned="10" table:number-rows-spanned="1">
            <text:p>Cos Sin Tan</text:p>
          </table:table-cell>
          <table:covered-table-cell table:number-columns-repeated="8" table:style-name="ce456"/>
          <table:covered-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0]+0.01" office:value-type="float" office:value="-0.46" calcext:value-type="float">
            <text:p>-0,46</text:p>
          </table:table-cell>
          <table:table-cell table:style-name="ce514" table:formula="of:=SQRT(1-[.R61]^2)" office:value-type="float" office:value="0.887918915216925" calcext:value-type="float">
            <text:p>0,887918915216925</text:p>
          </table:table-cell>
          <table:table-cell table:style-name="ce514" table:formula="of:=-SQRT(1-[.R61]^2)" office:value-type="float" office:value="-0.887918915216925" calcext:value-type="float">
            <text:p>-0,88791891521692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34" table:number-columns-repeated="9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1]+0.01" office:value-type="float" office:value="-0.45" calcext:value-type="float">
            <text:p>-0,45</text:p>
          </table:table-cell>
          <table:table-cell table:style-name="ce514" table:formula="of:=SQRT(1-[.R62]^2)" office:value-type="float" office:value="0.893028554974588" calcext:value-type="float">
            <text:p>0,893028554974588</text:p>
          </table:table-cell>
          <table:table-cell table:style-name="ce514" table:formula="of:=-SQRT(1-[.R62]^2)" office:value-type="float" office:value="-0.893028554974588" calcext:value-type="float">
            <text:p>-0,89302855497458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9" office:value-type="string" calcext:value-type="string">
            <text:p>Angle <text:span text:style-name="T6">x</text:span><text:span text:style-name="T11"> (°)</text:span></text:p>
          </table:table-cell>
          <table:table-cell table:style-name="ce519" office:value-type="string" calcext:value-type="string">
            <text:p>cos(<text:span text:style-name="T6">x</text:span>)</text:p>
          </table:table-cell>
          <table:table-cell table:style-name="ce519" office:value-type="string" calcext:value-type="string">
            <text:p>sin(<text:span text:style-name="T6">x</text:span>)</text:p>
          </table:table-cell>
          <table:table-cell table:style-name="ce519" office:value-type="string" calcext:value-type="string">
            <text:p>tan(<text:span text:style-name="T6">x</text:span>)</text:p>
          </table:table-cell>
          <table:table-cell table:style-name="ce519" office:value-type="string" calcext:value-type="string">
            <text:p>cos(<text:span text:style-name="T6">x</text:span>)</text:p>
          </table:table-cell>
          <table:table-cell table:style-name="ce519" office:value-type="string" calcext:value-type="string">
            <text:p>sin(<text:span text:style-name="T6">x</text:span>)</text:p>
          </table:table-cell>
          <table:table-cell table:style-name="ce519" office:value-type="string" calcext:value-type="string">
            <text:p>tan(<text:span text:style-name="T6">x</text:span>)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2]+0.01" office:value-type="float" office:value="-0.44" calcext:value-type="float">
            <text:p>-0,44</text:p>
          </table:table-cell>
          <table:table-cell table:style-name="ce514" table:formula="of:=SQRT(1-[.R63]^2)" office:value-type="float" office:value="0.897997772825746" calcext:value-type="float">
            <text:p>0,897997772825746</text:p>
          </table:table-cell>
          <table:table-cell table:style-name="ce514" table:formula="of:=-SQRT(1-[.R63]^2)" office:value-type="float" office:value="-0.897997772825746" calcext:value-type="float">
            <text:p>-0,8979977728257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0" table:formula="of:=INDEX([.$C$76:.$C$92];[.J76])" office:value-type="float" office:value="270" calcext:value-type="float">
            <text:p>270</text:p>
          </table:table-cell>
          <table:table-cell table:style-name="ce535" table:formula="of:=INDEX([.$D$76:.$D$92];[.J76])" office:value-type="float" office:value="0" calcext:value-type="float">
            <text:p>0 <text:s text:c="3"/></text:p>
          </table:table-cell>
          <table:table-cell table:style-name="ce535" table:formula="of:=INDEX([.$E$76:.$E$92];[.J76])" office:value-type="float" office:value="-1" calcext:value-type="float">
            <text:p>-1 <text:s text:c="3"/></text:p>
          </table:table-cell>
          <table:table-cell table:style-name="ce535" table:formula="of:=INDEX([.$F$76:.$F$92];[.J76])" office:value-type="string" office:string-value="Impossible" calcext:value-type="string">
            <text:p>Impossible</text:p>
          </table:table-cell>
          <table:table-cell table:style-name="ce557" table:formula="of:=INDEX([.$G$76:.$G$92];[.J76])" office:value-type="float" office:value="0" calcext:value-type="float">
            <text:p>0,000</text:p>
          </table:table-cell>
          <table:table-cell table:style-name="ce557" table:formula="of:=INDEX([.$H$76:.$H$92];[.J76])" office:value-type="float" office:value="-1" calcext:value-type="float">
            <text:p>-1,000</text:p>
          </table:table-cell>
          <table:table-cell table:style-name="ce557" table:formula="of:=INDEX([.$I$76:.$I$92];[.J76])" office:value-type="string" office:string-value="Impossible" calcext:value-type="string">
            <text:p>Impossible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3]+0.01" office:value-type="float" office:value="-0.429999999999999" calcext:value-type="float">
            <text:p>-0,429999999999999</text:p>
          </table:table-cell>
          <table:table-cell table:style-name="ce514" table:formula="of:=SQRT(1-[.R64]^2)" office:value-type="float" office:value="0.902828887442133" calcext:value-type="float">
            <text:p>0,902828887442133</text:p>
          </table:table-cell>
          <table:table-cell table:style-name="ce514" table:formula="of:=-SQRT(1-[.R64]^2)" office:value-type="float" office:value="-0.902828887442133" calcext:value-type="float">
            <text:p>-0,9028288874421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1" table:formula="of:=INDEX([.$C$76:.$C$92];[.J77])" office:value-type="float" office:value="330" calcext:value-type="float">
            <text:p>330</text:p>
          </table:table-cell>
          <table:table-cell table:style-name="ce536" table:formula="of:=INDEX([.$D$76:.$D$92];[.J77])" office:value-type="string" office:string-value="√3/2" calcext:value-type="string">
            <text:p>√3/2</text:p>
          </table:table-cell>
          <table:table-cell table:style-name="ce536" table:formula="of:=INDEX([.$E$76:.$E$92];[.J77])" office:value-type="string" office:string-value="-1/2" calcext:value-type="string">
            <text:p>-1/2</text:p>
          </table:table-cell>
          <table:table-cell table:style-name="ce536" table:formula="of:=INDEX([.$F$76:.$F$92];[.J77])" office:value-type="string" office:string-value="-√3/3" calcext:value-type="string">
            <text:p>-√3/3</text:p>
          </table:table-cell>
          <table:table-cell table:style-name="ce558" table:formula="of:=INDEX([.$G$76:.$G$92];[.J77])" office:value-type="float" office:value="0.866025403784439" calcext:value-type="float">
            <text:p>0,866</text:p>
          </table:table-cell>
          <table:table-cell table:style-name="ce558" table:formula="of:=INDEX([.$H$76:.$H$92];[.J77])" office:value-type="float" office:value="-0.5" calcext:value-type="float">
            <text:p>-0,500</text:p>
          </table:table-cell>
          <table:table-cell table:style-name="ce558" table:formula="of:=INDEX([.$I$76:.$I$92];[.J77])" office:value-type="float" office:value="-0.577350269189626" calcext:value-type="float">
            <text:p>-0,577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4]+0.01" office:value-type="float" office:value="-0.42" calcext:value-type="float">
            <text:p>-0,42</text:p>
          </table:table-cell>
          <table:table-cell table:style-name="ce514" table:formula="of:=SQRT(1-[.R65]^2)" office:value-type="float" office:value="0.907524104363074" calcext:value-type="float">
            <text:p>0,907524104363074</text:p>
          </table:table-cell>
          <table:table-cell table:style-name="ce514" table:formula="of:=-SQRT(1-[.R65]^2)" office:value-type="float" office:value="-0.907524104363074" calcext:value-type="float">
            <text:p>-0,90752410436307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2" table:formula="of:=INDEX([.$C$76:.$C$92];[.J78])" office:value-type="float" office:value="150" calcext:value-type="float">
            <text:p>150</text:p>
          </table:table-cell>
          <table:table-cell table:style-name="ce537" table:formula="of:=INDEX([.$D$76:.$D$92];[.J78])" office:value-type="string" office:string-value="-√3/2" calcext:value-type="string">
            <text:p>-√3/2</text:p>
          </table:table-cell>
          <table:table-cell table:style-name="ce537" table:formula="of:=INDEX([.$E$76:.$E$92];[.J78])" office:value-type="string" office:string-value="1/2" calcext:value-type="string">
            <text:p>1/2</text:p>
          </table:table-cell>
          <table:table-cell table:style-name="ce537" table:formula="of:=INDEX([.$F$76:.$F$92];[.J78])" office:value-type="string" office:string-value="-√3/3" calcext:value-type="string">
            <text:p>-√3/3</text:p>
          </table:table-cell>
          <table:table-cell table:style-name="ce559" table:formula="of:=INDEX([.$G$76:.$G$92];[.J78])" office:value-type="float" office:value="-0.866025403784439" calcext:value-type="float">
            <text:p>-0,866</text:p>
          </table:table-cell>
          <table:table-cell table:style-name="ce559" table:formula="of:=INDEX([.$H$76:.$H$92];[.J78])" office:value-type="float" office:value="0.5" calcext:value-type="float">
            <text:p>0,500</text:p>
          </table:table-cell>
          <table:table-cell table:style-name="ce559" table:formula="of:=INDEX([.$I$76:.$I$92];[.J78])" office:value-type="float" office:value="-0.577350269189626" calcext:value-type="float">
            <text:p>-0,577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5]+0.01" office:value-type="float" office:value="-0.409999999999999" calcext:value-type="float">
            <text:p>-0,409999999999999</text:p>
          </table:table-cell>
          <table:table-cell table:style-name="ce514" table:formula="of:=SQRT(1-[.R66]^2)" office:value-type="float" office:value="0.912085522305886" calcext:value-type="float">
            <text:p>0,912085522305886</text:p>
          </table:table-cell>
          <table:table-cell table:style-name="ce514" table:formula="of:=-SQRT(1-[.R66]^2)" office:value-type="float" office:value="-0.912085522305886" calcext:value-type="float">
            <text:p>-0,91208552230588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3" table:formula="of:=INDEX([.$C$76:.$C$92];[.J79])" office:value-type="float" office:value="240" calcext:value-type="float">
            <text:p>240</text:p>
          </table:table-cell>
          <table:table-cell table:style-name="ce538" table:formula="of:=INDEX([.$D$76:.$D$92];[.J79])" office:value-type="string" office:string-value="-1/2" calcext:value-type="string">
            <text:p>-1/2</text:p>
          </table:table-cell>
          <table:table-cell table:style-name="ce538" table:formula="of:=INDEX([.$E$76:.$E$92];[.J79])" office:value-type="string" office:string-value="-√3/2" calcext:value-type="string">
            <text:p>-√3/2</text:p>
          </table:table-cell>
          <table:table-cell table:style-name="ce538" table:formula="of:=INDEX([.$F$76:.$F$92];[.J79])" office:value-type="string" office:string-value="√3" calcext:value-type="string">
            <text:p>√3</text:p>
          </table:table-cell>
          <table:table-cell table:style-name="ce560" table:formula="of:=INDEX([.$G$76:.$G$92];[.J79])" office:value-type="float" office:value="-0.5" calcext:value-type="float">
            <text:p>-0,500</text:p>
          </table:table-cell>
          <table:table-cell table:style-name="ce560" table:formula="of:=INDEX([.$H$76:.$H$92];[.J79])" office:value-type="float" office:value="-0.866025403784439" calcext:value-type="float">
            <text:p>-0,866</text:p>
          </table:table-cell>
          <table:table-cell table:style-name="ce560" table:formula="of:=INDEX([.$I$76:.$I$92];[.J79])" office:value-type="float" office:value="1.73205080756888" calcext:value-type="float">
            <text:p>1,732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6]+0.01" office:value-type="float" office:value="-0.4" calcext:value-type="float">
            <text:p>-0,4</text:p>
          </table:table-cell>
          <table:table-cell table:style-name="ce514" table:formula="of:=SQRT(1-[.R67]^2)" office:value-type="float" office:value="0.916515138991168" calcext:value-type="float">
            <text:p>0,916515138991168</text:p>
          </table:table-cell>
          <table:table-cell table:style-name="ce514" table:formula="of:=-SQRT(1-[.R67]^2)" office:value-type="float" office:value="-0.916515138991168" calcext:value-type="float">
            <text:p>-0,91651513899116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4" table:formula="of:=INDEX([.$C$76:.$C$92];[.J80])" office:value-type="float" office:value="300" calcext:value-type="float">
            <text:p>300</text:p>
          </table:table-cell>
          <table:table-cell table:style-name="ce539" table:formula="of:=INDEX([.$D$76:.$D$92];[.J80])" office:value-type="string" office:string-value="1/2" calcext:value-type="string">
            <text:p>1/2</text:p>
          </table:table-cell>
          <table:table-cell table:style-name="ce539" table:formula="of:=INDEX([.$E$76:.$E$92];[.J80])" office:value-type="string" office:string-value="-√3/2" calcext:value-type="string">
            <text:p>-√3/2</text:p>
          </table:table-cell>
          <table:table-cell table:style-name="ce539" table:formula="of:=INDEX([.$F$76:.$F$92];[.J80])" office:value-type="string" office:string-value="-√3" calcext:value-type="string">
            <text:p>-√3</text:p>
          </table:table-cell>
          <table:table-cell table:style-name="ce561" table:formula="of:=INDEX([.$G$76:.$G$92];[.J80])" office:value-type="float" office:value="0.5" calcext:value-type="float">
            <text:p>0,500</text:p>
          </table:table-cell>
          <table:table-cell table:style-name="ce561" table:formula="of:=INDEX([.$H$76:.$H$92];[.J80])" office:value-type="float" office:value="-0.866025403784439" calcext:value-type="float">
            <text:p>-0,866</text:p>
          </table:table-cell>
          <table:table-cell table:style-name="ce561" table:formula="of:=INDEX([.$I$76:.$I$92];[.J80])" office:value-type="float" office:value="-1.73205080756888" calcext:value-type="float">
            <text:p>-1,732</text:p>
          </table:table-cell>
          <table:table-cell table:style-name="ce506" table:number-columns-repeated="3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7]+0.01" office:value-type="float" office:value="-0.389999999999999" calcext:value-type="float">
            <text:p>-0,389999999999999</text:p>
          </table:table-cell>
          <table:table-cell table:style-name="ce514" table:formula="of:=SQRT(1-[.R68]^2)" office:value-type="float" office:value="0.920814856526544" calcext:value-type="float">
            <text:p>0,920814856526544</text:p>
          </table:table-cell>
          <table:table-cell table:style-name="ce514" table:formula="of:=-SQRT(1-[.R68]^2)" office:value-type="float" office:value="-0.920814856526544" calcext:value-type="float">
            <text:p>-0,92081485652654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3" table:formula="of:=INDEX([.$C$76:.$C$92];[.J81])" office:value-type="float" office:value="30" calcext:value-type="float">
            <text:p>30</text:p>
          </table:table-cell>
          <table:table-cell table:style-name="ce540" table:formula="of:=INDEX([.$D$76:.$D$92];[.J81])" office:value-type="string" office:string-value="√3/2" calcext:value-type="string">
            <text:p>√3/2</text:p>
          </table:table-cell>
          <table:table-cell table:style-name="ce540" table:formula="of:=INDEX([.$E$76:.$E$92];[.J81])" office:value-type="string" office:string-value="1/2" calcext:value-type="string">
            <text:p>1/2</text:p>
          </table:table-cell>
          <table:table-cell table:style-name="ce540" table:formula="of:=INDEX([.$F$76:.$F$92];[.J81])" office:value-type="string" office:string-value="√3/3" calcext:value-type="string">
            <text:p>√3/3</text:p>
          </table:table-cell>
          <table:table-cell table:style-name="ce562" table:formula="of:=INDEX([.$G$76:.$G$92];[.J81])" office:value-type="float" office:value="0.866025403784439" calcext:value-type="float">
            <text:p>0,866</text:p>
          </table:table-cell>
          <table:table-cell table:style-name="ce562" table:formula="of:=INDEX([.$H$76:.$H$92];[.J81])" office:value-type="float" office:value="0.5" calcext:value-type="float">
            <text:p>0,500</text:p>
          </table:table-cell>
          <table:table-cell table:style-name="ce562" table:formula="of:=INDEX([.$I$76:.$I$92];[.J81])" office:value-type="float" office:value="0.577350269189626" calcext:value-type="float">
            <text:p>0,577</text:p>
          </table:table-cell>
          <table:table-cell table:style-name="ce427" table:number-columns-repeated="10"/>
          <table:table-cell table:style-name="ce514" table:formula="of:=[.R68]+0.01" office:value-type="float" office:value="-0.379999999999999" calcext:value-type="float">
            <text:p>-0,379999999999999</text:p>
          </table:table-cell>
          <table:table-cell table:style-name="ce514" table:formula="of:=SQRT(1-[.R69]^2)" office:value-type="float" office:value="0.924986486387774" calcext:value-type="float">
            <text:p>0,924986486387774</text:p>
          </table:table-cell>
          <table:table-cell table:style-name="ce514" table:formula="of:=-SQRT(1-[.R69]^2)" office:value-type="float" office:value="-0.924986486387774" calcext:value-type="float">
            <text:p>-0,92498648638777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5" table:formula="of:=INDEX([.$C$76:.$C$92];[.J82])" office:value-type="float" office:value="0" calcext:value-type="float">
            <text:p>0</text:p>
          </table:table-cell>
          <table:table-cell table:style-name="ce541" table:formula="of:=INDEX([.$D$76:.$D$92];[.J82])" office:value-type="float" office:value="1" calcext:value-type="float">
            <text:p>1 <text:s text:c="3"/></text:p>
          </table:table-cell>
          <table:table-cell table:style-name="ce541" table:formula="of:=INDEX([.$E$76:.$E$92];[.J82])" office:value-type="float" office:value="0" calcext:value-type="float">
            <text:p>0 <text:s text:c="3"/></text:p>
          </table:table-cell>
          <table:table-cell table:style-name="ce541" table:formula="of:=INDEX([.$F$76:.$F$92];[.J82])" office:value-type="float" office:value="0" calcext:value-type="float">
            <text:p>0 <text:s text:c="3"/></text:p>
          </table:table-cell>
          <table:table-cell table:style-name="ce563" table:formula="of:=INDEX([.$G$76:.$G$92];[.J82])" office:value-type="float" office:value="1" calcext:value-type="float">
            <text:p>1,000</text:p>
          </table:table-cell>
          <table:table-cell table:style-name="ce563" table:formula="of:=INDEX([.$H$76:.$H$92];[.J82])" office:value-type="float" office:value="0" calcext:value-type="float">
            <text:p>0,000</text:p>
          </table:table-cell>
          <table:table-cell table:style-name="ce563" table:formula="of:=INDEX([.$I$76:.$I$92];[.J82])" office:value-type="float" office:value="0" calcext:value-type="float">
            <text:p>0,000</text:p>
          </table:table-cell>
          <table:table-cell table:style-name="ce427" table:number-columns-repeated="8"/>
          <table:table-cell table:number-columns-repeated="2"/>
          <table:table-cell table:style-name="ce514" table:formula="of:=[.R69]+0.01" office:value-type="float" office:value="-0.369999999999999" calcext:value-type="float">
            <text:p>-0,369999999999999</text:p>
          </table:table-cell>
          <table:table-cell table:style-name="ce514" table:formula="of:=SQRT(1-[.R70]^2)" office:value-type="float" office:value="0.929031754032122" calcext:value-type="float">
            <text:p>0,929031754032122</text:p>
          </table:table-cell>
          <table:table-cell table:style-name="ce514" table:formula="of:=-SQRT(1-[.R70]^2)" office:value-type="float" office:value="-0.929031754032122" calcext:value-type="float">
            <text:p>-0,9290317540321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6" table:formula="of:=INDEX([.$C$76:.$C$92];[.J83])" office:value-type="float" office:value="360" calcext:value-type="float">
            <text:p>360</text:p>
          </table:table-cell>
          <table:table-cell table:style-name="ce542" table:formula="of:=INDEX([.$D$76:.$D$92];[.J83])" office:value-type="float" office:value="1" calcext:value-type="float">
            <text:p>1 <text:s text:c="3"/></text:p>
          </table:table-cell>
          <table:table-cell table:style-name="ce542" table:formula="of:=INDEX([.$E$76:.$E$92];[.J83])" office:value-type="float" office:value="0" calcext:value-type="float">
            <text:p>0 <text:s text:c="3"/></text:p>
          </table:table-cell>
          <table:table-cell table:style-name="ce542" table:formula="of:=INDEX([.$F$76:.$F$92];[.J83])" office:value-type="float" office:value="0" calcext:value-type="float">
            <text:p>0 <text:s text:c="3"/></text:p>
          </table:table-cell>
          <table:table-cell table:style-name="ce564" table:formula="of:=INDEX([.$G$76:.$G$92];[.J83])" office:value-type="float" office:value="1" calcext:value-type="float">
            <text:p>1,000</text:p>
          </table:table-cell>
          <table:table-cell table:style-name="ce564" table:formula="of:=INDEX([.$H$76:.$H$92];[.J83])" office:value-type="float" office:value="0" calcext:value-type="float">
            <text:p>0,000</text:p>
          </table:table-cell>
          <table:table-cell table:style-name="ce564" table:formula="of:=INDEX([.$I$76:.$I$92];[.J83])" office:value-type="float" office:value="0" calcext:value-type="float">
            <text:p>0,000</text:p>
          </table:table-cell>
          <table:table-cell table:style-name="ce427" table:number-columns-repeated="8"/>
          <table:table-cell table:number-columns-repeated="2"/>
          <table:table-cell table:style-name="ce514" table:formula="of:=[.R70]+0.01" office:value-type="float" office:value="-0.359999999999999" calcext:value-type="float">
            <text:p>-0,359999999999999</text:p>
          </table:table-cell>
          <table:table-cell table:style-name="ce514" table:formula="of:=SQRT(1-[.R71]^2)" office:value-type="float" office:value="0.932952303175248" calcext:value-type="float">
            <text:p>0,932952303175248</text:p>
          </table:table-cell>
          <table:table-cell table:style-name="ce514" table:formula="of:=-SQRT(1-[.R71]^2)" office:value-type="float" office:value="-0.932952303175248" calcext:value-type="float">
            <text:p>-0,93295230317524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7" table:formula="of:=INDEX([.$C$76:.$C$92];[.J84])" office:value-type="float" office:value="45" calcext:value-type="float">
            <text:p>45</text:p>
          </table:table-cell>
          <table:table-cell table:style-name="ce543" table:formula="of:=INDEX([.$D$76:.$D$92];[.J84])" office:value-type="string" office:string-value="√2/2" calcext:value-type="string">
            <text:p>√2/2</text:p>
          </table:table-cell>
          <table:table-cell table:style-name="ce543" table:formula="of:=INDEX([.$E$76:.$E$92];[.J84])" office:value-type="string" office:string-value="√2/2" calcext:value-type="string">
            <text:p>√2/2</text:p>
          </table:table-cell>
          <table:table-cell table:style-name="ce543" table:formula="of:=INDEX([.$F$76:.$F$92];[.J84])" office:value-type="float" office:value="1" calcext:value-type="float">
            <text:p>1 <text:s text:c="3"/></text:p>
          </table:table-cell>
          <table:table-cell table:style-name="ce565" table:formula="of:=INDEX([.$G$76:.$G$92];[.J84])" office:value-type="float" office:value="0.707106781186548" calcext:value-type="float">
            <text:p>0,707</text:p>
          </table:table-cell>
          <table:table-cell table:style-name="ce565" table:formula="of:=INDEX([.$H$76:.$H$92];[.J84])" office:value-type="float" office:value="0.707106781186548" calcext:value-type="float">
            <text:p>0,707</text:p>
          </table:table-cell>
          <table:table-cell table:style-name="ce565" table:formula="of:=INDEX([.$I$76:.$I$92];[.J84])" office:value-type="float" office:value="1" calcext:value-type="float">
            <text:p>1,000</text:p>
          </table:table-cell>
          <table:table-cell table:style-name="ce427" table:number-columns-repeated="8"/>
          <table:table-cell table:number-columns-repeated="2"/>
          <table:table-cell table:style-name="ce514" table:formula="of:=[.R71]+0.01" office:value-type="float" office:value="-0.349999999999999" calcext:value-type="float">
            <text:p>-0,349999999999999</text:p>
          </table:table-cell>
          <table:table-cell table:style-name="ce514" table:formula="of:=SQRT(1-[.R72]^2)" office:value-type="float" office:value="0.93674969975976" calcext:value-type="float">
            <text:p>0,93674969975976</text:p>
          </table:table-cell>
          <table:table-cell table:style-name="ce514" table:formula="of:=-SQRT(1-[.R72]^2)" office:value-type="float" office:value="-0.93674969975976" calcext:value-type="float">
            <text:p>-0,936749699759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8" table:formula="of:=INDEX([.$C$76:.$C$92];[.J85])" office:value-type="float" office:value="120" calcext:value-type="float">
            <text:p>120</text:p>
          </table:table-cell>
          <table:table-cell table:style-name="ce544" table:formula="of:=INDEX([.$D$76:.$D$92];[.J85])" office:value-type="string" office:string-value="-1/2" calcext:value-type="string">
            <text:p>-1/2</text:p>
          </table:table-cell>
          <table:table-cell table:style-name="ce544" table:formula="of:=INDEX([.$E$76:.$E$92];[.J85])" office:value-type="string" office:string-value="√3/2" calcext:value-type="string">
            <text:p>√3/2</text:p>
          </table:table-cell>
          <table:table-cell table:style-name="ce544" table:formula="of:=INDEX([.$F$76:.$F$92];[.J85])" office:value-type="string" office:string-value="-√3" calcext:value-type="string">
            <text:p>-√3</text:p>
          </table:table-cell>
          <table:table-cell table:style-name="ce566" table:formula="of:=INDEX([.$G$76:.$G$92];[.J85])" office:value-type="float" office:value="-0.5" calcext:value-type="float">
            <text:p>-0,500</text:p>
          </table:table-cell>
          <table:table-cell table:style-name="ce566" table:formula="of:=INDEX([.$H$76:.$H$92];[.J85])" office:value-type="float" office:value="0.866025403784439" calcext:value-type="float">
            <text:p>0,866</text:p>
          </table:table-cell>
          <table:table-cell table:style-name="ce566" table:formula="of:=INDEX([.$I$76:.$I$92];[.J85])" office:value-type="float" office:value="-1.73205080756888" calcext:value-type="float">
            <text:p>-1,732</text:p>
          </table:table-cell>
          <table:table-cell table:style-name="ce427" table:number-columns-repeated="8"/>
          <table:table-cell table:number-columns-repeated="2"/>
          <table:table-cell table:style-name="ce514" table:formula="of:=[.R72]+0.01" office:value-type="float" office:value="-0.339999999999999" calcext:value-type="float">
            <text:p>-0,339999999999999</text:p>
          </table:table-cell>
          <table:table-cell table:style-name="ce514" table:formula="of:=SQRT(1-[.R73]^2)" office:value-type="float" office:value="0.9404254356407" calcext:value-type="float">
            <text:p>0,9404254356407</text:p>
          </table:table-cell>
          <table:table-cell table:style-name="ce514" table:formula="of:=-SQRT(1-[.R73]^2)" office:value-type="float" office:value="-0.9404254356407" calcext:value-type="float">
            <text:p>-0,940425435640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14" table:formula="of:=[.R73]+0.01" office:value-type="float" office:value="-0.329999999999999" calcext:value-type="float">
            <text:p>-0,329999999999999</text:p>
          </table:table-cell>
          <table:table-cell table:style-name="ce514" table:formula="of:=SQRT(1-[.R74]^2)" office:value-type="float" office:value="0.943980932010811" calcext:value-type="float">
            <text:p>0,943980932010811</text:p>
          </table:table-cell>
          <table:table-cell table:style-name="ce514" table:formula="of:=-SQRT(1-[.R74]^2)" office:value-type="float" office:value="-0.943980932010811" calcext:value-type="float">
            <text:p>-0,94398093201081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9" office:value-type="string" calcext:value-type="string">
            <text:p>Aléatoire</text:p>
          </table:table-cell>
          <table:table-cell table:style-name="ce519" office:value-type="string" calcext:value-type="string">
            <text:p>Rang</text:p>
          </table:table-cell>
          <table:table-cell table:style-name="ce519" office:value-type="string" calcext:value-type="string">
            <text:p>Degrés</text:p>
          </table:table-cell>
          <table:table-cell table:style-name="ce519" office:value-type="string" calcext:value-type="string">
            <text:p>cos</text:p>
          </table:table-cell>
          <table:table-cell table:style-name="ce519" office:value-type="string" calcext:value-type="string">
            <text:p>sin</text:p>
          </table:table-cell>
          <table:table-cell table:style-name="ce519" office:value-type="string" calcext:value-type="string">
            <text:p>tan</text:p>
          </table:table-cell>
          <table:table-cell table:style-name="ce519" office:value-type="string" calcext:value-type="string">
            <text:p>cos</text:p>
          </table:table-cell>
          <table:table-cell table:style-name="ce519" office:value-type="string" calcext:value-type="string">
            <text:p>sin</text:p>
          </table:table-cell>
          <table:table-cell table:style-name="ce519" office:value-type="string" calcext:value-type="string">
            <text:p>tan</text:p>
          </table:table-cell>
          <table:table-cell table:style-name="ce519" office:value-type="string" calcext:value-type="string">
            <text:p>choix</text:p>
          </table:table-cell>
          <table:table-cell table:style-name="ce427" table:number-columns-repeated="5"/>
          <table:table-cell table:number-columns-repeated="2"/>
          <table:table-cell table:style-name="ce514" table:formula="of:=[.R74]+0.01" office:value-type="float" office:value="-0.319999999999999" calcext:value-type="float">
            <text:p>-0,319999999999999</text:p>
          </table:table-cell>
          <table:table-cell table:style-name="ce514" table:formula="of:=SQRT(1-[.R75]^2)" office:value-type="float" office:value="0.947417542586161" calcext:value-type="float">
            <text:p>0,947417542586161</text:p>
          </table:table-cell>
          <table:table-cell table:style-name="ce514" table:formula="of:=-SQRT(1-[.R75]^2)" office:value-type="float" office:value="-0.947417542586161" calcext:value-type="float">
            <text:p>-0,94741754258616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81883" calcext:value-type="float">
            <text:p>381883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0" calcext:value-type="float">
            <text:p>0</text:p>
          </table:table-cell>
          <table:table-cell table:style-name="ce549" office:value-type="float" office:value="1" calcext:value-type="float">
            <text:p>1</text:p>
          </table:table-cell>
          <table:table-cell table:number-columns-repeated="2" table:style-name="ce549" office:value-type="float" office:value="0" calcext:value-type="float">
            <text:p>0</text:p>
          </table:table-cell>
          <table:table-cell table:style-name="ce547" office:value-type="float" office:value="1" calcext:value-type="float">
            <text:p>1</text:p>
          </table:table-cell>
          <table:table-cell table:number-columns-repeated="2" table:style-name="ce547" office:value-type="float" office:value="0" calcext:value-type="float">
            <text:p>0</text:p>
          </table:table-cell>
          <table:table-cell table:style-name="ce514" table:formula="of:=RANK([.A76];[.$A$76:.$A$92];0)" office:value-type="float" office:value="13" calcext:value-type="float">
            <text:p>13</text:p>
          </table:table-cell>
          <table:table-cell table:style-name="ce427" table:number-columns-repeated="5"/>
          <table:table-cell table:number-columns-repeated="2"/>
          <table:table-cell table:style-name="ce514" table:formula="of:=[.R75]+0.01" office:value-type="float" office:value="-0.309999999999999" calcext:value-type="float">
            <text:p>-0,309999999999999</text:p>
          </table:table-cell>
          <table:table-cell table:style-name="ce514" table:formula="of:=SQRT(1-[.R76]^2)" office:value-type="float" office:value="0.950736556570747" calcext:value-type="float">
            <text:p>0,950736556570747</text:p>
          </table:table-cell>
          <table:table-cell table:style-name="ce514" table:formula="of:=-SQRT(1-[.R76]^2)" office:value-type="float" office:value="-0.950736556570747" calcext:value-type="float">
            <text:p>-0,95073655657074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141260" calcext:value-type="float">
            <text:p>141260</text:p>
          </table:table-cell>
          <table:table-cell table:style-name="ce529" office:value-type="float" office:value="2" calcext:value-type="float">
            <text:p>2</text:p>
          </table:table-cell>
          <table:table-cell table:style-name="ce529" office:value-type="float" office:value="30" calcext:value-type="float">
            <text:p>30</text:p>
          </table:table-cell>
          <table:table-cell table:style-name="ce550" office:value-type="string" calcext:value-type="string">
            <text:p><text:span text:style-name="T12">√</text:span>3/2</text:p>
          </table:table-cell>
          <table:table-cell table:style-name="ce550" office:value-type="string" calcext:value-type="string">
            <text:p>1/2</text:p>
          </table:table-cell>
          <table:table-cell table:style-name="ce553" office:value-type="string" calcext:value-type="string">
            <text:p><text:span text:style-name="T12">√</text:span>3/3</text:p>
          </table:table-cell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75" office:value-type="float" office:value="0.5" calcext:value-type="float">
            <text:p>0,5</text:p>
          </table:table-cell>
          <table:table-cell table:style-name="ce581" table:formula="of:=SQRT(3)/3" office:value-type="float" office:value="0.577350269189626" calcext:value-type="float">
            <text:p>0,577</text:p>
          </table:table-cell>
          <table:table-cell table:style-name="ce529" table:formula="of:=RANK([.A77];[.$A$76:.$A$92];0)" office:value-type="float" office:value="16" calcext:value-type="float">
            <text:p>16</text:p>
          </table:table-cell>
          <table:table-cell table:style-name="ce427" table:number-columns-repeated="5"/>
          <table:table-cell table:number-columns-repeated="2"/>
          <table:table-cell table:style-name="ce514" table:formula="of:=[.R76]+0.01" office:value-type="float" office:value="-0.299999999999999" calcext:value-type="float">
            <text:p>-0,299999999999999</text:p>
          </table:table-cell>
          <table:table-cell table:style-name="ce514" table:formula="of:=SQRT(1-[.R77]^2)" office:value-type="float" office:value="0.953939201416946" calcext:value-type="float">
            <text:p>0,953939201416946</text:p>
          </table:table-cell>
          <table:table-cell table:style-name="ce514" table:formula="of:=-SQRT(1-[.R77]^2)" office:value-type="float" office:value="-0.953939201416946" calcext:value-type="float">
            <text:p>-0,9539392014169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99012" calcext:value-type="float">
            <text:p>699012</text:p>
          </table:table-cell>
          <table:table-cell table:style-name="ce514" office:value-type="float" office:value="3" calcext:value-type="float">
            <text:p>3</text:p>
          </table:table-cell>
          <table:table-cell table:style-name="ce514" office:value-type="float" office:value="45" calcext:value-type="float">
            <text:p>45</text:p>
          </table:table-cell>
          <table:table-cell table:style-name="ce551" office:value-type="string" calcext:value-type="string">
            <text:p><text:span text:style-name="T13">√</text:span>2/2</text:p>
          </table:table-cell>
          <table:table-cell table:style-name="ce551" office:value-type="string" calcext:value-type="string">
            <text:p><text:span text:style-name="T13">√</text:span>2/2</text:p>
          </table:table-cell>
          <table:table-cell table:style-name="ce549" office:value-type="float" office:value="1" calcext:value-type="float">
            <text:p>1</text:p>
          </table:table-cell>
          <table:table-cell table:style-name="ce574" table:formula="of:=SQRT(2)/2" office:value-type="float" office:value="0.707106781186548" calcext:value-type="float">
            <text:p>0,707</text:p>
          </table:table-cell>
          <table:table-cell table:style-name="ce574" table:formula="of:=SQRT(2)/2" office:value-type="float" office:value="0.707106781186548" calcext:value-type="float">
            <text:p>0,707</text:p>
          </table:table-cell>
          <table:table-cell table:style-name="ce547" office:value-type="float" office:value="1" calcext:value-type="float">
            <text:p>1</text:p>
          </table:table-cell>
          <table:table-cell table:style-name="ce514" table:formula="of:=RANK([.A78];[.$A$76:.$A$92];0)" office:value-type="float" office:value="8" calcext:value-type="float">
            <text:p>8</text:p>
          </table:table-cell>
          <table:table-cell table:style-name="ce427" table:number-columns-repeated="5"/>
          <table:table-cell table:number-columns-repeated="2"/>
          <table:table-cell table:style-name="ce514" table:formula="of:=[.R77]+0.01" office:value-type="float" office:value="-0.289999999999999" calcext:value-type="float">
            <text:p>-0,289999999999999</text:p>
          </table:table-cell>
          <table:table-cell table:style-name="ce514" table:formula="of:=SQRT(1-[.R78]^2)" office:value-type="float" office:value="0.957026645397086" calcext:value-type="float">
            <text:p>0,957026645397086</text:p>
          </table:table-cell>
          <table:table-cell table:style-name="ce514" table:formula="of:=-SQRT(1-[.R78]^2)" office:value-type="float" office:value="-0.957026645397086" calcext:value-type="float">
            <text:p>-0,95702664539708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399078" calcext:value-type="float">
            <text:p>399078</text:p>
          </table:table-cell>
          <table:table-cell table:style-name="ce529" office:value-type="float" office:value="4" calcext:value-type="float">
            <text:p>4</text:p>
          </table:table-cell>
          <table:table-cell table:style-name="ce529" office:value-type="float" office:value="60" calcext:value-type="float">
            <text:p>60</text:p>
          </table:table-cell>
          <table:table-cell table:style-name="ce550" office:value-type="string" calcext:value-type="string">
            <text:p>1/2</text:p>
          </table:table-cell>
          <table:table-cell table:style-name="ce550" office:value-type="string" calcext:value-type="string">
            <text:p><text:span text:style-name="T12">√</text:span>3/2</text:p>
          </table:table-cell>
          <table:table-cell table:style-name="ce553" office:value-type="string" calcext:value-type="string">
            <text:p><text:span text:style-name="T12">√</text:span>3</text:p>
          </table:table-cell>
          <table:table-cell table:style-name="ce575" table:formula="of:=0.5" office:value-type="float" office:value="0.5" calcext:value-type="float">
            <text:p>0,5</text:p>
          </table:table-cell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81" table:formula="of:=SQRT(3)" office:value-type="float" office:value="1.73205080756888" calcext:value-type="float">
            <text:p>1,732</text:p>
          </table:table-cell>
          <table:table-cell table:style-name="ce529" table:formula="of:=RANK([.A79];[.$A$76:.$A$92];0)" office:value-type="float" office:value="12" calcext:value-type="float">
            <text:p>12</text:p>
          </table:table-cell>
          <table:table-cell table:style-name="ce427" table:number-columns-repeated="5"/>
          <table:table-cell table:number-columns-repeated="2"/>
          <table:table-cell table:style-name="ce514" table:formula="of:=[.R78]+0.01" office:value-type="float" office:value="-0.279999999999999" calcext:value-type="float">
            <text:p>-0,279999999999999</text:p>
          </table:table-cell>
          <table:table-cell table:style-name="ce514" table:formula="of:=SQRT(1-[.R79]^2)" office:value-type="float" office:value="0.96" calcext:value-type="float">
            <text:p>0,96</text:p>
          </table:table-cell>
          <table:table-cell table:style-name="ce514" table:formula="of:=-SQRT(1-[.R79]^2)" office:value-type="float" office:value="-0.96" calcext:value-type="float">
            <text:p>-0,9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80675" calcext:value-type="float">
            <text:p>280675</text:p>
          </table:table-cell>
          <table:table-cell table:style-name="ce514" office:value-type="float" office:value="5" calcext:value-type="float">
            <text:p>5</text:p>
          </table:table-cell>
          <table:table-cell table:style-name="ce514" office:value-type="float" office:value="90" calcext:value-type="float">
            <text:p>90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1" calcext:value-type="float">
            <text:p>1</text:p>
          </table:table-cell>
          <table:table-cell table:style-name="ce549" office:value-type="string" calcext:value-type="string">
            <text:p>Impossible</text:p>
          </table:table-cell>
          <table:table-cell table:style-name="ce547" office:value-type="float" office:value="0" calcext:value-type="float">
            <text:p>0</text:p>
          </table:table-cell>
          <table:table-cell table:style-name="ce547" office:value-type="float" office:value="1" calcext:value-type="float">
            <text:p>1</text:p>
          </table:table-cell>
          <table:table-cell table:style-name="ce547" office:value-type="string" calcext:value-type="string">
            <text:p>Impossible</text:p>
          </table:table-cell>
          <table:table-cell table:style-name="ce514" table:formula="of:=RANK([.A80];[.$A$76:.$A$92];0)" office:value-type="float" office:value="14" calcext:value-type="float">
            <text:p>14</text:p>
          </table:table-cell>
          <table:table-cell table:style-name="ce427" table:number-columns-repeated="5"/>
          <table:table-cell table:number-columns-repeated="2"/>
          <table:table-cell table:style-name="ce514" table:formula="of:=[.R79]+0.01" office:value-type="float" office:value="-0.269999999999999" calcext:value-type="float">
            <text:p>-0,269999999999999</text:p>
          </table:table-cell>
          <table:table-cell table:style-name="ce514" table:formula="of:=SQRT(1-[.R80]^2)" office:value-type="float" office:value="0.962860322165162" calcext:value-type="float">
            <text:p>0,962860322165162</text:p>
          </table:table-cell>
          <table:table-cell table:style-name="ce514" table:formula="of:=-SQRT(1-[.R80]^2)" office:value-type="float" office:value="-0.962860322165162" calcext:value-type="float">
            <text:p>-0,96286032216516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875303" calcext:value-type="float">
            <text:p>875303</text:p>
          </table:table-cell>
          <table:table-cell table:style-name="ce529" office:value-type="float" office:value="6" calcext:value-type="float">
            <text:p>6</text:p>
          </table:table-cell>
          <table:table-cell table:style-name="ce529" office:value-type="float" office:value="120" calcext:value-type="float">
            <text:p>120</text:p>
          </table:table-cell>
          <table:table-cell table:style-name="ce550" office:value-type="string" calcext:value-type="string">
            <text:p>-1/2</text:p>
          </table:table-cell>
          <table:table-cell table:style-name="ce550" office:value-type="string" calcext:value-type="string">
            <text:p><text:span text:style-name="T12">√</text:span>3/2</text:p>
          </table:table-cell>
          <table:table-cell table:style-name="ce553" office:value-type="string" calcext:value-type="string">
            <text:p><text:span text:style-name="T12">-√</text:span>3</text:p>
          </table:table-cell>
          <table:table-cell table:style-name="ce575" office:value-type="float" office:value="-0.5" calcext:value-type="float">
            <text:p>-0,5</text:p>
          </table:table-cell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81" table:formula="of:=-SQRT(3)" office:value-type="float" office:value="-1.73205080756888" calcext:value-type="float">
            <text:p>-1,732</text:p>
          </table:table-cell>
          <table:table-cell table:style-name="ce529" table:formula="of:=RANK([.A81];[.$A$76:.$A$92];0)" office:value-type="float" office:value="2" calcext:value-type="float">
            <text:p>2</text:p>
          </table:table-cell>
          <table:table-cell table:style-name="ce427" table:number-columns-repeated="5"/>
          <table:table-cell table:number-columns-repeated="2"/>
          <table:table-cell table:style-name="ce514" table:formula="of:=[.R80]+0.01" office:value-type="float" office:value="-0.259999999999999" calcext:value-type="float">
            <text:p>-0,259999999999999</text:p>
          </table:table-cell>
          <table:table-cell table:style-name="ce514" table:formula="of:=SQRT(1-[.R81]^2)" office:value-type="float" office:value="0.965608616365865" calcext:value-type="float">
            <text:p>0,965608616365865</text:p>
          </table:table-cell>
          <table:table-cell table:style-name="ce514" table:formula="of:=-SQRT(1-[.R81]^2)" office:value-type="float" office:value="-0.965608616365865" calcext:value-type="float">
            <text:p>-0,96560861636586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82553" calcext:value-type="float">
            <text:p>982553</text:p>
          </table:table-cell>
          <table:table-cell table:style-name="ce514" office:value-type="float" office:value="7" calcext:value-type="float">
            <text:p>7</text:p>
          </table:table-cell>
          <table:table-cell table:style-name="ce514" office:value-type="float" office:value="135" calcext:value-type="float">
            <text:p>135</text:p>
          </table:table-cell>
          <table:table-cell table:style-name="ce551" office:value-type="string" calcext:value-type="string">
            <text:p><text:span text:style-name="T13">-√</text:span>2/2</text:p>
          </table:table-cell>
          <table:table-cell table:style-name="ce551" office:value-type="string" calcext:value-type="string">
            <text:p><text:span text:style-name="T13">√</text:span>2/2</text:p>
          </table:table-cell>
          <table:table-cell table:style-name="ce549" office:value-type="float" office:value="-1" calcext:value-type="float">
            <text:p>-1</text:p>
          </table:table-cell>
          <table:table-cell table:style-name="ce574" table:formula="of:=-SQRT(2)/2" office:value-type="float" office:value="-0.707106781186548" calcext:value-type="float">
            <text:p>-0,707</text:p>
          </table:table-cell>
          <table:table-cell table:style-name="ce574" table:formula="of:=SQRT(2)/2" office:value-type="float" office:value="0.707106781186548" calcext:value-type="float">
            <text:p>0,707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table:formula="of:=RANK([.A82];[.$A$76:.$A$92];0)" office:value-type="float" office:value="1" calcext:value-type="float">
            <text:p>1</text:p>
          </table:table-cell>
          <table:table-cell table:style-name="ce427" table:number-columns-repeated="5"/>
          <table:table-cell table:number-columns-repeated="2"/>
          <table:table-cell table:style-name="ce514" table:formula="of:=[.R81]+0.01" office:value-type="float" office:value="-0.249999999999999" calcext:value-type="float">
            <text:p>-0,249999999999999</text:p>
          </table:table-cell>
          <table:table-cell table:style-name="ce514" table:formula="of:=SQRT(1-[.R82]^2)" office:value-type="float" office:value="0.968245836551854" calcext:value-type="float">
            <text:p>0,968245836551854</text:p>
          </table:table-cell>
          <table:table-cell table:style-name="ce514" table:formula="of:=-SQRT(1-[.R82]^2)" office:value-type="float" office:value="-0.968245836551854" calcext:value-type="float">
            <text:p>-0,96824583655185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137963" calcext:value-type="float">
            <text:p>137963</text:p>
          </table:table-cell>
          <table:table-cell table:style-name="ce529" office:value-type="float" office:value="8" calcext:value-type="float">
            <text:p>8</text:p>
          </table:table-cell>
          <table:table-cell table:style-name="ce529" office:value-type="float" office:value="150" calcext:value-type="float">
            <text:p>150</text:p>
          </table:table-cell>
          <table:table-cell table:style-name="ce550" office:value-type="string" calcext:value-type="string">
            <text:p><text:span text:style-name="T14">-</text:span><text:span text:style-name="T15">√</text:span>3/2</text:p>
          </table:table-cell>
          <table:table-cell table:style-name="ce550" office:value-type="string" calcext:value-type="string">
            <text:p>1/2</text:p>
          </table:table-cell>
          <table:table-cell table:style-name="ce553" office:value-type="string" calcext:value-type="string">
            <text:p><text:span text:style-name="T14">-</text:span><text:span text:style-name="T15">√</text:span>3/3</text:p>
          </table:table-cell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75" office:value-type="float" office:value="0.5" calcext:value-type="float">
            <text:p>0,5</text:p>
          </table:table-cell>
          <table:table-cell table:style-name="ce581" table:formula="of:=-SQRT(3)/3" office:value-type="float" office:value="-0.577350269189626" calcext:value-type="float">
            <text:p>-0,577</text:p>
          </table:table-cell>
          <table:table-cell table:style-name="ce529" table:formula="of:=RANK([.A83];[.$A$76:.$A$92];0)" office:value-type="float" office:value="17" calcext:value-type="float">
            <text:p>17</text:p>
          </table:table-cell>
          <table:table-cell table:style-name="ce427" table:number-columns-repeated="5"/>
          <table:table-cell table:number-columns-repeated="2"/>
          <table:table-cell table:style-name="ce514" table:formula="of:=[.R82]+0.01" office:value-type="float" office:value="-0.239999999999999" calcext:value-type="float">
            <text:p>-0,239999999999999</text:p>
          </table:table-cell>
          <table:table-cell table:style-name="ce514" table:formula="of:=SQRT(1-[.R83]^2)" office:value-type="float" office:value="0.970772887960928" calcext:value-type="float">
            <text:p>0,970772887960928</text:p>
          </table:table-cell>
          <table:table-cell table:style-name="ce514" table:formula="of:=-SQRT(1-[.R83]^2)" office:value-type="float" office:value="-0.970772887960928" calcext:value-type="float">
            <text:p>-0,97077288796092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48201" calcext:value-type="float">
            <text:p>848201</text:p>
          </table:table-cell>
          <table:table-cell table:style-name="ce514" office:value-type="float" office:value="9" calcext:value-type="float">
            <text:p>9</text:p>
          </table:table-cell>
          <table:table-cell table:style-name="ce514" office:value-type="float" office:value="180" calcext:value-type="float">
            <text:p>180</text:p>
          </table:table-cell>
          <table:table-cell table:style-name="ce549" office:value-type="float" office:value="-1" calcext:value-type="float">
            <text:p>-1</text:p>
          </table:table-cell>
          <table:table-cell table:number-columns-repeated="2" table:style-name="ce549" office:value-type="float" office:value="0" calcext:value-type="float">
            <text:p>0</text:p>
          </table:table-cell>
          <table:table-cell table:style-name="ce547" office:value-type="float" office:value="-1" calcext:value-type="float">
            <text:p>-1</text:p>
          </table:table-cell>
          <table:table-cell table:number-columns-repeated="2" table:style-name="ce547" office:value-type="float" office:value="0" calcext:value-type="float">
            <text:p>0</text:p>
          </table:table-cell>
          <table:table-cell table:style-name="ce514" table:formula="of:=RANK([.A84];[.$A$76:.$A$92];0)" office:value-type="float" office:value="3" calcext:value-type="float">
            <text:p>3</text:p>
          </table:table-cell>
          <table:table-cell table:style-name="ce427" table:number-columns-repeated="5"/>
          <table:table-cell table:number-columns-repeated="2"/>
          <table:table-cell table:style-name="ce514" table:formula="of:=[.R83]+0.01" office:value-type="float" office:value="-0.229999999999999" calcext:value-type="float">
            <text:p>-0,229999999999999</text:p>
          </table:table-cell>
          <table:table-cell table:style-name="ce514" table:formula="of:=SQRT(1-[.R84]^2)" office:value-type="float" office:value="0.973190628808149" calcext:value-type="float">
            <text:p>0,973190628808149</text:p>
          </table:table-cell>
          <table:table-cell table:style-name="ce514" table:formula="of:=-SQRT(1-[.R84]^2)" office:value-type="float" office:value="-0.973190628808149" calcext:value-type="float">
            <text:p>-0,97319062880814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810917" calcext:value-type="float">
            <text:p>810917</text:p>
          </table:table-cell>
          <table:table-cell table:style-name="ce529" office:value-type="float" office:value="10" calcext:value-type="float">
            <text:p>10</text:p>
          </table:table-cell>
          <table:table-cell table:style-name="ce529" office:value-type="float" office:value="210" calcext:value-type="float">
            <text:p>210</text:p>
          </table:table-cell>
          <table:table-cell table:style-name="ce550" office:value-type="string" calcext:value-type="string">
            <text:p><text:span text:style-name="T14">-</text:span><text:span text:style-name="T15">√</text:span>3/2</text:p>
          </table:table-cell>
          <table:table-cell table:style-name="ce550" office:value-type="string" calcext:value-type="string">
            <text:p>-1/2</text:p>
          </table:table-cell>
          <table:table-cell table:style-name="ce553" office:value-type="string" calcext:value-type="string">
            <text:p><text:span text:style-name="T12">√</text:span>3/3</text:p>
          </table:table-cell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75" office:value-type="float" office:value="-0.5" calcext:value-type="float">
            <text:p>-0,5</text:p>
          </table:table-cell>
          <table:table-cell table:style-name="ce581" table:formula="of:=SQRT(3)/3" office:value-type="float" office:value="0.577350269189626" calcext:value-type="float">
            <text:p>0,577</text:p>
          </table:table-cell>
          <table:table-cell table:style-name="ce529" table:formula="of:=RANK([.A85];[.$A$76:.$A$92];0)" office:value-type="float" office:value="6" calcext:value-type="float">
            <text:p>6</text:p>
          </table:table-cell>
          <table:table-cell table:style-name="ce427" table:number-columns-repeated="5"/>
          <table:table-cell table:number-columns-repeated="2"/>
          <table:table-cell table:style-name="ce514" table:formula="of:=[.R84]+0.01" office:value-type="float" office:value="-0.219999999999999" calcext:value-type="float">
            <text:p>-0,219999999999999</text:p>
          </table:table-cell>
          <table:table-cell table:style-name="ce514" table:formula="of:=SQRT(1-[.R85]^2)" office:value-type="float" office:value="0.975499871860576" calcext:value-type="float">
            <text:p>0,975499871860576</text:p>
          </table:table-cell>
          <table:table-cell table:style-name="ce514" table:formula="of:=-SQRT(1-[.R85]^2)" office:value-type="float" office:value="-0.975499871860576" calcext:value-type="float">
            <text:p>-0,9754998718605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43079" calcext:value-type="float">
            <text:p>443079</text:p>
          </table:table-cell>
          <table:table-cell table:style-name="ce514" office:value-type="float" office:value="11" calcext:value-type="float">
            <text:p>11</text:p>
          </table:table-cell>
          <table:table-cell table:style-name="ce514" office:value-type="float" office:value="225" calcext:value-type="float">
            <text:p>225</text:p>
          </table:table-cell>
          <table:table-cell table:style-name="ce551" office:value-type="string" calcext:value-type="string">
            <text:p><text:span text:style-name="T13">-√</text:span>2/2</text:p>
          </table:table-cell>
          <table:table-cell table:style-name="ce551" office:value-type="string" calcext:value-type="string">
            <text:p><text:span text:style-name="T13">-√</text:span>2/2</text:p>
          </table:table-cell>
          <table:table-cell table:style-name="ce549" office:value-type="float" office:value="1" calcext:value-type="float">
            <text:p>1</text:p>
          </table:table-cell>
          <table:table-cell table:style-name="ce574" table:formula="of:=-SQRT(2)/2" office:value-type="float" office:value="-0.707106781186548" calcext:value-type="float">
            <text:p>-0,707</text:p>
          </table:table-cell>
          <table:table-cell table:style-name="ce574" table:formula="of:=-SQRT(2)/2" office:value-type="float" office:value="-0.707106781186548" calcext:value-type="float">
            <text:p>-0,707</text:p>
          </table:table-cell>
          <table:table-cell table:style-name="ce547" office:value-type="float" office:value="1" calcext:value-type="float">
            <text:p>1</text:p>
          </table:table-cell>
          <table:table-cell table:style-name="ce514" table:formula="of:=RANK([.A86];[.$A$76:.$A$92];0)" office:value-type="float" office:value="11" calcext:value-type="float">
            <text:p>11</text:p>
          </table:table-cell>
          <table:table-cell table:style-name="ce427" table:number-columns-repeated="5"/>
          <table:table-cell table:number-columns-repeated="2"/>
          <table:table-cell table:style-name="ce514" table:formula="of:=[.R85]+0.01" office:value-type="float" office:value="-0.209999999999999" calcext:value-type="float">
            <text:p>-0,209999999999999</text:p>
          </table:table-cell>
          <table:table-cell table:style-name="ce514" table:formula="of:=SQRT(1-[.R86]^2)" office:value-type="float" office:value="0.977701385904715" calcext:value-type="float">
            <text:p>0,977701385904715</text:p>
          </table:table-cell>
          <table:table-cell table:style-name="ce514" table:formula="of:=-SQRT(1-[.R86]^2)" office:value-type="float" office:value="-0.977701385904715" calcext:value-type="float">
            <text:p>-0,97770138590471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512813" calcext:value-type="float">
            <text:p>512813</text:p>
          </table:table-cell>
          <table:table-cell table:style-name="ce529" office:value-type="float" office:value="12" calcext:value-type="float">
            <text:p>12</text:p>
          </table:table-cell>
          <table:table-cell table:style-name="ce529" office:value-type="float" office:value="240" calcext:value-type="float">
            <text:p>240</text:p>
          </table:table-cell>
          <table:table-cell table:style-name="ce550" office:value-type="string" calcext:value-type="string">
            <text:p>-1/2</text:p>
          </table:table-cell>
          <table:table-cell table:style-name="ce550" office:value-type="string" calcext:value-type="string">
            <text:p><text:span text:style-name="T14">-</text:span><text:span text:style-name="T15">√</text:span>3/2</text:p>
          </table:table-cell>
          <table:table-cell table:style-name="ce553" office:value-type="string" calcext:value-type="string">
            <text:p><text:span text:style-name="T12">√</text:span>3</text:p>
          </table:table-cell>
          <table:table-cell table:style-name="ce575" office:value-type="float" office:value="-0.5" calcext:value-type="float">
            <text:p>-0,5</text:p>
          </table:table-cell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81" table:formula="of:=SQRT(3)" office:value-type="float" office:value="1.73205080756888" calcext:value-type="float">
            <text:p>1,732</text:p>
          </table:table-cell>
          <table:table-cell table:style-name="ce529" table:formula="of:=RANK([.A87];[.$A$76:.$A$92];0)" office:value-type="float" office:value="10" calcext:value-type="float">
            <text:p>10</text:p>
          </table:table-cell>
          <table:table-cell table:style-name="ce427" table:number-columns-repeated="5"/>
          <table:table-cell table:number-columns-repeated="2"/>
          <table:table-cell table:style-name="ce514" table:formula="of:=[.R86]+0.01" office:value-type="float" office:value="-0.199999999999999" calcext:value-type="float">
            <text:p>-0,199999999999999</text:p>
          </table:table-cell>
          <table:table-cell table:style-name="ce514" table:formula="of:=SQRT(1-[.R87]^2)" office:value-type="float" office:value="0.979795897113271" calcext:value-type="float">
            <text:p>0,979795897113271</text:p>
          </table:table-cell>
          <table:table-cell table:style-name="ce514" table:formula="of:=-SQRT(1-[.R87]^2)" office:value-type="float" office:value="-0.979795897113271" calcext:value-type="float">
            <text:p>-0,97979589711327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13220" calcext:value-type="float">
            <text:p>813220</text:p>
          </table:table-cell>
          <table:table-cell table:style-name="ce514" office:value-type="float" office:value="13" calcext:value-type="float">
            <text:p>13</text:p>
          </table:table-cell>
          <table:table-cell table:style-name="ce514" office:value-type="float" office:value="270" calcext:value-type="float">
            <text:p>270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1" calcext:value-type="float">
            <text:p>-1</text:p>
          </table:table-cell>
          <table:table-cell table:style-name="ce549" office:value-type="string" calcext:value-type="string">
            <text:p>Impossible</text:p>
          </table:table-cell>
          <table:table-cell table:style-name="ce547" office:value-type="float" office:value="0" calcext:value-type="float">
            <text:p>0</text:p>
          </table:table-cell>
          <table:table-cell table:style-name="ce547" office:value-type="float" office:value="-1" calcext:value-type="float">
            <text:p>-1</text:p>
          </table:table-cell>
          <table:table-cell table:style-name="ce547" office:value-type="string" calcext:value-type="string">
            <text:p>Impossible</text:p>
          </table:table-cell>
          <table:table-cell table:style-name="ce514" table:formula="of:=RANK([.A88];[.$A$76:.$A$92];0)" office:value-type="float" office:value="5" calcext:value-type="float">
            <text:p>5</text:p>
          </table:table-cell>
          <table:table-cell table:style-name="ce427" table:number-columns-repeated="5"/>
          <table:table-cell table:number-columns-repeated="2"/>
          <table:table-cell table:style-name="ce514" table:formula="of:=[.R87]+0.01" office:value-type="float" office:value="-0.189999999999999" calcext:value-type="float">
            <text:p>-0,189999999999999</text:p>
          </table:table-cell>
          <table:table-cell table:style-name="ce514" table:formula="of:=SQRT(1-[.R88]^2)" office:value-type="float" office:value="0.981784090317214" calcext:value-type="float">
            <text:p>0,981784090317214</text:p>
          </table:table-cell>
          <table:table-cell table:style-name="ce514" table:formula="of:=-SQRT(1-[.R88]^2)" office:value-type="float" office:value="-0.981784090317214" calcext:value-type="float">
            <text:p>-0,98178409031721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843120" calcext:value-type="float">
            <text:p>843120</text:p>
          </table:table-cell>
          <table:table-cell table:style-name="ce529" office:value-type="float" office:value="14" calcext:value-type="float">
            <text:p>14</text:p>
          </table:table-cell>
          <table:table-cell table:style-name="ce529" office:value-type="float" office:value="300" calcext:value-type="float">
            <text:p>300</text:p>
          </table:table-cell>
          <table:table-cell table:style-name="ce550" office:value-type="string" calcext:value-type="string">
            <text:p>1/2</text:p>
          </table:table-cell>
          <table:table-cell table:style-name="ce550" office:value-type="string" calcext:value-type="string">
            <text:p><text:span text:style-name="T14">-</text:span><text:span text:style-name="T15">√</text:span>3/2</text:p>
          </table:table-cell>
          <table:table-cell table:style-name="ce553" office:value-type="string" calcext:value-type="string">
            <text:p><text:span text:style-name="T12">-√</text:span>3</text:p>
          </table:table-cell>
          <table:table-cell table:style-name="ce575" office:value-type="float" office:value="0.5" calcext:value-type="float">
            <text:p>0,5</text:p>
          </table:table-cell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81" table:formula="of:=-SQRT(3)" office:value-type="float" office:value="-1.73205080756888" calcext:value-type="float">
            <text:p>-1,732</text:p>
          </table:table-cell>
          <table:table-cell table:style-name="ce529" table:formula="of:=RANK([.A89];[.$A$76:.$A$92];0)" office:value-type="float" office:value="4" calcext:value-type="float">
            <text:p>4</text:p>
          </table:table-cell>
          <table:table-cell table:style-name="ce427" table:number-columns-repeated="5"/>
          <table:table-cell table:number-columns-repeated="2"/>
          <table:table-cell table:style-name="ce514" table:formula="of:=[.R88]+0.01" office:value-type="float" office:value="-0.179999999999999" calcext:value-type="float">
            <text:p>-0,179999999999999</text:p>
          </table:table-cell>
          <table:table-cell table:style-name="ce514" table:formula="of:=SQRT(1-[.R89]^2)" office:value-type="float" office:value="0.983666610188635" calcext:value-type="float">
            <text:p>0,983666610188635</text:p>
          </table:table-cell>
          <table:table-cell table:style-name="ce514" table:formula="of:=-SQRT(1-[.R89]^2)" office:value-type="float" office:value="-0.983666610188635" calcext:value-type="float">
            <text:p>-0,98366661018863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08457" calcext:value-type="float">
            <text:p>808457</text:p>
          </table:table-cell>
          <table:table-cell table:style-name="ce514" office:value-type="float" office:value="15" calcext:value-type="float">
            <text:p>15</text:p>
          </table:table-cell>
          <table:table-cell table:style-name="ce514" office:value-type="float" office:value="315" calcext:value-type="float">
            <text:p>315</text:p>
          </table:table-cell>
          <table:table-cell table:style-name="ce551" office:value-type="string" calcext:value-type="string">
            <text:p><text:span text:style-name="T13">√</text:span>2/2</text:p>
          </table:table-cell>
          <table:table-cell table:style-name="ce551" office:value-type="string" calcext:value-type="string">
            <text:p><text:span text:style-name="T16">-</text:span><text:span text:style-name="T17">√</text:span>2/2</text:p>
          </table:table-cell>
          <table:table-cell table:style-name="ce549" office:value-type="float" office:value="-1" calcext:value-type="float">
            <text:p>-1</text:p>
          </table:table-cell>
          <table:table-cell table:style-name="ce574" table:formula="of:=SQRT(2)/2" office:value-type="float" office:value="0.707106781186548" calcext:value-type="float">
            <text:p>0,707</text:p>
          </table:table-cell>
          <table:table-cell table:style-name="ce574" table:formula="of:=-SQRT(2)/2" office:value-type="float" office:value="-0.707106781186548" calcext:value-type="float">
            <text:p>-0,707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table:formula="of:=RANK([.A90];[.$A$76:.$A$92];0)" office:value-type="float" office:value="7" calcext:value-type="float">
            <text:p>7</text:p>
          </table:table-cell>
          <table:table-cell table:style-name="ce427" table:number-columns-repeated="5"/>
          <table:table-cell table:number-columns-repeated="2"/>
          <table:table-cell table:style-name="ce514" table:formula="of:=[.R89]+0.01" office:value-type="float" office:value="-0.169999999999999" calcext:value-type="float">
            <text:p>-0,169999999999999</text:p>
          </table:table-cell>
          <table:table-cell table:style-name="ce514" table:formula="of:=SQRT(1-[.R90]^2)" office:value-type="float" office:value="0.985444062339411" calcext:value-type="float">
            <text:p>0,985444062339411</text:p>
          </table:table-cell>
          <table:table-cell table:style-name="ce514" table:formula="of:=-SQRT(1-[.R90]^2)" office:value-type="float" office:value="-0.985444062339411" calcext:value-type="float">
            <text:p>-0,98544406233941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161572" calcext:value-type="float">
            <text:p>161572</text:p>
          </table:table-cell>
          <table:table-cell table:style-name="ce529" office:value-type="float" office:value="16" calcext:value-type="float">
            <text:p>16</text:p>
          </table:table-cell>
          <table:table-cell table:style-name="ce529" office:value-type="float" office:value="330" calcext:value-type="float">
            <text:p>330</text:p>
          </table:table-cell>
          <table:table-cell table:style-name="ce550" office:value-type="string" calcext:value-type="string">
            <text:p><text:span text:style-name="T12">√</text:span>3/2</text:p>
          </table:table-cell>
          <table:table-cell table:style-name="ce550" office:value-type="string" calcext:value-type="string">
            <text:p>-1/2</text:p>
          </table:table-cell>
          <table:table-cell table:style-name="ce553" office:value-type="string" calcext:value-type="string">
            <text:p><text:span text:style-name="T12">-√</text:span>3/3</text:p>
          </table:table-cell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75" office:value-type="float" office:value="-0.5" calcext:value-type="float">
            <text:p>-0,5</text:p>
          </table:table-cell>
          <table:table-cell table:style-name="ce581" table:formula="of:=-SQRT(3)/3" office:value-type="float" office:value="-0.577350269189626" calcext:value-type="float">
            <text:p>-0,577</text:p>
          </table:table-cell>
          <table:table-cell table:style-name="ce529" table:formula="of:=RANK([.A91];[.$A$76:.$A$92];0)" office:value-type="float" office:value="15" calcext:value-type="float">
            <text:p>15</text:p>
          </table:table-cell>
          <table:table-cell table:style-name="ce427" table:number-columns-repeated="5"/>
          <table:table-cell table:number-columns-repeated="2"/>
          <table:table-cell table:style-name="ce514" table:formula="of:=[.R90]+0.01" office:value-type="float" office:value="-0.159999999999999" calcext:value-type="float">
            <text:p>-0,159999999999999</text:p>
          </table:table-cell>
          <table:table-cell table:style-name="ce514" table:formula="of:=SQRT(1-[.R91]^2)" office:value-type="float" office:value="0.987117014340245" calcext:value-type="float">
            <text:p>0,987117014340245</text:p>
          </table:table-cell>
          <table:table-cell table:style-name="ce514" table:formula="of:=-SQRT(1-[.R91]^2)" office:value-type="float" office:value="-0.987117014340245" calcext:value-type="float">
            <text:p>-0,98711701434024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09921" calcext:value-type="float">
            <text:p>609921</text:p>
          </table:table-cell>
          <table:table-cell table:style-name="ce514" office:value-type="float" office:value="17" calcext:value-type="float">
            <text:p>17</text:p>
          </table:table-cell>
          <table:table-cell table:style-name="ce514" office:value-type="float" office:value="360" calcext:value-type="float">
            <text:p>360</text:p>
          </table:table-cell>
          <table:table-cell table:style-name="ce549" office:value-type="float" office:value="1" calcext:value-type="float">
            <text:p>1</text:p>
          </table:table-cell>
          <table:table-cell table:number-columns-repeated="2" table:style-name="ce549" office:value-type="float" office:value="0" calcext:value-type="float">
            <text:p>0</text:p>
          </table:table-cell>
          <table:table-cell table:style-name="ce547" office:value-type="float" office:value="1" calcext:value-type="float">
            <text:p>1</text:p>
          </table:table-cell>
          <table:table-cell table:number-columns-repeated="2" table:style-name="ce547" office:value-type="float" office:value="0" calcext:value-type="float">
            <text:p>0</text:p>
          </table:table-cell>
          <table:table-cell table:style-name="ce514" table:formula="of:=RANK([.A92];[.$A$76:.$A$92];0)" office:value-type="float" office:value="9" calcext:value-type="float">
            <text:p>9</text:p>
          </table:table-cell>
          <table:table-cell table:style-name="ce427" table:number-columns-repeated="5"/>
          <table:table-cell table:style-name="ce587" table:number-columns-repeated="2"/>
          <table:table-cell table:style-name="ce514" table:formula="of:=[.R91]+0.01" office:value-type="float" office:value="-0.149999999999999" calcext:value-type="float">
            <text:p>-0,149999999999999</text:p>
          </table:table-cell>
          <table:table-cell table:style-name="ce514" table:formula="of:=SQRT(1-[.R92]^2)" office:value-type="float" office:value="0.98868599666426" calcext:value-type="float">
            <text:p>0,98868599666426</text:p>
          </table:table-cell>
          <table:table-cell table:style-name="ce514" table:formula="of:=-SQRT(1-[.R92]^2)" office:value-type="float" office:value="-0.98868599666426" calcext:value-type="float">
            <text:p>-0,98868599666426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14" table:formula="of:=[.R92]+0.01" office:value-type="float" office:value="-0.139999999999999" calcext:value-type="float">
            <text:p>-0,139999999999999</text:p>
          </table:table-cell>
          <table:table-cell table:style-name="ce514" table:formula="of:=SQRT(1-[.R93]^2)" office:value-type="float" office:value="0.990151503558925" calcext:value-type="float">
            <text:p>0,990151503558925</text:p>
          </table:table-cell>
          <table:table-cell table:style-name="ce514" table:formula="of:=-SQRT(1-[.R93]^2)" office:value-type="float" office:value="-0.990151503558925" calcext:value-type="float">
            <text:p>-0,99015150355892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8" office:value-type="string" calcext:value-type="string" table:number-columns-spanned="15" table:number-rows-spanned="1">
            <text:p>Equation 1 et Equations 2</text:p>
          </table:table-cell>
          <table:covered-table-cell table:number-columns-repeated="14" table:style-name="ce427"/>
          <table:table-cell table:style-name="ce587" table:number-columns-repeated="2"/>
          <table:table-cell table:style-name="ce514" table:formula="of:=[.R93]+0.01" office:value-type="float" office:value="-0.129999999999999" calcext:value-type="float">
            <text:p>-0,129999999999999</text:p>
          </table:table-cell>
          <table:table-cell table:style-name="ce514" table:formula="of:=SQRT(1-[.R94]^2)" office:value-type="float" office:value="0.99151399384981" calcext:value-type="float">
            <text:p>0,99151399384981</text:p>
          </table:table-cell>
          <table:table-cell table:style-name="ce514" table:formula="of:=-SQRT(1-[.R94]^2)" office:value-type="float" office:value="-0.99151399384981" calcext:value-type="float">
            <text:p>-0,99151399384981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14" table:formula="of:=[.R94]+0.01" office:value-type="float" office:value="-0.119999999999999" calcext:value-type="float">
            <text:p>-0,119999999999999</text:p>
          </table:table-cell>
          <table:table-cell table:style-name="ce514" table:formula="of:=SQRT(1-[.R95]^2)" office:value-type="float" office:value="0.992773891679268" calcext:value-type="float">
            <text:p>0,992773891679268</text:p>
          </table:table-cell>
          <table:table-cell table:style-name="ce514" table:formula="of:=-SQRT(1-[.R95]^2)" office:value-type="float" office:value="-0.992773891679268" calcext:value-type="float">
            <text:p>-0,99277389167926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0" office:value-type="string" calcext:value-type="string" table:number-columns-spanned="1" table:number-rows-spanned="3">
            <text:p>Aléatoire</text:p>
            <text:p>équa 1</text:p>
          </table:table-cell>
          <table:table-cell table:style-name="ce530" office:value-type="string" calcext:value-type="string" table:number-columns-spanned="1" table:number-rows-spanned="3">
            <text:p>Aléatoire</text:p>
            <text:p>équa 2</text:p>
          </table:table-cell>
          <table:table-cell table:style-name="ce473" office:value-type="string" calcext:value-type="string" table:number-columns-spanned="1" table:number-rows-spanned="3">
            <text:p>Rang</text:p>
          </table:table-cell>
          <table:table-cell table:style-name="ce473" office:value-type="string" calcext:value-type="string" table:number-columns-spanned="1" table:number-rows-spanned="3">
            <text:p>cos(x)</text:p>
          </table:table-cell>
          <table:table-cell table:style-name="ce473" office:value-type="string" calcext:value-type="string" table:number-columns-spanned="1" table:number-rows-spanned="3">
            <text:p>sin(x)</text:p>
          </table:table-cell>
          <table:table-cell table:style-name="ce473" office:value-type="string" calcext:value-type="string" table:number-columns-spanned="1" table:number-rows-spanned="3">
            <text:p>tan(x)</text:p>
          </table:table-cell>
          <table:table-cell table:style-name="ce473" office:value-type="string" calcext:value-type="string" table:number-columns-spanned="1" table:number-rows-spanned="3">
            <text:p>cos(x)</text:p>
          </table:table-cell>
          <table:table-cell table:style-name="ce473" office:value-type="string" calcext:value-type="string" table:number-columns-spanned="1" table:number-rows-spanned="3">
            <text:p>sin(x)</text:p>
          </table:table-cell>
          <table:table-cell table:style-name="ce473" office:value-type="string" calcext:value-type="string" table:number-columns-spanned="1" table:number-rows-spanned="3">
            <text:p>tan(x)</text:p>
          </table:table-cell>
          <table:table-cell table:style-name="ce530" office:value-type="string" calcext:value-type="string" table:number-columns-spanned="1" table:number-rows-spanned="3">
            <text:p>x1</text:p>
            <text:p>équa 1</text:p>
          </table:table-cell>
          <table:table-cell table:style-name="ce530" office:value-type="string" calcext:value-type="string" table:number-columns-spanned="1" table:number-rows-spanned="3">
            <text:p>x2</text:p>
            <text:p>équa 1</text:p>
          </table:table-cell>
          <table:table-cell table:style-name="ce530" office:value-type="string" calcext:value-type="string" table:number-columns-spanned="1" table:number-rows-spanned="3">
            <text:p>x1</text:p>
            <text:p>équa 2</text:p>
          </table:table-cell>
          <table:table-cell table:style-name="ce530" office:value-type="string" calcext:value-type="string" table:number-columns-spanned="1" table:number-rows-spanned="3">
            <text:p>x2</text:p>
            <text:p>équa 2</text:p>
          </table:table-cell>
          <table:table-cell table:style-name="ce473" office:value-type="string" calcext:value-type="string" table:number-columns-spanned="1" table:number-rows-spanned="3">
            <text:p>choix colonne équa 1</text:p>
          </table:table-cell>
          <table:table-cell table:style-name="ce473" office:value-type="string" calcext:value-type="string" table:number-columns-spanned="1" table:number-rows-spanned="3">
            <text:p>choix colonne équa 2</text:p>
          </table:table-cell>
          <table:table-cell table:style-name="ce587" table:number-columns-repeated="2"/>
          <table:table-cell table:style-name="ce532" table:formula="of:=[.R95]+0.01" office:value-type="float" office:value="-0.109999999999999" calcext:value-type="float">
            <text:p>-0,109999999999999</text:p>
          </table:table-cell>
          <table:table-cell table:style-name="ce532" table:formula="of:=SQRT(1-[.R96]^2)" office:value-type="float" office:value="0.993931587182941" calcext:value-type="float">
            <text:p>0,993931587182941</text:p>
          </table:table-cell>
          <table:table-cell table:style-name="ce532" table:formula="of:=-SQRT(1-[.R96]^2)" office:value-type="float" office:value="-0.993931587182941" calcext:value-type="float">
            <text:p>-0,993931587182941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covered-table-cell table:number-columns-repeated="3" table:style-name="ce531"/>
          <table:covered-table-cell table:number-columns-repeated="6" table:style-name="ce473"/>
          <table:covered-table-cell table:number-columns-repeated="4" table:style-name="ce531"/>
          <table:covered-table-cell table:number-columns-repeated="2" table:style-name="ce473"/>
          <table:table-cell table:number-columns-repeated="2"/>
          <table:table-cell table:style-name="ce514" table:formula="of:=[.R96]+0.01" office:value-type="float" office:value="-0.0999999999999992" calcext:value-type="float">
            <text:p>-0,099999999999999</text:p>
          </table:table-cell>
          <table:table-cell table:style-name="ce514" table:formula="of:=SQRT(1-[.R97]^2)" office:value-type="float" office:value="0.99498743710662" calcext:value-type="float">
            <text:p>0,99498743710662</text:p>
          </table:table-cell>
          <table:table-cell table:style-name="ce514" table:formula="of:=-SQRT(1-[.R97]^2)" office:value-type="float" office:value="-0.99498743710662" calcext:value-type="float">
            <text:p>-0,9949874371066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covered-table-cell table:number-columns-repeated="2" table:style-name="ce513" office:value-type="string" calcext:value-type="string">
            <text:p>Aléatoire</text:p>
          </table:covered-table-cell>
          <table:covered-table-cell table:style-name="ce513" office:value-type="string" calcext:value-type="string">
            <text:p>Rang</text:p>
          </table:covered-table-cell>
          <table:covered-table-cell table:number-columns-repeated="6" table:style-name="ce552"/>
          <table:covered-table-cell table:number-columns-repeated="4" table:style-name="ce513" office:value-type="string" calcext:value-type="string">
            <text:p>Aléatoire</text:p>
          </table:covered-table-cell>
          <table:covered-table-cell table:number-columns-repeated="2" table:style-name="ce552"/>
          <table:table-cell table:style-name="ce587" table:number-columns-repeated="2"/>
          <table:table-cell table:style-name="ce532" table:formula="of:=[.R97]+0.01" office:value-type="float" office:value="-0.0899999999999993" calcext:value-type="float">
            <text:p>-0,089999999999999</text:p>
          </table:table-cell>
          <table:table-cell table:style-name="ce532" table:formula="of:=SQRT(1-[.R98]^2)" office:value-type="float" office:value="0.995941765365827" calcext:value-type="float">
            <text:p>0,995941765365827</text:p>
          </table:table-cell>
          <table:table-cell table:style-name="ce532" table:formula="of:=-SQRT(1-[.R98]^2)" office:value-type="float" office:value="-0.995941765365827" calcext:value-type="float">
            <text:p>-0,995941765365827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97094" calcext:value-type="float">
            <text:p>97094</text:p>
          </table:table-cell>
          <table:table-cell table:style-name="ce529" table:formula="of:=RANDBETWEEN(1;1000000)" office:value-type="float" office:value="803690" calcext:value-type="float">
            <text:p>803690</text:p>
          </table:table-cell>
          <table:table-cell table:style-name="ce529" office:value-type="float" office:value="1" calcext:value-type="float">
            <text:p>1</text:p>
          </table:table-cell>
          <table:table-cell table:style-name="ce553" office:value-type="float" office:value="-1" calcext:value-type="float">
            <text:p>-1</text:p>
          </table:table-cell>
          <table:table-cell table:style-name="ce556" table:formula="of:=IF([.J99]=2;INDEX([.$E$76:.$E$92];[.K122]);&quot;&quot;)">
            <text:p/>
          </table:table-cell>
          <table:table-cell table:style-name="ce556" table:formula="of:=IF([.J99]=3;INDEX([.$F$76:.$F$92];[.K122]);&quot;&quot;)">
            <text:p/>
          </table:table-cell>
          <table:table-cell table:style-name="ce576" office:value-type="float" office:value="-1" calcext:value-type="float">
            <text:p>-1</text:p>
          </table:table-cell>
          <table:table-cell table:style-name="ce581" table:number-columns-repeated="2"/>
          <table:table-cell table:number-columns-repeated="2" table:style-name="ce556" office:value-type="float" office:value="180" calcext:value-type="float">
            <text:p>180</text:p>
          </table:table-cell>
          <table:table-cell table:number-columns-repeated="2" table:style-name="ce586" office:value-type="float" office:value="180" calcext:value-type="float">
            <text:p>180</text:p>
          </table:table-cell>
          <table:table-cell table:style-name="ce529" table:formula="of:=RANK([.A99];[.$A$99:.$A$124];0)" office:value-type="float" office:value="21" calcext:value-type="float">
            <text:p>21</text:p>
          </table:table-cell>
          <table:table-cell table:style-name="ce529" table:formula="of:=RANK([.B99];[.$B$99:.$B$124];0)" office:value-type="float" office:value="4" calcext:value-type="float">
            <text:p>4</text:p>
          </table:table-cell>
          <table:table-cell table:number-columns-repeated="2"/>
          <table:table-cell table:style-name="ce514" table:formula="of:=[.R98]+0.01" office:value-type="float" office:value="-0.0799999999999993" calcext:value-type="float">
            <text:p>-0,079999999999999</text:p>
          </table:table-cell>
          <table:table-cell table:style-name="ce514" table:formula="of:=SQRT(1-[.R99]^2)" office:value-type="float" office:value="0.996794863550169" calcext:value-type="float">
            <text:p>0,996794863550169</text:p>
          </table:table-cell>
          <table:table-cell table:style-name="ce514" table:formula="of:=-SQRT(1-[.R99]^2)" office:value-type="float" office:value="-0.996794863550169" calcext:value-type="float">
            <text:p>-0,99679486355016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500800" calcext:value-type="float">
            <text:p>500800</text:p>
          </table:table-cell>
          <table:table-cell table:style-name="ce532" table:formula="of:=RANDBETWEEN(1;1000000)" office:value-type="float" office:value="255214" calcext:value-type="float">
            <text:p>255214</text:p>
          </table:table-cell>
          <table:table-cell table:style-name="ce532" office:value-type="float" office:value="2" calcext:value-type="float">
            <text:p>2</text:p>
          </table:table-cell>
          <table:table-cell table:style-name="ce554" office:value-type="string" calcext:value-type="string">
            <text:p><text:span text:style-name="T14">-</text:span><text:span text:style-name="T15">√</text:span>3/2</text:p>
          </table:table-cell>
          <table:table-cell table:style-name="ce555" table:formula="of:=IF([.J100]=2;INDEX([.$E$76:.$E$92];[.K123]);&quot;&quot;)">
            <text:p/>
          </table:table-cell>
          <table:table-cell table:style-name="ce567" table:formula="of:=IF([.J100]=3;INDEX([.$F$76:.$F$92];[.K123]);&quot;&quot;)">
            <text:p/>
          </table:table-cell>
          <table:table-cell table:style-name="ce577" table:formula="of:=-SQRT(3)/2" office:value-type="float" office:value="-0.866025403784439" calcext:value-type="float">
            <text:p>-0,866</text:p>
          </table:table-cell>
          <table:table-cell table:style-name="ce582" table:number-columns-repeated="2"/>
          <table:table-cell table:style-name="ce555" office:value-type="float" office:value="-150" calcext:value-type="float">
            <text:p>-150</text:p>
          </table:table-cell>
          <table:table-cell table:style-name="ce555" office:value-type="float" office:value="150" calcext:value-type="float">
            <text:p>150</text:p>
          </table:table-cell>
          <table:table-cell table:style-name="ce532" office:value-type="float" office:value="150" calcext:value-type="float">
            <text:p>150</text:p>
          </table:table-cell>
          <table:table-cell table:style-name="ce532" office:value-type="float" office:value="210" calcext:value-type="float">
            <text:p>210</text:p>
          </table:table-cell>
          <table:table-cell table:style-name="ce532" table:formula="of:=RANK([.A100];[.$A$99:.$A$124];0)" office:value-type="float" office:value="16" calcext:value-type="float">
            <text:p>16</text:p>
          </table:table-cell>
          <table:table-cell table:style-name="ce532" table:formula="of:=RANK([.B100];[.$B$99:.$B$124];0)" office:value-type="float" office:value="20" calcext:value-type="float">
            <text:p>20</text:p>
          </table:table-cell>
          <table:table-cell table:style-name="ce587" table:number-columns-repeated="2"/>
          <table:table-cell table:style-name="ce532" table:formula="of:=[.R99]+0.01" office:value-type="float" office:value="-0.0699999999999993" calcext:value-type="float">
            <text:p>-0,069999999999999</text:p>
          </table:table-cell>
          <table:table-cell table:style-name="ce532" table:formula="of:=SQRT(1-[.R100]^2)" office:value-type="float" office:value="0.997546991374341" calcext:value-type="float">
            <text:p>0,997546991374341</text:p>
          </table:table-cell>
          <table:table-cell table:style-name="ce532" table:formula="of:=-SQRT(1-[.R100]^2)" office:value-type="float" office:value="-0.997546991374341" calcext:value-type="float">
            <text:p>-0,997546991374341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522222" calcext:value-type="float">
            <text:p>522222</text:p>
          </table:table-cell>
          <table:table-cell table:style-name="ce529" table:formula="of:=RANDBETWEEN(1;1000000)" office:value-type="float" office:value="159857" calcext:value-type="float">
            <text:p>159857</text:p>
          </table:table-cell>
          <table:table-cell table:style-name="ce529" office:value-type="float" office:value="3" calcext:value-type="float">
            <text:p>3</text:p>
          </table:table-cell>
          <table:table-cell table:style-name="ce550" office:value-type="string" calcext:value-type="string">
            <text:p><text:span text:style-name="T13">-√</text:span>2/2</text:p>
          </table:table-cell>
          <table:table-cell table:style-name="ce556" table:formula="of:=IF([.J101]=2;INDEX([.$E$76:.$E$92];[.K124]);&quot;&quot;)">
            <text:p/>
          </table:table-cell>
          <table:table-cell table:style-name="ce553" table:formula="of:=IF([.J101]=3;INDEX([.$F$76:.$F$92];[.K124]);&quot;&quot;)">
            <text:p/>
          </table:table-cell>
          <table:table-cell table:style-name="ce573" table:formula="of:=-SQRT(2)/2" office:value-type="float" office:value="-0.707106781186548" calcext:value-type="float">
            <text:p>-0,707</text:p>
          </table:table-cell>
          <table:table-cell table:style-name="ce581" table:number-columns-repeated="2"/>
          <table:table-cell table:style-name="ce556" office:value-type="float" office:value="-135" calcext:value-type="float">
            <text:p>-135</text:p>
          </table:table-cell>
          <table:table-cell table:style-name="ce556" office:value-type="float" office:value="135" calcext:value-type="float">
            <text:p>135</text:p>
          </table:table-cell>
          <table:table-cell table:style-name="ce529" office:value-type="float" office:value="135" calcext:value-type="float">
            <text:p>135</text:p>
          </table:table-cell>
          <table:table-cell table:style-name="ce529" office:value-type="float" office:value="225" calcext:value-type="float">
            <text:p>225</text:p>
          </table:table-cell>
          <table:table-cell table:style-name="ce529" table:formula="of:=RANK([.A101];[.$A$99:.$A$124];0)" office:value-type="float" office:value="15" calcext:value-type="float">
            <text:p>15</text:p>
          </table:table-cell>
          <table:table-cell table:style-name="ce529" table:formula="of:=RANK([.B101];[.$B$99:.$B$124];0)" office:value-type="float" office:value="23" calcext:value-type="float">
            <text:p>23</text:p>
          </table:table-cell>
          <table:table-cell table:number-columns-repeated="2"/>
          <table:table-cell table:style-name="ce514" table:formula="of:=[.R100]+0.01" office:value-type="float" office:value="-0.0599999999999993" calcext:value-type="float">
            <text:p>-0,059999999999999</text:p>
          </table:table-cell>
          <table:table-cell table:style-name="ce514" table:formula="of:=SQRT(1-[.R101]^2)" office:value-type="float" office:value="0.998198377077422" calcext:value-type="float">
            <text:p>0,998198377077422</text:p>
          </table:table-cell>
          <table:table-cell table:style-name="ce514" table:formula="of:=-SQRT(1-[.R101]^2)" office:value-type="float" office:value="-0.998198377077422" calcext:value-type="float">
            <text:p>-0,9981983770774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910234" calcext:value-type="float">
            <text:p>910234</text:p>
          </table:table-cell>
          <table:table-cell table:style-name="ce532" table:formula="of:=RANDBETWEEN(1;1000000)" office:value-type="float" office:value="181348" calcext:value-type="float">
            <text:p>181348</text:p>
          </table:table-cell>
          <table:table-cell table:style-name="ce532" office:value-type="float" office:value="4" calcext:value-type="float">
            <text:p>4</text:p>
          </table:table-cell>
          <table:table-cell table:style-name="ce554" office:value-type="string" calcext:value-type="string">
            <text:p>-1/2</text:p>
          </table:table-cell>
          <table:table-cell table:style-name="ce555" table:formula="of:=IF([.J102]=2;INDEX([.$E$76:.$E$92];#REF!);&quot;&quot;)">
            <text:p/>
          </table:table-cell>
          <table:table-cell table:style-name="ce567" table:formula="of:=IF([.J102]=3;INDEX([.$F$76:.$F$92];#REF!);&quot;&quot;)">
            <text:p/>
          </table:table-cell>
          <table:table-cell table:style-name="ce578" office:value-type="float" office:value="-0.5" calcext:value-type="float">
            <text:p>-0,5</text:p>
          </table:table-cell>
          <table:table-cell table:style-name="ce582" table:number-columns-repeated="2"/>
          <table:table-cell table:style-name="ce555" office:value-type="float" office:value="-120" calcext:value-type="float">
            <text:p>-120</text:p>
          </table:table-cell>
          <table:table-cell table:style-name="ce555" office:value-type="float" office:value="120" calcext:value-type="float">
            <text:p>120</text:p>
          </table:table-cell>
          <table:table-cell table:style-name="ce532" office:value-type="float" office:value="120" calcext:value-type="float">
            <text:p>120</text:p>
          </table:table-cell>
          <table:table-cell table:style-name="ce532" office:value-type="float" office:value="240" calcext:value-type="float">
            <text:p>240</text:p>
          </table:table-cell>
          <table:table-cell table:style-name="ce532" table:formula="of:=RANK([.A102];[.$A$99:.$A$124];0)" office:value-type="float" office:value="2" calcext:value-type="float">
            <text:p>2</text:p>
          </table:table-cell>
          <table:table-cell table:style-name="ce532" table:formula="of:=RANK([.B102];[.$B$99:.$B$124];0)" office:value-type="float" office:value="22" calcext:value-type="float">
            <text:p>22</text:p>
          </table:table-cell>
          <table:table-cell table:style-name="ce587" table:number-columns-repeated="2"/>
          <table:table-cell table:style-name="ce532" table:formula="of:=[.R101]+0.01" office:value-type="float" office:value="-0.0499999999999993" calcext:value-type="float">
            <text:p>-0,049999999999999</text:p>
          </table:table-cell>
          <table:table-cell table:style-name="ce532" table:formula="of:=SQRT(1-[.R102]^2)" office:value-type="float" office:value="0.998749217771909" calcext:value-type="float">
            <text:p>0,998749217771909</text:p>
          </table:table-cell>
          <table:table-cell table:style-name="ce532" table:formula="of:=-SQRT(1-[.R102]^2)" office:value-type="float" office:value="-0.998749217771909" calcext:value-type="float">
            <text:p>-0,998749217771909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666926" calcext:value-type="float">
            <text:p>666926</text:p>
          </table:table-cell>
          <table:table-cell table:style-name="ce529" table:formula="of:=RANDBETWEEN(1;1000000)" office:value-type="float" office:value="528885" calcext:value-type="float">
            <text:p>528885</text:p>
          </table:table-cell>
          <table:table-cell table:style-name="ce529" office:value-type="float" office:value="5" calcext:value-type="float">
            <text:p>5</text:p>
          </table:table-cell>
          <table:table-cell table:style-name="ce553" office:value-type="float" office:value="0" calcext:value-type="float">
            <text:p>0</text:p>
          </table:table-cell>
          <table:table-cell table:style-name="ce556" table:formula="of:=IF([.J103]=2;INDEX([.$E$76:.$E$92];[.K117]);&quot;&quot;)">
            <text:p/>
          </table:table-cell>
          <table:table-cell table:style-name="ce553" table:formula="of:=IF([.J103]=3;INDEX([.$F$76:.$F$92];[.K117]);&quot;&quot;)">
            <text:p/>
          </table:table-cell>
          <table:table-cell table:style-name="ce576" office:value-type="float" office:value="0" calcext:value-type="float">
            <text:p>0</text:p>
          </table:table-cell>
          <table:table-cell table:style-name="ce581" table:number-columns-repeated="2"/>
          <table:table-cell table:style-name="ce556" office:value-type="float" office:value="-90" calcext:value-type="float">
            <text:p>-90</text:p>
          </table:table-cell>
          <table:table-cell table:style-name="ce556" office:value-type="float" office:value="90" calcext:value-type="float">
            <text:p>90</text:p>
          </table:table-cell>
          <table:table-cell table:style-name="ce529" office:value-type="float" office:value="90" calcext:value-type="float">
            <text:p>90</text:p>
          </table:table-cell>
          <table:table-cell table:style-name="ce529" office:value-type="float" office:value="270" calcext:value-type="float">
            <text:p>270</text:p>
          </table:table-cell>
          <table:table-cell table:style-name="ce529" table:formula="of:=RANK([.A103];[.$A$99:.$A$124];0)" office:value-type="float" office:value="12" calcext:value-type="float">
            <text:p>12</text:p>
          </table:table-cell>
          <table:table-cell table:style-name="ce529" table:formula="of:=RANK([.B103];[.$B$99:.$B$124];0)" office:value-type="float" office:value="15" calcext:value-type="float">
            <text:p>15</text:p>
          </table:table-cell>
          <table:table-cell table:number-columns-repeated="2"/>
          <table:table-cell table:style-name="ce514" table:formula="of:=[.R102]+0.01" office:value-type="float" office:value="-0.0399999999999992" calcext:value-type="float">
            <text:p>-0,039999999999999</text:p>
          </table:table-cell>
          <table:table-cell table:style-name="ce514" table:formula="of:=SQRT(1-[.R103]^2)" office:value-type="float" office:value="0.999199679743744" calcext:value-type="float">
            <text:p>0,999199679743744</text:p>
          </table:table-cell>
          <table:table-cell table:style-name="ce514" table:formula="of:=-SQRT(1-[.R103]^2)" office:value-type="float" office:value="-0.999199679743744" calcext:value-type="float">
            <text:p>-0,99919967974374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771971" calcext:value-type="float">
            <text:p>771971</text:p>
          </table:table-cell>
          <table:table-cell table:style-name="ce532" table:formula="of:=RANDBETWEEN(1;1000000)" office:value-type="float" office:value="210077" calcext:value-type="float">
            <text:p>210077</text:p>
          </table:table-cell>
          <table:table-cell table:style-name="ce532" office:value-type="float" office:value="6" calcext:value-type="float">
            <text:p>6</text:p>
          </table:table-cell>
          <table:table-cell table:style-name="ce554" office:value-type="string" calcext:value-type="string">
            <text:p>1/2</text:p>
          </table:table-cell>
          <table:table-cell table:style-name="ce555" table:number-columns-repeated="2"/>
          <table:table-cell table:style-name="ce578" office:value-type="float" office:value="0.5" calcext:value-type="float">
            <text:p>0,5</text:p>
          </table:table-cell>
          <table:table-cell table:style-name="ce555" table:number-columns-repeated="2"/>
          <table:table-cell table:style-name="ce555" office:value-type="float" office:value="-60" calcext:value-type="float">
            <text:p>-60</text:p>
          </table:table-cell>
          <table:table-cell table:style-name="ce555" office:value-type="float" office:value="60" calcext:value-type="float">
            <text:p>60</text:p>
          </table:table-cell>
          <table:table-cell table:style-name="ce532" office:value-type="float" office:value="60" calcext:value-type="float">
            <text:p>60</text:p>
          </table:table-cell>
          <table:table-cell table:style-name="ce532" office:value-type="float" office:value="300" calcext:value-type="float">
            <text:p>300</text:p>
          </table:table-cell>
          <table:table-cell table:style-name="ce532" table:formula="of:=RANK([.A104];[.$A$99:.$A$124];0)" office:value-type="float" office:value="7" calcext:value-type="float">
            <text:p>7</text:p>
          </table:table-cell>
          <table:table-cell table:style-name="ce532" table:formula="of:=RANK([.B104];[.$B$99:.$B$124];0)" office:value-type="float" office:value="21" calcext:value-type="float">
            <text:p>21</text:p>
          </table:table-cell>
          <table:table-cell table:style-name="ce587" table:number-columns-repeated="2"/>
          <table:table-cell table:style-name="ce532" table:formula="of:=[.R103]+0.01" office:value-type="float" office:value="-0.0299999999999992" calcext:value-type="float">
            <text:p>-0,029999999999999</text:p>
          </table:table-cell>
          <table:table-cell table:style-name="ce532" table:formula="of:=SQRT(1-[.R104]^2)" office:value-type="float" office:value="0.999549898704412" calcext:value-type="float">
            <text:p>0,999549898704412</text:p>
          </table:table-cell>
          <table:table-cell table:style-name="ce532" table:formula="of:=-SQRT(1-[.R104]^2)" office:value-type="float" office:value="-0.999549898704412" calcext:value-type="float">
            <text:p>-0,999549898704412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615699" calcext:value-type="float">
            <text:p>615699</text:p>
          </table:table-cell>
          <table:table-cell table:style-name="ce529" table:formula="of:=RANDBETWEEN(1;1000000)" office:value-type="float" office:value="731735" calcext:value-type="float">
            <text:p>731735</text:p>
          </table:table-cell>
          <table:table-cell table:style-name="ce529" office:value-type="float" office:value="7" calcext:value-type="float">
            <text:p>7</text:p>
          </table:table-cell>
          <table:table-cell table:style-name="ce550" office:value-type="string" calcext:value-type="string">
            <text:p><text:span text:style-name="T13">√</text:span>2/2</text:p>
          </table:table-cell>
          <table:table-cell table:style-name="ce556" table:number-columns-repeated="2"/>
          <table:table-cell table:style-name="ce573" table:formula="of:=SQRT(2)/2" office:value-type="float" office:value="0.707106781186548" calcext:value-type="float">
            <text:p>0,707</text:p>
          </table:table-cell>
          <table:table-cell table:style-name="ce556" table:number-columns-repeated="2"/>
          <table:table-cell table:style-name="ce556" office:value-type="float" office:value="-45" calcext:value-type="float">
            <text:p>-45</text:p>
          </table:table-cell>
          <table:table-cell table:style-name="ce556" office:value-type="float" office:value="45" calcext:value-type="float">
            <text:p>45</text:p>
          </table:table-cell>
          <table:table-cell table:style-name="ce529" office:value-type="float" office:value="45" calcext:value-type="float">
            <text:p>45</text:p>
          </table:table-cell>
          <table:table-cell table:style-name="ce529" office:value-type="float" office:value="315" calcext:value-type="float">
            <text:p>315</text:p>
          </table:table-cell>
          <table:table-cell table:style-name="ce529" table:formula="of:=RANK([.A105];[.$A$99:.$A$124];0)" office:value-type="float" office:value="13" calcext:value-type="float">
            <text:p>13</text:p>
          </table:table-cell>
          <table:table-cell table:style-name="ce529" table:formula="of:=RANK([.B105];[.$B$99:.$B$124];0)" office:value-type="float" office:value="8" calcext:value-type="float">
            <text:p>8</text:p>
          </table:table-cell>
          <table:table-cell table:number-columns-repeated="2"/>
          <table:table-cell table:style-name="ce514" table:formula="of:=[.R104]+0.01" office:value-type="float" office:value="-0.0199999999999992" calcext:value-type="float">
            <text:p>-0,019999999999999</text:p>
          </table:table-cell>
          <table:table-cell table:style-name="ce514" table:formula="of:=SQRT(1-[.R105]^2)" office:value-type="float" office:value="0.999799979995999" calcext:value-type="float">
            <text:p>0,999799979995999</text:p>
          </table:table-cell>
          <table:table-cell table:style-name="ce514" table:formula="of:=-SQRT(1-[.R105]^2)" office:value-type="float" office:value="-0.999799979995999" calcext:value-type="float">
            <text:p>-0,99979997999599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786369" calcext:value-type="float">
            <text:p>786369</text:p>
          </table:table-cell>
          <table:table-cell table:style-name="ce532" table:formula="of:=RANDBETWEEN(1;1000000)" office:value-type="float" office:value="469589" calcext:value-type="float">
            <text:p>469589</text:p>
          </table:table-cell>
          <table:table-cell table:style-name="ce532" office:value-type="float" office:value="8" calcext:value-type="float">
            <text:p>8</text:p>
          </table:table-cell>
          <table:table-cell table:style-name="ce554" office:value-type="string" calcext:value-type="string">
            <text:p><text:span text:style-name="T12">√</text:span>3/2</text:p>
          </table:table-cell>
          <table:table-cell table:style-name="ce555" table:number-columns-repeated="2"/>
          <table:table-cell table:style-name="ce577" table:formula="of:=SQRT(3)/2" office:value-type="float" office:value="0.866025403784439" calcext:value-type="float">
            <text:p>0,866</text:p>
          </table:table-cell>
          <table:table-cell table:style-name="ce555" table:number-columns-repeated="2"/>
          <table:table-cell table:style-name="ce555" office:value-type="float" office:value="-30" calcext:value-type="float">
            <text:p>-30</text:p>
          </table:table-cell>
          <table:table-cell table:style-name="ce555" office:value-type="float" office:value="30" calcext:value-type="float">
            <text:p>30</text:p>
          </table:table-cell>
          <table:table-cell table:style-name="ce532" office:value-type="float" office:value="30" calcext:value-type="float">
            <text:p>30</text:p>
          </table:table-cell>
          <table:table-cell table:style-name="ce532" office:value-type="float" office:value="330" calcext:value-type="float">
            <text:p>330</text:p>
          </table:table-cell>
          <table:table-cell table:style-name="ce532" table:formula="of:=RANK([.A106];[.$A$99:.$A$124];0)" office:value-type="float" office:value="5" calcext:value-type="float">
            <text:p>5</text:p>
          </table:table-cell>
          <table:table-cell table:style-name="ce532" table:formula="of:=RANK([.B106];[.$B$99:.$B$124];0)" office:value-type="float" office:value="17" calcext:value-type="float">
            <text:p>17</text:p>
          </table:table-cell>
          <table:table-cell table:style-name="ce587" table:number-columns-repeated="2"/>
          <table:table-cell table:style-name="ce532" table:formula="of:=[.R105]+0.01" office:value-type="float" office:value="-0.00999999999999925" calcext:value-type="float">
            <text:p>-0,009999999999999</text:p>
          </table:table-cell>
          <table:table-cell table:style-name="ce532" table:formula="of:=SQRT(1-[.R106]^2)" office:value-type="float" office:value="0.999949998749938" calcext:value-type="float">
            <text:p>0,999949998749938</text:p>
          </table:table-cell>
          <table:table-cell table:style-name="ce532" table:formula="of:=-SQRT(1-[.R106]^2)" office:value-type="float" office:value="-0.999949998749938" calcext:value-type="float">
            <text:p>-0,999949998749938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278717" calcext:value-type="float">
            <text:p>278717</text:p>
          </table:table-cell>
          <table:table-cell table:style-name="ce529" table:formula="of:=RANDBETWEEN(1;1000000)" office:value-type="float" office:value="8317" calcext:value-type="float">
            <text:p>8317</text:p>
          </table:table-cell>
          <table:table-cell table:style-name="ce529" office:value-type="float" office:value="9" calcext:value-type="float">
            <text:p>9</text:p>
          </table:table-cell>
          <table:table-cell table:style-name="ce553" office:value-type="float" office:value="1" calcext:value-type="float">
            <text:p>1</text:p>
          </table:table-cell>
          <table:table-cell table:style-name="ce556" table:number-columns-repeated="2"/>
          <table:table-cell table:style-name="ce576" office:value-type="float" office:value="1" calcext:value-type="float">
            <text:p>1</text:p>
          </table:table-cell>
          <table:table-cell table:style-name="ce556" table:number-columns-repeated="2"/>
          <table:table-cell table:number-columns-repeated="2" table:style-name="ce556"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529" office:value-type="float" office:value="360" calcext:value-type="float">
            <text:p>360</text:p>
          </table:table-cell>
          <table:table-cell table:style-name="ce529" table:formula="of:=RANK([.A107];[.$A$99:.$A$124];0)" office:value-type="float" office:value="18" calcext:value-type="float">
            <text:p>18</text:p>
          </table:table-cell>
          <table:table-cell table:style-name="ce529" table:formula="of:=RANK([.B107];[.$B$99:.$B$124];0)" office:value-type="float" office:value="26" calcext:value-type="float">
            <text:p>26</text:p>
          </table:table-cell>
          <table:table-cell table:number-columns-repeated="2"/>
          <table:table-cell table:style-name="ce514" office:value-type="float" office:value="0" calcext:value-type="float">
            <text:p>0</text:p>
          </table:table-cell>
          <table:table-cell table:style-name="ce514" table:formula="of:=SQRT(1-[.R107]^2)" office:value-type="float" office:value="1" calcext:value-type="float">
            <text:p>1</text:p>
          </table:table-cell>
          <table:table-cell table:style-name="ce514" table:formula="of:=-SQRT(1-[.R107]^2)" office:value-type="float" office:value="-1" calcext:value-type="float">
            <text:p>-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759883" calcext:value-type="float">
            <text:p>759883</text:p>
          </table:table-cell>
          <table:table-cell table:style-name="ce532" table:formula="of:=RANDBETWEEN(1;1000000)" office:value-type="float" office:value="104831" calcext:value-type="float">
            <text:p>104831</text:p>
          </table:table-cell>
          <table:table-cell table:style-name="ce532" office:value-type="float" office:value="10" calcext:value-type="float">
            <text:p>10</text:p>
          </table:table-cell>
          <table:table-cell table:style-name="ce555"/>
          <table:table-cell table:style-name="ce567" office:value-type="float" office:value="-1" calcext:value-type="float">
            <text:p>-1</text:p>
          </table:table-cell>
          <table:table-cell table:style-name="ce555" table:number-columns-repeated="2"/>
          <table:table-cell table:style-name="ce583" office:value-type="float" office:value="-1" calcext:value-type="float">
            <text:p>-1</text:p>
          </table:table-cell>
          <table:table-cell table:style-name="ce555"/>
          <table:table-cell table:number-columns-repeated="2" table:style-name="ce555" office:value-type="float" office:value="-90" calcext:value-type="float">
            <text:p>-90</text:p>
          </table:table-cell>
          <table:table-cell table:number-columns-repeated="2" table:style-name="ce532" office:value-type="float" office:value="270" calcext:value-type="float">
            <text:p>270</text:p>
          </table:table-cell>
          <table:table-cell table:style-name="ce532" table:formula="of:=RANK([.A108];[.$A$99:.$A$124];0)" office:value-type="float" office:value="8" calcext:value-type="float">
            <text:p>8</text:p>
          </table:table-cell>
          <table:table-cell table:style-name="ce532" table:formula="of:=RANK([.B108];[.$B$99:.$B$124];0)" office:value-type="float" office:value="24" calcext:value-type="float">
            <text:p>24</text:p>
          </table:table-cell>
          <table:table-cell table:style-name="ce587" table:number-columns-repeated="2"/>
          <table:table-cell table:style-name="ce532" table:formula="of:=[.R107]+0.01" office:value-type="float" office:value="0.01" calcext:value-type="float">
            <text:p>0,01</text:p>
          </table:table-cell>
          <table:table-cell table:style-name="ce532" table:formula="of:=SQRT(1-[.R108]^2)" office:value-type="float" office:value="0.999949998749938" calcext:value-type="float">
            <text:p>0,999949998749938</text:p>
          </table:table-cell>
          <table:table-cell table:style-name="ce532" table:formula="of:=-SQRT(1-[.R108]^2)" office:value-type="float" office:value="-0.999949998749938" calcext:value-type="float">
            <text:p>-0,999949998749938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831571" calcext:value-type="float">
            <text:p>831571</text:p>
          </table:table-cell>
          <table:table-cell table:style-name="ce529" table:formula="of:=RANDBETWEEN(1;1000000)" office:value-type="float" office:value="630635" calcext:value-type="float">
            <text:p>630635</text:p>
          </table:table-cell>
          <table:table-cell table:style-name="ce529" office:value-type="float" office:value="11" calcext:value-type="float">
            <text:p>11</text:p>
          </table:table-cell>
          <table:table-cell table:style-name="ce556"/>
          <table:table-cell table:style-name="ce550" office:value-type="string" calcext:value-type="string">
            <text:p><text:span text:style-name="T14">-</text:span><text:span text:style-name="T15">√</text:span>3/2</text:p>
          </table:table-cell>
          <table:table-cell table:style-name="ce556" table:number-columns-repeated="2"/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56"/>
          <table:table-cell table:style-name="ce556" office:value-type="float" office:value="-120" calcext:value-type="float">
            <text:p>-120</text:p>
          </table:table-cell>
          <table:table-cell table:style-name="ce556" office:value-type="float" office:value="-60" calcext:value-type="float">
            <text:p>-60</text:p>
          </table:table-cell>
          <table:table-cell table:style-name="ce529" office:value-type="float" office:value="240" calcext:value-type="float">
            <text:p>240</text:p>
          </table:table-cell>
          <table:table-cell table:style-name="ce529" office:value-type="float" office:value="300" calcext:value-type="float">
            <text:p>300</text:p>
          </table:table-cell>
          <table:table-cell table:style-name="ce529" table:formula="of:=RANK([.A109];[.$A$99:.$A$124];0)" office:value-type="float" office:value="4" calcext:value-type="float">
            <text:p>4</text:p>
          </table:table-cell>
          <table:table-cell table:style-name="ce529" table:formula="of:=RANK([.B109];[.$B$99:.$B$124];0)" office:value-type="float" office:value="12" calcext:value-type="float">
            <text:p>12</text:p>
          </table:table-cell>
          <table:table-cell table:number-columns-repeated="2"/>
          <table:table-cell table:style-name="ce514" table:formula="of:=[.R108]+0.01" office:value-type="float" office:value="0.02" calcext:value-type="float">
            <text:p>0,02</text:p>
          </table:table-cell>
          <table:table-cell table:style-name="ce514" table:formula="of:=SQRT(1-[.R109]^2)" office:value-type="float" office:value="0.999799979995999" calcext:value-type="float">
            <text:p>0,999799979995999</text:p>
          </table:table-cell>
          <table:table-cell table:style-name="ce514" table:formula="of:=-SQRT(1-[.R109]^2)" office:value-type="float" office:value="-0.999799979995999" calcext:value-type="float">
            <text:p>-0,99979997999599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109772" calcext:value-type="float">
            <text:p>109772</text:p>
          </table:table-cell>
          <table:table-cell table:style-name="ce532" table:formula="of:=RANDBETWEEN(1;1000000)" office:value-type="float" office:value="96060" calcext:value-type="float">
            <text:p>96060</text:p>
          </table:table-cell>
          <table:table-cell table:style-name="ce532" office:value-type="float" office:value="12" calcext:value-type="float">
            <text:p>12</text:p>
          </table:table-cell>
          <table:table-cell table:style-name="ce555"/>
          <table:table-cell table:style-name="ce554" office:value-type="string" calcext:value-type="string">
            <text:p><text:span text:style-name="T12">-√</text:span>2/2</text:p>
          </table:table-cell>
          <table:table-cell table:style-name="ce555" table:number-columns-repeated="2"/>
          <table:table-cell table:style-name="ce577" table:formula="of:=-SQRT(2)/2" office:value-type="float" office:value="-0.707106781186548" calcext:value-type="float">
            <text:p>-0,707</text:p>
          </table:table-cell>
          <table:table-cell table:style-name="ce555"/>
          <table:table-cell table:style-name="ce555" office:value-type="float" office:value="-135" calcext:value-type="float">
            <text:p>-135</text:p>
          </table:table-cell>
          <table:table-cell table:style-name="ce555" office:value-type="float" office:value="-45" calcext:value-type="float">
            <text:p>-45</text:p>
          </table:table-cell>
          <table:table-cell table:style-name="ce532" office:value-type="float" office:value="225" calcext:value-type="float">
            <text:p>225</text:p>
          </table:table-cell>
          <table:table-cell table:style-name="ce532" office:value-type="float" office:value="315" calcext:value-type="float">
            <text:p>315</text:p>
          </table:table-cell>
          <table:table-cell table:style-name="ce532" table:formula="of:=RANK([.A110];[.$A$99:.$A$124];0)" office:value-type="float" office:value="20" calcext:value-type="float">
            <text:p>20</text:p>
          </table:table-cell>
          <table:table-cell table:style-name="ce532" table:formula="of:=RANK([.B110];[.$B$99:.$B$124];0)" office:value-type="float" office:value="25" calcext:value-type="float">
            <text:p>25</text:p>
          </table:table-cell>
          <table:table-cell table:style-name="ce587" table:number-columns-repeated="2"/>
          <table:table-cell table:style-name="ce532" table:formula="of:=[.R109]+0.01" office:value-type="float" office:value="0.03" calcext:value-type="float">
            <text:p>0,03</text:p>
          </table:table-cell>
          <table:table-cell table:style-name="ce532" table:formula="of:=SQRT(1-[.R110]^2)" office:value-type="float" office:value="0.999549898704412" calcext:value-type="float">
            <text:p>0,999549898704412</text:p>
          </table:table-cell>
          <table:table-cell table:style-name="ce532" table:formula="of:=-SQRT(1-[.R110]^2)" office:value-type="float" office:value="-0.999549898704412" calcext:value-type="float">
            <text:p>-0,999549898704412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2460" calcext:value-type="float">
            <text:p>2460</text:p>
          </table:table-cell>
          <table:table-cell table:style-name="ce529" table:formula="of:=RANDBETWEEN(1;1000000)" office:value-type="float" office:value="642153" calcext:value-type="float">
            <text:p>642153</text:p>
          </table:table-cell>
          <table:table-cell table:style-name="ce529" office:value-type="float" office:value="13" calcext:value-type="float">
            <text:p>13</text:p>
          </table:table-cell>
          <table:table-cell table:style-name="ce556"/>
          <table:table-cell table:style-name="ce550" office:value-type="string" calcext:value-type="string">
            <text:p>-1/2</text:p>
          </table:table-cell>
          <table:table-cell table:style-name="ce556" table:number-columns-repeated="2"/>
          <table:table-cell table:style-name="ce575" office:value-type="float" office:value="-0.5" calcext:value-type="float">
            <text:p>-0,5</text:p>
          </table:table-cell>
          <table:table-cell table:style-name="ce556"/>
          <table:table-cell table:style-name="ce556" office:value-type="float" office:value="-150" calcext:value-type="float">
            <text:p>-150</text:p>
          </table:table-cell>
          <table:table-cell table:style-name="ce556" office:value-type="float" office:value="-30" calcext:value-type="float">
            <text:p>-30</text:p>
          </table:table-cell>
          <table:table-cell table:style-name="ce529" office:value-type="float" office:value="210" calcext:value-type="float">
            <text:p>210</text:p>
          </table:table-cell>
          <table:table-cell table:style-name="ce529" office:value-type="float" office:value="330" calcext:value-type="float">
            <text:p>330</text:p>
          </table:table-cell>
          <table:table-cell table:style-name="ce529" table:formula="of:=RANK([.A111];[.$A$99:.$A$124];0)" office:value-type="float" office:value="26" calcext:value-type="float">
            <text:p>26</text:p>
          </table:table-cell>
          <table:table-cell table:style-name="ce529" table:formula="of:=RANK([.B111];[.$B$99:.$B$124];0)" office:value-type="float" office:value="11" calcext:value-type="float">
            <text:p>11</text:p>
          </table:table-cell>
          <table:table-cell table:number-columns-repeated="2"/>
          <table:table-cell table:style-name="ce514" table:formula="of:=[.R110]+0.01" office:value-type="float" office:value="0.04" calcext:value-type="float">
            <text:p>0,04</text:p>
          </table:table-cell>
          <table:table-cell table:style-name="ce514" table:formula="of:=SQRT(1-[.R111]^2)" office:value-type="float" office:value="0.999199679743744" calcext:value-type="float">
            <text:p>0,999199679743744</text:p>
          </table:table-cell>
          <table:table-cell table:style-name="ce514" table:formula="of:=-SQRT(1-[.R111]^2)" office:value-type="float" office:value="-0.999199679743744" calcext:value-type="float">
            <text:p>-0,99919967974374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62525" calcext:value-type="float">
            <text:p>62525</text:p>
          </table:table-cell>
          <table:table-cell table:style-name="ce532" table:formula="of:=RANDBETWEEN(1;1000000)" office:value-type="float" office:value="894359" calcext:value-type="float">
            <text:p>894359</text:p>
          </table:table-cell>
          <table:table-cell table:style-name="ce532" office:value-type="float" office:value="14" calcext:value-type="float">
            <text:p>14</text:p>
          </table:table-cell>
          <table:table-cell table:style-name="ce555"/>
          <table:table-cell table:style-name="ce567" office:value-type="float" office:value="0" calcext:value-type="float">
            <text:p>0</text:p>
          </table:table-cell>
          <table:table-cell table:style-name="ce555" table:number-columns-repeated="2"/>
          <table:table-cell table:style-name="ce583" office:value-type="float" office:value="0" calcext:value-type="float">
            <text:p>0</text:p>
          </table:table-cell>
          <table:table-cell table:style-name="ce555"/>
          <table:table-cell table:style-name="ce555" office:value-type="float" office:value="0" calcext:value-type="float">
            <text:p>0</text:p>
          </table:table-cell>
          <table:table-cell table:style-name="ce555" office:value-type="float" office:value="180" calcext:value-type="float">
            <text:p>180</text:p>
          </table:table-cell>
          <table:table-cell table:style-name="ce532" office:value-type="float" office:value="0" calcext:value-type="float">
            <text:p>0</text:p>
          </table:table-cell>
          <table:table-cell table:style-name="ce532" office:value-type="float" office:value="180" calcext:value-type="float">
            <text:p>180</text:p>
          </table:table-cell>
          <table:table-cell table:style-name="ce532" table:formula="of:=RANK([.A112];[.$A$99:.$A$124];0)" office:value-type="float" office:value="24" calcext:value-type="float">
            <text:p>24</text:p>
          </table:table-cell>
          <table:table-cell table:style-name="ce532" table:formula="of:=RANK([.B112];[.$B$99:.$B$124];0)" office:value-type="float" office:value="1" calcext:value-type="float">
            <text:p>1</text:p>
          </table:table-cell>
          <table:table-cell table:style-name="ce587" table:number-columns-repeated="2"/>
          <table:table-cell table:style-name="ce532" table:formula="of:=[.R111]+0.01" office:value-type="float" office:value="0.05" calcext:value-type="float">
            <text:p>0,05</text:p>
          </table:table-cell>
          <table:table-cell table:style-name="ce532" table:formula="of:=SQRT(1-[.R112]^2)" office:value-type="float" office:value="0.998749217771909" calcext:value-type="float">
            <text:p>0,998749217771909</text:p>
          </table:table-cell>
          <table:table-cell table:style-name="ce532" table:formula="of:=-SQRT(1-[.R112]^2)" office:value-type="float" office:value="-0.998749217771909" calcext:value-type="float">
            <text:p>-0,998749217771909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773959" calcext:value-type="float">
            <text:p>773959</text:p>
          </table:table-cell>
          <table:table-cell table:style-name="ce529" table:formula="of:=RANDBETWEEN(1;1000000)" office:value-type="float" office:value="752875" calcext:value-type="float">
            <text:p>752875</text:p>
          </table:table-cell>
          <table:table-cell table:style-name="ce529" office:value-type="float" office:value="15" calcext:value-type="float">
            <text:p>15</text:p>
          </table:table-cell>
          <table:table-cell table:style-name="ce556"/>
          <table:table-cell table:style-name="ce550" office:value-type="string" calcext:value-type="string">
            <text:p>1/2</text:p>
          </table:table-cell>
          <table:table-cell table:style-name="ce556" table:number-columns-repeated="2"/>
          <table:table-cell table:style-name="ce575" office:value-type="float" office:value="0.5" calcext:value-type="float">
            <text:p>0,5</text:p>
          </table:table-cell>
          <table:table-cell table:style-name="ce556"/>
          <table:table-cell table:style-name="ce556" office:value-type="float" office:value="30" calcext:value-type="float">
            <text:p>30</text:p>
          </table:table-cell>
          <table:table-cell table:style-name="ce556" office:value-type="float" office:value="150" calcext:value-type="float">
            <text:p>150</text:p>
          </table:table-cell>
          <table:table-cell table:style-name="ce529" office:value-type="float" office:value="30" calcext:value-type="float">
            <text:p>30</text:p>
          </table:table-cell>
          <table:table-cell table:style-name="ce529" office:value-type="float" office:value="150" calcext:value-type="float">
            <text:p>150</text:p>
          </table:table-cell>
          <table:table-cell table:style-name="ce529" table:formula="of:=RANK([.A113];[.$A$99:.$A$124];0)" office:value-type="float" office:value="6" calcext:value-type="float">
            <text:p>6</text:p>
          </table:table-cell>
          <table:table-cell table:style-name="ce529" table:formula="of:=RANK([.B113];[.$B$99:.$B$124];0)" office:value-type="float" office:value="7" calcext:value-type="float">
            <text:p>7</text:p>
          </table:table-cell>
          <table:table-cell table:number-columns-repeated="2"/>
          <table:table-cell table:style-name="ce514" table:formula="of:=[.R112]+0.01" office:value-type="float" office:value="0.06" calcext:value-type="float">
            <text:p>0,06</text:p>
          </table:table-cell>
          <table:table-cell table:style-name="ce514" table:formula="of:=SQRT(1-[.R113]^2)" office:value-type="float" office:value="0.998198377077422" calcext:value-type="float">
            <text:p>0,998198377077422</text:p>
          </table:table-cell>
          <table:table-cell table:style-name="ce514" table:formula="of:=-SQRT(1-[.R113]^2)" office:value-type="float" office:value="-0.998198377077422" calcext:value-type="float">
            <text:p>-0,9981983770774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311347" calcext:value-type="float">
            <text:p>311347</text:p>
          </table:table-cell>
          <table:table-cell table:style-name="ce532" table:formula="of:=RANDBETWEEN(1;1000000)" office:value-type="float" office:value="722519" calcext:value-type="float">
            <text:p>722519</text:p>
          </table:table-cell>
          <table:table-cell table:style-name="ce532" office:value-type="float" office:value="16" calcext:value-type="float">
            <text:p>16</text:p>
          </table:table-cell>
          <table:table-cell table:style-name="ce555"/>
          <table:table-cell table:style-name="ce554" office:value-type="string" calcext:value-type="string">
            <text:p><text:span text:style-name="T12">√</text:span>2/2</text:p>
          </table:table-cell>
          <table:table-cell table:style-name="ce555" table:number-columns-repeated="2"/>
          <table:table-cell table:style-name="ce577" table:formula="of:=SQRT(2)/2" office:value-type="float" office:value="0.707106781186548" calcext:value-type="float">
            <text:p>0,707</text:p>
          </table:table-cell>
          <table:table-cell table:style-name="ce555"/>
          <table:table-cell table:style-name="ce555" office:value-type="float" office:value="45" calcext:value-type="float">
            <text:p>45</text:p>
          </table:table-cell>
          <table:table-cell table:style-name="ce555" office:value-type="float" office:value="135" calcext:value-type="float">
            <text:p>135</text:p>
          </table:table-cell>
          <table:table-cell table:style-name="ce532" office:value-type="float" office:value="45" calcext:value-type="float">
            <text:p>45</text:p>
          </table:table-cell>
          <table:table-cell table:style-name="ce532" office:value-type="float" office:value="135" calcext:value-type="float">
            <text:p>135</text:p>
          </table:table-cell>
          <table:table-cell table:style-name="ce532" table:formula="of:=RANK([.A114];[.$A$99:.$A$124];0)" office:value-type="float" office:value="17" calcext:value-type="float">
            <text:p>17</text:p>
          </table:table-cell>
          <table:table-cell table:style-name="ce532" table:formula="of:=RANK([.B114];[.$B$99:.$B$124];0)" office:value-type="float" office:value="9" calcext:value-type="float">
            <text:p>9</text:p>
          </table:table-cell>
          <table:table-cell table:style-name="ce587" table:number-columns-repeated="2"/>
          <table:table-cell table:style-name="ce532" table:formula="of:=[.R113]+0.01" office:value-type="float" office:value="0.07" calcext:value-type="float">
            <text:p>0,07</text:p>
          </table:table-cell>
          <table:table-cell table:style-name="ce532" table:formula="of:=SQRT(1-[.R114]^2)" office:value-type="float" office:value="0.997546991374341" calcext:value-type="float">
            <text:p>0,997546991374341</text:p>
          </table:table-cell>
          <table:table-cell table:style-name="ce532" table:formula="of:=-SQRT(1-[.R114]^2)" office:value-type="float" office:value="-0.997546991374341" calcext:value-type="float">
            <text:p>-0,997546991374341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931350" calcext:value-type="float">
            <text:p>931350</text:p>
          </table:table-cell>
          <table:table-cell table:style-name="ce529" table:formula="of:=RANDBETWEEN(1;1000000)" office:value-type="float" office:value="781062" calcext:value-type="float">
            <text:p>781062</text:p>
          </table:table-cell>
          <table:table-cell table:style-name="ce529" office:value-type="float" office:value="17" calcext:value-type="float">
            <text:p>17</text:p>
          </table:table-cell>
          <table:table-cell table:style-name="ce556"/>
          <table:table-cell table:style-name="ce550" office:value-type="string" calcext:value-type="string">
            <text:p><text:span text:style-name="T12">√</text:span>3/2</text:p>
          </table:table-cell>
          <table:table-cell table:style-name="ce556" table:number-columns-repeated="2"/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56"/>
          <table:table-cell table:style-name="ce556" office:value-type="float" office:value="60" calcext:value-type="float">
            <text:p>60</text:p>
          </table:table-cell>
          <table:table-cell table:style-name="ce556" office:value-type="float" office:value="120" calcext:value-type="float">
            <text:p>120</text:p>
          </table:table-cell>
          <table:table-cell table:style-name="ce529" office:value-type="float" office:value="60" calcext:value-type="float">
            <text:p>60</text:p>
          </table:table-cell>
          <table:table-cell table:style-name="ce529" office:value-type="float" office:value="120" calcext:value-type="float">
            <text:p>120</text:p>
          </table:table-cell>
          <table:table-cell table:style-name="ce529" table:formula="of:=RANK([.A115];[.$A$99:.$A$124];0)" office:value-type="float" office:value="1" calcext:value-type="float">
            <text:p>1</text:p>
          </table:table-cell>
          <table:table-cell table:style-name="ce529" table:formula="of:=RANK([.B115];[.$B$99:.$B$124];0)" office:value-type="float" office:value="5" calcext:value-type="float">
            <text:p>5</text:p>
          </table:table-cell>
          <table:table-cell table:number-columns-repeated="2"/>
          <table:table-cell table:style-name="ce514" table:formula="of:=[.R114]+0.01" office:value-type="float" office:value="0.08" calcext:value-type="float">
            <text:p>0,08</text:p>
          </table:table-cell>
          <table:table-cell table:style-name="ce514" table:formula="of:=SQRT(1-[.R115]^2)" office:value-type="float" office:value="0.996794863550169" calcext:value-type="float">
            <text:p>0,996794863550169</text:p>
          </table:table-cell>
          <table:table-cell table:style-name="ce514" table:formula="of:=-SQRT(1-[.R115]^2)" office:value-type="float" office:value="-0.996794863550169" calcext:value-type="float">
            <text:p>-0,99679486355016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692910" calcext:value-type="float">
            <text:p>692910</text:p>
          </table:table-cell>
          <table:table-cell table:style-name="ce532" table:formula="of:=RANDBETWEEN(1;1000000)" office:value-type="float" office:value="628856" calcext:value-type="float">
            <text:p>628856</text:p>
          </table:table-cell>
          <table:table-cell table:style-name="ce532" office:value-type="float" office:value="18" calcext:value-type="float">
            <text:p>18</text:p>
          </table:table-cell>
          <table:table-cell table:style-name="ce555"/>
          <table:table-cell table:style-name="ce567" office:value-type="float" office:value="1" calcext:value-type="float">
            <text:p>1</text:p>
          </table:table-cell>
          <table:table-cell table:style-name="ce555" table:number-columns-repeated="2"/>
          <table:table-cell table:style-name="ce583" office:value-type="float" office:value="1" calcext:value-type="float">
            <text:p>1</text:p>
          </table:table-cell>
          <table:table-cell table:style-name="ce555"/>
          <table:table-cell table:number-columns-repeated="2" table:style-name="ce555" office:value-type="float" office:value="90" calcext:value-type="float">
            <text:p>90</text:p>
          </table:table-cell>
          <table:table-cell table:number-columns-repeated="2" table:style-name="ce532" office:value-type="float" office:value="90" calcext:value-type="float">
            <text:p>90</text:p>
          </table:table-cell>
          <table:table-cell table:style-name="ce532" table:formula="of:=RANK([.A116];[.$A$99:.$A$124];0)" office:value-type="float" office:value="11" calcext:value-type="float">
            <text:p>11</text:p>
          </table:table-cell>
          <table:table-cell table:style-name="ce532" table:formula="of:=RANK([.B116];[.$B$99:.$B$124];0)" office:value-type="float" office:value="13" calcext:value-type="float">
            <text:p>13</text:p>
          </table:table-cell>
          <table:table-cell table:style-name="ce587" table:number-columns-repeated="2"/>
          <table:table-cell table:style-name="ce532" table:formula="of:=[.R115]+0.01" office:value-type="float" office:value="0.09" calcext:value-type="float">
            <text:p>0,09</text:p>
          </table:table-cell>
          <table:table-cell table:style-name="ce532" table:formula="of:=SQRT(1-[.R116]^2)" office:value-type="float" office:value="0.995941765365827" calcext:value-type="float">
            <text:p>0,995941765365827</text:p>
          </table:table-cell>
          <table:table-cell table:style-name="ce532" table:formula="of:=-SQRT(1-[.R116]^2)" office:value-type="float" office:value="-0.995941765365827" calcext:value-type="float">
            <text:p>-0,995941765365827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46355" calcext:value-type="float">
            <text:p>46355</text:p>
          </table:table-cell>
          <table:table-cell table:style-name="ce529" table:formula="of:=RANDBETWEEN(1;1000000)" office:value-type="float" office:value="522022" calcext:value-type="float">
            <text:p>522022</text:p>
          </table:table-cell>
          <table:table-cell table:style-name="ce529" office:value-type="float" office:value="19" calcext:value-type="float">
            <text:p>19</text:p>
          </table:table-cell>
          <table:table-cell table:style-name="ce556" table:number-columns-repeated="2"/>
          <table:table-cell table:style-name="ce553" office:value-type="string" calcext:value-type="string">
            <text:p>Impossible</text:p>
          </table:table-cell>
          <table:table-cell table:style-name="ce556" table:number-columns-repeated="2"/>
          <table:table-cell table:style-name="ce576" office:value-type="string" calcext:value-type="string">
            <text:p>Impossible</text:p>
          </table:table-cell>
          <table:table-cell table:style-name="ce556" office:value-type="float" office:value="-90" calcext:value-type="float">
            <text:p>-90</text:p>
          </table:table-cell>
          <table:table-cell table:style-name="ce556" office:value-type="float" office:value="90" calcext:value-type="float">
            <text:p>90</text:p>
          </table:table-cell>
          <table:table-cell table:style-name="ce529" office:value-type="float" office:value="90" calcext:value-type="float">
            <text:p>90</text:p>
          </table:table-cell>
          <table:table-cell table:style-name="ce529" office:value-type="float" office:value="270" calcext:value-type="float">
            <text:p>270</text:p>
          </table:table-cell>
          <table:table-cell table:style-name="ce529" table:formula="of:=RANK([.A117];[.$A$99:.$A$124];0)" office:value-type="float" office:value="25" calcext:value-type="float">
            <text:p>25</text:p>
          </table:table-cell>
          <table:table-cell table:style-name="ce529" table:formula="of:=RANK([.B117];[.$B$99:.$B$124];0)" office:value-type="float" office:value="16" calcext:value-type="float">
            <text:p>16</text:p>
          </table:table-cell>
          <table:table-cell table:number-columns-repeated="2"/>
          <table:table-cell table:style-name="ce514" table:formula="of:=[.R116]+0.01" office:value-type="float" office:value="0.1" calcext:value-type="float">
            <text:p>0,1</text:p>
          </table:table-cell>
          <table:table-cell table:style-name="ce514" table:formula="of:=SQRT(1-[.R117]^2)" office:value-type="float" office:value="0.99498743710662" calcext:value-type="float">
            <text:p>0,99498743710662</text:p>
          </table:table-cell>
          <table:table-cell table:style-name="ce514" table:formula="of:=-SQRT(1-[.R117]^2)" office:value-type="float" office:value="-0.99498743710662" calcext:value-type="float">
            <text:p>-0,9949874371066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737221" calcext:value-type="float">
            <text:p>737221</text:p>
          </table:table-cell>
          <table:table-cell table:style-name="ce532" table:formula="of:=RANDBETWEEN(1;1000000)" office:value-type="float" office:value="858869" calcext:value-type="float">
            <text:p>858869</text:p>
          </table:table-cell>
          <table:table-cell table:style-name="ce532" office:value-type="float" office:value="20" calcext:value-type="float">
            <text:p>20</text:p>
          </table:table-cell>
          <table:table-cell table:style-name="ce555" table:number-columns-repeated="2"/>
          <table:table-cell table:style-name="ce567" office:value-type="string" calcext:value-type="string">
            <text:p><text:span text:style-name="T12">-√</text:span>3</text:p>
          </table:table-cell>
          <table:table-cell table:style-name="ce555" table:number-columns-repeated="2"/>
          <table:table-cell table:style-name="ce582" table:formula="of:=-SQRT(3)" office:value-type="float" office:value="-1.73205080756888" calcext:value-type="float">
            <text:p>-1,732</text:p>
          </table:table-cell>
          <table:table-cell table:style-name="ce555" office:value-type="float" office:value="-60" calcext:value-type="float">
            <text:p>-60</text:p>
          </table:table-cell>
          <table:table-cell table:style-name="ce555" office:value-type="float" office:value="120" calcext:value-type="float">
            <text:p>120</text:p>
          </table:table-cell>
          <table:table-cell table:style-name="ce532" office:value-type="float" office:value="120" calcext:value-type="float">
            <text:p>120</text:p>
          </table:table-cell>
          <table:table-cell table:style-name="ce532" office:value-type="float" office:value="300" calcext:value-type="float">
            <text:p>300</text:p>
          </table:table-cell>
          <table:table-cell table:style-name="ce532" table:formula="of:=RANK([.A118];[.$A$99:.$A$124];0)" office:value-type="float" office:value="10" calcext:value-type="float">
            <text:p>10</text:p>
          </table:table-cell>
          <table:table-cell table:style-name="ce532" table:formula="of:=RANK([.B118];[.$B$99:.$B$124];0)" office:value-type="float" office:value="3" calcext:value-type="float">
            <text:p>3</text:p>
          </table:table-cell>
          <table:table-cell table:number-columns-repeated="2"/>
          <table:table-cell table:style-name="ce532" table:formula="of:=[.R117]+0.01" office:value-type="float" office:value="0.11" calcext:value-type="float">
            <text:p>0,11</text:p>
          </table:table-cell>
          <table:table-cell table:style-name="ce532" table:formula="of:=SQRT(1-[.R118]^2)" office:value-type="float" office:value="0.993931587182941" calcext:value-type="float">
            <text:p>0,993931587182941</text:p>
          </table:table-cell>
          <table:table-cell table:style-name="ce532" table:formula="of:=-SQRT(1-[.R118]^2)" office:value-type="float" office:value="-0.993931587182941" calcext:value-type="float">
            <text:p>-0,99393158718294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135622" calcext:value-type="float">
            <text:p>135622</text:p>
          </table:table-cell>
          <table:table-cell table:style-name="ce529" table:formula="of:=RANDBETWEEN(1;1000000)" office:value-type="float" office:value="281374" calcext:value-type="float">
            <text:p>281374</text:p>
          </table:table-cell>
          <table:table-cell table:style-name="ce529" office:value-type="float" office:value="21" calcext:value-type="float">
            <text:p>21</text:p>
          </table:table-cell>
          <table:table-cell table:style-name="ce556" table:number-columns-repeated="2"/>
          <table:table-cell table:style-name="ce553" office:value-type="float" office:value="-1" calcext:value-type="float">
            <text:p>-1</text:p>
          </table:table-cell>
          <table:table-cell table:style-name="ce556" table:number-columns-repeated="2"/>
          <table:table-cell table:style-name="ce576" office:value-type="float" office:value="-1" calcext:value-type="float">
            <text:p>-1</text:p>
          </table:table-cell>
          <table:table-cell table:style-name="ce556" office:value-type="float" office:value="-45" calcext:value-type="float">
            <text:p>-45</text:p>
          </table:table-cell>
          <table:table-cell table:style-name="ce556" office:value-type="float" office:value="135" calcext:value-type="float">
            <text:p>135</text:p>
          </table:table-cell>
          <table:table-cell table:style-name="ce529" office:value-type="float" office:value="135" calcext:value-type="float">
            <text:p>135</text:p>
          </table:table-cell>
          <table:table-cell table:style-name="ce529" office:value-type="float" office:value="315" calcext:value-type="float">
            <text:p>315</text:p>
          </table:table-cell>
          <table:table-cell table:style-name="ce529" table:formula="of:=RANK([.A119];[.$A$99:.$A$124];0)" office:value-type="float" office:value="19" calcext:value-type="float">
            <text:p>19</text:p>
          </table:table-cell>
          <table:table-cell table:style-name="ce529" table:formula="of:=RANK([.B119];[.$B$99:.$B$124];0)" office:value-type="float" office:value="18" calcext:value-type="float">
            <text:p>18</text:p>
          </table:table-cell>
          <table:table-cell table:number-columns-repeated="2"/>
          <table:table-cell table:style-name="ce514" table:formula="of:=[.R118]+0.01" office:value-type="float" office:value="0.12" calcext:value-type="float">
            <text:p>0,12</text:p>
          </table:table-cell>
          <table:table-cell table:style-name="ce514" table:formula="of:=SQRT(1-[.R119]^2)" office:value-type="float" office:value="0.992773891679268" calcext:value-type="float">
            <text:p>0,992773891679268</text:p>
          </table:table-cell>
          <table:table-cell table:style-name="ce514" table:formula="of:=-SQRT(1-[.R119]^2)" office:value-type="float" office:value="-0.992773891679268" calcext:value-type="float">
            <text:p>-0,99277389167926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754493" calcext:value-type="float">
            <text:p>754493</text:p>
          </table:table-cell>
          <table:table-cell table:style-name="ce532" table:formula="of:=RANDBETWEEN(1;1000000)" office:value-type="float" office:value="763312" calcext:value-type="float">
            <text:p>763312</text:p>
          </table:table-cell>
          <table:table-cell table:style-name="ce532" office:value-type="float" office:value="22" calcext:value-type="float">
            <text:p>22</text:p>
          </table:table-cell>
          <table:table-cell table:style-name="ce555" table:number-columns-repeated="2"/>
          <table:table-cell table:style-name="ce567" office:value-type="string" calcext:value-type="string">
            <text:p><text:span text:style-name="T14">-</text:span><text:span text:style-name="T15">√</text:span>3/3</text:p>
          </table:table-cell>
          <table:table-cell table:style-name="ce555" table:number-columns-repeated="2"/>
          <table:table-cell table:style-name="ce582" table:formula="of:=-SQRT(3)/3" office:value-type="float" office:value="-0.577350269189626" calcext:value-type="float">
            <text:p>-0,577</text:p>
          </table:table-cell>
          <table:table-cell table:style-name="ce555" office:value-type="float" office:value="-30" calcext:value-type="float">
            <text:p>-30</text:p>
          </table:table-cell>
          <table:table-cell table:style-name="ce555" office:value-type="float" office:value="150" calcext:value-type="float">
            <text:p>150</text:p>
          </table:table-cell>
          <table:table-cell table:style-name="ce532" office:value-type="float" office:value="150" calcext:value-type="float">
            <text:p>150</text:p>
          </table:table-cell>
          <table:table-cell table:style-name="ce532" office:value-type="float" office:value="330" calcext:value-type="float">
            <text:p>330</text:p>
          </table:table-cell>
          <table:table-cell table:style-name="ce532" table:formula="of:=RANK([.A120];[.$A$99:.$A$124];0)" office:value-type="float" office:value="9" calcext:value-type="float">
            <text:p>9</text:p>
          </table:table-cell>
          <table:table-cell table:style-name="ce532" table:formula="of:=RANK([.B120];[.$B$99:.$B$124];0)" office:value-type="float" office:value="6" calcext:value-type="float">
            <text:p>6</text:p>
          </table:table-cell>
          <table:table-cell table:number-columns-repeated="2"/>
          <table:table-cell table:style-name="ce532" table:formula="of:=[.R119]+0.01" office:value-type="float" office:value="0.13" calcext:value-type="float">
            <text:p>0,13</text:p>
          </table:table-cell>
          <table:table-cell table:style-name="ce532" table:formula="of:=SQRT(1-[.R120]^2)" office:value-type="float" office:value="0.991513993849809" calcext:value-type="float">
            <text:p>0,991513993849809</text:p>
          </table:table-cell>
          <table:table-cell table:style-name="ce532" table:formula="of:=-SQRT(1-[.R120]^2)" office:value-type="float" office:value="-0.991513993849809" calcext:value-type="float">
            <text:p>-0,99151399384980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67169" calcext:value-type="float">
            <text:p>67169</text:p>
          </table:table-cell>
          <table:table-cell table:style-name="ce529" table:formula="of:=RANDBETWEEN(1;1000000)" office:value-type="float" office:value="557936" calcext:value-type="float">
            <text:p>557936</text:p>
          </table:table-cell>
          <table:table-cell table:style-name="ce529" office:value-type="float" office:value="23" calcext:value-type="float">
            <text:p>23</text:p>
          </table:table-cell>
          <table:table-cell table:style-name="ce556" table:number-columns-repeated="2"/>
          <table:table-cell table:style-name="ce553" office:value-type="float" office:value="0" calcext:value-type="float">
            <text:p>0</text:p>
          </table:table-cell>
          <table:table-cell table:style-name="ce556" table:number-columns-repeated="2"/>
          <table:table-cell table:style-name="ce576" office:value-type="float" office:value="0" calcext:value-type="float">
            <text:p>0</text:p>
          </table:table-cell>
          <table:table-cell table:style-name="ce556" office:value-type="float" office:value="0" calcext:value-type="float">
            <text:p>0</text:p>
          </table:table-cell>
          <table:table-cell table:style-name="ce556" office:value-type="float" office:value="180" calcext:value-type="float">
            <text:p>180</text:p>
          </table:table-cell>
          <table:table-cell table:style-name="ce529" office:value-type="float" office:value="0" calcext:value-type="float">
            <text:p>0</text:p>
          </table:table-cell>
          <table:table-cell table:style-name="ce529" office:value-type="float" office:value="180" calcext:value-type="float">
            <text:p>180</text:p>
          </table:table-cell>
          <table:table-cell table:style-name="ce529" table:formula="of:=RANK([.A121];[.$A$99:.$A$124];0)" office:value-type="float" office:value="23" calcext:value-type="float">
            <text:p>23</text:p>
          </table:table-cell>
          <table:table-cell table:style-name="ce529" table:formula="of:=RANK([.B121];[.$B$99:.$B$124];0)" office:value-type="float" office:value="14" calcext:value-type="float">
            <text:p>14</text:p>
          </table:table-cell>
          <table:table-cell table:number-columns-repeated="2"/>
          <table:table-cell table:style-name="ce532" table:formula="of:=[.R120]+0.01" office:value-type="float" office:value="0.14" calcext:value-type="float">
            <text:p>0,14</text:p>
          </table:table-cell>
          <table:table-cell table:style-name="ce514" table:formula="of:=SQRT(1-[.R121]^2)" office:value-type="float" office:value="0.990151503558925" calcext:value-type="float">
            <text:p>0,990151503558925</text:p>
          </table:table-cell>
          <table:table-cell table:style-name="ce514" table:formula="of:=-SQRT(1-[.R121]^2)" office:value-type="float" office:value="-0.990151503558925" calcext:value-type="float">
            <text:p>-0,99015150355892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90612" calcext:value-type="float">
            <text:p>90612</text:p>
          </table:table-cell>
          <table:table-cell table:style-name="ce532" table:formula="of:=RANDBETWEEN(1;1000000)" office:value-type="float" office:value="718354" calcext:value-type="float">
            <text:p>718354</text:p>
          </table:table-cell>
          <table:table-cell table:style-name="ce532" office:value-type="float" office:value="24" calcext:value-type="float">
            <text:p>24</text:p>
          </table:table-cell>
          <table:table-cell table:style-name="ce555" table:number-columns-repeated="2"/>
          <table:table-cell table:style-name="ce567" office:value-type="string" calcext:value-type="string">
            <text:p><text:span text:style-name="T12">√</text:span>3/3</text:p>
          </table:table-cell>
          <table:table-cell table:style-name="ce555" table:number-columns-repeated="2"/>
          <table:table-cell table:style-name="ce582" table:formula="of:=SQRT(3)/3" office:value-type="float" office:value="0.577350269189626" calcext:value-type="float">
            <text:p>0,577</text:p>
          </table:table-cell>
          <table:table-cell table:style-name="ce555" office:value-type="float" office:value="-150" calcext:value-type="float">
            <text:p>-150</text:p>
          </table:table-cell>
          <table:table-cell table:style-name="ce555" office:value-type="float" office:value="30" calcext:value-type="float">
            <text:p>30</text:p>
          </table:table-cell>
          <table:table-cell table:style-name="ce532" office:value-type="float" office:value="30" calcext:value-type="float">
            <text:p>30</text:p>
          </table:table-cell>
          <table:table-cell table:style-name="ce532" office:value-type="float" office:value="210" calcext:value-type="float">
            <text:p>210</text:p>
          </table:table-cell>
          <table:table-cell table:style-name="ce532" table:formula="of:=RANK([.A122];[.$A$99:.$A$124];0)" office:value-type="float" office:value="22" calcext:value-type="float">
            <text:p>22</text:p>
          </table:table-cell>
          <table:table-cell table:style-name="ce532" table:formula="of:=RANK([.B122];[.$B$99:.$B$124];0)" office:value-type="float" office:value="10" calcext:value-type="float">
            <text:p>10</text:p>
          </table:table-cell>
          <table:table-cell table:number-columns-repeated="2"/>
          <table:table-cell table:style-name="ce532" table:formula="of:=[.R121]+0.01" office:value-type="float" office:value="0.15" calcext:value-type="float">
            <text:p>0,15</text:p>
          </table:table-cell>
          <table:table-cell table:style-name="ce514" table:formula="of:=SQRT(1-[.R122]^2)" office:value-type="float" office:value="0.98868599666426" calcext:value-type="float">
            <text:p>0,98868599666426</text:p>
          </table:table-cell>
          <table:table-cell table:style-name="ce514" table:formula="of:=-SQRT(1-[.R122]^2)" office:value-type="float" office:value="-0.98868599666426" calcext:value-type="float">
            <text:p>-0,9886859966642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536677" calcext:value-type="float">
            <text:p>536677</text:p>
          </table:table-cell>
          <table:table-cell table:style-name="ce529" table:formula="of:=RANDBETWEEN(1;1000000)" office:value-type="float" office:value="884330" calcext:value-type="float">
            <text:p>884330</text:p>
          </table:table-cell>
          <table:table-cell table:style-name="ce529" office:value-type="float" office:value="25" calcext:value-type="float">
            <text:p>25</text:p>
          </table:table-cell>
          <table:table-cell table:style-name="ce556" table:number-columns-repeated="2"/>
          <table:table-cell table:style-name="ce553" office:value-type="float" office:value="1" calcext:value-type="float">
            <text:p>1</text:p>
          </table:table-cell>
          <table:table-cell table:style-name="ce556" table:number-columns-repeated="2"/>
          <table:table-cell table:style-name="ce576" office:value-type="float" office:value="1" calcext:value-type="float">
            <text:p>1</text:p>
          </table:table-cell>
          <table:table-cell table:style-name="ce556" office:value-type="float" office:value="-135" calcext:value-type="float">
            <text:p>-135</text:p>
          </table:table-cell>
          <table:table-cell table:style-name="ce556" office:value-type="float" office:value="45" calcext:value-type="float">
            <text:p>45</text:p>
          </table:table-cell>
          <table:table-cell table:style-name="ce529" office:value-type="float" office:value="0" calcext:value-type="float">
            <text:p>0</text:p>
          </table:table-cell>
          <table:table-cell table:style-name="ce529" office:value-type="float" office:value="360" calcext:value-type="float">
            <text:p>360</text:p>
          </table:table-cell>
          <table:table-cell table:style-name="ce529" table:formula="of:=RANK([.A123];[.$A$99:.$A$124];0)" office:value-type="float" office:value="14" calcext:value-type="float">
            <text:p>14</text:p>
          </table:table-cell>
          <table:table-cell table:style-name="ce529" table:formula="of:=RANK([.B123];[.$B$99:.$B$124];0)" office:value-type="float" office:value="2" calcext:value-type="float">
            <text:p>2</text:p>
          </table:table-cell>
          <table:table-cell table:number-columns-repeated="2"/>
          <table:table-cell table:style-name="ce532" table:formula="of:=[.R122]+0.01" office:value-type="float" office:value="0.16" calcext:value-type="float">
            <text:p>0,16</text:p>
          </table:table-cell>
          <table:table-cell table:style-name="ce514" table:formula="of:=SQRT(1-[.R123]^2)" office:value-type="float" office:value="0.987117014340245" calcext:value-type="float">
            <text:p>0,987117014340245</text:p>
          </table:table-cell>
          <table:table-cell table:style-name="ce514" table:formula="of:=-SQRT(1-[.R123]^2)" office:value-type="float" office:value="-0.987117014340245" calcext:value-type="float">
            <text:p>-0,98711701434024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881022" calcext:value-type="float">
            <text:p>881022</text:p>
          </table:table-cell>
          <table:table-cell table:style-name="ce532" table:formula="of:=RANDBETWEEN(1;1000000)" office:value-type="float" office:value="265810" calcext:value-type="float">
            <text:p>265810</text:p>
          </table:table-cell>
          <table:table-cell table:style-name="ce532" office:value-type="float" office:value="26" calcext:value-type="float">
            <text:p>26</text:p>
          </table:table-cell>
          <table:table-cell table:style-name="ce555" table:number-columns-repeated="2"/>
          <table:table-cell table:style-name="ce567" office:value-type="string" calcext:value-type="string">
            <text:p><text:span text:style-name="T12">√</text:span>3</text:p>
          </table:table-cell>
          <table:table-cell table:style-name="ce555" table:number-columns-repeated="2"/>
          <table:table-cell table:style-name="ce582" table:formula="of:=SQRT(3)" office:value-type="float" office:value="1.73205080756888" calcext:value-type="float">
            <text:p>1,732</text:p>
          </table:table-cell>
          <table:table-cell table:style-name="ce555" office:value-type="float" office:value="-120" calcext:value-type="float">
            <text:p>-120</text:p>
          </table:table-cell>
          <table:table-cell table:style-name="ce555" office:value-type="float" office:value="60" calcext:value-type="float">
            <text:p>60</text:p>
          </table:table-cell>
          <table:table-cell table:style-name="ce532" office:value-type="float" office:value="60" calcext:value-type="float">
            <text:p>60</text:p>
          </table:table-cell>
          <table:table-cell table:style-name="ce532" office:value-type="float" office:value="240" calcext:value-type="float">
            <text:p>240</text:p>
          </table:table-cell>
          <table:table-cell table:style-name="ce532" table:formula="of:=RANK([.A124];[.$A$99:.$A$124];0)" office:value-type="float" office:value="3" calcext:value-type="float">
            <text:p>3</text:p>
          </table:table-cell>
          <table:table-cell table:style-name="ce532" table:formula="of:=RANK([.B124];[.$B$99:.$B$124];0)" office:value-type="float" office:value="19" calcext:value-type="float">
            <text:p>19</text:p>
          </table:table-cell>
          <table:table-cell table:number-columns-repeated="2"/>
          <table:table-cell table:style-name="ce532" table:formula="of:=[.R123]+0.01" office:value-type="float" office:value="0.17" calcext:value-type="float">
            <text:p>0,17</text:p>
          </table:table-cell>
          <table:table-cell table:style-name="ce514" table:formula="of:=SQRT(1-[.R124]^2)" office:value-type="float" office:value="0.98544406233941" calcext:value-type="float">
            <text:p>0,98544406233941</text:p>
          </table:table-cell>
          <table:table-cell table:style-name="ce514" table:formula="of:=-SQRT(1-[.R124]^2)" office:value-type="float" office:value="-0.98544406233941" calcext:value-type="float">
            <text:p>-0,9854440623394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4]+0.01" office:value-type="float" office:value="0.18" calcext:value-type="float">
            <text:p>0,18</text:p>
          </table:table-cell>
          <table:table-cell table:style-name="ce514" table:formula="of:=SQRT(1-[.R125]^2)" office:value-type="float" office:value="0.983666610188635" calcext:value-type="float">
            <text:p>0,983666610188635</text:p>
          </table:table-cell>
          <table:table-cell table:style-name="ce514" table:formula="of:=-SQRT(1-[.R125]^2)" office:value-type="float" office:value="-0.983666610188635" calcext:value-type="float">
            <text:p>-0,98366661018863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5]+0.01" office:value-type="float" office:value="0.19" calcext:value-type="float">
            <text:p>0,19</text:p>
          </table:table-cell>
          <table:table-cell table:style-name="ce514" table:formula="of:=SQRT(1-[.R126]^2)" office:value-type="float" office:value="0.981784090317214" calcext:value-type="float">
            <text:p>0,981784090317214</text:p>
          </table:table-cell>
          <table:table-cell table:style-name="ce514" table:formula="of:=-SQRT(1-[.R126]^2)" office:value-type="float" office:value="-0.981784090317214" calcext:value-type="float">
            <text:p>-0,98178409031721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6]+0.01" office:value-type="float" office:value="0.2" calcext:value-type="float">
            <text:p>0,2</text:p>
          </table:table-cell>
          <table:table-cell table:style-name="ce514" table:formula="of:=SQRT(1-[.R127]^2)" office:value-type="float" office:value="0.979795897113271" calcext:value-type="float">
            <text:p>0,979795897113271</text:p>
          </table:table-cell>
          <table:table-cell table:style-name="ce514" table:formula="of:=-SQRT(1-[.R127]^2)" office:value-type="float" office:value="-0.979795897113271" calcext:value-type="float">
            <text:p>-0,97979589711327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7]+0.01" office:value-type="float" office:value="0.21" calcext:value-type="float">
            <text:p>0,21</text:p>
          </table:table-cell>
          <table:table-cell table:style-name="ce514" table:formula="of:=SQRT(1-[.R128]^2)" office:value-type="float" office:value="0.977701385904715" calcext:value-type="float">
            <text:p>0,977701385904715</text:p>
          </table:table-cell>
          <table:table-cell table:style-name="ce514" table:formula="of:=-SQRT(1-[.R128]^2)" office:value-type="float" office:value="-0.977701385904715" calcext:value-type="float">
            <text:p>-0,97770138590471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8]+0.01" office:value-type="float" office:value="0.22" calcext:value-type="float">
            <text:p>0,22</text:p>
          </table:table-cell>
          <table:table-cell table:style-name="ce514" table:formula="of:=SQRT(1-[.R129]^2)" office:value-type="float" office:value="0.975499871860576" calcext:value-type="float">
            <text:p>0,975499871860576</text:p>
          </table:table-cell>
          <table:table-cell table:style-name="ce514" table:formula="of:=-SQRT(1-[.R129]^2)" office:value-type="float" office:value="-0.975499871860576" calcext:value-type="float">
            <text:p>-0,9754998718605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5"/>
          <table:table-cell table:number-columns-repeated="6"/>
          <table:table-cell table:style-name="ce427" table:number-columns-repeated="3"/>
          <table:table-cell table:number-columns-repeated="3"/>
          <table:table-cell table:style-name="ce532" table:formula="of:=[.R129]+0.01" office:value-type="float" office:value="0.23" calcext:value-type="float">
            <text:p>0,23</text:p>
          </table:table-cell>
          <table:table-cell table:style-name="ce514" table:formula="of:=SQRT(1-[.R130]^2)" office:value-type="float" office:value="0.973190628808149" calcext:value-type="float">
            <text:p>0,973190628808149</text:p>
          </table:table-cell>
          <table:table-cell table:style-name="ce514" table:formula="of:=-SQRT(1-[.R130]^2)" office:value-type="float" office:value="-0.973190628808149" calcext:value-type="float">
            <text:p>-0,97319062880814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0]+0.01" office:value-type="float" office:value="0.24" calcext:value-type="float">
            <text:p>0,24</text:p>
          </table:table-cell>
          <table:table-cell table:style-name="ce514" table:formula="of:=SQRT(1-[.R131]^2)" office:value-type="float" office:value="0.970772887960928" calcext:value-type="float">
            <text:p>0,970772887960928</text:p>
          </table:table-cell>
          <table:table-cell table:style-name="ce514" table:formula="of:=-SQRT(1-[.R131]^2)" office:value-type="float" office:value="-0.970772887960928" calcext:value-type="float">
            <text:p>-0,97077288796092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1]+0.01" office:value-type="float" office:value="0.25" calcext:value-type="float">
            <text:p>0,25</text:p>
          </table:table-cell>
          <table:table-cell table:style-name="ce514" table:formula="of:=SQRT(1-[.R132]^2)" office:value-type="float" office:value="0.968245836551854" calcext:value-type="float">
            <text:p>0,968245836551854</text:p>
          </table:table-cell>
          <table:table-cell table:style-name="ce514" table:formula="of:=-SQRT(1-[.R132]^2)" office:value-type="float" office:value="-0.968245836551854" calcext:value-type="float">
            <text:p>-0,96824583655185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2]+0.01" office:value-type="float" office:value="0.26" calcext:value-type="float">
            <text:p>0,26</text:p>
          </table:table-cell>
          <table:table-cell table:style-name="ce514" table:formula="of:=SQRT(1-[.R133]^2)" office:value-type="float" office:value="0.965608616365865" calcext:value-type="float">
            <text:p>0,965608616365865</text:p>
          </table:table-cell>
          <table:table-cell table:style-name="ce514" table:formula="of:=-SQRT(1-[.R133]^2)" office:value-type="float" office:value="-0.965608616365865" calcext:value-type="float">
            <text:p>-0,96560861636586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3]+0.01" office:value-type="float" office:value="0.27" calcext:value-type="float">
            <text:p>0,27</text:p>
          </table:table-cell>
          <table:table-cell table:style-name="ce514" table:formula="of:=SQRT(1-[.R134]^2)" office:value-type="float" office:value="0.962860322165162" calcext:value-type="float">
            <text:p>0,962860322165162</text:p>
          </table:table-cell>
          <table:table-cell table:style-name="ce514" table:formula="of:=-SQRT(1-[.R134]^2)" office:value-type="float" office:value="-0.962860322165162" calcext:value-type="float">
            <text:p>-0,96286032216516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4]+0.01" office:value-type="float" office:value="0.28" calcext:value-type="float">
            <text:p>0,28</text:p>
          </table:table-cell>
          <table:table-cell table:style-name="ce514" table:formula="of:=SQRT(1-[.R135]^2)" office:value-type="float" office:value="0.96" calcext:value-type="float">
            <text:p>0,96</text:p>
          </table:table-cell>
          <table:table-cell table:style-name="ce514" table:formula="of:=-SQRT(1-[.R135]^2)" office:value-type="float" office:value="-0.96" calcext:value-type="float">
            <text:p>-0,9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5]+0.01" office:value-type="float" office:value="0.29" calcext:value-type="float">
            <text:p>0,29</text:p>
          </table:table-cell>
          <table:table-cell table:style-name="ce514" table:formula="of:=SQRT(1-[.R136]^2)" office:value-type="float" office:value="0.957026645397086" calcext:value-type="float">
            <text:p>0,957026645397086</text:p>
          </table:table-cell>
          <table:table-cell table:style-name="ce514" table:formula="of:=-SQRT(1-[.R136]^2)" office:value-type="float" office:value="-0.957026645397086" calcext:value-type="float">
            <text:p>-0,95702664539708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6]+0.01" office:value-type="float" office:value="0.3" calcext:value-type="float">
            <text:p>0,3</text:p>
          </table:table-cell>
          <table:table-cell table:style-name="ce514" table:formula="of:=SQRT(1-[.R137]^2)" office:value-type="float" office:value="0.953939201416946" calcext:value-type="float">
            <text:p>0,953939201416946</text:p>
          </table:table-cell>
          <table:table-cell table:style-name="ce514" table:formula="of:=-SQRT(1-[.R137]^2)" office:value-type="float" office:value="-0.953939201416946" calcext:value-type="float">
            <text:p>-0,9539392014169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7]+0.01" office:value-type="float" office:value="0.31" calcext:value-type="float">
            <text:p>0,31</text:p>
          </table:table-cell>
          <table:table-cell table:style-name="ce514" table:formula="of:=SQRT(1-[.R138]^2)" office:value-type="float" office:value="0.950736556570746" calcext:value-type="float">
            <text:p>0,950736556570746</text:p>
          </table:table-cell>
          <table:table-cell table:style-name="ce514" table:formula="of:=-SQRT(1-[.R138]^2)" office:value-type="float" office:value="-0.950736556570746" calcext:value-type="float">
            <text:p>-0,9507365565707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8]+0.01" office:value-type="float" office:value="0.32" calcext:value-type="float">
            <text:p>0,32</text:p>
          </table:table-cell>
          <table:table-cell table:style-name="ce514" table:formula="of:=SQRT(1-[.R139]^2)" office:value-type="float" office:value="0.947417542586161" calcext:value-type="float">
            <text:p>0,947417542586161</text:p>
          </table:table-cell>
          <table:table-cell table:style-name="ce514" table:formula="of:=-SQRT(1-[.R139]^2)" office:value-type="float" office:value="-0.947417542586161" calcext:value-type="float">
            <text:p>-0,94741754258616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9]+0.01" office:value-type="float" office:value="0.33" calcext:value-type="float">
            <text:p>0,33</text:p>
          </table:table-cell>
          <table:table-cell table:style-name="ce514" table:formula="of:=SQRT(1-[.R140]^2)" office:value-type="float" office:value="0.943980932010811" calcext:value-type="float">
            <text:p>0,943980932010811</text:p>
          </table:table-cell>
          <table:table-cell table:style-name="ce514" table:formula="of:=-SQRT(1-[.R140]^2)" office:value-type="float" office:value="-0.943980932010811" calcext:value-type="float">
            <text:p>-0,94398093201081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0]+0.01" office:value-type="float" office:value="0.34" calcext:value-type="float">
            <text:p>0,34</text:p>
          </table:table-cell>
          <table:table-cell table:style-name="ce514" table:formula="of:=SQRT(1-[.R141]^2)" office:value-type="float" office:value="0.9404254356407" calcext:value-type="float">
            <text:p>0,9404254356407</text:p>
          </table:table-cell>
          <table:table-cell table:style-name="ce514" table:formula="of:=-SQRT(1-[.R141]^2)" office:value-type="float" office:value="-0.9404254356407" calcext:value-type="float">
            <text:p>-0,940425435640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1]+0.01" office:value-type="float" office:value="0.35" calcext:value-type="float">
            <text:p>0,35</text:p>
          </table:table-cell>
          <table:table-cell table:style-name="ce514" table:formula="of:=SQRT(1-[.R142]^2)" office:value-type="float" office:value="0.93674969975976" calcext:value-type="float">
            <text:p>0,93674969975976</text:p>
          </table:table-cell>
          <table:table-cell table:style-name="ce514" table:formula="of:=-SQRT(1-[.R142]^2)" office:value-type="float" office:value="-0.93674969975976" calcext:value-type="float">
            <text:p>-0,936749699759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2]+0.01" office:value-type="float" office:value="0.36" calcext:value-type="float">
            <text:p>0,36</text:p>
          </table:table-cell>
          <table:table-cell table:style-name="ce514" table:formula="of:=SQRT(1-[.R143]^2)" office:value-type="float" office:value="0.932952303175248" calcext:value-type="float">
            <text:p>0,932952303175248</text:p>
          </table:table-cell>
          <table:table-cell table:style-name="ce514" table:formula="of:=-SQRT(1-[.R143]^2)" office:value-type="float" office:value="-0.932952303175248" calcext:value-type="float">
            <text:p>-0,93295230317524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3]+0.01" office:value-type="float" office:value="0.37" calcext:value-type="float">
            <text:p>0,37</text:p>
          </table:table-cell>
          <table:table-cell table:style-name="ce514" table:formula="of:=SQRT(1-[.R144]^2)" office:value-type="float" office:value="0.929031754032121" calcext:value-type="float">
            <text:p>0,929031754032121</text:p>
          </table:table-cell>
          <table:table-cell table:style-name="ce514" table:formula="of:=-SQRT(1-[.R144]^2)" office:value-type="float" office:value="-0.929031754032121" calcext:value-type="float">
            <text:p>-0,92903175403212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4]+0.01" office:value-type="float" office:value="0.38" calcext:value-type="float">
            <text:p>0,38</text:p>
          </table:table-cell>
          <table:table-cell table:style-name="ce514" table:formula="of:=SQRT(1-[.R145]^2)" office:value-type="float" office:value="0.924986486387774" calcext:value-type="float">
            <text:p>0,924986486387774</text:p>
          </table:table-cell>
          <table:table-cell table:style-name="ce514" table:formula="of:=-SQRT(1-[.R145]^2)" office:value-type="float" office:value="-0.924986486387774" calcext:value-type="float">
            <text:p>-0,92498648638777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5]+0.01" office:value-type="float" office:value="0.39" calcext:value-type="float">
            <text:p>0,39</text:p>
          </table:table-cell>
          <table:table-cell table:style-name="ce514" table:formula="of:=SQRT(1-[.R146]^2)" office:value-type="float" office:value="0.920814856526544" calcext:value-type="float">
            <text:p>0,920814856526544</text:p>
          </table:table-cell>
          <table:table-cell table:style-name="ce514" table:formula="of:=-SQRT(1-[.R146]^2)" office:value-type="float" office:value="-0.920814856526544" calcext:value-type="float">
            <text:p>-0,92081485652654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6]+0.01" office:value-type="float" office:value="0.4" calcext:value-type="float">
            <text:p>0,4</text:p>
          </table:table-cell>
          <table:table-cell table:style-name="ce514" table:formula="of:=SQRT(1-[.R147]^2)" office:value-type="float" office:value="0.916515138991168" calcext:value-type="float">
            <text:p>0,916515138991168</text:p>
          </table:table-cell>
          <table:table-cell table:style-name="ce514" table:formula="of:=-SQRT(1-[.R147]^2)" office:value-type="float" office:value="-0.916515138991168" calcext:value-type="float">
            <text:p>-0,91651513899116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7]+0.01" office:value-type="float" office:value="0.41" calcext:value-type="float">
            <text:p>0,41</text:p>
          </table:table-cell>
          <table:table-cell table:style-name="ce514" table:formula="of:=SQRT(1-[.R148]^2)" office:value-type="float" office:value="0.912085522305885" calcext:value-type="float">
            <text:p>0,912085522305885</text:p>
          </table:table-cell>
          <table:table-cell table:style-name="ce514" table:formula="of:=-SQRT(1-[.R148]^2)" office:value-type="float" office:value="-0.912085522305885" calcext:value-type="float">
            <text:p>-0,91208552230588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5"/>
          <table:table-cell table:style-name="ce572"/>
          <table:table-cell table:style-name="ce506" table:number-columns-repeated="4"/>
          <table:table-cell/>
          <table:table-cell table:style-name="ce427" table:number-columns-repeated="3"/>
          <table:table-cell table:number-columns-repeated="3"/>
          <table:table-cell table:style-name="ce532" table:formula="of:=[.R148]+0.01" office:value-type="float" office:value="0.42" calcext:value-type="float">
            <text:p>0,42</text:p>
          </table:table-cell>
          <table:table-cell table:style-name="ce514" table:formula="of:=SQRT(1-[.R149]^2)" office:value-type="float" office:value="0.907524104363074" calcext:value-type="float">
            <text:p>0,907524104363074</text:p>
          </table:table-cell>
          <table:table-cell table:style-name="ce514" table:formula="of:=-SQRT(1-[.R149]^2)" office:value-type="float" office:value="-0.907524104363074" calcext:value-type="float">
            <text:p>-0,90752410436307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49]+0.01" office:value-type="float" office:value="0.43" calcext:value-type="float">
            <text:p>0,43</text:p>
          </table:table-cell>
          <table:table-cell table:style-name="ce514" table:formula="of:=SQRT(1-[.R150]^2)" office:value-type="float" office:value="0.902828887442133" calcext:value-type="float">
            <text:p>0,902828887442133</text:p>
          </table:table-cell>
          <table:table-cell table:style-name="ce514" table:formula="of:=-SQRT(1-[.R150]^2)" office:value-type="float" office:value="-0.902828887442133" calcext:value-type="float">
            <text:p>-0,9028288874421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0]+0.01" office:value-type="float" office:value="0.44" calcext:value-type="float">
            <text:p>0,44</text:p>
          </table:table-cell>
          <table:table-cell table:style-name="ce514" table:formula="of:=SQRT(1-[.R151]^2)" office:value-type="float" office:value="0.897997772825746" calcext:value-type="float">
            <text:p>0,897997772825746</text:p>
          </table:table-cell>
          <table:table-cell table:style-name="ce514" table:formula="of:=-SQRT(1-[.R151]^2)" office:value-type="float" office:value="-0.897997772825746" calcext:value-type="float">
            <text:p>-0,8979977728257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1]+0.01" office:value-type="float" office:value="0.45" calcext:value-type="float">
            <text:p>0,45</text:p>
          </table:table-cell>
          <table:table-cell table:style-name="ce514" table:formula="of:=SQRT(1-[.R152]^2)" office:value-type="float" office:value="0.893028554974587" calcext:value-type="float">
            <text:p>0,893028554974587</text:p>
          </table:table-cell>
          <table:table-cell table:style-name="ce514" table:formula="of:=-SQRT(1-[.R152]^2)" office:value-type="float" office:value="-0.893028554974587" calcext:value-type="float">
            <text:p>-0,89302855497458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2]+0.01" office:value-type="float" office:value="0.46" calcext:value-type="float">
            <text:p>0,46</text:p>
          </table:table-cell>
          <table:table-cell table:style-name="ce514" table:formula="of:=SQRT(1-[.R153]^2)" office:value-type="float" office:value="0.887918915216924" calcext:value-type="float">
            <text:p>0,887918915216924</text:p>
          </table:table-cell>
          <table:table-cell table:style-name="ce514" table:formula="of:=-SQRT(1-[.R153]^2)" office:value-type="float" office:value="-0.887918915216924" calcext:value-type="float">
            <text:p>-0,88791891521692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3]+0.01" office:value-type="float" office:value="0.47" calcext:value-type="float">
            <text:p>0,47</text:p>
          </table:table-cell>
          <table:table-cell table:style-name="ce514" table:formula="of:=SQRT(1-[.R154]^2)" office:value-type="float" office:value="0.882666414904294" calcext:value-type="float">
            <text:p>0,882666414904294</text:p>
          </table:table-cell>
          <table:table-cell table:style-name="ce514" table:formula="of:=-SQRT(1-[.R154]^2)" office:value-type="float" office:value="-0.882666414904294" calcext:value-type="float">
            <text:p>-0,88266641490429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4]+0.01" office:value-type="float" office:value="0.48" calcext:value-type="float">
            <text:p>0,48</text:p>
          </table:table-cell>
          <table:table-cell table:style-name="ce514" table:formula="of:=SQRT(1-[.R155]^2)" office:value-type="float" office:value="0.877268487978452" calcext:value-type="float">
            <text:p>0,877268487978452</text:p>
          </table:table-cell>
          <table:table-cell table:style-name="ce514" table:formula="of:=-SQRT(1-[.R155]^2)" office:value-type="float" office:value="-0.877268487978452" calcext:value-type="float">
            <text:p>-0,87726848797845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5]+0.01" office:value-type="float" office:value="0.49" calcext:value-type="float">
            <text:p>0,49</text:p>
          </table:table-cell>
          <table:table-cell table:style-name="ce514" table:formula="of:=SQRT(1-[.R156]^2)" office:value-type="float" office:value="0.8717224328879" calcext:value-type="float">
            <text:p>0,8717224328879</text:p>
          </table:table-cell>
          <table:table-cell table:style-name="ce514" table:formula="of:=-SQRT(1-[.R156]^2)" office:value-type="float" office:value="-0.8717224328879" calcext:value-type="float">
            <text:p>-0,871722432887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6]+0.01" office:value-type="float" office:value="0.5" calcext:value-type="float">
            <text:p>0,5</text:p>
          </table:table-cell>
          <table:table-cell table:style-name="ce514" table:formula="of:=SQRT(1-[.R157]^2)" office:value-type="float" office:value="0.866025403784438" calcext:value-type="float">
            <text:p>0,866025403784438</text:p>
          </table:table-cell>
          <table:table-cell table:style-name="ce514" table:formula="of:=-SQRT(1-[.R157]^2)" office:value-type="float" office:value="-0.866025403784438" calcext:value-type="float">
            <text:p>-0,86602540378443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7]+0.01" office:value-type="float" office:value="0.51" calcext:value-type="float">
            <text:p>0,51</text:p>
          </table:table-cell>
          <table:table-cell table:style-name="ce514" table:formula="of:=SQRT(1-[.R158]^2)" office:value-type="float" office:value="0.860174400921115" calcext:value-type="float">
            <text:p>0,860174400921115</text:p>
          </table:table-cell>
          <table:table-cell table:style-name="ce514" table:formula="of:=-SQRT(1-[.R158]^2)" office:value-type="float" office:value="-0.860174400921115" calcext:value-type="float">
            <text:p>-0,86017440092111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8]+0.01" office:value-type="float" office:value="0.52" calcext:value-type="float">
            <text:p>0,52</text:p>
          </table:table-cell>
          <table:table-cell table:style-name="ce514" table:formula="of:=SQRT(1-[.R159]^2)" office:value-type="float" office:value="0.854166260162505" calcext:value-type="float">
            <text:p>0,854166260162505</text:p>
          </table:table-cell>
          <table:table-cell table:style-name="ce514" table:formula="of:=-SQRT(1-[.R159]^2)" office:value-type="float" office:value="-0.854166260162505" calcext:value-type="float">
            <text:p>-0,85416626016250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9]+0.01" office:value-type="float" office:value="0.53" calcext:value-type="float">
            <text:p>0,53</text:p>
          </table:table-cell>
          <table:table-cell table:style-name="ce514" table:formula="of:=SQRT(1-[.R160]^2)" office:value-type="float" office:value="0.847997641506154" calcext:value-type="float">
            <text:p>0,847997641506154</text:p>
          </table:table-cell>
          <table:table-cell table:style-name="ce514" table:formula="of:=-SQRT(1-[.R160]^2)" office:value-type="float" office:value="-0.847997641506154" calcext:value-type="float">
            <text:p>-0,84799764150615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0]+0.01" office:value-type="float" office:value="0.54" calcext:value-type="float">
            <text:p>0,54</text:p>
          </table:table-cell>
          <table:table-cell table:style-name="ce514" table:formula="of:=SQRT(1-[.R161]^2)" office:value-type="float" office:value="0.841665016500032" calcext:value-type="float">
            <text:p>0,841665016500032</text:p>
          </table:table-cell>
          <table:table-cell table:style-name="ce514" table:formula="of:=-SQRT(1-[.R161]^2)" office:value-type="float" office:value="-0.841665016500032" calcext:value-type="float">
            <text:p>-0,84166501650003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1]+0.01" office:value-type="float" office:value="0.55" calcext:value-type="float">
            <text:p>0,55</text:p>
          </table:table-cell>
          <table:table-cell table:style-name="ce514" table:formula="of:=SQRT(1-[.R162]^2)" office:value-type="float" office:value="0.835164654424503" calcext:value-type="float">
            <text:p>0,835164654424503</text:p>
          </table:table-cell>
          <table:table-cell table:style-name="ce514" table:formula="of:=-SQRT(1-[.R162]^2)" office:value-type="float" office:value="-0.835164654424503" calcext:value-type="float">
            <text:p>-0,83516465442450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2]+0.01" office:value-type="float" office:value="0.56" calcext:value-type="float">
            <text:p>0,56</text:p>
          </table:table-cell>
          <table:table-cell table:style-name="ce514" table:formula="of:=SQRT(1-[.R163]^2)" office:value-type="float" office:value="0.828492607088319" calcext:value-type="float">
            <text:p>0,828492607088319</text:p>
          </table:table-cell>
          <table:table-cell table:style-name="ce514" table:formula="of:=-SQRT(1-[.R163]^2)" office:value-type="float" office:value="-0.828492607088319" calcext:value-type="float">
            <text:p>-0,82849260708831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3]+0.01" office:value-type="float" office:value="0.57" calcext:value-type="float">
            <text:p>0,57</text:p>
          </table:table-cell>
          <table:table-cell table:style-name="ce514" table:formula="of:=SQRT(1-[.R164]^2)" office:value-type="float" office:value="0.821644692065859" calcext:value-type="float">
            <text:p>0,821644692065859</text:p>
          </table:table-cell>
          <table:table-cell table:style-name="ce514" table:formula="of:=-SQRT(1-[.R164]^2)" office:value-type="float" office:value="-0.821644692065859" calcext:value-type="float">
            <text:p>-0,82164469206585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4]+0.01" office:value-type="float" office:value="0.58" calcext:value-type="float">
            <text:p>0,58</text:p>
          </table:table-cell>
          <table:table-cell table:style-name="ce514" table:formula="of:=SQRT(1-[.R165]^2)" office:value-type="float" office:value="0.814616474176652" calcext:value-type="float">
            <text:p>0,814616474176652</text:p>
          </table:table-cell>
          <table:table-cell table:style-name="ce514" table:formula="of:=-SQRT(1-[.R165]^2)" office:value-type="float" office:value="-0.814616474176652" calcext:value-type="float">
            <text:p>-0,81461647417665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5]+0.01" office:value-type="float" office:value="0.59" calcext:value-type="float">
            <text:p>0,59</text:p>
          </table:table-cell>
          <table:table-cell table:style-name="ce514" table:formula="of:=SQRT(1-[.R166]^2)" office:value-type="float" office:value="0.807403244977378" calcext:value-type="float">
            <text:p>0,807403244977378</text:p>
          </table:table-cell>
          <table:table-cell table:style-name="ce514" table:formula="of:=-SQRT(1-[.R166]^2)" office:value-type="float" office:value="-0.807403244977378" calcext:value-type="float">
            <text:p>-0,80740324497737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6]+0.01" office:value-type="float" office:value="0.6" calcext:value-type="float">
            <text:p>0,6</text:p>
          </table:table-cell>
          <table:table-cell table:style-name="ce514" table:formula="of:=SQRT(1-[.R167]^2)" office:value-type="float" office:value="0.8" calcext:value-type="float">
            <text:p>0,8</text:p>
          </table:table-cell>
          <table:table-cell table:style-name="ce514" table:formula="of:=-SQRT(1-[.R167]^2)" office:value-type="float" office:value="-0.8" calcext:value-type="float">
            <text:p>-0,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7]+0.01" office:value-type="float" office:value="0.61" calcext:value-type="float">
            <text:p>0,61</text:p>
          </table:table-cell>
          <table:table-cell table:style-name="ce514" table:formula="of:=SQRT(1-[.R168]^2)" office:value-type="float" office:value="0.792401413426301" calcext:value-type="float">
            <text:p>0,792401413426301</text:p>
          </table:table-cell>
          <table:table-cell table:style-name="ce514" table:formula="of:=-SQRT(1-[.R168]^2)" office:value-type="float" office:value="-0.792401413426301" calcext:value-type="float">
            <text:p>-0,79240141342630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8]+0.01" office:value-type="float" office:value="0.62" calcext:value-type="float">
            <text:p>0,62</text:p>
          </table:table-cell>
          <table:table-cell table:style-name="ce514" table:formula="of:=SQRT(1-[.R169]^2)" office:value-type="float" office:value="0.784601809837321" calcext:value-type="float">
            <text:p>0,784601809837321</text:p>
          </table:table-cell>
          <table:table-cell table:style-name="ce514" table:formula="of:=-SQRT(1-[.R169]^2)" office:value-type="float" office:value="-0.784601809837321" calcext:value-type="float">
            <text:p>-0,78460180983732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9]+0.01" office:value-type="float" office:value="0.63" calcext:value-type="float">
            <text:p>0,63</text:p>
          </table:table-cell>
          <table:table-cell table:style-name="ce514" table:formula="of:=SQRT(1-[.R170]^2)" office:value-type="float" office:value="0.776595132614157" calcext:value-type="float">
            <text:p>0,776595132614157</text:p>
          </table:table-cell>
          <table:table-cell table:style-name="ce514" table:formula="of:=-SQRT(1-[.R170]^2)" office:value-type="float" office:value="-0.776595132614157" calcext:value-type="float">
            <text:p>-0,77659513261415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0]+0.01" office:value-type="float" office:value="0.64" calcext:value-type="float">
            <text:p>0,64</text:p>
          </table:table-cell>
          <table:table-cell table:style-name="ce514" table:formula="of:=SQRT(1-[.R171]^2)" office:value-type="float" office:value="0.768374908491942" calcext:value-type="float">
            <text:p>0,768374908491942</text:p>
          </table:table-cell>
          <table:table-cell table:style-name="ce514" table:formula="of:=-SQRT(1-[.R171]^2)" office:value-type="float" office:value="-0.768374908491942" calcext:value-type="float">
            <text:p>-0,76837490849194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1]+0.01" office:value-type="float" office:value="0.65" calcext:value-type="float">
            <text:p>0,65</text:p>
          </table:table-cell>
          <table:table-cell table:style-name="ce514" table:formula="of:=SQRT(1-[.R172]^2)" office:value-type="float" office:value="0.759934207678533" calcext:value-type="float">
            <text:p>0,759934207678533</text:p>
          </table:table-cell>
          <table:table-cell table:style-name="ce514" table:formula="of:=-SQRT(1-[.R172]^2)" office:value-type="float" office:value="-0.759934207678533" calcext:value-type="float">
            <text:p>-0,7599342076785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2]+0.01" office:value-type="float" office:value="0.66" calcext:value-type="float">
            <text:p>0,66</text:p>
          </table:table-cell>
          <table:table-cell table:style-name="ce514" table:formula="of:=SQRT(1-[.R173]^2)" office:value-type="float" office:value="0.751265598839718" calcext:value-type="float">
            <text:p>0,751265598839718</text:p>
          </table:table-cell>
          <table:table-cell table:style-name="ce514" table:formula="of:=-SQRT(1-[.R173]^2)" office:value-type="float" office:value="-0.751265598839718" calcext:value-type="float">
            <text:p>-0,75126559883971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3]+0.01" office:value-type="float" office:value="0.67" calcext:value-type="float">
            <text:p>0,67</text:p>
          </table:table-cell>
          <table:table-cell table:style-name="ce514" table:formula="of:=SQRT(1-[.R174]^2)" office:value-type="float" office:value="0.742361098118698" calcext:value-type="float">
            <text:p>0,742361098118698</text:p>
          </table:table-cell>
          <table:table-cell table:style-name="ce514" table:formula="of:=-SQRT(1-[.R174]^2)" office:value-type="float" office:value="-0.742361098118698" calcext:value-type="float">
            <text:p>-0,74236109811869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4]+0.01" office:value-type="float" office:value="0.68" calcext:value-type="float">
            <text:p>0,68</text:p>
          </table:table-cell>
          <table:table-cell table:style-name="ce514" table:formula="of:=SQRT(1-[.R175]^2)" office:value-type="float" office:value="0.733212111192934" calcext:value-type="float">
            <text:p>0,733212111192934</text:p>
          </table:table-cell>
          <table:table-cell table:style-name="ce514" table:formula="of:=-SQRT(1-[.R175]^2)" office:value-type="float" office:value="-0.733212111192934" calcext:value-type="float">
            <text:p>-0,73321211119293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5]+0.01" office:value-type="float" office:value="0.69" calcext:value-type="float">
            <text:p>0,69</text:p>
          </table:table-cell>
          <table:table-cell table:style-name="ce514" table:formula="of:=SQRT(1-[.R176]^2)" office:value-type="float" office:value="0.723809367167902" calcext:value-type="float">
            <text:p>0,723809367167902</text:p>
          </table:table-cell>
          <table:table-cell table:style-name="ce514" table:formula="of:=-SQRT(1-[.R176]^2)" office:value-type="float" office:value="-0.723809367167902" calcext:value-type="float">
            <text:p>-0,72380936716790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6]+0.01" office:value-type="float" office:value="0.7" calcext:value-type="float">
            <text:p>0,7</text:p>
          </table:table-cell>
          <table:table-cell table:style-name="ce514" table:formula="of:=SQRT(1-[.R177]^2)" office:value-type="float" office:value="0.714142842854285" calcext:value-type="float">
            <text:p>0,714142842854285</text:p>
          </table:table-cell>
          <table:table-cell table:style-name="ce514" table:formula="of:=-SQRT(1-[.R177]^2)" office:value-type="float" office:value="-0.714142842854285" calcext:value-type="float">
            <text:p>-0,71414284285428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7]+0.01" office:value-type="float" office:value="0.71" calcext:value-type="float">
            <text:p>0,71</text:p>
          </table:table-cell>
          <table:table-cell table:style-name="ce514" table:formula="of:=SQRT(1-[.R178]^2)" office:value-type="float" office:value="0.70420167565833" calcext:value-type="float">
            <text:p>0,70420167565833</text:p>
          </table:table-cell>
          <table:table-cell table:style-name="ce514" table:formula="of:=-SQRT(1-[.R178]^2)" office:value-type="float" office:value="-0.70420167565833" calcext:value-type="float">
            <text:p>-0,704201675658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78]+0.01" office:value-type="float" office:value="0.72" calcext:value-type="float">
            <text:p>0,72</text:p>
          </table:table-cell>
          <table:table-cell table:style-name="ce514" table:formula="of:=SQRT(1-[.R179]^2)" office:value-type="float" office:value="0.693974062915898" calcext:value-type="float">
            <text:p>0,693974062915898</text:p>
          </table:table-cell>
          <table:table-cell table:style-name="ce514" table:formula="of:=-SQRT(1-[.R179]^2)" office:value-type="float" office:value="-0.693974062915898" calcext:value-type="float">
            <text:p>-0,69397406291589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79]+0.01" office:value-type="float" office:value="0.73" calcext:value-type="float">
            <text:p>0,73</text:p>
          </table:table-cell>
          <table:table-cell table:style-name="ce514" table:formula="of:=SQRT(1-[.R180]^2)" office:value-type="float" office:value="0.683447144993671" calcext:value-type="float">
            <text:p>0,683447144993671</text:p>
          </table:table-cell>
          <table:table-cell table:style-name="ce514" table:formula="of:=-SQRT(1-[.R180]^2)" office:value-type="float" office:value="-0.683447144993671" calcext:value-type="float">
            <text:p>-0,68344714499367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0]+0.01" office:value-type="float" office:value="0.74" calcext:value-type="float">
            <text:p>0,74</text:p>
          </table:table-cell>
          <table:table-cell table:style-name="ce514" table:formula="of:=SQRT(1-[.R181]^2)" office:value-type="float" office:value="0.672606868832009" calcext:value-type="float">
            <text:p>0,672606868832009</text:p>
          </table:table-cell>
          <table:table-cell table:style-name="ce514" table:formula="of:=-SQRT(1-[.R181]^2)" office:value-type="float" office:value="-0.672606868832009" calcext:value-type="float">
            <text:p>-0,67260686883200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1]+0.01" office:value-type="float" office:value="0.75" calcext:value-type="float">
            <text:p>0,75</text:p>
          </table:table-cell>
          <table:table-cell table:style-name="ce514" table:formula="of:=SQRT(1-[.R182]^2)" office:value-type="float" office:value="0.661437827766147" calcext:value-type="float">
            <text:p>0,661437827766147</text:p>
          </table:table-cell>
          <table:table-cell table:style-name="ce514" table:formula="of:=-SQRT(1-[.R182]^2)" office:value-type="float" office:value="-0.661437827766147" calcext:value-type="float">
            <text:p>-0,66143782776614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2]+0.01" office:value-type="float" office:value="0.76" calcext:value-type="float">
            <text:p>0,76</text:p>
          </table:table-cell>
          <table:table-cell table:style-name="ce514" table:formula="of:=SQRT(1-[.R183]^2)" office:value-type="float" office:value="0.649923072370876" calcext:value-type="float">
            <text:p>0,649923072370876</text:p>
          </table:table-cell>
          <table:table-cell table:style-name="ce514" table:formula="of:=-SQRT(1-[.R183]^2)" office:value-type="float" office:value="-0.649923072370876" calcext:value-type="float">
            <text:p>-0,6499230723708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3]+0.01" office:value-type="float" office:value="0.77" calcext:value-type="float">
            <text:p>0,77</text:p>
          </table:table-cell>
          <table:table-cell table:style-name="ce514" table:formula="of:=SQRT(1-[.R184]^2)" office:value-type="float" office:value="0.63804388563797" calcext:value-type="float">
            <text:p>0,63804388563797</text:p>
          </table:table-cell>
          <table:table-cell table:style-name="ce514" table:formula="of:=-SQRT(1-[.R184]^2)" office:value-type="float" office:value="-0.63804388563797" calcext:value-type="float">
            <text:p>-0,6380438856379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4]+0.01" office:value-type="float" office:value="0.78" calcext:value-type="float">
            <text:p>0,78</text:p>
          </table:table-cell>
          <table:table-cell table:style-name="ce514" table:formula="of:=SQRT(1-[.R185]^2)" office:value-type="float" office:value="0.62577951388648" calcext:value-type="float">
            <text:p>0,62577951388648</text:p>
          </table:table-cell>
          <table:table-cell table:style-name="ce514" table:formula="of:=-SQRT(1-[.R185]^2)" office:value-type="float" office:value="-0.62577951388648" calcext:value-type="float">
            <text:p>-0,6257795138864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5]+0.01" office:value-type="float" office:value="0.790000000000001" calcext:value-type="float">
            <text:p>0,790000000000001</text:p>
          </table:table-cell>
          <table:table-cell table:style-name="ce514" table:formula="of:=SQRT(1-[.R186]^2)" office:value-type="float" office:value="0.613106842238773" calcext:value-type="float">
            <text:p>0,613106842238773</text:p>
          </table:table-cell>
          <table:table-cell table:style-name="ce514" table:formula="of:=-SQRT(1-[.R186]^2)" office:value-type="float" office:value="-0.613106842238773" calcext:value-type="float">
            <text:p>-0,61310684223877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6]+0.01" office:value-type="float" office:value="0.8" calcext:value-type="float">
            <text:p>0,8</text:p>
          </table:table-cell>
          <table:table-cell table:style-name="ce514" table:formula="of:=SQRT(1-[.R187]^2)" office:value-type="float" office:value="0.599999999999999" calcext:value-type="float">
            <text:p>0,599999999999999</text:p>
          </table:table-cell>
          <table:table-cell table:style-name="ce514" table:formula="of:=-SQRT(1-[.R187]^2)" office:value-type="float" office:value="-0.599999999999999" calcext:value-type="float">
            <text:p>-0,59999999999999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7]+0.01" office:value-type="float" office:value="0.810000000000001" calcext:value-type="float">
            <text:p>0,810000000000001</text:p>
          </table:table-cell>
          <table:table-cell table:style-name="ce514" table:formula="of:=SQRT(1-[.R188]^2)" office:value-type="float" office:value="0.586429876455829" calcext:value-type="float">
            <text:p>0,586429876455829</text:p>
          </table:table-cell>
          <table:table-cell table:style-name="ce514" table:formula="of:=-SQRT(1-[.R188]^2)" office:value-type="float" office:value="-0.586429876455829" calcext:value-type="float">
            <text:p>-0,58642987645582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8]+0.01" office:value-type="float" office:value="0.82" calcext:value-type="float">
            <text:p>0,82</text:p>
          </table:table-cell>
          <table:table-cell table:style-name="ce514" table:formula="of:=SQRT(1-[.R189]^2)" office:value-type="float" office:value="0.572363520850167" calcext:value-type="float">
            <text:p>0,572363520850167</text:p>
          </table:table-cell>
          <table:table-cell table:style-name="ce514" table:formula="of:=-SQRT(1-[.R189]^2)" office:value-type="float" office:value="-0.572363520850167" calcext:value-type="float">
            <text:p>-0,57236352085016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9]+0.01" office:value-type="float" office:value="0.83" calcext:value-type="float">
            <text:p>0,83</text:p>
          </table:table-cell>
          <table:table-cell table:style-name="ce514" table:formula="of:=SQRT(1-[.R190]^2)" office:value-type="float" office:value="0.557763390695373" calcext:value-type="float">
            <text:p>0,557763390695373</text:p>
          </table:table-cell>
          <table:table-cell table:style-name="ce514" table:formula="of:=-SQRT(1-[.R190]^2)" office:value-type="float" office:value="-0.557763390695373" calcext:value-type="float">
            <text:p>-0,55776339069537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0]+0.01" office:value-type="float" office:value="0.84" calcext:value-type="float">
            <text:p>0,84</text:p>
          </table:table-cell>
          <table:table-cell table:style-name="ce514" table:formula="of:=SQRT(1-[.R191]^2)" office:value-type="float" office:value="0.542586398650021" calcext:value-type="float">
            <text:p>0,542586398650021</text:p>
          </table:table-cell>
          <table:table-cell table:style-name="ce514" table:formula="of:=-SQRT(1-[.R191]^2)" office:value-type="float" office:value="-0.542586398650021" calcext:value-type="float">
            <text:p>-0,54258639865002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1]+0.01" office:value-type="float" office:value="0.850000000000001" calcext:value-type="float">
            <text:p>0,850000000000001</text:p>
          </table:table-cell>
          <table:table-cell table:style-name="ce514" table:formula="of:=SQRT(1-[.R192]^2)" office:value-type="float" office:value="0.526782687642636" calcext:value-type="float">
            <text:p>0,526782687642636</text:p>
          </table:table-cell>
          <table:table-cell table:style-name="ce514" table:formula="of:=-SQRT(1-[.R192]^2)" office:value-type="float" office:value="-0.526782687642636" calcext:value-type="float">
            <text:p>-0,52678268764263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2]+0.01" office:value-type="float" office:value="0.860000000000001" calcext:value-type="float">
            <text:p>0,860000000000001</text:p>
          </table:table-cell>
          <table:table-cell table:style-name="ce514" table:formula="of:=SQRT(1-[.R193]^2)" office:value-type="float" office:value="0.510294032886922" calcext:value-type="float">
            <text:p>0,510294032886922</text:p>
          </table:table-cell>
          <table:table-cell table:style-name="ce514" table:formula="of:=-SQRT(1-[.R193]^2)" office:value-type="float" office:value="-0.510294032886922" calcext:value-type="float">
            <text:p>-0,5102940328869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3]+0.01" office:value-type="float" office:value="0.87" calcext:value-type="float">
            <text:p>0,87</text:p>
          </table:table-cell>
          <table:table-cell table:style-name="ce514" table:formula="of:=SQRT(1-[.R194]^2)" office:value-type="float" office:value="0.493051721424841" calcext:value-type="float">
            <text:p>0,493051721424841</text:p>
          </table:table-cell>
          <table:table-cell table:style-name="ce514" table:formula="of:=-SQRT(1-[.R194]^2)" office:value-type="float" office:value="-0.493051721424841" calcext:value-type="float">
            <text:p>-0,49305172142484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4]+0.01" office:value-type="float" office:value="0.88" calcext:value-type="float">
            <text:p>0,88</text:p>
          </table:table-cell>
          <table:table-cell table:style-name="ce514" table:formula="of:=SQRT(1-[.R195]^2)" office:value-type="float" office:value="0.474973683481516" calcext:value-type="float">
            <text:p>0,474973683481516</text:p>
          </table:table-cell>
          <table:table-cell table:style-name="ce514" table:formula="of:=-SQRT(1-[.R195]^2)" office:value-type="float" office:value="-0.474973683481516" calcext:value-type="float">
            <text:p>-0,47497368348151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5]+0.01" office:value-type="float" office:value="0.890000000000001" calcext:value-type="float">
            <text:p>0,890000000000001</text:p>
          </table:table-cell>
          <table:table-cell table:style-name="ce514" table:formula="of:=SQRT(1-[.R196]^2)" office:value-type="float" office:value="0.455960524607119" calcext:value-type="float">
            <text:p>0,455960524607119</text:p>
          </table:table-cell>
          <table:table-cell table:style-name="ce514" table:formula="of:=-SQRT(1-[.R196]^2)" office:value-type="float" office:value="-0.455960524607119" calcext:value-type="float">
            <text:p>-0,45596052460711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6]+0.01" office:value-type="float" office:value="0.900000000000001" calcext:value-type="float">
            <text:p>0,900000000000001</text:p>
          </table:table-cell>
          <table:table-cell table:style-name="ce514" table:formula="of:=SQRT(1-[.R197]^2)" office:value-type="float" office:value="0.435889894354066" calcext:value-type="float">
            <text:p>0,435889894354066</text:p>
          </table:table-cell>
          <table:table-cell table:style-name="ce514" table:formula="of:=-SQRT(1-[.R197]^2)" office:value-type="float" office:value="-0.435889894354066" calcext:value-type="float">
            <text:p>-0,43588989435406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7]+0.01" office:value-type="float" office:value="0.910000000000001" calcext:value-type="float">
            <text:p>0,910000000000001</text:p>
          </table:table-cell>
          <table:table-cell table:style-name="ce514" table:formula="of:=SQRT(1-[.R198]^2)" office:value-type="float" office:value="0.414608248832556" calcext:value-type="float">
            <text:p>0,414608248832556</text:p>
          </table:table-cell>
          <table:table-cell table:style-name="ce514" table:formula="of:=-SQRT(1-[.R198]^2)" office:value-type="float" office:value="-0.414608248832556" calcext:value-type="float">
            <text:p>-0,41460824883255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8]+0.01" office:value-type="float" office:value="0.92" calcext:value-type="float">
            <text:p>0,92</text:p>
          </table:table-cell>
          <table:table-cell table:style-name="ce514" table:formula="of:=SQRT(1-[.R199]^2)" office:value-type="float" office:value="0.391918358845307" calcext:value-type="float">
            <text:p>0,391918358845307</text:p>
          </table:table-cell>
          <table:table-cell table:style-name="ce514" table:formula="of:=-SQRT(1-[.R199]^2)" office:value-type="float" office:value="-0.391918358845307" calcext:value-type="float">
            <text:p>-0,39191835884530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9]+0.01" office:value-type="float" office:value="0.930000000000001" calcext:value-type="float">
            <text:p>0,930000000000001</text:p>
          </table:table-cell>
          <table:table-cell table:style-name="ce514" table:formula="of:=SQRT(1-[.R200]^2)" office:value-type="float" office:value="0.367559518989781" calcext:value-type="float">
            <text:p>0,367559518989781</text:p>
          </table:table-cell>
          <table:table-cell table:style-name="ce514" table:formula="of:=-SQRT(1-[.R200]^2)" office:value-type="float" office:value="-0.367559518989781" calcext:value-type="float">
            <text:p>-0,36755951898978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200]+0.01" office:value-type="float" office:value="0.940000000000001" calcext:value-type="float">
            <text:p>0,940000000000001</text:p>
          </table:table-cell>
          <table:table-cell table:style-name="ce514" table:formula="of:=SQRT(1-[.R201]^2)" office:value-type="float" office:value="0.341174442184638" calcext:value-type="float">
            <text:p>0,341174442184638</text:p>
          </table:table-cell>
          <table:table-cell table:style-name="ce514" table:formula="of:=-SQRT(1-[.R201]^2)" office:value-type="float" office:value="-0.341174442184638" calcext:value-type="float">
            <text:p>-0,34117444218463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201]+0.01" office:value-type="float" office:value="0.950000000000001" calcext:value-type="float">
            <text:p>0,950000000000001</text:p>
          </table:table-cell>
          <table:table-cell table:style-name="ce514" table:formula="of:=SQRT(1-[.R202]^2)" office:value-type="float" office:value="0.312249899919918" calcext:value-type="float">
            <text:p>0,312249899919918</text:p>
          </table:table-cell>
          <table:table-cell table:style-name="ce514" table:formula="of:=-SQRT(1-[.R202]^2)" office:value-type="float" office:value="-0.312249899919918" calcext:value-type="float">
            <text:p>-0,31224989991991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2]+0.01" office:value-type="float" office:value="0.960000000000001" calcext:value-type="float">
            <text:p>0,960000000000001</text:p>
          </table:table-cell>
          <table:table-cell table:style-name="ce514" table:formula="of:=SQRT(1-[.R203]^2)" office:value-type="float" office:value="0.279999999999998" calcext:value-type="float">
            <text:p>0,279999999999998</text:p>
          </table:table-cell>
          <table:table-cell table:style-name="ce514" table:formula="of:=-SQRT(1-[.R203]^2)" office:value-type="float" office:value="-0.279999999999998" calcext:value-type="float">
            <text:p>-0,27999999999999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3]+0.01" office:value-type="float" office:value="0.970000000000001" calcext:value-type="float">
            <text:p>0,970000000000001</text:p>
          </table:table-cell>
          <table:table-cell table:style-name="ce514" table:formula="of:=SQRT(1-[.R204]^2)" office:value-type="float" office:value="0.243104915622862" calcext:value-type="float">
            <text:p>0,243104915622862</text:p>
          </table:table-cell>
          <table:table-cell table:style-name="ce514" table:formula="of:=-SQRT(1-[.R204]^2)" office:value-type="float" office:value="-0.243104915622862" calcext:value-type="float">
            <text:p>-0,24310491562286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4]+0.01" office:value-type="float" office:value="0.980000000000001" calcext:value-type="float">
            <text:p>0,980000000000001</text:p>
          </table:table-cell>
          <table:table-cell table:style-name="ce514" table:formula="of:=SQRT(1-[.R205]^2)" office:value-type="float" office:value="0.198997487421321" calcext:value-type="float">
            <text:p>0,198997487421321</text:p>
          </table:table-cell>
          <table:table-cell table:style-name="ce514" table:formula="of:=-SQRT(1-[.R205]^2)" office:value-type="float" office:value="-0.198997487421321" calcext:value-type="float">
            <text:p>-0,19899748742132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5]+0.01" office:value-type="float" office:value="0.990000000000001" calcext:value-type="float">
            <text:p>0,990000000000001</text:p>
          </table:table-cell>
          <table:table-cell table:style-name="ce514" table:formula="of:=SQRT(1-[.R206]^2)" office:value-type="float" office:value="0.141067359796654" calcext:value-type="float">
            <text:p>0,141067359796654</text:p>
          </table:table-cell>
          <table:table-cell table:style-name="ce514" table:formula="of:=-SQRT(1-[.R206]^2)" office:value-type="float" office:value="-0.141067359796654" calcext:value-type="float">
            <text:p>-0,14106735979665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6]+0.01" office:value-type="float" office:value="1" calcext:value-type="float">
            <text:p>1</text:p>
          </table:table-cell>
          <table:table-cell table:style-name="ce514" table:formula="of:=SQRT(1-[.R207]^2)" office:value-type="float" office:value="0" calcext:value-type="float">
            <text:p>0</text:p>
          </table:table-cell>
          <table:table-cell table:style-name="ce514" table:formula="of:=-SQRT(1-[.R207]^2)" office:value-type="float" office:value="-0" calcext:value-type="float">
            <text:p>0</text:p>
          </table:table-cell>
          <table:table-cell table:number-columns-repeated="1004"/>
        </table:table-row>
        <table:table-row table:style-name="ro3" table:number-rows-repeated="21">
          <table:table-cell table:number-columns-repeated="11"/>
          <table:table-cell table:style-name="ce431"/>
          <table:table-cell table:number-columns-repeated="1012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number number:decimal-places="3" loext:min-decimal-places="0" number:min-integer-digits="1" number:decimal-replacement=""/>
    </number:number-style>
    <number:number-style style:name="N141">
      <number:number number:decimal-places="6" loext:min-decimal-places="0" number:min-integer-digits="1" number:decimal-replacement=""/>
    </number:number-style>
    <number:number-style style:name="N142">
      <number:number number:decimal-places="14" loext:min-decimal-places="14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10" loext:min-decimal-places="10" number:min-integer-digits="1"/>
    </number:number-style>
    <number:number-style style:name="N147">
      <number:number number:decimal-places="0" loext:min-decimal-places="0" number:min-integer-digits="0"/>
      <number:text> / 3</number:text>
    </number:number-style>
    <number:number-style style:name="N148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49">
      <number:number number:decimal-places="9" loext:min-decimal-places="0" number:min-integer-digits="1" number:decimal-replacement="" number:grouping="true"/>
    </number:number-style>
    <number:number-style style:name="N150">
      <number:number number:decimal-places="2" loext:min-decimal-places="0" number:min-integer-digits="0" number:decimal-replacement="" number:grouping="true"/>
    </number:number-style>
    <number:number-style style:name="N151">
      <number:number number:decimal-places="2" loext:min-decimal-places="0" number:min-integer-digits="1" number:decimal-replacement="" number:grouping="true"/>
    </number:number-style>
    <number:number-style style:name="N152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3">
      <number:number number:decimal-places="3" loext:min-decimal-places="0" number:min-integer-digits="0" number:decimal-replacement="" number:grouping="true"/>
    </number:number-style>
    <number:number-style style:name="N154">
      <number:number number:decimal-places="3" loext:min-decimal-places="0" number:min-integer-digits="1" number:decimal-replacement="" number:grouping="true"/>
    </number:number-style>
    <number:number-style style:name="N155">
      <number:number number:decimal-places="9" loext:min-decimal-places="0" number:min-integer-digits="4" number:decimal-replacement="" number:grouping="true"/>
    </number:number-style>
    <number:number-style style:name="N156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7">
      <number:number number:decimal-places="12" loext:min-decimal-places="0" number:min-integer-digits="1" number:decimal-replacement=""/>
    </number:number-style>
    <number:number-style style:name="N158">
      <number:number number:decimal-places="12" loext:min-decimal-places="12" number:min-integer-digits="1" number:grouping="true"/>
    </number:number-style>
    <number:number-style style:name="N159">
      <number:number number:decimal-places="0" loext:min-decimal-places="0" number:min-integer-digits="2"/>
    </number:number-style>
    <number:number-style style:name="N160">
      <number:fraction number:min-numerator-digits="2" loext:max-numerator-digits="2" number:min-denominator-digits="2" loext:max-denominator-value="99"/>
    </number:number-style>
    <number:number-style style:name="N161">
      <number:fraction number:min-integer-digits="0" number:min-numerator-digits="2" loext:max-numerator-digits="2" number:min-denominator-digits="2" loext:max-denominator-value="99"/>
    </number:number-style>
    <number:number-style style:name="N162">
      <number:number number:decimal-places="2" loext:min-decimal-places="0" number:min-integer-digits="1" number:decimal-replacement=""/>
    </number:number-style>
    <number:number-style style:name="N163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8:20:59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10T18:22:13.525000000</dc:date>
    <meta:editing-duration>P1DT22H33M40S</meta:editing-duration>
    <meta:editing-cycles>481</meta:editing-cycles>
    <meta:generator>LibreOffice/6.0.7.3$Windows_X86_64 LibreOffice_project/dc89aa7a9eabfd848af146d5086077aeed2ae4a5</meta:generator>
    <meta:document-statistic meta:table-count="8" meta:cell-count="2415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6cm" chart:symbol-height="0.6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6cm" chart:symbol-height="0.6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R7:Données.T207 'Equations 1'.B4:'Equations 1'.B8 'Equations 1'.D4:'Equations 1'.D8" chart:data-source-has-labels="row" svg:x="0.195cm" svg:y="0.153cm" svg:width="14.81cm" svg:height="14.313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S7:Données.S207" loext:label-string="&quot;Cercle haut&quot;" chart:class="chart:scatter">
            <chart:domain table:cell-range-address="Données.R7:Données.R207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T7:Données.T207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R7:Données.R207</svg:desc>
                </draw:g>
              </table:table-cell>
              <table:table-cell office:value-type="float" office:value="0">
                <text:p>0</text:p>
                <draw:g>
                  <svg:desc>Données.S7:Données.S207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T7:Données.T207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0.784601809837321">
                <text:p>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1">
                <text:p>-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0.733212111192934">
                <text:p>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4">
                <text:p>-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0.672606868832009">
                <text:p>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9">
                <text:p>-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0.661437827766147">
                <text:p>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7">
                <text:p>-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0.649923072370876">
                <text:p>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6">
                <text:p>-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0.63804388563797">
                <text:p>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">
                <text:p>-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62577951388648">
                <text:p>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">
                <text:p>-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9">
                <text:p>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9">
                <text:p>-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0.572363520850167">
                <text:p>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7">
                <text:p>-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0.557763390695373">
                <text:p>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3">
                <text:p>-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0.542586398650021">
                <text:p>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1">
                <text:p>-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6">
                <text:p>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6">
                <text:p>-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2">
                <text:p>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2">
                <text:p>-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0.493051721424841">
                <text:p>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1">
                <text:p>-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0.474973683481516">
                <text:p>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6">
                <text:p>-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9">
                <text:p>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9">
                <text:p>-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6">
                <text:p>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6">
                <text:p>-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6">
                <text:p>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6">
                <text:p>-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0.391918358845307">
                <text:p>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7">
                <text:p>-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81">
                <text:p>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1">
                <text:p>-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8">
                <text:p>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8">
                <text:p>-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8">
                <text:p>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8">
                <text:p>-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8">
                <text:p>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8">
                <text:p>-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62">
                <text:p>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2">
                <text:p>-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21">
                <text:p>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1">
                <text:p>-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54">
                <text:p>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4">
                <text:p>-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R7:Données.T207 'Cos Sin Tan'.H4:'Cos Sin Tan'.H13 'Cos Sin Tan'.B16:'Cos Sin Tan'.B25" chart:data-source-has-labels="both" svg:x="0.33cm" svg:y="0.127cm" svg:width="14.881cm" svg:height="14.423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S7:Données.S207" loext:label-string="&quot;Cercle haut&quot;" chart:class="chart:scatter">
            <chart:domain table:cell-range-address="Données.R7:Données.R207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T7:Données.T207" loext:label-string="&quot;Cercle bas&quot;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R7:Données.R207</svg:desc>
                </draw:g>
              </table:table-cell>
              <table:table-cell office:value-type="float" office:value="0">
                <text:p>0</text:p>
                <draw:g>
                  <svg:desc>Données.S7:Données.S207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T7:Données.T207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">
                <text:p>0.5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0.53">
                <text:p>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0.61">
                <text:p>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0.62">
                <text:p>0.62</text:p>
              </table:table-cell>
              <table:table-cell office:value-type="float" office:value="0.784601809837321">
                <text:p>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1">
                <text:p>-0.784601809837321</text:p>
              </table:table-cell>
            </table:table-row>
            <table:table-row>
              <table:table-cell office:value-type="string"/>
              <table:table-cell office:value-type="float" office:value="0.63">
                <text:p>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0.65">
                <text:p>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0.733212111192934">
                <text:p>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4">
                <text:p>-0.733212111192934</text:p>
              </table:table-cell>
            </table:table-row>
            <table:table-row>
              <table:table-cell office:value-type="string"/>
              <table:table-cell office:value-type="float" office:value="0.69">
                <text:p>0.69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0.71">
                <text:p>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0.72">
                <text:p>0.72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">
                <text:p>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0.672606868832009">
                <text:p>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9">
                <text:p>-0.672606868832009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661437827766147">
                <text:p>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7">
                <text:p>-0.661437827766147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0.649923072370876">
                <text:p>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6">
                <text:p>-0.649923072370876</text:p>
              </table:table-cell>
            </table:table-row>
            <table:table-row>
              <table:table-cell office:value-type="string"/>
              <table:table-cell office:value-type="float" office:value="0.77">
                <text:p>0.77</text:p>
              </table:table-cell>
              <table:table-cell office:value-type="float" office:value="0.63804388563797">
                <text:p>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">
                <text:p>-0.63804388563797</text:p>
              </table:table-cell>
            </table:table-row>
            <table:table-row>
              <table:table-cell office:value-type="string"/>
              <table:table-cell office:value-type="float" office:value="0.78">
                <text:p>0.78</text:p>
              </table:table-cell>
              <table:table-cell office:value-type="float" office:value="0.62577951388648">
                <text:p>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">
                <text:p>-0.62577951388648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9">
                <text:p>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9">
                <text:p>-0.586429876455829</text:p>
              </table:table-cell>
            </table:table-row>
            <table:table-row>
              <table:table-cell office:value-type="string"/>
              <table:table-cell office:value-type="float" office:value="0.82">
                <text:p>0.82</text:p>
              </table:table-cell>
              <table:table-cell office:value-type="float" office:value="0.572363520850167">
                <text:p>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7">
                <text:p>-0.572363520850167</text:p>
              </table:table-cell>
            </table:table-row>
            <table:table-row>
              <table:table-cell office:value-type="string"/>
              <table:table-cell office:value-type="float" office:value="0.83">
                <text:p>0.83</text:p>
              </table:table-cell>
              <table:table-cell office:value-type="float" office:value="0.557763390695373">
                <text:p>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3">
                <text:p>-0.557763390695373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0.542586398650021">
                <text:p>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1">
                <text:p>-0.542586398650021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6">
                <text:p>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6">
                <text:p>-0.526782687642636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2">
                <text:p>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2">
                <text:p>-0.510294032886922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0.493051721424841">
                <text:p>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1">
                <text:p>-0.493051721424841</text:p>
              </table:table-cell>
            </table:table-row>
            <table:table-row>
              <table:table-cell office:value-type="string"/>
              <table:table-cell office:value-type="float" office:value="0.88">
                <text:p>0.88</text:p>
              </table:table-cell>
              <table:table-cell office:value-type="float" office:value="0.474973683481516">
                <text:p>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6">
                <text:p>-0.474973683481516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9">
                <text:p>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9">
                <text:p>-0.455960524607119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6">
                <text:p>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6">
                <text:p>-0.435889894354066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6">
                <text:p>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6">
                <text:p>-0.414608248832556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0.391918358845307">
                <text:p>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7">
                <text:p>-0.391918358845307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81">
                <text:p>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1">
                <text:p>-0.367559518989781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8">
                <text:p>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8">
                <text:p>-0.341174442184638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8">
                <text:p>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8">
                <text:p>-0.312249899919918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8">
                <text:p>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8">
                <text:p>-0.279999999999998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62">
                <text:p>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2">
                <text:p>-0.243104915622862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21">
                <text:p>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1">
                <text:p>-0.198997487421321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54">
                <text:p>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4">
                <text:p>-0.14106735979665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6cm" chart:symbol-height="0.6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65cm" chart:symbol-height="0.6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R7:Données.T207 'Equations 2'.B4:'Equations 2'.B5 'Equations 2'.B6:'Equations 2'.B8 'Equations 2'.D4:'Equations 2'.D8" chart:data-source-has-labels="row" svg:x="0.472cm" svg:y="0.33cm" svg:width="14.994cm" svg:height="14.465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S7:Données.S207" loext:label-string="&quot;Cercle haut&quot;" chart:class="chart:scatter">
            <chart:domain table:cell-range-address="Données.R7:Données.R207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2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3" chart:values-cell-range-address="Données.T7:Données.T207" loext:label-string="&quot;Cercle bas&quot;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R7:Données.R207</svg:desc>
                </draw:g>
              </table:table-cell>
              <table:table-cell office:value-type="float" office:value="0">
                <text:p>0</text:p>
                <draw:g>
                  <svg:desc>Données.S7:Données.S207</svg:desc>
                </draw:g>
              </table:table-cell>
              <table:table-cell office:value-type="float" office:value="-0.5">
                <text:p>-0.5</text:p>
                <draw:g>
                  <svg:desc>'Equations 2'.A4:'Equations 2'.A4</svg:desc>
                </draw:g>
              </table:table-cell>
              <table:table-cell office:value-type="float" office:value="0.866025403784439">
                <text:p>0.866025403784439</text:p>
                <draw:g>
                  <svg:desc>'Equations 2'.B4:'Equations 2'.B4</svg:desc>
                </draw:g>
              </table:table-cell>
              <table:table-cell office:value-type="float" office:value="0.866025403784439">
                <text:p>0.866025403784439</text:p>
                <draw:g>
                  <svg:desc>'Equations 2'.A8:'Equations 2'.A8</svg:desc>
                </draw:g>
              </table:table-cell>
              <table:table-cell office:value-type="float" office:value="0.5">
                <text:p>0.5</text:p>
                <draw:g>
                  <svg:desc>'Equations 2'.B8:'Equations 2'.B8</svg:desc>
                </draw:g>
              </table:table-cell>
              <table:table-cell office:value-type="float" office:value="-0.866025403784439">
                <text:p>-0.866025403784439</text:p>
                <draw:g>
                  <svg:desc>'Equations 2'.C8:'Equations 2'.C8</svg:desc>
                </draw:g>
              </table:table-cell>
              <table:table-cell office:value-type="float" office:value="0.5">
                <text:p>0.5</text:p>
                <draw:g>
                  <svg:desc>'Equations 2'.D8:'Equations 2'.D8</svg:desc>
                </draw:g>
              </table:table-cell>
              <table:table-cell office:value-type="float" office:value="-0.866025403784439">
                <text:p>-0.866025403784439</text:p>
                <draw:g>
                  <svg:desc>'Equations 2'.A7:'Equations 2'.A7</svg:desc>
                </draw:g>
              </table:table-cell>
              <table:table-cell office:value-type="float" office:value="0.5">
                <text:p>0.5</text:p>
                <draw:g>
                  <svg:desc>'Equations 2'.B7:'Equations 2'.B7</svg:desc>
                </draw:g>
              </table:table-cell>
              <table:table-cell office:value-type="float" office:value="0.866025403784438">
                <text:p>0.866025403784438</text:p>
                <draw:g>
                  <svg:desc>'Equations 2'.C7:'Equations 2'.C7</svg:desc>
                </draw:g>
              </table:table-cell>
              <table:table-cell office:value-type="float" office:value="-0.5">
                <text:p>-0.5</text:p>
                <draw:g>
                  <svg:desc>'Equations 2'.D7:'Equations 2'.D7</svg:desc>
                </draw:g>
              </table:table-cell>
              <table:table-cell office:value-type="float" office:value="1">
                <text:p>1</text:p>
                <draw:g>
                  <svg:desc>'Equations 2'.A6:'Equations 2'.A6</svg:desc>
                </draw:g>
              </table:table-cell>
              <table:table-cell office:value-type="float" office:value="0">
                <text:p>0</text:p>
                <draw:g>
                  <svg:desc>'Equations 2'.B6:'Equations 2'.B6</svg:desc>
                </draw:g>
              </table:table-cell>
              <table:table-cell office:value-type="float" office:value="-1">
                <text:p>-1</text:p>
                <draw:g>
                  <svg:desc>'Equations 2'.C6:'Equations 2'.C6</svg:desc>
                </draw:g>
              </table:table-cell>
              <table:table-cell office:value-type="float" office:value="1.22464679914735E-016">
                <text:p>1.22464679914735E-016</text:p>
                <draw:g>
                  <svg:desc>'Equations 2'.D6:'Equations 2'.D6</svg:desc>
                </draw:g>
              </table:table-cell>
              <table:table-cell office:value-type="float" office:value="-0.5">
                <text:p>-0.5</text:p>
                <draw:g>
                  <svg:desc>'Equations 2'.A5:'Equations 2'.A5</svg:desc>
                </draw:g>
              </table:table-cell>
              <table:table-cell office:value-type="float" office:value="0.866025403784439">
                <text:p>0.866025403784439</text:p>
                <draw:g>
                  <svg:desc>'Equations 2'.B5:'Equations 2'.B5</svg:desc>
                </draw:g>
              </table:table-cell>
              <table:table-cell office:value-type="float" office:value="0.5">
                <text:p>0.5</text:p>
                <draw:g>
                  <svg:desc>'Equations 2'.C5:'Equations 2'.C5</svg:desc>
                </draw:g>
              </table:table-cell>
              <table:table-cell office:value-type="float" office:value="-0.866025403784439">
                <text:p>-0.866025403784439</text:p>
                <draw:g>
                  <svg:desc>'Equations 2'.D5:'Equations 2'.D5</svg:desc>
                </draw:g>
              </table:table-cell>
              <table:table-cell office:value-type="float" office:value="-0.5">
                <text:p>-0.5</text:p>
                <draw:g>
                  <svg:desc>'Equations 2'.C4:'Equations 2'.C4</svg:desc>
                </draw:g>
              </table:table-cell>
              <table:table-cell office:value-type="float" office:value="-0.866025403784438">
                <text:p>-0.866025403784438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T7:Données.T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0.784601809837321">
                <text:p>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1">
                <text:p>-0.7846018098373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0.733212111192934">
                <text:p>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4">
                <text:p>-0.7332121111929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0.672606868832009">
                <text:p>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9">
                <text:p>-0.672606868832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0.661437827766147">
                <text:p>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7">
                <text:p>-0.6614378277661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0.649923072370876">
                <text:p>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6">
                <text:p>-0.649923072370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0.63804388563797">
                <text:p>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">
                <text:p>-0.638043885637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62577951388648">
                <text:p>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">
                <text:p>-0.625779513886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9">
                <text:p>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9">
                <text:p>-0.5864298764558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0.572363520850167">
                <text:p>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7">
                <text:p>-0.572363520850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0.557763390695373">
                <text:p>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3">
                <text:p>-0.5577633906953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0.542586398650021">
                <text:p>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1">
                <text:p>-0.542586398650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6">
                <text:p>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6">
                <text:p>-0.5267826876426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2">
                <text:p>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2">
                <text:p>-0.510294032886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0.493051721424841">
                <text:p>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1">
                <text:p>-0.4930517214248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0.474973683481516">
                <text:p>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6">
                <text:p>-0.4749736834815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9">
                <text:p>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9">
                <text:p>-0.455960524607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6">
                <text:p>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6">
                <text:p>-0.4358898943540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6">
                <text:p>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6">
                <text:p>-0.414608248832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0.391918358845307">
                <text:p>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7">
                <text:p>-0.3919183588453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81">
                <text:p>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1">
                <text:p>-0.3675595189897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8">
                <text:p>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8">
                <text:p>-0.3411744421846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8">
                <text:p>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8">
                <text:p>-0.3122498999199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8">
                <text:p>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8">
                <text:p>-0.279999999999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62">
                <text:p>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2">
                <text:p>-0.2431049156228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21">
                <text:p>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1">
                <text:p>-0.1989974874213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54">
                <text:p>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4">
                <text:p>-0.141067359796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